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0CD0000200BD6D5CA2A.svm"/>
  <manifest:file-entry manifest:media-type="" manifest:full-path="Pictures/2000000700002E56000017BBC0F21A35.svm"/>
  <manifest:file-entry manifest:media-type="" manifest:full-path="Pictures/20000007000034B00000201A10F2D951.svm"/>
  <manifest:file-entry manifest:media-type="" manifest:full-path="Pictures/2000000700003957000026459D8946D0.svm"/>
  <manifest:file-entry manifest:media-type="" manifest:full-path="Pictures/2000000700003794000027160EC3C1A2.svm"/>
  <manifest:file-entry manifest:media-type="" manifest:full-path="Pictures/20000007000039160000201ACFE3B965.svm"/>
  <manifest:file-entry manifest:media-type="" manifest:full-path="Pictures/2000000700003B8900001DC5C84210C3.svm"/>
  <manifest:file-entry manifest:media-type="" manifest:full-path="Pictures/20000007000034B00000201ACBE5B15C.svm"/>
  <manifest:file-entry manifest:media-type="" manifest:full-path="Pictures/20000007000022040000177A1F538580.svm"/>
  <manifest:file-entry manifest:media-type="" manifest:full-path="Pictures/2000000700002204000012A21F732E11.svm"/>
  <manifest:file-entry manifest:media-type="" manifest:full-path="Pictures/2000000700001FD0000019AE63182A05.svm"/>
  <manifest:file-entry manifest:media-type="" manifest:full-path="Pictures/2000000700002DE500001669414C65CB.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Lucida Console" svg:font-family="'Lucida Console'"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0" style:family="table">
      <style:table-properties style:width="17.007cm" fo:margin-left="0cm" table:align="left"/>
    </style:style>
    <style:style style:name="Tableau10.A" style:family="table-column">
      <style:table-column-properties style:column-width="1.545cm"/>
    </style:style>
    <style:style style:name="Tableau10.B" style:family="table-column">
      <style:table-column-properties style:column-width="1.963cm"/>
    </style:style>
    <style:style style:name="Tableau10.C" style:family="table-column">
      <style:table-column-properties style:column-width="1.127cm"/>
    </style:style>
    <style:style style:name="Tableau10.D" style:family="table-column">
      <style:table-column-properties style:column-width="0.861cm"/>
    </style:style>
    <style:style style:name="Tableau10.E" style:family="table-column">
      <style:table-column-properties style:column-width="1.596cm"/>
    </style:style>
    <style:style style:name="Tableau10.F" style:family="table-column">
      <style:table-column-properties style:column-width="1.505cm"/>
    </style:style>
    <style:style style:name="Tableau10.G" style:family="table-column">
      <style:table-column-properties style:column-width="1.3cm"/>
    </style:style>
    <style:style style:name="Tableau10.H" style:family="table-column">
      <style:table-column-properties style:column-width="2.208cm"/>
    </style:style>
    <style:style style:name="Tableau10.I" style:family="table-column">
      <style:table-column-properties style:column-width="2.692cm"/>
    </style:style>
    <style:style style:name="Tableau10.J" style:family="table-column">
      <style:table-column-properties style:column-width="2.21cm"/>
    </style:style>
    <style:style style:name="Tableau10.A1" style:family="table-cell">
      <style:table-cell-properties fo:padding="0.097cm" fo:border-left="0.018cm solid #000000" fo:border-right="none" fo:border-top="0.018cm solid #000000" fo:border-bottom="0.018cm solid #000000" style:writing-mode="page"/>
    </style:style>
    <style:style style:name="Tableau10.J1" style:family="table-cell">
      <style:table-cell-properties fo:padding="0.097cm" fo:border="0.018cm solid #000000" style:writing-mode="page"/>
    </style:style>
    <style:style style:name="Tableau6" style:family="table">
      <style:table-properties style:width="17.007cm" fo:margin-left="0cm" table:align="left"/>
    </style:style>
    <style:style style:name="Tableau6.A" style:family="table-column">
      <style:table-column-properties style:column-width="1.381cm"/>
    </style:style>
    <style:style style:name="Tableau6.B" style:family="table-column">
      <style:table-column-properties style:column-width="2.016cm"/>
    </style:style>
    <style:style style:name="Tableau6.C" style:family="table-column">
      <style:table-column-properties style:column-width="1.208cm"/>
    </style:style>
    <style:style style:name="Tableau6.D" style:family="table-column">
      <style:table-column-properties style:column-width="1.187cm"/>
    </style:style>
    <style:style style:name="Tableau6.E" style:family="table-column">
      <style:table-column-properties style:column-width="1.505cm"/>
    </style:style>
    <style:style style:name="Tableau6.F" style:family="table-column">
      <style:table-column-properties style:column-width="1.801cm"/>
    </style:style>
    <style:style style:name="Tableau6.G" style:family="table-column">
      <style:table-column-properties style:column-width="1.3cm"/>
    </style:style>
    <style:style style:name="Tableau6.H" style:family="table-column">
      <style:table-column-properties style:column-width="2.208cm"/>
    </style:style>
    <style:style style:name="Tableau6.I" style:family="table-column">
      <style:table-column-properties style:column-width="2.605cm"/>
    </style:style>
    <style:style style:name="Tableau6.J" style:family="table-column">
      <style:table-column-properties style:column-width="1.796cm"/>
    </style:style>
    <style:style style:name="Tableau6.1" style:family="table-row">
      <style:table-row-properties style:min-row-height="0.799cm"/>
    </style:style>
    <style:style style:name="Tableau6.A1" style:family="table-cell">
      <style:table-cell-properties fo:padding="0.097cm" fo:border-left="0.018cm solid #000000" fo:border-right="none" fo:border-top="0.018cm solid #000000" fo:border-bottom="0.018cm solid #000000" style:writing-mode="page"/>
    </style:style>
    <style:style style:name="Tableau6.J1" style:family="table-cell">
      <style:table-cell-properties fo:padding="0.097cm" fo:border="0.018cm solid #000000" style:writing-mode="page"/>
    </style:style>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language="fr" fo:country="FR"/>
    </style:style>
    <style:style style:name="P4" style:family="paragraph" style:parent-style-name="Text_20_body">
      <style:paragraph-properties fo:text-align="justify" style:justify-single-word="false"/>
      <style:text-properties fo:language="fr" fo:country="FR"/>
    </style:style>
    <style:style style:name="P5" style:family="paragraph" style:parent-style-name="Text_20_body">
      <style:text-properties fo:font-size="11pt" fo:language="fr" fo:country="FR" style:font-size-asian="11pt" style:font-size-complex="11pt"/>
    </style:style>
    <style:style style:name="P6"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7"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 style:family="paragraph" style:parent-style-name="Text_20_body">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9" style:family="paragraph" style:parent-style-name="Text_20_body">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 style:family="paragraph" style:parent-style-name="Text_20_body">
      <style:paragraph-properties fo:text-align="justify" style:justify-single-word="false"/>
      <style:text-properties fo:font-size="11pt" fo:language="fr" fo:country="FR" fo:font-style="normal" fo:font-weight="bold" style:font-size-asian="11pt" style:font-style-asian="normal" style:font-weight-asian="bold" style:font-size-complex="11pt" style:font-style-complex="normal" style:font-weight-complex="bold"/>
    </style:style>
    <style:style style:name="P11" style:family="paragraph" style:parent-style-name="Text_20_body">
      <style:text-properties fo:font-size="11pt" fo:language="fr" fo:country="FR" style:font-size-asian="9.60000038146973pt" style:font-size-complex="11pt"/>
    </style:style>
    <style:style style:name="P12"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3" style:family="paragraph" style:parent-style-name="Text_20_body">
      <style:text-properties fo:font-size="11pt" style:font-size-asian="11pt" style:font-size-complex="11pt"/>
    </style:style>
    <style:style style:name="P14" style:family="paragraph" style:parent-style-name="Text_20_body">
      <style:paragraph-properties fo:text-align="justify" style:justify-single-word="false"/>
      <style:text-properties fo:font-size="11pt" style:font-size-asian="11pt" style:font-size-complex="11pt"/>
    </style:style>
    <style:style style:name="P15" style:family="paragraph" style:parent-style-name="Text_20_body">
      <style:text-properties fo:font-size="11pt" style:font-size-asian="9.60000038146973pt" style:font-size-complex="11pt"/>
    </style:style>
    <style:style style:name="P16" style:family="paragraph" style:parent-style-name="Text_20_body">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17"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8" style:family="paragraph" style:parent-style-name="Text_20_body">
      <style:text-properties fo:font-size="11pt" fo:font-style="normal" style:font-size-asian="11pt" style:font-style-asian="normal" style:font-size-complex="11pt" style:font-style-complex="normal"/>
    </style:style>
    <style:style style:name="P19" style:family="paragraph" style:parent-style-name="Text_20_body">
      <style:text-properties fo:font-size="11pt" fo:font-style="normal" fo:font-weight="normal" style:font-size-asian="11pt" style:font-style-asian="normal" style:font-weight-asian="normal" style:font-size-complex="11pt" style:font-style-complex="normal" style:font-weight-complex="normal"/>
    </style:style>
    <style:style style:name="P20" style:family="paragraph" style:parent-style-name="Text_20_body">
      <style:paragraph-properties fo:text-align="justify" style:justify-single-word="false"/>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P21" style:family="paragraph" style:parent-style-name="Text_20_body">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22" style:family="paragraph" style:parent-style-name="Text_20_body">
      <style:text-properties style:font-name="Times New Roman" fo:font-size="10pt" style:font-name-asian="Times New Roman" style:font-size-asian="10pt" style:font-name-complex="Times New Roman" style:font-size-complex="10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text-align="justify" style:justify-single-word="false"/>
      <style:text-properties fo:font-size="8pt" fo:language="fr" fo:country="FR" fo:font-style="normal" fo:font-weight="bold" style:font-size-asian="8pt" style:font-style-asian="normal" style:font-weight-asian="bold" style:font-size-complex="8pt" style:font-style-complex="normal" style:font-weight-complex="bold"/>
    </style:style>
    <style:style style:name="P25"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6"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27" style:family="paragraph" style:parent-style-name="Standard">
      <style:text-properties fo:font-size="11pt" fo:language="fr" fo:country="FR" style:font-size-asian="11pt" style:font-size-complex="11pt"/>
    </style:style>
    <style:style style:name="P28" style:family="paragraph" style:parent-style-name="Standard">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0" style:family="paragraph" style:parent-style-name="Standard">
      <style:paragraph-properties fo:text-align="start"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1" style:family="paragraph" style:parent-style-name="Standard">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32" style:family="paragraph" style:parent-style-name="Standard">
      <style:text-properties fo:font-size="11pt" style:font-size-asian="11pt" style:font-size-complex="11pt"/>
    </style:style>
    <style:style style:name="P33" style:family="paragraph" style:parent-style-name="Standard">
      <style:text-properties style:font-name="Times New Roman" fo:font-size="11pt" fo:language="fr" fo:country="FR" fo:font-style="normal" fo:font-weight="normal" style:font-size-asian="11pt" style:font-style-asian="normal" style:font-weight-asian="normal" style:font-size-complex="11pt"/>
    </style:style>
    <style:style style:name="P34" style:family="paragraph" style:parent-style-name="Standard">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35" style:family="paragraph" style:parent-style-name="Standard">
      <style:text-properties style:font-name="Times New Roman" fo:font-size="11pt" fo:language="fr" fo:country="FR" fo:font-style="normal" fo:font-weight="normal" style:font-size-asian="9.60000038146973pt" style:font-style-asian="normal" style:font-weight-asian="normal" style:font-size-complex="11pt" style:font-style-complex="normal" style:font-weight-complex="bold"/>
    </style:style>
    <style:style style:name="P36" style:family="paragraph" style:parent-style-name="Standard">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style>
    <style:style style:name="P37" style:family="paragraph" style:parent-style-name="Standard">
      <style:paragraph-properties fo:text-align="justify"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8" style:family="paragraph" style:parent-style-name="Standard">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39" style:family="paragraph" style:parent-style-name="Standard">
      <style:text-properties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40" style:family="paragraph" style:parent-style-name="Standard">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1" style:family="paragraph" style:parent-style-name="Standard">
      <style:paragraph-properties fo:text-align="justify" style:justify-single-word="false"/>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42" style:family="paragraph" style:parent-style-name="Standard">
      <style:text-properties style:font-name="Times New Roman" fo:font-size="11pt" fo:language="fr" fo:country="FR" fo:font-style="normal" style:text-underline-style="none" fo:font-weight="bold" style:font-name-asian="Times New Roman" style:font-size-asian="11pt" style:font-style-asian="normal" style:font-weight-asian="bold" style:font-name-complex="Times New Roman" style:font-size-complex="11pt" style:font-style-complex="normal" style:font-weight-complex="bold"/>
    </style:style>
    <style:style style:name="P43" style:family="paragraph" style:parent-style-name="Standard">
      <style:paragraph-properties fo:text-align="justify" style:justify-single-word="false"/>
      <style:text-properties style:font-name="Times New Roman" fo:font-size="11pt" fo:language="fr" fo:country="FR" fo:font-style="italic" fo:font-weight="bold" style:font-size-asian="11pt" style:font-style-asian="italic" style:font-weight-asian="bold" style:font-size-complex="11pt" style:font-style-complex="italic" style:font-weight-complex="bold"/>
    </style:style>
    <style:style style:name="P44" style:family="paragraph" style:parent-style-name="Standard">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P45" style:family="paragraph" style:parent-style-name="Standard">
      <style:text-properties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46" style:family="paragraph" style:parent-style-name="Standard">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47" style:family="paragraph" style:parent-style-name="Standard">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48" style:family="paragraph" style:parent-style-name="Standard">
      <style:text-properties style:font-name="Times New Roman" fo:font-size="11pt" style:font-name-asian="Times New Roman" style:font-size-asian="11pt" style:font-name-complex="Times New Roman" style:font-size-complex="11pt"/>
    </style:style>
    <style:style style:name="P49" style:family="paragraph" style:parent-style-name="Standard">
      <style:paragraph-properties fo:text-align="justify"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0" style:family="paragraph" style:parent-style-name="Standard">
      <style:paragraph-properties fo:text-align="start" style:justify-single-word="false"/>
      <style:text-properties style:font-name="Times New Roman" fo:font-size="8pt" fo:language="fr" fo:country="FR" fo:font-style="normal" fo:font-weight="normal" style:font-name-asian="Times New Roman" style:font-size-asian="8pt" style:font-style-asian="normal" style:font-weight-asian="normal" style:font-name-complex="Times New Roman" style:font-size-complex="8pt" style:font-style-complex="normal" style:font-weight-complex="normal"/>
    </style:style>
    <style:style style:name="P51" style:family="paragraph" style:parent-style-name="Standard">
      <style:paragraph-properties fo:text-align="start" style:justify-single-word="false"/>
      <style:text-properties style:font-name="Times New Roman" fo:font-size="10pt" fo:language="fr" fo:country="FR" fo:font-style="normal" fo:font-weight="normal" style:font-name-asian="Times New Roman" style:font-size-asian="10pt" style:font-style-asian="normal" style:font-weight-asian="normal" style:font-name-complex="Times New Roman" style:font-size-complex="10pt" style:font-style-complex="normal" style:font-weight-complex="normal"/>
    </style:style>
    <style:style style:name="P52" style:family="paragraph" style:parent-style-name="Standard">
      <style:text-properties style:font-name="Times New Roman" fo:font-size="10pt" fo:language="fr" fo:country="FR" fo:font-style="normal" style:text-underline-style="none" fo:font-weight="normal" style:font-name-asian="Times New Roman" style:font-size-asian="10pt" style:font-style-asian="normal" style:font-weight-asian="normal" style:font-name-complex="Times New Roman" style:font-size-complex="10pt" style:font-style-complex="normal"/>
    </style:style>
    <style:style style:name="P53" style:family="paragraph" style:parent-style-name="Standard">
      <style:text-properties style:font-name="Times New Roman" fo:font-size="10pt" fo:language="fr" fo:country="FR" fo:font-style="normal" style:text-underline-style="none" fo:font-weight="bold" style:font-name-asian="Times New Roman" style:font-size-asian="10pt" style:font-style-asian="normal" style:font-weight-asian="bold" style:font-name-complex="Times New Roman" style:font-size-complex="10pt" style:font-style-complex="normal" style:font-weight-complex="bold"/>
    </style:style>
    <style:style style:name="P54" style:family="paragraph" style:parent-style-name="Standard">
      <style:text-properties fo:color="#000000" style:font-name="Times New Roman" fo:font-size="11pt" fo:language="fr" fo:country="FR" fo:font-style="normal" style:text-underline-style="solid" style:text-underline-width="auto" style:text-underline-color="font-color" fo:font-weight="normal" style:font-name-asian="Times New Roman" style:font-size-asian="11pt" style:font-style-asian="normal" style:font-weight-asian="normal" style:font-name-complex="Times New Roman" style:font-size-complex="11pt" style:font-style-complex="normal"/>
    </style:style>
    <style:style style:name="P55" style:family="paragraph" style:parent-style-name="Standard">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6" style:family="paragraph" style:parent-style-name="Standard">
      <style:text-properties fo:color="#000000"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57" style:family="paragraph" style:parent-style-name="Standard">
      <style:text-properties fo:color="#ff0000" style:font-name="Times New Roman" fo:font-size="11pt" fo:language="fr" fo:country="FR" fo:font-style="normal" fo:font-weight="normal" style:font-size-asian="11pt" style:font-style-asian="normal" style:font-weight-asian="normal" style:font-size-complex="11pt"/>
    </style:style>
    <style:style style:name="P58" style:family="paragraph" style:parent-style-name="Standard">
      <style:text-properties fo:color="#ff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59" style:family="paragraph" style:parent-style-name="Standard">
      <style:text-properties fo:color="#0000ff" style:font-name="Times New Roman" fo:font-size="11pt" fo:language="fr" fo:country="FR" fo:font-style="italic" style:text-underline-style="none" fo:font-weight="normal" style:font-name-asian="Times New Roman" style:font-size-asian="11pt" style:font-style-asian="italic" style:font-weight-asian="normal" style:font-name-complex="Times New Roman" style:font-size-complex="11pt" style:font-style-complex="italic"/>
    </style:style>
    <style:style style:name="P60" style:family="paragraph" style:parent-style-name="Standard">
      <style:text-properties fo:color="#0000ff"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61" style:family="paragraph" style:parent-style-name="Table_20_Contents">
      <style:paragraph-properties fo:text-align="justify" style:justify-single-word="false"/>
      <style:text-properties fo:font-size="8pt" fo:font-weight="bold" style:font-size-asian="8pt" style:font-weight-asian="bold" style:font-size-complex="8pt" style:font-weight-complex="bold"/>
    </style:style>
    <style:style style:name="P62"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63" style:family="paragraph" style:parent-style-name="Table_20_Contents">
      <style:paragraph-properties fo:text-align="center" style:justify-single-word="false"/>
      <style:text-properties fo:font-size="8pt" fo:font-weight="normal" style:font-size-asian="8pt" style:font-weight-asian="normal" style:font-size-complex="8pt" style:font-weight-complex="normal"/>
    </style:style>
    <style:style style:name="P64" style:family="paragraph" style:parent-style-name="Contents_20_2">
      <style:paragraph-properties>
        <style:tab-stops>
          <style:tab-stop style:position="16.999cm" style:type="right" style:leader-style="dotted" style:leader-text="."/>
        </style:tab-stops>
      </style:paragraph-properties>
    </style:style>
    <style:style style:name="P65" style:family="paragraph" style:parent-style-name="Contents_20_1">
      <style:paragraph-properties>
        <style:tab-stops>
          <style:tab-stop style:position="16.999cm" style:type="right" style:leader-style="dotted" style:leader-text="."/>
        </style:tab-stops>
      </style:paragraph-properties>
    </style:style>
    <style:style style:name="P66" style:family="paragraph" style:parent-style-name="Heading_20_1">
      <style:paragraph-properties fo:text-align="justify" style:justify-single-word="false"/>
      <style:text-properties fo:font-size="18pt" fo:language="fr" fo:country="FR" fo:font-style="normal" fo:font-weight="bold" style:font-size-asian="18pt" style:font-style-asian="normal" style:font-weight-asian="bold" style:font-size-complex="18pt" style:font-style-complex="normal" style:font-weight-complex="bold"/>
    </style:style>
    <style:style style:name="P67" style:family="paragraph" style:parent-style-name="Heading_20_1">
      <style:text-properties fo:language="fr" fo:country="FR"/>
    </style:style>
    <style:style style:name="P68" style:family="paragraph" style:parent-style-name="Heading_20_2">
      <style:text-properties fo:language="fr" fo:country="FR"/>
    </style:style>
    <style:style style:name="P69" style:family="paragraph" style:parent-style-name="Heading_20_2">
      <style:paragraph-properties fo:text-align="start" style:justify-single-word="false"/>
      <style:text-properties style:font-name="Times New Roman" fo:font-size="16pt" style:font-name-asian="Times New Roman" style:font-size-asian="16pt" style:font-name-complex="Times New Roman" style:font-size-complex="16pt"/>
    </style:style>
    <style:style style:name="P70" style:family="paragraph" style:parent-style-name="Heading_20_3">
      <style:text-properties style:font-name="Times New Roman" fo:font-size="12pt" style:font-name-asian="Times New Roman" style:font-size-asian="12pt" style:font-name-complex="Times New Roman" style:font-size-complex="12pt"/>
    </style:style>
    <style:style style:name="P71" style:family="paragraph" style:parent-style-name="Heading_20_3">
      <style:text-properties style:font-name="Times New Roman" fo:font-size="10pt" style:font-name-asian="Times New Roman" style:font-size-asian="10pt" style:font-name-complex="Times New Roman" style:font-size-complex="10pt"/>
    </style:style>
    <style:style style:name="P72" style:family="paragraph" style:parent-style-name="Standard" style:list-style-name="L2">
      <style:paragraph-properties fo:text-align="justify" style:justify-single-word="false"/>
      <style:text-properties style:font-name="Times New Roman" fo:font-size="11pt" fo:language="fr" fo:country="FR" fo:font-style="normal" fo:font-weight="normal" style:font-size-asian="11pt" style:font-style-asian="normal" style:font-weight-asian="normal" style:font-size-complex="11pt" style:font-style-complex="normal" style:font-weight-complex="normal"/>
    </style:style>
    <style:style style:name="P73" style:family="paragraph" style:parent-style-name="Standard" style:list-style-name="L19">
      <style:paragraph-properties fo:text-align="start" style:justify-single-word="false"/>
      <style:text-properties style:font-name="Times New Roman" fo:font-size="11pt" fo:language="fr" fo:country="FR"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74" style:family="paragraph" style:parent-style-name="Standard" style:list-style-name="L23">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5" style:family="paragraph" style:parent-style-name="Standard" style:list-style-name="L25">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6" style:family="paragraph" style:parent-style-name="Standard" style:list-style-name="L26">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7" style:family="paragraph" style:parent-style-name="Standard" style:list-style-name="L27">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8" style:family="paragraph" style:parent-style-name="Standard" style:list-style-name="L28">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79" style:family="paragraph" style:parent-style-name="Standard" style:list-style-name="L29">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80" style:family="paragraph" style:parent-style-name="Standard" style:list-style-name="L30">
      <style:text-properties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style>
    <style:style style:name="P81" style:family="paragraph" style:parent-style-name="Standard" style:list-style-name="L17">
      <style:paragraph-properties fo:text-align="justify" style:justify-single-word="false"/>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P82" style:family="paragraph" style:parent-style-name="Standard" style:list-style-name="L18">
      <style:paragraph-properties fo:text-align="justify" style:justify-single-word="false"/>
      <style:text-properties style:font-name="Times New Roman" fo:font-size="11pt" fo:font-style="normal"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83" style:family="paragraph" style:parent-style-name="Standard" style:list-style-name="L12">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4" style:family="paragraph" style:parent-style-name="Standard" style:list-style-name="L1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5" style:family="paragraph" style:parent-style-name="Standard" style:list-style-name="L14">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6" style:family="paragraph" style:parent-style-name="Standard" style:list-style-name="L16">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87" style:family="paragraph" style:parent-style-name="Standard" style:list-style-name="L1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8" style:family="paragraph" style:parent-style-name="Standard" style:list-style-name="L1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89" style:family="paragraph" style:parent-style-name="Standard" style:list-style-name="L16">
      <style:paragraph-properties fo:text-align="justify" style:justify-single-word="false"/>
      <style:text-properties fo:font-size="11pt" style:font-size-asian="11pt" style:font-size-complex="11pt"/>
    </style:style>
    <style:style style:name="P90" style:family="paragraph" style:parent-style-name="Standard" style:list-style-name="L15">
      <style:paragraph-properties fo:text-align="justify" style:justify-single-word="false"/>
    </style:style>
    <style:style style:name="P91" style:family="paragraph" style:parent-style-name="Text_20_body" style:list-style-name="L1">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92" style:family="paragraph" style:parent-style-name="Text_20_body" style:list-style-name="L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3"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4"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5"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6"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7"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8" style:family="paragraph" style:parent-style-name="Text_20_body" style:list-style-name="L10">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99" style:family="paragraph" style:parent-style-name="Text_20_body" style:list-style-name="L11">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100" style:family="paragraph" style:parent-style-name="Text_20_body" style:list-style-name="L3">
      <style:paragraph-properties fo:text-align="justify" style:justify-single-word="false"/>
      <style:text-properties fo:font-size="11pt" fo:language="fr" fo:country="FR" fo:font-style="normal" fo:font-weight="normal" style:font-size-asian="9.60000038146973pt" style:font-style-asian="normal" style:font-weight-asian="normal" style:font-size-complex="11pt" style:font-style-complex="normal" style:font-weight-complex="normal"/>
    </style:style>
    <style:style style:name="P101" style:family="paragraph" style:parent-style-name="Text_20_body" style:list-style-name="L7">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102" style:family="paragraph" style:parent-style-name="Text_20_body" style:list-style-name="L20">
      <style:text-properties fo:font-size="11pt" style:font-size-asian="11pt" style:font-size-complex="11pt"/>
    </style:style>
    <style:style style:name="P103" style:family="paragraph" style:parent-style-name="Text_20_body" style:list-style-name="L22">
      <style:text-properties fo:font-size="11pt" style:font-size-asian="11pt" style:font-size-complex="11pt"/>
    </style:style>
    <style:style style:name="P104" style:family="paragraph" style:parent-style-name="Text_20_body" style:list-style-name="L24">
      <style:text-properties fo:font-size="11pt" style:font-size-asian="11pt" style:font-size-complex="11pt"/>
    </style:style>
    <style:style style:name="P105" style:family="paragraph" style:parent-style-name="Text_20_body" style:list-style-name="L24">
      <style:text-properties fo:font-size="11pt" fo:font-style="normal" style:font-size-asian="11pt" style:font-style-asian="normal" style:font-size-complex="11pt" style:font-style-complex="normal"/>
    </style:style>
    <style:style style:name="P106" style:family="paragraph" style:parent-style-name="Text_20_body" style:list-style-name="L3">
      <style:paragraph-properties fo:text-align="justify" style:justify-single-word="false"/>
      <style:text-properties fo:language="fr" fo:country="FR"/>
    </style:style>
    <style:style style:name="P107" style:family="paragraph" style:parent-style-name="Text_20_body" style:list-style-name="L5">
      <style:paragraph-properties fo:text-align="justify" style:justify-single-word="false"/>
    </style:style>
    <style:style style:name="P108" style:family="paragraph" style:parent-style-name="Text_20_body" style:list-style-name="L11">
      <style:paragraph-properties fo:text-align="justify" style:justify-single-word="false"/>
      <style:text-properties fo:color="#0000ff" fo:font-size="11pt" fo:language="fr" fo:country="FR" fo:font-style="normal" fo:font-weight="normal" style:font-size-asian="11pt" style:font-style-asian="normal" style:font-weight-asian="normal" style:font-size-complex="11pt" style:font-style-complex="normal" style:font-weight-complex="normal"/>
    </style:style>
    <style:style style:name="P109" style:family="paragraph" style:parent-style-name="Text_20_body" style:list-style-name="L21"/>
    <style:style style:name="P110" style:family="paragraph">
      <style:paragraph-properties fo:text-align="center"/>
    </style:style>
    <style:style style:name="P111" style:family="paragraph">
      <style:paragraph-properties style:writing-mode="lr-tb"/>
      <style:text-properties fo:font-size="10pt" style:font-size-asian="10pt" style:font-size-complex="10pt"/>
    </style:style>
    <style:style style:name="P112" style:family="paragraph">
      <style:paragraph-properties style:writing-mode="lr-tb"/>
      <style:text-properties fo:color="#000000" fo:font-size="10pt" style:font-size-asian="10pt" style:font-size-complex="10pt"/>
    </style:style>
    <style:style style:name="P113" style:family="paragraph">
      <style:paragraph-properties style:writing-mode="lr-tb"/>
      <style:text-properties fo:font-size="10pt" fo:font-weight="bold" style:font-size-asian="10pt" style:font-weight-asian="bold" style:font-size-complex="10pt" style:font-weight-complex="bold"/>
    </style:style>
    <style:style style:name="P114" style:family="paragraph">
      <style:paragraph-properties style:writing-mode="lr-tb"/>
      <style:text-properties fo:font-size="10pt" fo:font-style="italic" style:font-size-asian="10pt" style:font-style-asian="italic" style:font-size-complex="10pt" style:font-style-complex="italic"/>
    </style:style>
    <style:style style:name="P115" style:family="paragraph">
      <style:paragraph-properties style:writing-mode="lr-tb"/>
      <style:text-properties fo:font-size="8pt" style:font-size-asian="8pt" style:font-size-complex="8pt"/>
    </style:style>
    <style:style style:name="P116" style:family="paragraph">
      <style:paragraph-properties style:writing-mode="lr-tb"/>
      <style:text-properties fo:font-size="9pt" style:font-size-asian="9pt" style:font-size-complex="9pt"/>
    </style:style>
    <style:style style:name="P117" style:family="paragraph">
      <style:text-properties fo:font-size="10pt" style:font-size-asian="10pt" style:font-size-complex="10pt"/>
    </style:style>
    <style:style style:name="P118" style:family="paragraph">
      <style:paragraph-properties style:writing-mode="lr-tb"/>
      <style:text-properties fo:font-size="12pt" fo:font-weight="bold" style:font-size-asian="12pt" style:font-weight-asian="bold" style:font-size-complex="12pt" style:font-weight-complex="bold"/>
    </style:style>
    <style:style style:name="P119" style:family="paragraph">
      <style:text-properties fo:font-weight="bold" style:font-weight-asian="bold" style:font-weight-complex="bold"/>
    </style:style>
    <style:style style:name="P120" style:family="paragraph">
      <style:text-properties fo:font-size="10pt" fo:font-weight="normal" style:font-size-asian="10pt" style:font-weight-asian="normal" style:font-size-complex="10pt" style:font-weight-complex="normal"/>
    </style:style>
    <style:style style:name="P121" style:family="paragraph">
      <style:paragraph-properties style:writing-mode="lr-tb"/>
      <style:text-properties fo:font-size="10pt" fo:font-style="italic" fo:font-weight="bold" style:font-size-asian="10pt" style:font-style-asian="italic" style:font-weight-asian="bold" style:font-size-complex="10pt" style:font-style-complex="italic" style:font-weight-complex="bold"/>
    </style:style>
    <style:style style:name="P122" style:family="paragraph">
      <style:paragraph-properties fo:text-align="justify"/>
    </style:style>
    <style:style style:name="P123" style:family="paragraph">
      <style:paragraph-properties fo:margin-left="1.27cm" fo:margin-right="0cm" fo:text-indent="-1.195cm"/>
    </style:style>
    <style:style style:name="P124" style:family="paragraph">
      <style:paragraph-properties fo:text-align="justify" style:writing-mode="lr-tb"/>
      <style:text-properties fo:font-size="11pt" fo:font-weight="bold" style:font-size-asian="10pt" style:font-size-complex="11pt" style:font-weight-complex="bold"/>
    </style:style>
    <style:style style:name="P125" style:family="paragraph">
      <style:paragraph-properties fo:text-align="justify" style:writing-mode="lr-tb"/>
      <style:text-properties style:font-name="Times New Roman" fo:font-size="11pt" style:font-size-asian="8pt" style:font-size-complex="11pt"/>
    </style:style>
    <style:style style:name="P126" style:family="paragraph">
      <style:paragraph-properties fo:text-align="justify" style:writing-mode="lr-tb"/>
      <style:text-properties fo:font-size="8pt" style:font-size-asian="8pt" style:font-size-complex="8pt"/>
    </style:style>
    <style:style style:name="P127" style:family="paragraph">
      <style:paragraph-properties fo:text-align="justify" style:writing-mode="lr-tb"/>
      <style:text-properties style:font-name="Times New Roman" fo:font-size="12pt" fo:font-weight="bold" style:font-size-asian="12pt" style:font-weight-asian="bold" style:font-size-complex="12pt" style:font-weight-complex="bold"/>
    </style:style>
    <style:style style:name="P128" style:family="paragraph">
      <style:paragraph-properties fo:text-align="justify" style:writing-mode="lr-tb"/>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P129" style:family="paragraph">
      <style:text-properties style:font-name="Times New Roman" fo:font-size="8pt" fo:font-style="italic" style:font-size-asian="8pt" style:font-style-asian="italic" style:font-size-complex="8pt" style:font-style-complex="italic"/>
    </style:style>
    <style:style style:name="P130" style:family="paragraph">
      <style:text-properties style:font-name="Times New Roman" fo:font-size="11pt" style:font-size-asian="11pt" style:font-size-complex="11pt"/>
    </style:style>
    <style:style style:name="P131" style:family="paragraph">
      <style:text-properties fo:font-size="9pt" style:font-size-asian="9pt" style:font-size-complex="9pt"/>
    </style:style>
    <style:style style:name="P132" style:family="paragraph">
      <style:text-properties fo:font-size="6pt" style:font-size-asian="6pt" style:font-size-complex="6pt"/>
    </style:style>
    <style:style style:name="P133" style:family="paragraph">
      <style:text-properties fo:font-size="10pt" fo:font-style="italic" style:font-size-asian="10pt" style:font-style-asian="italic" style:font-size-complex="10pt" style:font-style-complex="italic"/>
    </style:style>
    <style:style style:name="T1" style:family="text">
      <style:text-properties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font-weight-complex="normal"/>
    </style:style>
    <style:style style:name="T6" style:family="text">
      <style:text-properties fo:font-size="11pt" style:font-size-asian="9.60000038146973pt" style:font-size-complex="11pt"/>
    </style:style>
    <style:style style:name="T7" style:family="text">
      <style:text-properties fo:font-size="11pt" fo:font-style="normal" fo:font-weight="normal" style:font-size-asian="9.60000038146973pt" style:font-style-asian="normal" style:font-weight-asian="normal" style:font-size-complex="11pt" style:font-style-complex="normal" style:font-weight-complex="normal"/>
    </style:style>
    <style:style style:name="T8" style:family="text">
      <style:text-properties fo:font-size="11pt" fo:font-style="normal" fo:font-weight="bold" style:font-size-asian="9.60000038146973pt" style:font-style-asian="normal" style:font-weight-asian="bold" style:font-size-complex="11pt" style:font-style-complex="normal" style:font-weight-complex="bold"/>
    </style:style>
    <style:style style:name="T9" style:family="text">
      <style:text-properties fo:font-size="11pt" fo:font-style="italic" fo:font-weight="bold" style:font-size-asian="9.60000038146973pt" style:font-style-asian="italic" style:font-weight-asian="bold" style:font-size-complex="11pt" style:font-style-complex="italic" style:font-weight-complex="bold"/>
    </style:style>
    <style:style style:name="T10" style:family="text">
      <style:text-properties fo:font-size="11pt" fo:font-style="italic" fo:font-weight="normal" style:font-size-asian="9.60000038146973pt" style:font-style-asian="italic" style:font-weight-asian="normal" style:font-size-complex="11pt" style:font-style-complex="italic" style:font-weight-complex="normal"/>
    </style:style>
    <style:style style:name="T11" style:family="text">
      <style:text-properties fo:font-size="11pt" fo:font-style="italic" style:font-size-asian="11pt" style:font-style-asian="italic" style:font-size-complex="11pt" style:font-style-complex="italic"/>
    </style:style>
    <style:style style:name="T12" style:family="text">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T13" style:family="text">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style:font-size-asian="11pt" style:font-size-complex="11pt"/>
    </style:style>
    <style:style style:name="T15" style:family="text">
      <style:text-properties fo:font-size="11pt" fo:font-weight="bold" style:font-size-asian="11pt" style:font-weight-asian="bold" style:font-size-complex="11pt" style:font-weight-complex="bold"/>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style="normal" style:font-style-asian="normal" style:font-style-complex="normal"/>
    </style:style>
    <style:style style:name="T18" style:family="text">
      <style:text-properties style:font-name="Times New Roman"/>
    </style:style>
    <style:style style:name="T19" style:family="text">
      <style:text-properties style:font-name="Times New Roman" fo:font-style="normal" style:font-style-asian="normal" style:font-style-complex="normal"/>
    </style:style>
    <style:style style:name="T20" style:family="text">
      <style:text-properties style:font-name="Times New Roman" fo:font-style="normal" fo:font-weight="bold" style:font-style-asian="normal" style:font-weight-asian="bold" style:font-style-complex="italic" style:font-weight-complex="bold"/>
    </style:style>
    <style:style style:name="T21" style:family="text">
      <style:text-properties style:font-name="Times New Roman" fo:font-style="normal" fo:font-weight="normal" style:font-style-asian="normal" style:font-weight-asian="normal" style:font-style-complex="italic" style:font-weight-complex="bold"/>
    </style:style>
    <style:style style:name="T22" style:family="text">
      <style:text-properties style:font-name="Times New Roman" fo:font-size="11pt" fo:language="fr" fo:country="FR" fo:font-style="normal" fo:font-weight="normal" style:font-size-asian="11pt" style:font-style-asian="normal" style:font-weight-asian="normal" style:font-size-complex="11pt"/>
    </style:style>
    <style:style style:name="T23" style:family="text">
      <style:text-properties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style:style>
    <style:style style:name="T24" style:family="text">
      <style:text-properties style:font-name="Times New Roman" fo:font-size="11pt" fo:language="fr" fo:country="FR" fo:font-style="italic" fo:font-weight="bold" style:font-size-asian="9.60000038146973pt" style:font-style-asian="italic" style:font-weight-asian="bold" style:font-size-complex="11pt" style:font-style-complex="italic" style:font-weight-complex="bold"/>
    </style:style>
    <style:style style:name="T25" style:family="text">
      <style:text-properties style:font-name="Times New Roman" fo:font-size="11pt" fo:font-style="normal" fo:font-weight="normal" style:font-size-asian="11pt" style:font-style-asian="normal" style:font-weight-asian="normal" style:font-size-complex="11pt"/>
    </style:style>
    <style:style style:name="T26" style:family="text">
      <style:text-properties style:font-name="Times New Roman" fo:font-size="11pt" fo:font-style="italic" fo:font-weight="normal" style:font-name-asian="Times New Roman" style:font-size-asian="11pt" style:font-style-asian="italic" style:font-weight-asian="normal" style:font-name-complex="Times New Roman" style:font-size-complex="11pt" style:font-style-complex="italic" style:font-weight-complex="normal"/>
    </style:style>
    <style:style style:name="T27" style:family="text">
      <style:text-properties style:font-name="Times New Roman" fo:font-style="italic" fo:font-weight="bold" style:font-style-asian="italic" style:font-weight-asian="bold" style:font-style-complex="italic" style:font-weight-complex="bold"/>
    </style:style>
    <style:style style:name="T28" style:family="text">
      <style:text-properties style:font-name="Times New Roman" fo:font-style="italic" fo:font-weight="bold" style:font-name-asian="Times New Roman" style:font-size-asian="11pt" style:font-style-asian="italic" style:font-weight-asian="bold" style:font-name-complex="Times New Roman" style:font-style-complex="italic" style:font-weight-complex="bold"/>
    </style:style>
    <style:style style:name="T29" style:family="text">
      <style:text-properties style:font-name="Times New Roman" fo:font-style="italic" fo:font-weight="bold" style:font-name-asian="Times New Roman" style:font-style-asian="italic" style:font-weight-asian="bold" style:font-name-complex="Times New Roman" style:font-style-complex="italic" style:font-weight-complex="bold"/>
    </style:style>
    <style:style style:name="T30" style:family="text">
      <style:text-properties style:font-name="Times New Roman" fo:font-style="italic" style:font-name-asian="Times New Roman" style:font-size-asian="11pt" style:font-style-asian="italic" style:font-name-complex="Times New Roman" style:font-style-complex="italic"/>
    </style:style>
    <style:style style:name="T31" style:family="text">
      <style:text-properties style:font-name="Times New Roman" fo:font-style="italic" style:font-name-asian="Times New Roman" style:font-style-asian="italic" style:font-name-complex="Times New Roman" style:font-style-complex="italic"/>
    </style:style>
    <style:style style:name="T32" style:family="text">
      <style:text-properties style:font-name="Times New Roman" fo:font-style="italic" fo:font-weight="normal" style:font-name-asian="Times New Roman" style:font-style-asian="italic" style:font-weight-asian="normal" style:font-name-complex="Times New Roman" style:font-style-complex="italic" style:font-weight-complex="normal"/>
    </style:style>
    <style:style style:name="T33" style:family="text">
      <style:text-properties style:font-name="Times New Roman" fo:language="fr" fo:country="FR" fo:font-style="normal" fo:font-weight="normal" style:font-style-asian="normal" style:font-weight-asian="normal"/>
    </style:style>
    <style:style style:name="T34" style:family="text">
      <style:text-properties style:font-name="Times New Roman" fo:language="fr" fo:country="FR" fo:font-style="normal" fo:font-weight="normal" style:font-name-asian="Times New Roman" style:font-style-asian="normal" style:font-weight-asian="normal" style:font-name-complex="Times New Roman"/>
    </style:style>
    <style:style style:name="T35" style:family="text">
      <style:text-properties style:font-name="Times New Roman" fo:language="fr" fo:country="FR" fo:font-style="normal" fo:font-weight="normal" style:font-name-asian="Times New Roman" style:font-style-asian="normal" style:font-weight-asian="normal" style:font-name-complex="Times New Roman" style:font-style-complex="normal"/>
    </style:style>
    <style:style style:name="T36" style:family="text">
      <style:text-properties style:font-name="Times New Roman" fo:language="fr" fo:country="FR" fo:font-style="italic" fo:font-weight="normal" style:font-name-asian="Times New Roman" style:font-style-asian="italic" style:font-weight-asian="normal" style:font-name-complex="Times New Roman" style:font-style-complex="italic"/>
    </style:style>
    <style:style style:name="T37" style:family="text">
      <style:text-properties style:font-name="Times New Roman" style:font-name-asian="Times New Roman" style:font-size-asian="11pt" style:font-name-complex="Times New Roman"/>
    </style:style>
    <style:style style:name="T38" style:family="text">
      <style:text-properties style:font-name="Times New Roman" style:font-name-asian="Times New Roman" style:font-name-complex="Times New Roman"/>
    </style:style>
    <style:style style:name="T39" style:family="text">
      <style:text-properties fo:color="#c9211e" style:font-name="Times New Roman" fo:language="fr" fo:country="FR" fo:font-style="normal" fo:font-weight="normal" style:font-style-asian="normal" style:font-weight-asian="normal" loext:opacity="100%"/>
    </style:style>
    <style:style style:name="T40" style:family="text">
      <style:text-properties fo:color="#000000" loext:opacity="100%"/>
    </style:style>
    <style:style style:name="T41" style:family="text">
      <style:text-properties fo:color="#000000" style:font-name="Times New Roman" loext:opacity="100%"/>
    </style:style>
    <style:style style:name="T42" style:family="text">
      <style:text-properties fo:color="#000000" style:font-name="Times New Roman" fo:language="fr" fo:country="FR" fo:font-style="normal" fo:font-weight="normal" style:font-style-asian="normal" style:font-weight-asian="normal"/>
    </style:style>
    <style:style style:name="T43" style:family="text">
      <style:text-properties fo:color="#000000" style:font-name="Times New Roman" fo:language="fr" fo:country="FR" fo:font-style="normal" fo:font-weight="normal" style:font-style-asian="normal" style:font-weight-asian="normal" loext:opacity="100%"/>
    </style:style>
    <style:style style:name="T44" style:family="text">
      <style:text-properties fo:color="#000000" style:font-name="Times New Roman" fo:language="fr" fo:country="FR" fo:font-style="normal" fo:font-weight="normal" style:font-name-asian="Times New Roman" style:font-style-asian="normal" style:font-weight-asian="normal" style:font-name-complex="Times New Roman"/>
    </style:style>
    <style:style style:name="T45" style:family="text">
      <style:text-properties fo:color="#000000" style:font-name="Times New Roman" fo:language="fr" fo:country="FR" fo:font-style="italic" fo:font-weight="normal" style:font-style-asian="italic" style:font-weight-asian="normal" style:font-style-complex="italic"/>
    </style:style>
    <style:style style:name="T46" style:family="text">
      <style:text-properties fo:color="#000000" style:font-name="Times New Roman" fo:language="fr" fo:country="FR" fo:font-style="italic" fo:font-weight="normal" style:font-name-asian="Times New Roman" style:font-style-asian="italic" style:font-weight-asian="normal" style:font-name-complex="Times New Roman" style:font-style-complex="italic"/>
    </style:style>
    <style:style style:name="T47" style:family="text">
      <style:text-properties fo:color="#000000" style:text-underline-style="none" loext:opacity="100%"/>
    </style:style>
    <style:style style:name="T48" style:family="text">
      <style:text-properties fo:color="#ff0000" style:font-name="Times New Roman" loext:opacity="100%"/>
    </style:style>
    <style:style style:name="T49" style:family="text">
      <style:text-properties fo:color="#ff0000" style:font-name="Times New Roman" fo:font-size="11pt" fo:language="fr" fo:country="FR" fo:font-style="normal" fo:font-weight="normal" style:font-name-asian="Arial Unicode MS" style:font-size-asian="11pt" style:font-style-asian="normal" style:font-weight-asian="normal" style:font-name-complex="Tahoma" style:font-size-complex="11pt" style:font-style-complex="normal" style:font-weight-complex="normal" loext:opacity="100%"/>
    </style:style>
    <style:style style:name="T50" style:family="text">
      <style:text-properties fo:color="#ff0000" style:font-name="Times New Roman" fo:language="fr" fo:country="FR" fo:font-style="normal" fo:font-weight="normal" style:font-style-asian="normal" style:font-weight-asian="normal" loext:opacity="100%"/>
    </style:style>
    <style:style style:name="T51" style:family="text">
      <style:text-properties fo:color="#ff0000" style:text-underline-style="none" loext:opacity="100%"/>
    </style:style>
    <style:style style:name="T52" style:family="text">
      <style:text-properties style:font-name="Symbol" fo:font-size="11pt" fo:language="fr" fo:country="FR" fo:font-style="normal" fo:font-weight="normal" style:font-name-asian="Symbol" style:font-size-asian="11pt" style:font-style-asian="normal" style:font-weight-asian="normal" style:font-name-complex="Symbol" style:font-size-complex="11pt" style:font-style-complex="normal" style:font-weight-complex="normal"/>
    </style:style>
    <style:style style:name="T53" style:family="text">
      <style:text-properties fo:color="#2a6099" fo:font-weight="bold" style:font-weight-asian="bold" style:font-weight-complex="bold" loext:opacity="100%"/>
    </style:style>
    <style:style style:name="T54" style:family="text">
      <style:text-properties fo:color="#800080" fo:font-style="italic" style:font-style-asian="italic" style:font-style-complex="italic" loext:opacity="100%"/>
    </style:style>
    <style:style style:name="T55" style:family="text">
      <style:text-properties fo:language="fr" fo:country="FR" fo:font-style="normal" fo:font-weight="normal" style:font-style-asian="normal" style:font-weight-asian="normal" style:font-style-complex="normal" style:font-weight-complex="normal"/>
    </style:style>
    <style:style style:name="T56" style:family="text">
      <style:text-properties fo:language="fr" fo:country="FR" fo:font-style="normal" style:text-underline-style="none" fo:font-weight="normal" style:font-style-asian="normal" style:font-weight-asian="normal" style:font-style-complex="normal"/>
    </style:style>
    <style:style style:name="T57" style:family="text">
      <style:text-properties fo:language="fr" fo:country="FR" fo:font-style="normal" style:text-underline-style="none" fo:font-weight="bold" style:font-style-asian="normal" style:font-weight-asian="bold" style:font-style-complex="normal" style:font-weight-complex="bold"/>
    </style:style>
    <style:style style:name="T58" style:family="text">
      <style:text-properties fo:language="fr" fo:country="FR" fo:font-style="italic" style:text-underline-style="none" fo:font-weight="normal" style:font-style-asian="italic" style:font-weight-asian="normal" style:font-style-complex="italic"/>
    </style:style>
    <style:style style:name="T59" style:family="text">
      <style:text-properties fo:color="#0000ff"/>
    </style:style>
    <style:style style:name="T60" style:family="text">
      <style:text-properties fo:color="#0000ff" fo:language="fr" fo:country="FR" fo:font-style="italic" style:text-underline-style="none" fo:font-weight="normal" style:font-style-asian="italic" style:font-weight-asian="normal" style:font-style-complex="italic"/>
    </style:style>
    <style:style style:name="T61" style:family="text">
      <style:text-properties style:text-underline-style="none"/>
    </style:style>
    <style:style style:name="T62" style:family="text">
      <style:text-properties style:text-underline-style="none" loext:opacity="100%"/>
    </style:style>
    <style:style style:name="T63" style:family="text">
      <style:text-properties fo:color="#0000cc"/>
    </style:style>
    <style:style style:name="T64" style:family="text">
      <style:text-properties fo:font-size="8pt" style:font-size-asian="8pt" style:font-size-complex="8pt"/>
    </style:style>
    <style:style style:name="T65" style:family="text">
      <style:text-properties fo:color="#ff3333" fo:font-style="normal" fo:font-weight="bold" style:font-style-asian="normal" style:font-weight-asian="bold" style:font-style-complex="normal" style:font-weight-complex="bold"/>
    </style:style>
    <style:style style:name="T66" style:family="text">
      <style:text-properties fo:color="#c0a000" style:font-name="Lucida Console" fo:font-size="9pt" style:font-name-asian="Lucida Console" style:font-size-asian="9pt" style:font-name-complex="Lucida Console" style:font-size-complex="9pt"/>
    </style:style>
    <style:style style:name="T67" style:family="text">
      <style:text-properties style:text-position="sub 58%"/>
    </style:style>
    <style:style style:name="T68" style:family="text">
      <style:text-properties fo:color="#000000" fo:font-size="10pt" style:font-size-asian="10pt" style:font-size-complex="10pt" loext:opacity="100%"/>
    </style:style>
    <style:style style:name="T69" style:family="text">
      <style:text-properties fo:font-size="10pt" fo:font-weight="bold" style:font-size-asian="10pt" style:font-weight-asian="bold" style:font-size-complex="10pt" style:font-weight-complex="bold"/>
    </style:style>
    <style:style style:name="T70" style:family="text">
      <style:text-properties fo:font-size="10pt" fo:font-style="italic" fo:font-weight="bold" style:font-size-asian="10pt" style:font-style-asian="italic" style:font-weight-asian="bold" style:font-size-complex="10pt" style:font-style-complex="italic" style:font-weight-complex="bold"/>
    </style:style>
    <style:style style:name="T7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72" style:family="text">
      <style:text-properties fo:font-size="10pt" fo:font-style="italic" style:font-size-asian="10pt" style:font-style-asian="italic" style:font-size-complex="10pt" style:font-style-complex="italic"/>
    </style:style>
    <style:style style:name="T73" style:family="text">
      <style:text-properties fo:font-size="8pt" fo:font-style="italic" fo:font-weight="bold" style:font-size-asian="8pt" style:font-style-asian="italic" style:font-weight-asian="bold" style:font-size-complex="8pt" style:font-style-complex="italic" style:font-weight-complex="bold"/>
    </style:style>
    <style:style style:name="T74" style:family="text">
      <style:text-properties fo:color="#c9211e" fo:font-size="8pt" style:font-size-asian="8pt" style:font-size-complex="8pt" loext:opacity="100%"/>
    </style:style>
    <style:style style:name="T75" style:family="text">
      <style:text-properties fo:color="#000000" style:font-name="Symbol1" fo:font-size="10pt" style:font-size-asian="10pt" style:font-size-complex="10pt" loext:opacity="100%"/>
    </style:style>
    <style:style style:name="T76" style:family="text">
      <style:text-properties fo:font-size="9pt" style:font-size-asian="9pt" style:font-size-complex="9pt"/>
    </style:style>
    <style:style style:name="T77" style:family="text">
      <style:text-properties fo:font-size="12pt" fo:font-weight="bold" style:font-size-asian="12pt" style:font-weight-asian="bold" style:font-size-complex="12pt" style:font-weight-complex="bold"/>
    </style:style>
    <style:style style:name="T78" style:family="text">
      <style:text-properties fo:font-size="10pt" fo:font-weight="normal" style:font-size-asian="10pt" style:font-weight-asian="normal" style:font-size-complex="10pt" style:font-weight-complex="normal"/>
    </style:style>
    <style:style style:name="T79" style:family="text">
      <style:text-properties fo:color="#3465a4" fo:font-size="10pt" fo:font-weight="bold" style:font-size-asian="10pt" style:font-weight-asian="bold" style:font-size-complex="10pt" style:font-weight-complex="bold" loext:opacity="100%"/>
    </style:style>
    <style:style style:name="T80" style:family="text">
      <style:text-properties fo:color="#800080" fo:font-size="10pt" fo:font-weight="bold" style:font-size-asian="10pt" style:font-weight-asian="bold" style:font-size-complex="10pt" style:font-weight-complex="bold" loext:opacity="100%"/>
    </style:style>
    <style:style style:name="T81" style:family="text">
      <style:text-properties style:font-name="Times New Roman" fo:font-size="10pt" fo:font-style="italic" fo:font-weight="normal" style:font-size-asian="10pt" style:font-weight-asian="normal" style:font-size-complex="10pt" style:font-style-complex="italic" style:font-weight-complex="normal"/>
    </style:style>
    <style:style style:name="T82"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83" style:family="text">
      <style:text-properties fo:color="#800080" style:font-name="Times New Roman" fo:font-size="10pt" fo:font-style="italic" fo:font-weight="normal" style:font-size-asian="10pt" style:font-weight-asian="normal" style:font-size-complex="10pt" style:font-style-complex="italic" style:font-weight-complex="normal" loext:opacity="100%"/>
    </style:style>
    <style:style style:name="T84" style:family="text">
      <style:text-properties fo:color="#000000" style:font-name="Times New Roman" fo:font-size="10pt" fo:font-style="italic" fo:font-weight="bold" style:font-size-asian="10pt" style:font-weight-asian="bold" style:font-size-complex="10pt" style:font-style-complex="italic" style:font-weight-complex="bold" loext:opacity="100%"/>
    </style:style>
    <style:style style:name="T85" style:family="text">
      <style:text-properties style:font-name="Times New Roman" fo:font-size="10pt" fo:font-weight="bold" style:font-size-asian="10pt" style:font-size-complex="10pt" style:font-weight-complex="bold"/>
    </style:style>
    <style:style style:name="T86" style:family="text">
      <style:text-properties style:font-name="Times New Roman" fo:font-size="10pt" fo:font-weight="normal" style:font-size-asian="10pt" style:font-weight-asian="normal" style:font-size-complex="10pt" style:font-weight-complex="normal"/>
    </style:style>
    <style:style style:name="T87" style:family="text">
      <style:text-properties style:font-name="Times New Roman" fo:font-size="10pt" style:font-size-asian="10pt" style:font-size-complex="10pt"/>
    </style:style>
    <style:style style:name="T88" style:family="text">
      <style:text-properties style:font-name="Times New Roman" fo:font-size="10pt" fo:font-style="italic" fo:font-weight="bold" style:font-size-asian="10pt" style:font-size-complex="10pt" style:font-style-complex="italic" style:font-weight-complex="bold"/>
    </style:style>
    <style:style style:name="T89" style:family="text">
      <style:text-properties fo:color="#3465a4" style:font-name="Times New Roman" fo:font-size="8pt" fo:font-weight="bold" style:font-size-asian="8pt" style:font-weight-asian="bold" style:font-size-complex="8pt" style:font-weight-complex="bold" loext:opacity="100%"/>
    </style:style>
    <style:style style:name="T90" style:family="text">
      <style:text-properties style:font-name="Times New Roman" fo:font-size="8pt" style:font-size-asian="8pt" style:font-size-complex="8pt"/>
    </style:style>
    <style:style style:name="T91" style:family="text">
      <style:text-properties fo:font-size="8pt" fo:font-weight="normal" style:font-size-asian="8pt" style:font-weight-asian="normal" style:font-size-complex="8pt" style:font-weight-complex="normal"/>
    </style:style>
    <style:style style:name="T92" style:family="text">
      <style:text-properties style:font-name="Times New Roman" fo:font-size="12pt" fo:font-weight="bold" style:font-size-asian="12pt" style:font-weight-asian="bold" style:font-size-complex="12pt" style:font-weight-complex="bold"/>
    </style:style>
    <style:style style:name="T93" style:family="text">
      <style:text-properties style:font-name="Times New Roman" fo:font-size="10pt" fo:font-style="italic" fo:font-weight="bold" style:font-size-asian="10pt" style:font-style-asian="italic" style:font-weight-asian="bold" style:font-size-complex="10pt" style:font-style-complex="italic" style:font-weight-complex="bold"/>
    </style:style>
    <style:style style:name="T94" style:family="text">
      <style:text-properties fo:color="#3465a4" style:font-name="Times New Roman" fo:font-size="8pt" fo:font-weight="bold" style:font-size-asian="8pt" style:font-weight-asian="bold" style:font-size-complex="8pt" style:font-weight-complex="bold"/>
    </style:style>
    <style:style style:name="T95" style:family="text">
      <style:text-properties fo:color="#000000" style:font-name="Times New Roman" fo:font-size="8pt" fo:font-weight="bold" style:font-size-asian="8pt" style:font-weight-asian="bold" style:font-size-complex="8pt" style:font-weight-complex="bold" loext:opacity="100%"/>
    </style:style>
    <style:style style:name="T96" style:family="text">
      <style:text-properties fo:color="#000000" style:font-name="Times New Roman" fo:font-size="8pt" fo:font-weight="normal" style:font-size-asian="8pt" style:font-weight-asian="normal" style:font-size-complex="8pt" style:font-weight-complex="normal" loext:opacity="100%"/>
    </style:style>
    <style:style style:name="T97" style:family="text">
      <style:text-properties fo:color="#3465a4" style:font-name="Times New Roman" fo:font-size="8pt" fo:font-weight="normal" style:font-size-asian="8pt" style:font-weight-asian="normal" style:font-size-complex="8pt" style:font-weight-complex="normal" loext:opacity="100%"/>
    </style:style>
    <style:style style:name="T98" style:family="text">
      <style:text-properties fo:color="#000000" style:font-name="Times New Roman" fo:font-size="8pt" fo:font-weight="normal" style:font-size-asian="8pt" style:font-weight-asian="normal" style:font-size-complex="8pt" style:font-weight-complex="normal"/>
    </style:style>
    <style:style style:name="T99" style:family="text">
      <style:text-properties fo:color="#3465a4" style:font-name="Times New Roman" fo:font-size="8pt" fo:font-weight="normal" style:font-size-asian="8pt" style:font-weight-asian="normal" style:font-size-complex="8pt" style:font-weight-complex="normal"/>
    </style:style>
    <style:style style:name="T100" style:family="text">
      <style:text-properties fo:color="#000000" style:font-name="Times New Roman" fo:font-size="8pt" fo:font-weight="bold" style:font-size-asian="8pt" style:font-weight-asian="bold" style:font-size-complex="8pt" style:font-weight-complex="bold"/>
    </style:style>
    <style:style style:name="T101" style:family="text">
      <style:text-properties style:font-name="Times New Roman" fo:font-size="8pt" fo:language="fr" fo:country="FR" fo:font-style="italic" style:font-name-asian="Times New Roman" style:font-size-asian="8pt" style:font-style-asian="italic" style:font-name-complex="Times New Roman" style:font-size-complex="8pt" style:font-style-complex="italic"/>
    </style:style>
    <style:style style:name="T102" style:family="text">
      <style:text-properties style:font-name="Times New Roman" fo:font-size="11pt" style:font-size-asian="11pt" style:font-size-complex="11pt"/>
    </style:style>
    <style:style style:name="T103" style:family="text">
      <style:text-properties fo:color="#3333ff" style:font-name="Times New Roman" fo:font-size="11pt" style:font-size-asian="11pt" style:font-size-complex="11pt"/>
    </style:style>
    <style:style style:name="T104" style:family="text">
      <style:text-properties fo:font-size="6pt" style:font-size-asian="6pt" style:font-size-complex="6pt"/>
    </style:style>
    <style:style style:name="T105" style:family="text">
      <style:text-properties fo:color="#ff3333" style:font-name="Times New Roman"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499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justify" draw:textarea-vertical-align="middle" draw:auto-grow-height="false" fo:min-height="0.751cm" fo:min-width="2.004cm" style:run-through="foreground"/>
    </style:style>
    <style:style style:name="gr3" style:family="graphic">
      <style:graphic-properties svg:stroke-color="#000000" draw:marker-end="Arrow" draw:marker-end-width="0.176cm" draw:textarea-horizontal-align="center" draw:textarea-vertical-align="middle"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draw:stroke="dash" draw:stroke-dash="Dash_20__28_Rounded_29_" svg:stroke-color="#000000" draw:marker-end="Arrow" draw:marker-end-width="0.176cm" svg:stroke-linecap="round" draw:textarea-horizontal-align="center" draw:textarea-vertical-align="middle" style:run-through="foreground"/>
    </style:style>
    <style:style style:name="gr6" style:family="graphic">
      <style:graphic-properties svg:stroke-color="#000000" draw:marker-end="Extrémités_20_de_20_flèche_20_1" draw:marker-end-width="0.199cm" draw:textarea-horizontal-align="center" draw:textarea-vertical-align="middle" style:run-through="foreground"/>
    </style:style>
    <style:style style:name="gr7" style:family="graphic">
      <style:graphic-properties draw:stroke="none" svg:stroke-color="#000000" draw:fill="none" draw:fill-color="#ffffff" fo:min-height="0.813cm" style:run-through="foreground"/>
    </style:style>
    <style:style style:name="gr8" style:family="graphic">
      <style:graphic-properties draw:stroke="none" svg:stroke-color="#000000" draw:fill="none" draw:fill-color="#ffffff" fo:min-height="0.506cm" style:run-through="foreground"/>
    </style:style>
    <style:style style:name="gr9" style:family="graphic">
      <style:graphic-properties draw:stroke="none" svg:stroke-color="#000000" draw:fill="none" draw:fill-color="#ffffff" fo:min-height="0.67cm" style:run-through="foreground"/>
    </style:style>
    <style:style style:name="gr10" style:family="graphic">
      <style:graphic-properties style:run-through="foreground"/>
    </style:style>
    <style:style style:name="gr11"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12" style:family="graphic">
      <style:graphic-properties loext:allow-overlap="true" draw:stroke="none" svg:stroke-color="#000000" draw:fill="none" draw:fill-color="#ffffff" fo:min-height="1.625cm" style:run-through="foreground"/>
    </style:style>
    <style:style style:name="gr13" style:family="graphic">
      <style:graphic-properties loext:allow-overlap="true" svg:stroke-color="#000000" draw:marker-start="Arrow" draw:marker-start-width="0.176cm" draw:marker-end="Arrow" draw:marker-end-width="0.176cm" draw:textarea-horizontal-align="center" draw:textarea-vertical-align="middle" style:run-through="foreground"/>
    </style:style>
    <style:style style:name="gr14" style:family="graphic">
      <style:graphic-properties loext:allow-overlap="true" draw:stroke="none" svg:stroke-color="#000000" draw:fill="none" draw:fill-color="#ffffff" fo:min-height="2.03cm" style:run-through="foreground"/>
    </style:style>
    <style:style style:name="gr15" style:family="graphic">
      <style:graphic-properties draw:stroke="none" svg:stroke-color="#000000" draw:fill="none" draw:fill-color="#ffffff" fo:min-height="0.988cm" style:run-through="foreground"/>
    </style:style>
    <style:style style:name="gr16"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17"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8" style:family="graphic">
      <style:graphic-properties loext:allow-overlap="true" svg:stroke-color="#000000" draw:marker-end="Arrow" draw:marker-end-width="0.176cm" draw:textarea-horizontal-align="center" draw:textarea-vertical-align="middle" style:run-through="foreground"/>
    </style:style>
    <style:style style:name="gr19" style:family="graphic">
      <style:graphic-properties svg:stroke-color="#000000" draw:textarea-horizontal-align="center" draw:textarea-vertical-align="middle" style:run-through="foreground"/>
    </style:style>
    <style:style style:name="gr20" style:family="graphic">
      <style:graphic-properties svg:stroke-color="#000000" draw:textarea-horizontal-align="justify" draw:textarea-vertical-align="middle" draw:auto-grow-height="false" fo:min-height="0.321cm" fo:min-width="0.164cm" style:run-through="foreground"/>
    </style:style>
    <style:style style:name="gr21" style:family="graphic">
      <style:graphic-properties svg:stroke-color="#000000" draw:textarea-horizontal-align="justify" draw:textarea-vertical-align="middle" draw:auto-grow-height="false" fo:min-height="0.321cm" fo:min-width="0.166cm" style:run-through="foreground"/>
    </style:style>
    <style:style style:name="gr22" style:family="graphic">
      <style:graphic-properties loext:allow-overlap="true" draw:stroke="none" svg:stroke-color="#000000" draw:fill="none" draw:fill-color="#ffffff" fo:min-height="0.981cm" style:run-through="foreground"/>
    </style:style>
    <style:style style:name="gr23" style:family="graphic">
      <style:graphic-properties loext:allow-overlap="true" draw:stroke="none" svg:stroke-color="#000000" draw:fill="none" draw:fill-color="#ffffff" fo:min-height="1.692cm" style:run-through="foreground"/>
    </style:style>
    <style:style style:name="gr24" style:family="graphic">
      <style:graphic-properties loext:allow-overlap="true" draw:stroke="none" svg:stroke-color="#000000" draw:fill="none" draw:fill-color="#ffffff" fo:min-height="1.307cm" style:run-through="foreground"/>
    </style:style>
    <style:style style:name="gr25" style:family="graphic">
      <style:graphic-properties loext:allow-overlap="true" svg:stroke-color="#000000" draw:textarea-horizontal-align="justify" draw:textarea-vertical-align="middle" draw:auto-grow-height="false" fo:min-height="0.751cm" fo:min-width="2.004cm" style:run-through="foreground" style:vertical-pos="from-top" style:vertical-rel="paragraph" style:horizontal-pos="from-left" style:horizontal-rel="paragraph" draw:wrap-influence-on-position="once-concurrent" style:flow-with-text="false"/>
    </style:style>
    <style:style style:name="gr26"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28" style:family="graphic">
      <style:graphic-properties loext:allow-overlap="true" draw:stroke="dash" draw:stroke-dash="Dash_20__28_Rounded_29_" svg:stroke-color="#000000" draw:marker-end="Arrow" draw:marker-end-width="0.176cm" svg:stroke-linecap="roun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9" style:family="graphic">
      <style:graphic-properties loext:allow-overlap="true" svg:stroke-color="#000000" draw:marker-end="Extrémités_20_de_20_flèche_20_1"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0" style:family="graphic">
      <style:graphic-properties loext:allow-overlap="true" draw:stroke="none" svg:stroke-color="#000000" draw:fill="none" draw:fill-color="#ffffff" fo:min-height="0.506cm" style:run-through="foreground" style:vertical-pos="from-top" style:vertical-rel="paragraph" style:horizontal-pos="from-left" style:horizontal-rel="paragraph" draw:wrap-influence-on-position="once-concurrent" style:flow-with-text="false"/>
    </style:style>
    <style:style style:name="gr31" style:family="graphic">
      <style:graphic-properties loext:allow-overlap="true"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32" style:family="graphic">
      <style:graphic-properties loext:allow-overlap="true" draw:stroke="none" svg:stroke-color="#000000" draw:fill="none" draw:fill-color="#ffffff" fo:min-height="0.67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fill="solid" draw:fill-color="#ffffff" draw:textarea-horizontal-align="justify" draw:textarea-vertical-align="middle" draw:auto-grow-height="false" fo:min-height="0.937cm" fo:min-width="4.367cm" draw:shadow="visible" draw:shadow-offset-x="0.199cm" draw:shadow-offset-y="0.199cm" draw:shadow-color="#808080" style:run-through="foreground"/>
    </style:style>
    <style:style style:name="gr34" style:family="graphic">
      <style:graphic-properties draw:stroke="none" svg:stroke-color="#000000" draw:fill="none" draw:fill-color="#ffffff" fo:min-height="0.847cm" style:run-through="foreground"/>
    </style:style>
    <style:style style:name="gr35" style:family="graphic">
      <style:graphic-properties svg:stroke-color="#000000" draw:fill="none" draw:textarea-horizontal-align="justify" draw:textarea-vertical-align="middle" draw:auto-grow-height="false" fo:min-height="0.601cm" fo:min-width="2.552cm" style:run-through="foreground"/>
    </style:style>
    <style:style style:name="gr36" style:family="graphic">
      <style:graphic-properties draw:stroke="none" svg:stroke-color="#000000" draw:fill="none" draw:fill-color="#ffffff" fo:min-height="0.554cm" style:run-through="foreground"/>
    </style:style>
    <style:style style:name="gr37" style:family="graphic">
      <style:graphic-properties loext:allow-overlap="true"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color="#000000" draw:fill="none" draw:textarea-horizontal-align="justify" draw:textarea-vertical-align="middle" draw:auto-grow-height="false" fo:min-height="2.757cm" fo:min-width="7.135cm" style:run-through="foreground"/>
    </style:style>
    <style:style style:name="gr39" style:family="graphic">
      <style:graphic-properties svg:stroke-color="#000000" draw:fill="none" draw:textarea-horizontal-align="justify" draw:textarea-vertical-align="middle" draw:auto-grow-height="false" fo:min-height="0.4cm" fo:min-width="7.135cm" style:run-through="foreground"/>
    </style:style>
    <style:style style:name="gr40" style:family="graphic">
      <style:graphic-properties draw:stroke="dash" draw:stroke-dash="Dot" svg:stroke-color="#000000" svg:stroke-linecap="butt" draw:fill="none" draw:textarea-horizontal-align="justify" draw:textarea-vertical-align="middle" draw:auto-grow-height="false" fo:min-height="0.4cm" fo:min-width="7.135cm" style:run-through="foreground"/>
    </style:style>
    <style:style style:name="gr41" style:family="graphic">
      <style:graphic-properties draw:stroke="none" svg:stroke-color="#000000" draw:fill="none" draw:fill-color="#ffffff" fo:min-height="0.434cm" style:run-through="foreground"/>
    </style:style>
    <style:style style:name="gr42" style:family="graphic">
      <style:graphic-properties draw:stroke="none" svg:stroke-color="#000000" draw:fill="none" draw:fill-color="#ffffff" fo:min-height="2.923cm" style:run-through="foreground"/>
    </style:style>
    <style:style style:name="gr43" style:family="graphic">
      <style:graphic-properties draw:stroke="none" svg:stroke-color="#000000" draw:fill="none" draw:fill-color="#ffffff" fo:min-height="1.2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color="#000000" draw:fill="none" draw:textarea-horizontal-align="justify" draw:textarea-vertical-align="middle" draw:auto-grow-height="false" fo:min-height="1.279cm" fo:min-width="2.464cm" style:run-through="foreground"/>
    </style:style>
    <style:style style:name="gr46" style:family="graphic">
      <style:graphic-properties draw:stroke="none" svg:stroke-color="#000000" draw:fill="none" draw:fill-color="#ffffff" fo:min-height="1.18cm" style:run-through="foreground"/>
    </style:style>
    <style:style style:name="gr47" style:family="graphic">
      <style:graphic-properties svg:stroke-color="#000000" draw:fill="none" draw:textarea-horizontal-align="justify" draw:textarea-vertical-align="middle" draw:auto-grow-height="false" fo:min-height="1.256cm" fo:min-width="5.196cm" style:run-through="foreground"/>
    </style:style>
    <style:style style:name="gr48" style:family="graphic">
      <style:graphic-properties draw:stroke="none" svg:stroke-color="#000000" draw:fill="none" draw:fill-color="#ffffff" fo:min-height="1.159cm" style:run-through="foreground"/>
    </style:style>
    <style:style style:name="gr49" style:family="graphic">
      <style:graphic-properties svg:stroke-color="#ff0000" draw:marker-end="Arrow" draw:marker-end-width="0.176cm" draw:textarea-horizontal-align="center" draw:textarea-vertical-align="middle" style:run-through="foreground"/>
    </style:style>
    <style:style style:name="gr50" style:family="graphic">
      <style:graphic-properties svg:stroke-color="#000000" draw:fill="none" draw:textarea-horizontal-align="justify" draw:textarea-vertical-align="middle" draw:auto-grow-height="false" fo:min-height="1.256cm" fo:min-width="3.537cm" style:run-through="foreground"/>
    </style:style>
    <style:style style:name="gr51" style:family="graphic">
      <style:graphic-properties draw:stroke="none" svg:stroke-color="#000000" draw:fill="none" draw:fill-color="#ffffff" fo:min-height="0.524cm" style:run-through="foreground"/>
    </style:style>
    <style:style style:name="gr52" style:family="graphic">
      <style:graphic-properties svg:stroke-color="#000000" draw:marker-end="Extrémités_20_de_20_flèche_20_2" draw:marker-end-width="0.199cm" draw:textarea-horizontal-align="center" draw:textarea-vertical-align="middle" style:run-through="foreground"/>
    </style:style>
    <style:style style:name="gr53" style:family="graphic">
      <style:graphic-properties svg:stroke-color="#ff3333" draw:marker-end="Arrow" draw:marker-end-width="0.176cm" draw:textarea-horizontal-align="center" draw:textarea-vertical-align="middle" style:run-through="foreground"/>
    </style:style>
    <style:style style:name="gr54" style:family="graphic">
      <style:graphic-properties draw:textarea-horizontal-align="center" draw:textarea-vertical-align="middle" style:run-through="foreground"/>
    </style:style>
    <style:style style:name="gr55" style:family="graphic">
      <style:graphic-properties draw:stroke="none" svg:stroke-color="#000000" draw:fill="none" draw:fill-color="#ffffff" fo:min-height="0.432cm" style:run-through="foreground"/>
    </style:style>
    <style:style style:name="gr56" style:family="graphic">
      <style:graphic-properties svg:stroke-color="#ff0000" draw:marker-end="Extrémités_20_de_20_flèche_20_2" draw:marker-end-width="0.199cm" draw:textarea-horizontal-align="center" draw:textarea-vertical-align="middle" style:run-through="foreground"/>
    </style:style>
    <style:style style:name="gr57" style:family="graphic">
      <style:graphic-properties svg:stroke-color="#ff3333" draw:marker-end="Extrémités_20_de_20_flèche_20_2" draw:marker-end-width="0.199cm" draw:textarea-horizontal-align="center" draw:textarea-vertical-align="middle" style:run-through="foreground"/>
    </style:style>
    <style:style style:name="gr58" style:family="graphic">
      <style:graphic-properties svg:stroke-color="#ff3333" draw:marker-end="Extrémités_20_de_20_flèche_20_2" draw:marker-end-width="0.25cm" draw:textarea-horizontal-align="center" draw:textarea-vertical-align="middle" style:run-through="foreground"/>
    </style:style>
    <style:style style:name="gr59" style:family="graphic">
      <style:graphic-properties svg:stroke-color="#ff3333" draw:marker-end="Arrow_20_concave" draw:marker-end-width="0.15cm" draw:textarea-horizontal-align="center" draw:textarea-vertical-align="middle" style:run-through="foreground"/>
    </style:style>
    <style:style style:name="gr60" style:family="graphic">
      <style:graphic-properties svg:stroke-color="#000000" draw:fill="none" draw:textarea-horizontal-align="justify" draw:textarea-vertical-align="middle" draw:auto-grow-height="false" fo:min-height="0.785cm" fo:min-width="12.487cm" style:run-through="foreground"/>
    </style:style>
    <style:style style:name="gr61" style:family="graphic">
      <style:graphic-properties draw:stroke="none" svg:stroke-color="#000000" draw:fill="none" draw:fill-color="#ffffff" fo:min-height="0.727cm" style:run-through="foreground"/>
    </style:style>
    <style:style style:name="gr62" style:family="graphic">
      <style:graphic-properties svg:stroke-color="#000000" draw:fill="none" draw:textarea-horizontal-align="justify" draw:textarea-vertical-align="middle" draw:auto-grow-height="false" fo:min-height="13.076cm" fo:min-width="16.746cm" style:run-through="foreground"/>
    </style:style>
    <style:style style:name="gr63" style:family="graphic">
      <style:graphic-properties svg:stroke-color="#000000" draw:marker-end="Arrow_20_concave" draw:marker-end-width="0.15cm" draw:textarea-horizontal-align="center" draw:textarea-vertical-align="middle" style:run-through="foreground"/>
    </style:style>
    <style:style style:name="gr64" style:family="graphic">
      <style:graphic-properties draw:stroke="none" svg:stroke-color="#000000" draw:fill="none" draw:fill-color="#ffffff" fo:min-height="0.626cm" style:run-through="foreground"/>
    </style:style>
    <style:style style:name="gr65" style:family="graphic">
      <style:graphic-properties svg:stroke-color="#000000" draw:marker-start="Arrow_20_concave" draw:marker-start-width="0.15cm" draw:marker-end="Arrow_20_concave" draw:marker-end-width="0.15cm" draw:textarea-horizontal-align="center" draw:textarea-vertical-align="middle" style:run-through="foreground"/>
    </style:style>
    <style:style style:name="gr66" style:family="graphic">
      <style:graphic-properties draw:stroke="dash" draw:stroke-dash="Ultrafine_20_Dashed" svg:stroke-color="#ff3333" draw:marker-end="Arrow" draw:marker-end-width="0.176cm" draw:textarea-horizontal-align="center" draw:textarea-vertical-align="middle" style:run-through="foreground"/>
    </style:style>
    <style:style style:name="gr67" style:family="graphic">
      <style:graphic-properties draw:stroke="none" svg:stroke-color="#000000" draw:fill="none" draw:fill-color="#ffffff" fo:min-height="0.974cm" style:run-through="foreground" style:vertical-pos="from-top" style:vertical-rel="paragraph" style:horizontal-pos="from-left" style:horizontal-rel="paragraph" draw:wrap-influence-on-position="once-concurrent" style:flow-with-text="false"/>
    </style:style>
    <style:style style:name="gr68"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69" style:family="graphic">
      <style:graphic-properties draw:stroke="none" svg:stroke-color="#000000" draw:fill="none" draw:fill-color="#ffffff" fo:min-height="0.896cm" style:run-through="foreground" style:vertical-pos="from-top" style:vertical-rel="paragraph" style:horizontal-pos="from-left" style:horizontal-rel="paragraph" draw:wrap-influence-on-position="once-concurrent" style:flow-with-text="false"/>
    </style:style>
    <style:style style:name="gr70"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71" style:family="graphic">
      <style:graphic-properties draw:stroke="none" svg:stroke-color="#000000" draw:fill="none" draw:fill-color="#ffffff" fo:min-height="0.586cm" style:run-through="foreground" style:vertical-pos="from-top" style:vertical-rel="paragraph" style:horizontal-pos="from-left" style:horizontal-rel="paragraph" draw:wrap-influence-on-position="once-concurrent" style:flow-with-text="false"/>
    </style:style>
    <style:style style:name="gr72" style:family="graphic">
      <style:graphic-properties svg:stroke-color="#000000" draw:fill="none" draw:textarea-horizontal-align="justify" draw:textarea-vertical-align="middle" draw:auto-grow-height="false" fo:min-height="2.757cm" fo:min-width="6.107cm" style:run-through="foreground"/>
    </style:style>
    <style:style style:name="gr73" style:family="graphic">
      <style:graphic-properties svg:stroke-color="#000000" draw:fill="none" draw:textarea-horizontal-align="justify" draw:textarea-vertical-align="middle" draw:auto-grow-height="false" fo:min-height="0.4cm" fo:min-width="6.107cm" style:run-through="foreground"/>
    </style:style>
    <style:style style:name="gr74" style:family="graphic">
      <style:graphic-properties draw:stroke="dash" draw:stroke-dash="Dot" svg:stroke-color="#000000" svg:stroke-linecap="butt" draw:fill="none" draw:textarea-horizontal-align="justify" draw:textarea-vertical-align="middle" draw:auto-grow-height="false" fo:min-height="0.4cm" fo:min-width="6.107cm" style:run-through="foreground"/>
    </style:style>
    <style:style style:name="gr75" style:family="graphic">
      <style:graphic-properties svg:stroke-color="#000000" draw:fill="none" draw:textarea-horizontal-align="justify" draw:textarea-vertical-align="middle" draw:auto-grow-height="false" fo:min-height="13.076cm" fo:min-width="16.746cm" style:run-through="foreground" style:vertical-pos="from-top" style:vertical-rel="paragraph" style:horizontal-pos="from-left" style:horizontal-rel="paragraph" draw:wrap-influence-on-position="once-concurrent" style:flow-with-text="false"/>
    </style:style>
    <style:style style:name="gr76" style:family="graphic">
      <style:graphic-properties draw:stroke="none" svg:stroke-color="#000000" draw:fill="none" draw:fill-color="#ffffff" fo:min-height="1.266cm" style:run-through="foreground" style:vertical-pos="from-top" style:vertical-rel="paragraph" style:horizontal-pos="from-left" style:horizontal-rel="paragraph" draw:wrap-influence-on-position="once-concurrent" style:flow-with-text="false"/>
    </style:style>
    <style:style style:name="gr77" style:family="graphic">
      <style:graphic-properties draw:stroke="none" svg:stroke-color="#000000" draw:fill="none" draw:fill-color="#ffffff" fo:min-height="6.574cm" style:run-through="foreground" style:vertical-pos="from-top" style:vertical-rel="paragraph" style:horizontal-pos="from-left" style:horizontal-rel="paragraph" draw:wrap-influence-on-position="once-concurrent" style:flow-with-text="false"/>
    </style:style>
    <style:style style:name="gr78" style:family="graphic">
      <style:graphic-properties draw:stroke="none" svg:stroke-color="#000000" draw:fill="none" draw:fill-color="#ffffff" fo:min-height="4.87cm" style:run-through="foreground" style:vertical-pos="from-top" style:vertical-rel="paragraph" style:horizontal-pos="from-left" style:horizontal-rel="paragraph" draw:wrap-influence-on-position="once-concurrent" style:flow-with-text="false"/>
    </style:style>
    <style:style style:name="gr79" style:family="graphic">
      <style:graphic-properties svg:stroke-color="#000000" draw:marker-start="Extrémités_20_de_20_flèche_20_4" draw:marker-start-width="0.199cm" draw:marker-end="Line"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0" style:family="graphic">
      <style:graphic-properties draw:stroke="dash" draw:stroke-dash="Dot" svg:stroke-color="#000000" draw:marker-end="Extrémités_20_de_20_flèche_20_2" draw:marker-end-width="0.199cm" svg:stroke-linecap="butt"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1"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82" style:family="graphic">
      <style:graphic-properties draw:stroke="none" svg:stroke-color="#000000" draw:fill="none" draw:fill-color="#ffffff" fo:min-height="4.011cm" style:run-through="foreground" style:vertical-pos="from-top" style:vertical-rel="paragraph" style:horizontal-pos="from-left" style:horizontal-rel="paragraph" draw:wrap-influence-on-position="once-concurrent" style:flow-with-text="false"/>
    </style:style>
    <style:style style:name="gr83" style:family="graphic">
      <style:graphic-properties draw:stroke="none" svg:stroke-color="#000000" draw:fill="none" draw:fill-color="#ffffff" fo:min-height="0.691cm" style:run-through="foreground" style:vertical-pos="from-top" style:vertical-rel="paragraph" style:horizontal-pos="from-left" style:horizontal-rel="paragraph" draw:wrap-influence-on-position="once-concurrent" style:flow-with-text="false"/>
    </style:style>
    <style:style style:name="gr84" style:family="graphic">
      <style:graphic-properties svg:stroke-color="#000000" draw:fill="none" draw:textarea-horizontal-align="justify" draw:textarea-vertical-align="middle" draw:auto-grow-height="false" fo:min-height="2.82cm" fo:min-width="5.556cm" style:run-through="foreground"/>
    </style:style>
    <style:style style:name="gr85" style:family="graphic">
      <style:graphic-properties draw:stroke="none" svg:stroke-color="#000000" draw:fill="none" draw:fill-color="#ffffff" fo:min-height="0.654cm" style:run-through="foreground"/>
    </style:style>
    <style:style style:name="gr86" style:family="graphic">
      <style:graphic-properties svg:stroke-color="#9900ff" draw:marker-end="Extrémités_20_de_20_flèche_20_2" draw:marker-end-width="0.199cm" draw:textarea-horizontal-align="center" draw:textarea-vertical-align="middle" style:run-through="foreground"/>
    </style:style>
    <style:style style:name="gr87" style:family="graphic">
      <style:graphic-properties svg:stroke-color="#000000" draw:marker-end="Extrémités_20_de_20_flèche_20_2" draw:marker-end-width="0.25cm" draw:textarea-horizontal-align="center" draw:textarea-vertical-align="middle" style:run-through="foreground"/>
    </style:style>
    <style:style style:name="gr88" style:family="graphic">
      <style:graphic-properties draw:stroke="none" svg:stroke-color="#000000" draw:fill="none" draw:fill-color="#ffffff" fo:min-height="1.466cm" style:run-through="foreground" style:vertical-pos="from-top" style:vertical-rel="paragraph" style:horizontal-pos="from-left" style:horizontal-rel="paragraph" draw:wrap-influence-on-position="once-concurrent" style:flow-with-text="false"/>
    </style:style>
    <style:style style:name="gr89" style:family="graphic">
      <style:graphic-properties draw:stroke="none" svg:stroke-color="#000000" draw:fill="none" draw:fill-color="#ffffff" fo:min-height="0.489cm" style:run-through="foreground"/>
    </style:style>
    <style:style style:name="gr90" style:family="graphic">
      <style:graphic-properties svg:stroke-color="#000000" draw:fill="solid" draw:fill-color="#ffffff" draw:textarea-horizontal-align="justify" draw:textarea-vertical-align="middle" draw:auto-grow-height="false" fo:min-height="0cm" fo:min-width="0cm" style:run-through="foreground"/>
    </style:style>
    <style:style style:name="gr91" style:family="graphic">
      <style:graphic-properties draw:stroke="none" svg:stroke-color="#000000" draw:fill="none" draw:fill-color="#ffffff" fo:min-height="1.849cm" style:run-through="foreground"/>
    </style:style>
    <style:style style:name="gr92" style:family="graphic">
      <style:graphic-properties svg:stroke-color="#000000" draw:fill="none" draw:textarea-horizontal-align="justify" draw:textarea-vertical-align="middle" draw:auto-grow-height="false" fo:min-height="2.82cm" fo:min-width="5.556cm" style:run-through="foreground" style:vertical-pos="from-top" style:vertical-rel="paragraph" style:horizontal-pos="from-left" style:horizontal-rel="paragraph" draw:wrap-influence-on-position="once-concurrent" style:flow-with-text="false"/>
    </style:style>
    <style:style style:name="gr93" style:family="graphic">
      <style:graphic-properties draw:stroke="none" svg:stroke-color="#000000" draw:fill="none" draw:fill-color="#ffffff" fo:min-height="0.434cm" style:run-through="foreground" style:vertical-pos="from-top" style:vertical-rel="paragraph" style:horizontal-pos="from-left" style:horizontal-rel="paragraph" draw:wrap-influence-on-position="once-concurrent" style:flow-with-text="false"/>
    </style:style>
    <style:style style:name="gr94" style:family="graphic">
      <style:graphic-properties draw:stroke="none" svg:stroke-color="#000000" draw:fill="none" draw:fill-color="#ffffff" fo:min-height="0.975cm" style:run-through="foreground" style:vertical-pos="from-top" style:vertical-rel="paragraph" style:horizontal-pos="from-left" style:horizontal-rel="paragraph" draw:wrap-influence-on-position="once-concurrent" style:flow-with-text="false"/>
    </style:style>
    <style:style style:name="gr95" style:family="graphic">
      <style:graphic-properties svg:stroke-color="#000000" draw:fill="solid" draw:fill-color="#ffffff"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96" style:family="graphic">
      <style:graphic-properties draw:stroke="none" svg:stroke-color="#000000" draw:fill="none" draw:fill-color="#ffffff" fo:min-height="3.265cm" style:run-through="foreground" style:vertical-pos="from-top" style:vertical-rel="paragraph" style:horizontal-pos="from-left" style:horizontal-rel="paragraph" draw:wrap-influence-on-position="once-concurrent" style:flow-with-text="false"/>
    </style:style>
    <style:style style:name="gr97" style:family="graphic">
      <style:graphic-properties svg:stroke-color="#000000" draw:marker-start="Arrow_20_concave" draw:marker-start-width="0.15cm"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9" style:family="graphic">
      <style:graphic-properties draw:stroke="none" svg:stroke-color="#000000" draw:fill="none" draw:fill-color="#ffffff" fo:min-height="0.699cm" style:run-through="foreground" style:vertical-pos="from-top" style:vertical-rel="paragraph" style:horizontal-pos="from-left" style:horizontal-rel="paragraph" draw:wrap-influence-on-position="once-concurrent" style:flow-with-text="false"/>
    </style:style>
    <style:style style:name="gr100"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1" style:family="graphic">
      <style:graphic-properties svg:stroke-color="#ff3333"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2" style:family="graphic">
      <style:graphic-properties draw:stroke="dash" draw:stroke-dash="Ultrafine_20_Dashed"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3" style:family="graphic">
      <style:graphic-properties svg:stroke-color="#ff3333" draw:marker-end="Arrow_20_concave" draw:marker-end-width="0.15cm" draw:fill="solid" draw:fill-color="#ff33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4" style:family="graphic">
      <style:graphic-properties draw:stroke="none" svg:stroke-color="#000000" draw:fill="none" draw:fill-color="#ffffff" fo:min-height="0.466cm" style:run-through="foreground" style:vertical-pos="from-top" style:vertical-rel="paragraph" style:horizontal-pos="from-left" style:horizontal-rel="paragraph" draw:wrap-influence-on-position="once-concurrent" style:flow-with-text="false"/>
    </style:style>
    <style:style style:name="gr105"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6" style:family="graphic">
      <style:graphic-properties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7" style:family="graphic">
      <style:graphic-properties draw:fill="solid" draw:fill-color="#ff99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8" style:family="graphic">
      <style:graphic-properties draw:fill="solid" draw:fill-color="#ff66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9" style:family="graphic">
      <style:graphic-properties draw:fill="solid" draw:fill-color="#66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0" style:family="graphic">
      <style:graphic-properties draw:fill="solid" draw:fill-color="#009933"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1" style:family="graphic">
      <style:graphic-properties draw:stroke="none" svg:stroke-color="#000000" draw:fill="none" draw:fill-color="#ffffff" fo:min-height="0.256cm" style:run-through="foreground" style:vertical-pos="from-top" style:vertical-rel="paragraph" style:horizontal-pos="from-left" style:horizontal-rel="paragraph" draw:wrap-influence-on-position="once-concurrent" style:flow-with-text="false"/>
    </style:style>
    <style:style style:name="gr112" style:family="graphic">
      <style:graphic-properties draw:stroke="none" svg:stroke-color="#000000" draw:fill="none" draw:fill-color="#ffffff" fo:min-height="0.245cm" style:run-through="foreground" style:vertical-pos="from-top" style:vertical-rel="paragraph" style:horizontal-pos="from-left" style:horizontal-rel="paragraph" draw:wrap-influence-on-position="once-concurrent" style:flow-with-text="false"/>
    </style:style>
    <style:style style:name="gr113" style:family="graphic">
      <style:graphic-properties draw:stroke="none" svg:stroke-color="#000000" draw:fill="none" draw:fill-color="#ffffff" fo:min-height="0.732cm" style:run-through="foreground" style:vertical-pos="from-top" style:vertical-rel="paragraph" style:horizontal-pos="from-left" style:horizontal-rel="paragraph" draw:wrap-influence-on-position="once-concurrent" style:flow-with-text="false"/>
    </style:style>
    <style:style style:name="gr114" style:family="graphic">
      <style:graphic-properties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5" style:family="graphic">
      <style:graphic-properties svg:stroke-color="#ffffff" draw:fill="solid" draw:fill-color="#ff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16" style:family="graphic">
      <style:graphic-properties draw:stroke="none" svg:stroke-color="#000000" draw:fill="none" draw:fill-color="#ffffff" fo:min-height="0.464cm" style:run-through="foreground"/>
    </style:style>
    <style:style style:name="gr117" style:family="graphic">
      <style:graphic-properties draw:fill="solid" draw:fill-color="#ffffcc" draw:textarea-horizontal-align="center" draw:textarea-vertical-align="middle" style:run-through="foreground"/>
    </style:style>
    <style:style style:name="gr118" style:family="graphic">
      <style:graphic-properties draw:fill="solid" draw:fill-color="#ff9900" draw:textarea-horizontal-align="center" draw:textarea-vertical-align="middle" style:run-through="foreground"/>
    </style:style>
    <style:style style:name="gr119" style:family="graphic">
      <style:graphic-properties draw:fill="solid" draw:fill-color="#ff66ff" draw:textarea-horizontal-align="center" draw:textarea-vertical-align="middle" style:run-through="foreground"/>
    </style:style>
    <style:style style:name="gr120" style:family="graphic">
      <style:graphic-properties draw:fill="solid" draw:fill-color="#66ffff" draw:textarea-horizontal-align="center" draw:textarea-vertical-align="middle" style:run-through="foreground"/>
    </style:style>
    <style:style style:name="gr121" style:family="graphic">
      <style:graphic-properties draw:fill="solid" draw:fill-color="#009933" draw:textarea-horizontal-align="center" draw:textarea-vertical-align="middle" style:run-through="foreground"/>
    </style:style>
    <style:style style:name="gr122" style:family="graphic">
      <style:graphic-properties draw:stroke="none" svg:stroke-color="#000000" draw:fill="none" draw:fill-color="#ffffff" fo:min-height="0.529cm" style:run-through="foreground"/>
    </style:style>
    <style:style style:name="gr123" style:family="graphic">
      <style:graphic-properties svg:stroke-color="#000000"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4" style:family="graphic">
      <style:graphic-properties draw:stroke="none" svg:stroke-color="#000000" draw:fill="none" draw:fill-color="#ffffff" fo:min-height="1.0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Conception d'un protocole et implémentation</text:p>
      <text:p text:style-name="P26">FSK_COM_STACK</text:p>
      <text:p text:style-name="P26"/>
      <text:p text:style-name="P26"/>
      <text:p text:style-name="P25"/>
      <text:p text:style-name="P25"/>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5"><text:a xlink:type="simple" xlink:href="#__RefHeading___Toc2092_2496697646" text:style-name="Index_20_Link" text:visited-style-name="Index_20_Link">1.Présentation<text:tab/>2</text:a></text:p>
          <text:p text:style-name="P65"><text:a xlink:type="simple" xlink:href="#__RefHeading___Toc2094_2496697646" text:style-name="Index_20_Link" text:visited-style-name="Index_20_Link">2.Architecture de la pile de communication<text:tab/>3</text:a></text:p>
          <text:p text:style-name="P64"><text:a xlink:type="simple" xlink:href="#__RefHeading___Toc2096_2496697646" text:style-name="Index_20_Link" text:visited-style-name="Index_20_Link">2.1.Les trames du protocole<text:tab/>4</text:a></text:p>
          <text:p text:style-name="P65"><text:a xlink:type="simple" xlink:href="#__RefHeading__3608_383917237" text:style-name="Index_20_Link" text:visited-style-name="Index_20_Link">3.Mécanisme logiciel de la pile de communication<text:tab/>6</text:a></text:p>
          <text:p text:style-name="P64"><text:a xlink:type="simple" xlink:href="#__RefHeading__3610_383917237" text:style-name="Index_20_Link" text:visited-style-name="Index_20_Link">3.1.La gestion des timeout<text:tab/>6</text:a></text:p>
          <text:p text:style-name="P64"><text:a xlink:type="simple" xlink:href="#__RefHeading__3612_383917237" text:style-name="Index_20_Link" text:visited-style-name="Index_20_Link">3.2.Machine à état fini (FSM)<text:tab/>7</text:a></text:p>
          <text:p text:style-name="P64"><text:a xlink:type="simple" xlink:href="#__RefHeading__3614_383917237" text:style-name="Index_20_Link" text:visited-style-name="Index_20_Link">3.3.Exécution de la pile<text:tab/>7</text:a></text:p>
          <text:p text:style-name="P64"><text:a xlink:type="simple" xlink:href="#__RefHeading__3616_383917237" text:style-name="Index_20_Link" text:visited-style-name="Index_20_Link">3.4.Architecture logicielle<text:tab/>8</text:a></text:p>
          <text:p text:style-name="P65"><text:a xlink:type="simple" xlink:href="#__RefHeading__3618_383917237" text:style-name="Index_20_Link" text:visited-style-name="Index_20_Link">4.La couche ExchangeControl<text:tab/>9</text:a></text:p>
          <text:p text:style-name="P64"><text:a xlink:type="simple" xlink:href="#__RefHeading__3620_383917237" text:style-name="Index_20_Link" text:visited-style-name="Index_20_Link">4.1.Définition des types et variables de la couche ExchangeCtrl<text:tab/>9</text:a></text:p>
          <text:p text:style-name="P64"><text:a xlink:type="simple" xlink:href="#__RefHeading__2235_1642002524" text:style-name="Index_20_Link" text:visited-style-name="Index_20_Link">4.2.L'échange de type requête : émissaire de la requête<text:tab/>11</text:a></text:p>
          <text:p text:style-name="P64"><text:a xlink:type="simple" xlink:href="#__RefHeading__2243_1642002524" text:style-name="Index_20_Link" text:visited-style-name="Index_20_Link">4.3.L'échange de type Message Asynchrone : émissaire du message <text:tab/>13</text:a></text:p>
          <text:p text:style-name="P64"><text:a xlink:type="simple" xlink:href="#__RefHeading__2251_1642002524" text:style-name="Index_20_Link" text:visited-style-name="Index_20_Link">4.4.La réception <text:tab/>15</text:a></text:p>
          <text:p text:style-name="P64"><text:a xlink:type="simple" xlink:href="#__RefHeading__2257_1642002524" text:style-name="Index_20_Link" text:visited-style-name="Index_20_Link">4.5.Les échanges de type Data et Ack<text:tab/>17</text:a></text:p>
          <text:p text:style-name="P65"><text:a xlink:type="simple" xlink:href="#__RefHeading__2265_1642002524" text:style-name="Index_20_Link" text:visited-style-name="Index_20_Link">5.Les couches MAC et Phy_UART<text:tab/>20</text:a></text:p>
          <text:p text:style-name="P64"><text:a xlink:type="simple" xlink:href="#__RefHeading__2267_1642002524" text:style-name="Index_20_Link" text:visited-style-name="Index_20_Link">5.1.Approche générale<text:tab/>20</text:a></text:p>
          <text:p text:style-name="P65"><text:a xlink:type="simple" xlink:href="#__RefHeading__2273_1642002524" text:style-name="Index_20_Link" text:visited-style-name="Index_20_Link">6.La couche PhyUART <text:tab/>21</text:a></text:p>
          <text:p text:style-name="P64"><text:a xlink:type="simple" xlink:href="#__RefHeading__2275_1642002524" text:style-name="Index_20_Link" text:visited-style-name="Index_20_Link">6.1.Rôle <text:tab/>21</text:a></text:p>
          <text:p text:style-name="P64"><text:a xlink:type="simple" xlink:href="#__RefHeading__2277_1642002524" text:style-name="Index_20_Link" text:visited-style-name="Index_20_Link">6.2.FSM de réception<text:tab/>22</text:a></text:p>
          <text:p text:style-name="P64"><text:a xlink:type="simple" xlink:href="#__RefHeading__4235_1521403488" text:style-name="Index_20_Link" text:visited-style-name="Index_20_Link">6.3.L'émission<text:tab/>23</text:a></text:p>
          <text:p text:style-name="P64"><text:a xlink:type="simple" xlink:href="#__RefHeading__4237_1521403488" text:style-name="Index_20_Link" text:visited-style-name="Index_20_Link">6.4.L'interface logicielle PhyUART/MAC, quelques informations ...<text:tab/>23</text:a></text:p>
          <text:p text:style-name="P64"><text:a xlink:type="simple" xlink:href="#__RefHeading__4241_1521403488" text:style-name="Index_20_Link" text:visited-style-name="Index_20_Link">6.5.Timing FSM<text:tab/>24</text:a></text:p>
          <text:p text:style-name="P64"><text:a xlink:type="simple" xlink:href="#__RefHeading__4239_1521403488" text:style-name="Index_20_Link" text:visited-style-name="Index_20_Link">6.6.Tests logiciels<text:tab/>26</text:a></text:p>
          <text:p text:style-name="P65"><text:a xlink:type="simple" xlink:href="#__RefHeading__4125_1521403488" text:style-name="Index_20_Link" text:visited-style-name="Index_20_Link">7.La couche MAC <text:tab/>28</text:a></text:p>
          <text:p text:style-name="P64"><text:a xlink:type="simple" xlink:href="#__RefHeading__3414_1981986083" text:style-name="Index_20_Link" text:visited-style-name="Index_20_Link">7.1.Généralités<text:tab/>28</text:a></text:p>
          <text:p text:style-name="P64"><text:a xlink:type="simple" xlink:href="#__RefHeading__3416_1981986083" text:style-name="Index_20_Link" text:visited-style-name="Index_20_Link">7.2.Les fonctions de la couche MAC<text:tab/>29</text:a></text:p>
          <text:p text:style-name="P64"><text:a xlink:type="simple" xlink:href="#__RefHeading__3418_1981986083" text:style-name="Index_20_Link" text:visited-style-name="Index_20_Link">7.3.Point sur les longueurs<text:tab/>30</text:a></text:p>
          <text:p text:style-name="P64"><text:a xlink:type="simple" xlink:href="#__RefHeading__3420_1981986083" text:style-name="Index_20_Link" text:visited-style-name="Index_20_Link">7.4.Architecture logicielle incluant la couche MAC<text:tab/>30</text:a></text:p>
          <text:p text:style-name="P64"><text:a xlink:type="simple" xlink:href="#__RefHeading__3422_1981986083" text:style-name="Index_20_Link" text:visited-style-name="Index_20_Link">7.5.Les essais de validation<text:tab/>31</text:a></text:p>
        </text:index-body>
      </text:table-of-content>
      <text:p text:style-name="P25"/>
      <text:p text:style-name="P25"/>
      <text:p text:style-name="P25"/>
      <text:p text:style-name="P25"/>
      <text:p text:style-name="P25"/>
      <text:p text:style-name="P25"/>
      <text:p text:style-name="P25"/>
      <text:p text:style-name="P25"/>
      <text:p text:style-name="P25"/>
      <text:h text:style-name="P66" text:outline-level="1"><text:bookmark-start text:name="__RefHeading___Toc2092_2496697646"/><text:soft-page-break/>Présentation<text:bookmark-end text:name="__RefHeading___Toc2092_2496697646"/></text:h>
      <text:p text:style-name="P10"/>
      <text:p text:style-name="P7">On souhaite construire une "pile" de communication had-hoc pour faire communiquer des dispositifs en HF, en mode mult-maître. Ci-dessous un diagramme de séquence qui montre le service à rendre :</text:p>
      <text:p text:style-name="P7"/>
      <text:p text:style-name="P7"><draw:g text:anchor-type="paragraph" draw:z-index="0" draw:name="DrawObject2" draw:style-name="gr1"><draw:custom-shape draw:name="Forme 5" draw:style-name="gr2" svg:width="2.082cm" svg:height="0.83cm" svg:x="2.369cm" svg:y="0.33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 6" draw:style-name="gr2" svg:width="2.082cm" svg:height="0.83cm" svg:x="5.562cm" svg:y="0.30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name="Ligne 15" draw:style-name="gr3" draw:text-style-name="P110" svg:x1="3.48cm" svg:y1="1.166cm" svg:x2="3.427cm" svg:y2="4.235cm"><text:p/></draw:line><draw:line draw:name="Ligne 16" draw:style-name="gr3" draw:text-style-name="P110" svg:x1="6.692cm" svg:y1="1.136cm" svg:x2="6.71cm" svg:y2="4.376cm"><text:p/></draw:line><draw:frame draw:name="Cadre de texte 15" draw:style-name="gr4" draw:text-style-name="P111" svg:width="1.271cm" svg:height="0.408cm" svg:x="2.863cm" svg:y="0.584cm"><draw:text-box><text:p><text:span text:style-name="T1">Part A</text:span></text:p></draw:text-box></draw:frame><draw:frame draw:name="Cadre de texte 16" draw:style-name="gr4" draw:text-style-name="P111" svg:width="1.271cm" svg:height="0.408cm" svg:x="6.038cm" svg:y="0.524cm"><draw:text-box><text:p><text:span text:style-name="T1">Part B</text:span></text:p></draw:text-box></draw:frame><draw:line draw:name="Ligne 17" draw:style-name="gr3" draw:text-style-name="P110" svg:x1="3.445cm" svg:y1="1.589cm" svg:x2="6.655cm" svg:y2="1.589cm"><text:p/></draw:line><draw:line draw:name="Ligne 18" draw:style-name="gr5" draw:text-style-name="P110" svg:x1="6.655cm" svg:y1="2.083cm" svg:x2="3.48cm" svg:y2="2.088cm"><text:p/></draw:line><draw:line draw:name="Ligne 19" draw:style-name="gr6" draw:text-style-name="P110" svg:x1="3.48cm" svg:y1="3.17cm" svg:x2="6.69cm" svg:y2="3.17cm"><text:p/></draw:line><draw:line draw:name="Ligne 20" draw:style-name="gr3" draw:text-style-name="P110" svg:x1="9.619cm" svg:y1="3.018cm" svg:x2="7.026cm" svg:y2="2.03cm"><text:p/></draw:line><draw:line draw:name="Ligne 21" draw:style-name="gr3" draw:text-style-name="P110" svg:x1="9.619cm" svg:y1="4.135cm" svg:x2="7.026cm" svg:y2="3.147cm"><text:p/></draw:line><draw:frame draw:name="Cadre de texte 17" draw:style-name="gr4" draw:text-style-name="P111" svg:width="2.911cm" svg:height="0.408cm" svg:x="9.883cm" svg:y="2.805cm"><draw:text-box><text:p><text:span text:style-name="T1">Échange synchrone</text:span></text:p></draw:text-box></draw:frame><draw:frame draw:name="Cadre de texte 18" draw:style-name="gr7" draw:text-style-name="P111" svg:width="3.687cm" svg:height="0.814cm" svg:x="9.883cm" svg:y="3.981cm"><draw:text-box><text:p><text:span text:style-name="T1">Message asynchrone</text:span></text:p></draw:text-box></draw:frame><draw:frame draw:name="Cadre de texte 19" draw:style-name="gr8" draw:text-style-name="P112" svg:width="2.029cm" svg:height="0.507cm" svg:x="4.345cm" svg:y="1.166cm"><draw:text-box><text:p><text:span text:style-name="T68">requête</text:span></text:p></draw:text-box></draw:frame><draw:frame draw:name="Cadre de texte 20" draw:style-name="gr4" draw:text-style-name="P112" svg:width="1.606cm" svg:height="0.408cm" svg:x="4.644cm" svg:y="2.089cm"><draw:text-box><text:p><text:span text:style-name="T68">data</text:span></text:p></draw:text-box></draw:frame><draw:frame draw:name="Cadre de texte 21" draw:style-name="gr9" draw:text-style-name="P112" svg:width="2.7cm" svg:height="0.671cm" svg:x="3.886cm" svg:y="2.648cm"><draw:text-box><text:p><text:span text:style-name="T68">mssg Asy</text:span></text:p></draw:text-box></draw:frame><draw:g draw:name="DrawObject2" draw:style-name="gr10"><draw:custom-shape draw:name="Forme 3" draw:style-name="gr11" svg:width="3.193cm" svg:height="0.9cm" svg:x="8.65cm" svg:y="0.319cm"><text:p/><draw:enhanced-geometry svg:viewBox="0 0 21600 21600" draw:type="rectangle" draw:enhanced-path="M 0 0 L 21600 0 21600 21600 0 21600 0 0 Z N"/></draw:custom-shape><draw:frame draw:name="Cadre de texte 8" draw:style-name="gr4" draw:text-style-name="P113" svg:width="2.911cm" svg:height="0.408cm" svg:x="8.931cm" svg:y="0.51cm"><draw:text-box><text:p><text:span text:style-name="T69">Niveau applicatif</text:span></text:p></draw:text-box></draw:frame></draw:g></draw:g></text:p>
      <text:p text:style-name="P7"/>
      <text:p text:style-name="P7"/>
      <text:p text:style-name="P7"/>
      <text:p text:style-name="P7"/>
      <text:p text:style-name="P7"/>
      <text:p text:style-name="P7"/>
      <text:p text:style-name="P7"/>
      <text:p text:style-name="P7"/>
      <text:p text:style-name="P7">Du point de vue système (SysML), un échange synchrone démarre par l'émetteur avec un flèche pleine. C'est une <text:span text:style-name="T2">requête</text:span>. Part A attend une réponse (flèche en pointillée) de Part B.</text:p>
      <text:p text:style-name="P7">Un message asynchrone, <text:s/>est un message qui n'attend pas de retour. </text:p>
      <text:p text:style-name="P7"/>
      <text:p text:style-name="P10">Accès au médium :</text:p>
      <text:p text:style-name="P7">Le système est par défaut en écoute. Un message est émis dès lors que le système n'est pas en train de recevoir un trame.</text:p>
      <text:p text:style-name="P7">Si lors d'une émission, un device est en train d'émettre une trame (multi maître), cette dernière sera irrémédiablement <text:s/>perdue. Il n'y a pas moyen de détecter si une collision a eu lieu. Un CSMA/CD est donc impossible. Il faut tenter d'éviter au maximum une collision <text:s/>CSMA/CA. Bien entendu on ne va pas faire un WIFI mais cette idée étant présente à l'esprit, la pile que l'on va concevoir doit mettre l'accent sur la fiabilité du système, qui par nature, ne l'est pas du tout !</text:p>
      <text:p text:style-name="P7"/>
      <text:p text:style-name="P7">La pile de communication envisagée doit permettre :</text:p>
      <text:list xml:id="list5650152522123803171" text:style-name="L1">
        <text:list-item>
          <text:p text:style-name="P91"><text:span text:style-name="T17">la réalisation de ces deux types d'échange</text:span><text:span text:style-name="T17"> (synchrone, asynchrone)</text:span><text:span text:style-name="T17">,</text:span></text:p>
        </text:list-item>
        <text:list-item>
          <text:p text:style-name="P91"><text:span text:style-name="T17">un comportement logiciel </text:span><text:span text:style-name="T16">non bloquant</text:span><text:span text:style-name="T17"> vis à vis de l'application : l'application ne doit pas attendre les données après une requête (ou plutôt, l'attente doit pouvoir se faire en non bloquant). Cette gestion est justement confiée à la pile de communication,</text:span></text:p>
        </text:list-item>
        <text:list-item>
          <text:p text:style-name="P91"><text:span text:style-name="T17">une </text:span><text:span text:style-name="T16">robustesse</text:span><text:span text:style-name="T16"> </text:span><text:span text:style-name="T17">pour </text:span><text:span text:style-name="T17">garantir </text:span><text:span text:style-name="T17">au maximum </text:span><text:span text:style-name="T17">la transmission des messages </text:span><text:span text:style-name="T17">en utilisant :</text:span><text:span text:style-name="T17"> </text:span></text:p>
          <text:list>
            <text:list-item>
              <text:p text:style-name="P92">un préambule (bits) propre au réseau crée afin de filtrer les devices appartenant au réseau de tout autre communication 433MHz (télécommandes quelconques, domotique...),</text:p>
            </text:list-item>
            <text:list-item>
              <text:p text:style-name="P91"><text:span text:style-name="T17">un accusé de réception systématique </text:span><text:span text:style-name="T17">à tout message envoyé (les données pour une requête, ou un <text:s/>acquittement simple pour un message asynchrone),</text:span></text:p>
            </text:list-item>
            <text:list-item>
              <text:p text:style-name="P92">une répétition de l'envoi des messages si un délai est dépassé (Time Out)</text:p>
            </text:list-item>
          </text:list>
        </text:list-item>
      </text:list>
      <text:p text:style-name="P7"/>
      <text:h text:style-name="P67" text:outline-level="1"><text:bookmark-start text:name="__RefHeading___Toc2094_2496697646"/><text:soft-page-break/>Architecture de la pile de communication<text:bookmark-end text:name="__RefHeading___Toc2094_2496697646"/></text:h>
      <text:p text:style-name="P3"/>
      <text:p text:style-name="P3"/>
      <text:p text:style-name="P6"><draw:g text:anchor-type="paragraph" draw:z-index="1" draw:style-name="gr1"><draw:frame draw:name="Cadre de texte 28" draw:style-name="gr12" draw:text-style-name="P114" svg:width="5.255cm" svg:height="1.625cm" svg:x="10.95cm" svg:y="-0.064cm"><draw:text-box><text:p><text:span text:style-name="T70">Exemple : L'application initie un échange caractérisé par son ID</text:span></text:p><text:p><text:span text:style-name="T71"/></text:p><text:p><text:span text:style-name="T71"/></text:p></draw:text-box></draw:frame><draw:g draw:name="DrawObject 1" draw:style-name="gr10"><draw:custom-shape draw:name="Forme 4" draw:style-name="gr11" svg:width="3.193cm" svg:height="0.9cm" svg:x="6.826cm" svg:y="9.315cm"><text:p/><draw:enhanced-geometry svg:viewBox="0 0 21600 21600" draw:type="rectangle" draw:enhanced-path="M 0 0 L 21600 0 21600 21600 0 21600 0 0 Z N"/></draw:custom-shape><draw:frame draw:name="Cadre de texte 9" draw:style-name="gr4" draw:text-style-name="P113" svg:width="2.911cm" svg:height="0.408cm" svg:x="7.106cm" svg:y="9.505cm"><draw:text-box><text:p><text:span text:style-name="T69">UART (Phy 2)</text:span></text:p></draw:text-box></draw:frame></draw:g><draw:g draw:name="DrawObject 2" draw:style-name="gr10"><draw:custom-shape draw:name="Forme 7" draw:style-name="gr11" svg:width="3.193cm" svg:height="0.9cm" svg:x="6.792cm" svg:y="4.879cm"><text:p/><draw:enhanced-geometry svg:viewBox="0 0 21600 21600" draw:type="rectangle" draw:enhanced-path="M 0 0 L 21600 0 21600 21600 0 21600 0 0 Z N"/></draw:custom-shape><draw:frame draw:name="Cadre de texte 11" draw:style-name="gr4" draw:text-style-name="P113" svg:width="2.911cm" svg:height="0.408cm" svg:x="7.073cm" svg:y="5.069cm"><draw:text-box><text:p><text:span text:style-name="T69">MAC (My@)</text:span></text:p></draw:text-box></draw:frame></draw:g><draw:g draw:name="DrawObject 3" draw:style-name="gr10"><draw:custom-shape draw:name="Forme 8" draw:style-name="gr11" svg:width="3.193cm" svg:height="0.9cm" svg:x="6.777cm" svg:y="2.709cm"><text:p/><draw:enhanced-geometry svg:viewBox="0 0 21600 21600" draw:type="rectangle" draw:enhanced-path="M 0 0 L 21600 0 21600 21600 0 21600 0 0 Z N"/></draw:custom-shape><draw:frame draw:name="Cadre de texte 10" draw:style-name="gr4" draw:text-style-name="P113" svg:width="2.911cm" svg:height="0.408cm" svg:x="7.057cm" svg:y="2.9cm"><draw:text-box><text:p><text:span text:style-name="T69">ExchangeCtrle</text:span></text:p></draw:text-box></draw:frame></draw:g><draw:g draw:name="DrawObject 4" draw:style-name="gr10"><draw:custom-shape draw:name="Forme 9" draw:style-name="gr11" svg:width="3.193cm" svg:height="0.9cm" svg:x="6.688cm" svg:y="-0.037cm"><text:p/><draw:enhanced-geometry svg:viewBox="0 0 21600 21600" draw:type="rectangle" draw:enhanced-path="M 0 0 L 21600 0 21600 21600 0 21600 0 0 Z N"/></draw:custom-shape><draw:frame draw:name="Cadre de texte 12" draw:style-name="gr4" draw:text-style-name="P113" svg:width="2.911cm" svg:height="0.408cm" svg:x="6.969cm" svg:y="0.153cm"><draw:text-box><text:p><text:span text:style-name="T69">Application</text:span></text:p></draw:text-box></draw:frame></draw:g><draw:line draw:name="Ligne verticale 1" draw:style-name="gr13" draw:text-style-name="P110" svg:x1="8.361cm" svg:y1="1.062cm" svg:x2="8.361cm" svg:y2="2.708cm"><text:p/></draw:line><draw:frame draw:name="Cadre de texte 13" draw:style-name="gr14" draw:text-style-name="P114" svg:width="3.335cm" svg:height="2.031cm" svg:x="3.226cm" svg:y="-0.249cm"><draw:text-box><text:p><text:span text:style-name="T70">Exchange : ID n°</text:span></text:p><text:p><text:span text:style-name="T72">- requests</text:span></text:p><text:p><text:span text:style-name="T72">- data</text:span></text:p><text:p><text:span text:style-name="T72">- AsyMssg</text:span></text:p></draw:text-box></draw:frame><draw:g draw:name="DrawObject 5" draw:style-name="gr10"><draw:custom-shape draw:name="Forme 10" draw:style-name="gr11" svg:width="3.193cm" svg:height="0.9cm" svg:x="6.828cm" svg:y="11.536cm"><text:p/><draw:enhanced-geometry svg:viewBox="0 0 21600 21600" draw:type="rectangle" draw:enhanced-path="M 0 0 L 21600 0 21600 21600 0 21600 0 0 Z N"/></draw:custom-shape><draw:frame draw:name="Cadre de texte 14" draw:style-name="gr4" draw:text-style-name="P113" svg:width="2.911cm" svg:height="0.408cm" svg:x="7.108cm" svg:y="11.728cm"><draw:text-box><text:p><text:span text:style-name="T69">FSK (Phy 1)</text:span></text:p></draw:text-box></draw:frame></draw:g><draw:g draw:name="DrawObject6" draw:style-name="gr10"><draw:line draw:name="Ligne verticale 2" draw:style-name="gr3" draw:text-style-name="P110" svg:x1="7.375cm" svg:y1="3.609cm" svg:x2="7.375cm" svg:y2="4.879cm"><text:p/></draw:line><draw:frame draw:name="Cadre de texte 22" draw:style-name="gr15" draw:text-style-name="P114" svg:width="1.71cm" svg:height="0.989cm" svg:x="5.559cm" svg:y="3.891cm"><draw:text-box><text:p><text:span text:style-name="T72">- request</text:span></text:p><text:p><text:span text:style-name="T72">- AsyMssg</text:span></text:p></draw:text-box></draw:frame><draw:line draw:name="Ligne verticale 3" draw:style-name="gr3" draw:text-style-name="P110" svg:x1="9.208cm" svg:y1="4.879cm" svg:x2="9.19cm" svg:y2="3.609cm"><text:p/></draw:line><draw:frame draw:name="Cadre de texte 23" draw:style-name="gr15" draw:text-style-name="P114" svg:width="1.71cm" svg:height="0.989cm" svg:x="9.387cm" svg:y="3.891cm"><draw:text-box><text:p><text:span text:style-name="T72">- data</text:span></text:p><text:p><text:span text:style-name="T72">- Ack</text:span></text:p></draw:text-box></draw:frame></draw:g><draw:g draw:name="DrawObject 6" draw:style-name="gr10"><draw:line draw:name="Ligne verticale 5" draw:style-name="gr3" draw:text-style-name="P110" svg:x1="7.375cm" svg:y1="5.824cm" svg:x2="7.375cm" svg:y2="7.094cm"><text:p/></draw:line><draw:frame draw:name="Cadre de texte 24" draw:style-name="gr15" draw:text-style-name="P114" svg:width="1.71cm" svg:height="0.989cm" svg:x="5.559cm" svg:y="6.106cm"><draw:text-box><text:p><text:span text:style-name="T72">- request</text:span></text:p><text:p><text:span text:style-name="T72">- AsyMssg</text:span></text:p></draw:text-box></draw:frame><draw:line draw:name="Ligne verticale 6" draw:style-name="gr3" draw:text-style-name="P110" svg:x1="9.208cm" svg:y1="7.094cm" svg:x2="9.19cm" svg:y2="5.824cm"><text:p/></draw:line><draw:frame draw:name="Cadre de texte 25" draw:style-name="gr15" draw:text-style-name="P114" svg:width="1.71cm" svg:height="0.989cm" svg:x="9.387cm" svg:y="6.106cm"><draw:text-box><text:p><text:span text:style-name="T72">- data</text:span></text:p><text:p><text:span text:style-name="T72">- Ack</text:span></text:p></draw:text-box></draw:frame></draw:g><draw:g draw:name="DrawObject 7" draw:style-name="gr10"><draw:line draw:name="Ligne verticale 7" draw:style-name="gr3" draw:text-style-name="P110" svg:x1="7.375cm" svg:y1="10.266cm" svg:x2="7.375cm" svg:y2="11.536cm"><text:p/></draw:line><draw:frame draw:name="Cadre de texte 26" draw:style-name="gr15" draw:text-style-name="P114" svg:width="1.71cm" svg:height="0.989cm" svg:x="5.559cm" svg:y="10.548cm"><draw:text-box><text:p><text:span text:style-name="T72">- request</text:span></text:p><text:p><text:span text:style-name="T72">- AsyMssg</text:span></text:p></draw:text-box></draw:frame><draw:line draw:name="Ligne verticale 8" draw:style-name="gr3" draw:text-style-name="P110" svg:x1="9.208cm" svg:y1="11.536cm" svg:x2="9.19cm" svg:y2="10.266cm"><text:p/></draw:line><draw:frame draw:name="Cadre de texte 27" draw:style-name="gr15" draw:text-style-name="P114" svg:width="1.71cm" svg:height="0.989cm" svg:x="9.387cm" svg:y="10.548cm"><draw:text-box><text:p><text:span text:style-name="T72">- data</text:span></text:p><text:p><text:span text:style-name="T72">- Ack</text:span></text:p></draw:text-box></draw:frame></draw:g><draw:g draw:name="DrawObject8" draw:style-name="gr10"><draw:path draw:name="Forme52" draw:style-name="gr16" draw:text-style-name="P110" svg:width="0.115cm" svg:height="0.286cm" svg:x="11.155cm" svg:y="11.339cm" svg:viewBox="0 0 116 287" svg:d="M0 287c58-646 116 0 116 0"><text:p/></draw:path><draw:path draw:name="Forme53" draw:style-name="gr16" draw:text-style-name="P110" svg:width="0.115cm" svg:height="0.286cm" svg:x="11.271cm" svg:y="11.622cm" svg:viewBox="0 0 116 287" svg:d="M0 0c58 645 116 0 116 0"><text:p/></draw:path><draw:path draw:name="Forme54" draw:style-name="gr16" draw:text-style-name="P110" svg:width="0.115cm" svg:height="0.286cm" svg:x="11.386cm" svg:y="11.339cm" svg:viewBox="0 0 116 287" svg:d="M0 287c58-646 116 0 116 0"><text:p/></draw:path><draw:path draw:name="Forme55" draw:style-name="gr16" draw:text-style-name="P110" svg:width="0.115cm" svg:height="0.286cm" svg:x="11.503cm" svg:y="11.622cm" svg:viewBox="0 0 116 287" svg:d="M0 0c58 645 116 0 116 0"><text:p/></draw:path><draw:path draw:name="Forme56" draw:style-name="gr16" draw:text-style-name="P110" svg:width="0.115cm" svg:height="0.286cm" svg:x="11.617cm" svg:y="11.339cm" svg:viewBox="0 0 116 287" svg:d="M0 287c58-646 116 0 116 0"><text:p/></draw:path><draw:path draw:name="Forme57" draw:style-name="gr16" draw:text-style-name="P110" svg:width="0.115cm" svg:height="0.286cm" svg:x="11.735cm" svg:y="11.622cm" svg:viewBox="0 0 116 287" svg:d="M0 0c58 645 116 0 116 0"><text:p/></draw:path><draw:path draw:name="Forme58" draw:style-name="gr16" draw:text-style-name="P110" svg:width="0.115cm" svg:height="0.286cm" svg:x="11.85cm" svg:y="11.339cm" svg:viewBox="0 0 116 287" svg:d="M0 287c58-646 116 0 116 0"><text:p/></draw:path><draw:path draw:name="Forme63" draw:style-name="gr16" draw:text-style-name="P110" svg:width="0.073cm" svg:height="0.286cm" svg:x="11.973cm" svg:y="11.622cm" svg:viewBox="0 0 74 287" svg:d="M0 0c37 645 74 0 74 0"><text:p/></draw:path><draw:path draw:name="Forme64" draw:style-name="gr16" draw:text-style-name="P110" svg:width="0.073cm" svg:height="0.286cm" svg:x="12.049cm" svg:y="11.339cm" svg:viewBox="0 0 74 287" svg:d="M0 287c37-646 74 0 74 0"><text:p/></draw:path><draw:path draw:name="Forme65" draw:style-name="gr16" draw:text-style-name="P110" svg:width="0.073cm" svg:height="0.286cm" svg:x="12.123cm" svg:y="11.622cm" svg:viewBox="0 0 74 287" svg:d="M0 0c37 645 74 0 74 0"><text:p/></draw:path><draw:path draw:name="Forme66" draw:style-name="gr16" draw:text-style-name="P110" svg:width="0.073cm" svg:height="0.286cm" svg:x="12.197cm" svg:y="11.339cm" svg:viewBox="0 0 74 287" svg:d="M0 287c37-646 74 0 74 0"><text:p/></draw:path><draw:path draw:name="Forme67" draw:style-name="gr16" draw:text-style-name="P110" svg:width="0.073cm" svg:height="0.286cm" svg:x="12.273cm" svg:y="11.622cm" svg:viewBox="0 0 74 287" svg:d="M0 0c37 645 74 0 74 0"><text:p/></draw:path><draw:path draw:name="Forme68" draw:style-name="gr16" draw:text-style-name="P110" svg:width="0.073cm" svg:height="0.286cm" svg:x="12.347cm" svg:y="11.339cm" svg:viewBox="0 0 74 287" svg:d="M0 287c37-646 74 0 74 0"><text:p/></draw:path><draw:path draw:name="Forme69" draw:style-name="gr16" draw:text-style-name="P110" svg:width="0.073cm" svg:height="0.286cm" svg:x="12.416cm" svg:y="11.622cm" svg:viewBox="0 0 74 287" svg:d="M0 0c37 645 74 0 74 0"><text:p/></draw:path><draw:path draw:name="Forme75" draw:style-name="gr17" draw:text-style-name="P110" svg:width="0.115cm" svg:height="0.286cm" svg:x="11.386cm" svg:y="11.339cm" svg:viewBox="0 0 116 287" svg:d="M0 287c58-646 116 0 116 0"><text:p/></draw:path><draw:path draw:name="Forme76" draw:style-name="gr17" draw:text-style-name="P110" svg:width="0.115cm" svg:height="0.286cm" svg:x="11.503cm" svg:y="11.622cm" svg:viewBox="0 0 116 287" svg:d="M0 0c58 645 116 0 116 0"><text:p/></draw:path><draw:path draw:name="Forme77" draw:style-name="gr17" draw:text-style-name="P110" svg:width="0.115cm" svg:height="0.286cm" svg:x="11.617cm" svg:y="11.339cm" svg:viewBox="0 0 116 287" svg:d="M0 287c58-646 116 0 116 0"><text:p/></draw:path><draw:path draw:name="Forme78" draw:style-name="gr17" draw:text-style-name="P110" svg:width="0.115cm" svg:height="0.286cm" svg:x="11.735cm" svg:y="11.622cm" svg:viewBox="0 0 116 287" svg:d="M0 0c58 645 116 0 116 0"><text:p/></draw:path><draw:path draw:name="Forme79" draw:style-name="gr17" draw:text-style-name="P110" svg:width="0.115cm" svg:height="0.286cm" svg:x="11.85cm" svg:y="11.339cm" svg:viewBox="0 0 116 287" svg:d="M0 287c58-646 116 0 116 0"><text:p/></draw:path><draw:path draw:name="Forme84" draw:style-name="gr17" draw:text-style-name="P110" svg:width="0.073cm" svg:height="0.286cm" svg:x="11.973cm" svg:y="11.622cm" svg:viewBox="0 0 74 287" svg:d="M0 0c37 645 74 0 74 0"><text:p/></draw:path><draw:path draw:name="Forme85" draw:style-name="gr17" draw:text-style-name="P110" svg:width="0.073cm" svg:height="0.286cm" svg:x="12.049cm" svg:y="11.339cm" svg:viewBox="0 0 74 287" svg:d="M0 287c37-646 74 0 74 0"><text:p/></draw:path><draw:path draw:name="Forme86" draw:style-name="gr17" draw:text-style-name="P110" svg:width="0.073cm" svg:height="0.286cm" svg:x="12.123cm" svg:y="11.622cm" svg:viewBox="0 0 74 287" svg:d="M0 0c37 645 74 0 74 0"><text:p/></draw:path><draw:g draw:name="Forme87" draw:style-name="gr10"><draw:path draw:style-name="gr17" draw:text-style-name="P110" svg:width="0.115cm" svg:height="0.286cm" svg:x="11.155cm" svg:y="11.339cm" svg:viewBox="0 0 116 287" svg:d="M0 287c58-646 116 0 116 0"><text:p/></draw:path><draw:path draw:style-name="gr17" draw:text-style-name="P110" svg:width="0.115cm" svg:height="0.286cm" svg:x="11.271cm" svg:y="11.622cm" svg:viewBox="0 0 116 287" svg:d="M0 0c58 645 116 0 116 0"><text:p/></draw:path></draw:g><draw:path draw:name="Forme102" draw:style-name="gr17" draw:text-style-name="P110" svg:width="0.073cm" svg:height="0.286cm" svg:x="12.123cm" svg:y="11.622cm" svg:viewBox="0 0 74 287" svg:d="M74 0c-37 645-74 0-74 0"><text:p/></draw:path><draw:path draw:name="Forme103" draw:style-name="gr17" draw:text-style-name="P110" svg:width="0.073cm" svg:height="0.291cm" svg:x="12.197cm" svg:y="11.333cm" svg:viewBox="0 0 74 292" svg:d="M0 292c37-656 74 0 74 0"><text:p/></draw:path><draw:path draw:name="Forme104" draw:style-name="gr17" draw:text-style-name="P110" svg:width="0.074cm" svg:height="0.286cm" svg:x="12.347cm" svg:y="11.339cm" svg:viewBox="0 0 75 287" svg:d="M75 287c-38-646-75 0-75 0"><text:p/></draw:path><draw:path draw:name="Forme105" draw:style-name="gr17" draw:text-style-name="P110" svg:width="0.074cm" svg:height="0.286cm" svg:x="12.273cm" svg:y="11.622cm" svg:viewBox="0 0 75 287" svg:d="M75 0c-38 645-75 0-75 0"><text:p/></draw:path><draw:path draw:name="Forme107" draw:style-name="gr17" draw:text-style-name="P110" svg:width="0.074cm" svg:height="0.286cm" svg:x="12.416cm" svg:y="11.622cm" svg:viewBox="0 0 75 287" svg:d="M75 0c-38 645-75 0-75 0"><text:p/></draw:path><draw:path draw:name="Forme111" draw:style-name="gr17" draw:text-style-name="P110" svg:width="0.115cm" svg:height="0.286cm" svg:x="11.386cm" svg:y="11.339cm" svg:viewBox="0 0 116 287" svg:d="M0 287c58-646 116 0 116 0"><text:p/></draw:path><draw:path draw:name="Forme112" draw:style-name="gr17" draw:text-style-name="P110" svg:width="0.115cm" svg:height="0.286cm" svg:x="11.503cm" svg:y="11.622cm" svg:viewBox="0 0 116 287" svg:d="M0 0c58 645 116 0 116 0"><text:p/></draw:path></draw:g><draw:line draw:name="Ligne 8" draw:style-name="gr18" draw:text-style-name="P110" svg:x1="9.989cm" svg:y1="11.788cm" svg:x2="10.966cm" svg:y2="11.802cm"><text:p/></draw:line><draw:line draw:name="Ligne 9" draw:style-name="gr18" draw:text-style-name="P110" svg:x1="11.15cm" svg:y1="12.222cm" svg:x2="10.019cm" svg:y2="12.222cm"><text:p/></draw:line><draw:g draw:name="DrawObject 8" draw:style-name="gr10"><draw:path draw:name="Forme 31" draw:style-name="gr16" draw:text-style-name="P110" svg:width="0.106cm" svg:height="0.036cm" svg:x="11.25cm" svg:y="12.185cm" svg:viewBox="0 0 107 37" svg:d="M0 37c54-83 107 0 107 0"><text:p/></draw:path><draw:path draw:name="Forme 32" draw:style-name="gr16" draw:text-style-name="P110" svg:width="0.106cm" svg:height="0.036cm" svg:x="11.356cm" svg:y="12.222cm" svg:viewBox="0 0 107 37" svg:d="M0 0c53 83 107 0 107 0"><text:p/></draw:path><draw:path draw:name="Forme 33" draw:style-name="gr16" draw:text-style-name="P110" svg:width="0.106cm" svg:height="0.036cm" svg:x="11.465cm" svg:y="12.185cm" svg:viewBox="0 0 107 37" svg:d="M0 37c54-83 107 0 107 0"><text:p/></draw:path><draw:path draw:name="Forme 34" draw:style-name="gr16" draw:text-style-name="P110" svg:width="0.106cm" svg:height="0.036cm" svg:x="11.571cm" svg:y="12.222cm" svg:viewBox="0 0 107 37" svg:d="M0 0c53 83 107 0 107 0"><text:p/></draw:path><draw:path draw:name="Forme 35" draw:style-name="gr16" draw:text-style-name="P110" svg:width="0.106cm" svg:height="0.036cm" svg:x="11.677cm" svg:y="12.185cm" svg:viewBox="0 0 107 37" svg:d="M0 37c54-83 107 0 107 0"><text:p/></draw:path><draw:path draw:name="Forme 36" draw:style-name="gr16" draw:text-style-name="P110" svg:width="0.106cm" svg:height="0.036cm" svg:x="11.781cm" svg:y="12.222cm" svg:viewBox="0 0 107 37" svg:d="M0 0c53 83 107 0 107 0"><text:p/></draw:path><draw:path draw:name="Forme 37" draw:style-name="gr16" draw:text-style-name="P110" svg:width="0.106cm" svg:height="0.036cm" svg:x="11.892cm" svg:y="12.185cm" svg:viewBox="0 0 107 37" svg:d="M0 37c54-83 107 0 107 0"><text:p/></draw:path><draw:path draw:name="Forme 38" draw:style-name="gr16" draw:text-style-name="P110" svg:width="0.068cm" svg:height="0.036cm" svg:x="12.005cm" svg:y="12.222cm" svg:viewBox="0 0 69 37" svg:d="M0 0c34 83 69 0 69 0"><text:p/></draw:path><draw:path draw:name="Forme 39" draw:style-name="gr16" draw:text-style-name="P110" svg:width="0.068cm" svg:height="0.036cm" svg:x="12.074cm" svg:y="12.185cm" svg:viewBox="0 0 69 37" svg:d="M0 37c34-83 69 0 69 0"><text:p/></draw:path><draw:path draw:name="Forme 40" draw:style-name="gr16" draw:text-style-name="P110" svg:width="0.068cm" svg:height="0.036cm" svg:x="12.141cm" svg:y="12.222cm" svg:viewBox="0 0 69 37" svg:d="M0 0c34 83 69 0 69 0"><text:p/></draw:path><draw:path draw:name="Forme 41" draw:style-name="gr16" draw:text-style-name="P110" svg:width="0.068cm" svg:height="0.036cm" svg:x="12.211cm" svg:y="12.185cm" svg:viewBox="0 0 69 37" svg:d="M0 37c34-83 69 0 69 0"><text:p/></draw:path><draw:path draw:name="Forme 42" draw:style-name="gr16" draw:text-style-name="P110" svg:width="0.068cm" svg:height="0.036cm" svg:x="12.279cm" svg:y="12.222cm" svg:viewBox="0 0 69 37" svg:d="M0 0c34 83 69 0 69 0"><text:p/></draw:path><draw:path draw:name="Forme 43" draw:style-name="gr16" draw:text-style-name="P110" svg:width="0.068cm" svg:height="0.036cm" svg:x="12.348cm" svg:y="12.185cm" svg:viewBox="0 0 69 37" svg:d="M0 37c34-83 69 0 69 0"><text:p/></draw:path><draw:path draw:name="Forme 44" draw:style-name="gr16" draw:text-style-name="P110" svg:width="0.068cm" svg:height="0.036cm" svg:x="12.416cm" svg:y="12.222cm" svg:viewBox="0 0 69 37" svg:d="M0 0c34 83 69 0 69 0"><text:p/></draw:path><draw:path draw:name="Forme 45" draw:style-name="gr17" draw:text-style-name="P110" svg:width="0.106cm" svg:height="0.036cm" svg:x="11.465cm" svg:y="12.185cm" svg:viewBox="0 0 107 37" svg:d="M0 37c54-83 107 0 107 0"><text:p/></draw:path><draw:path draw:name="Forme 46" draw:style-name="gr17" draw:text-style-name="P110" svg:width="0.106cm" svg:height="0.036cm" svg:x="11.571cm" svg:y="12.222cm" svg:viewBox="0 0 107 37" svg:d="M0 0c53 83 107 0 107 0"><text:p/></draw:path><draw:path draw:name="Forme 47" draw:style-name="gr17" draw:text-style-name="P110" svg:width="0.106cm" svg:height="0.036cm" svg:x="11.677cm" svg:y="12.185cm" svg:viewBox="0 0 107 37" svg:d="M0 37c54-83 107 0 107 0"><text:p/></draw:path><draw:path draw:name="Forme 48" draw:style-name="gr17" draw:text-style-name="P110" svg:width="0.106cm" svg:height="0.036cm" svg:x="11.786cm" svg:y="12.222cm" svg:viewBox="0 0 107 37" svg:d="M0 0c53 83 107 0 107 0"><text:p/></draw:path><draw:path draw:name="Forme 49" draw:style-name="gr17" draw:text-style-name="P110" svg:width="0.106cm" svg:height="0.036cm" svg:x="11.892cm" svg:y="12.185cm" svg:viewBox="0 0 107 37" svg:d="M0 37c54-83 107 0 107 0"><text:p/></draw:path><draw:path draw:name="Forme 50" draw:style-name="gr17" draw:text-style-name="P110" svg:width="0.068cm" svg:height="0.036cm" svg:x="12.005cm" svg:y="12.222cm" svg:viewBox="0 0 69 37" svg:d="M0 0c34 83 69 0 69 0"><text:p/></draw:path><draw:path draw:name="Forme 51" draw:style-name="gr17" draw:text-style-name="P110" svg:width="0.068cm" svg:height="0.036cm" svg:x="12.074cm" svg:y="12.185cm" svg:viewBox="0 0 69 37" svg:d="M0 37c34-83 69 0 69 0"><text:p/></draw:path><draw:path draw:name="Forme 52" draw:style-name="gr17" draw:text-style-name="P110" svg:width="0.068cm" svg:height="0.036cm" svg:x="12.141cm" svg:y="12.222cm" svg:viewBox="0 0 69 37" svg:d="M0 0c34 83 69 0 69 0"><text:p/></draw:path><draw:g draw:name="Forme 53" draw:style-name="gr10"><draw:path draw:style-name="gr17" draw:text-style-name="P110" svg:width="0.106cm" svg:height="0.036cm" svg:x="11.25cm" svg:y="12.185cm" svg:viewBox="0 0 107 37" svg:d="M0 37c54-83 107 0 107 0"><text:p/></draw:path><draw:path draw:style-name="gr17" draw:text-style-name="P110" svg:width="0.106cm" svg:height="0.036cm" svg:x="11.356cm" svg:y="12.222cm" svg:viewBox="0 0 107 37" svg:d="M0 0c53 83 107 0 107 0"><text:p/></draw:path></draw:g><draw:path draw:name="Forme 54" draw:style-name="gr17" draw:text-style-name="P110" svg:width="0.068cm" svg:height="0.036cm" svg:x="12.141cm" svg:y="12.222cm" svg:viewBox="0 0 69 37" svg:d="M69 0c-35 83-69 0-69 0"><text:p/></draw:path><draw:path draw:name="Forme 55" draw:style-name="gr17" draw:text-style-name="P110" svg:width="0.068cm" svg:height="0.036cm" svg:x="12.212cm" svg:y="12.185cm" svg:viewBox="0 0 69 37" svg:d="M0 37c34-84 69 0 69 0"><text:p/></draw:path><draw:path draw:name="Forme 56" draw:style-name="gr17" draw:text-style-name="P110" svg:width="0.068cm" svg:height="0.036cm" svg:x="12.349cm" svg:y="12.185cm" svg:viewBox="0 0 69 37" svg:d="M69 37c-35-83-69 0-69 0"><text:p/></draw:path><draw:path draw:name="Forme 57" draw:style-name="gr17" draw:text-style-name="P110" svg:width="0.068cm" svg:height="0.036cm" svg:x="12.28cm" svg:y="12.222cm" svg:viewBox="0 0 69 37" svg:d="M69 0c-35 83-69 0-69 0"><text:p/></draw:path><draw:path draw:name="Forme 58" draw:style-name="gr17" draw:text-style-name="P110" svg:width="0.068cm" svg:height="0.036cm" svg:x="12.416cm" svg:y="12.222cm" svg:viewBox="0 0 69 37" svg:d="M69 0c-35 83-69 0-69 0"><text:p/></draw:path><draw:path draw:name="Forme 59" draw:style-name="gr17" draw:text-style-name="P110" svg:width="0.106cm" svg:height="0.036cm" svg:x="11.465cm" svg:y="12.185cm" svg:viewBox="0 0 107 37" svg:d="M0 37c54-83 107 0 107 0"><text:p/></draw:path><draw:path draw:name="Forme 60" draw:style-name="gr17" draw:text-style-name="P110" svg:width="0.106cm" svg:height="0.036cm" svg:x="11.571cm" svg:y="12.222cm" svg:viewBox="0 0 107 37" svg:d="M0 0c53 83 107 0 107 0"><text:p/></draw:path></draw:g><draw:g draw:name="DrawObject11" draw:style-name="gr10"><draw:line draw:name="Ligne 10" draw:style-name="gr19" draw:text-style-name="P110" svg:x1="3.256cm" svg:y1="10.945cm" svg:x2="3.523cm" svg:y2="10.945cm"><text:p/></draw:line><draw:line draw:name="Ligne 11" draw:style-name="gr19" draw:text-style-name="P110" svg:x1="3.523cm" svg:y1="11.266cm" svg:x2="3.523cm" svg:y2="10.945cm"><text:p/></draw:line><draw:line draw:name="Ligne 12" draw:style-name="gr19" draw:text-style-name="P110" svg:x1="3.523cm" svg:y1="11.266cm" svg:x2="3.681cm" svg:y2="11.266cm"><text:p/></draw:line><draw:line draw:name="Ligne 13" draw:style-name="gr19" draw:text-style-name="P110" svg:x1="3.681cm" svg:y1="11.266cm" svg:x2="3.681cm" svg:y2="10.945cm"><text:p/></draw:line><draw:custom-shape draw:name="Forme 11" draw:style-name="gr20" svg:width="0.165cm" svg:height="0.322cm" svg:x="3.681cm" svg:y="10.945cm"><text:p/><draw:enhanced-geometry svg:viewBox="0 0 21600 21600" draw:type="rectangle" draw:enhanced-path="M 0 0 L 21600 0 21600 21600 0 21600 0 0 Z N"/></draw:custom-shape><draw:custom-shape draw:name="Forme 12" draw:style-name="gr20" svg:width="0.165cm" svg:height="0.322cm" svg:x="3.845cm" svg:y="10.945cm"><text:p/><draw:enhanced-geometry svg:viewBox="0 0 21600 21600" draw:type="rectangle" draw:enhanced-path="M 0 0 L 21600 0 21600 21600 0 21600 0 0 Z N"/></draw:custom-shape><draw:line draw:name="Ligne 14" draw:style-name="gr19" draw:text-style-name="P110" svg:x1="4.01cm" svg:y1="11.266cm" svg:x2="4.01cm" svg:y2="10.945cm"><text:p/></draw:line><draw:custom-shape draw:name="Forme 13" draw:style-name="gr21" svg:width="0.167cm" svg:height="0.322cm" svg:x="4.009cm" svg:y="10.945cm"><text:p/><draw:enhanced-geometry svg:viewBox="0 0 21600 21600" draw:type="rectangle" draw:enhanced-path="M 0 0 L 21600 0 21600 21600 0 21600 0 0 Z N"/></draw:custom-shape><draw:custom-shape draw:name="Forme 14" draw:style-name="gr20" svg:width="0.165cm" svg:height="0.322cm" svg:x="4.175cm" svg:y="10.945cm"><text:p/><draw:enhanced-geometry svg:viewBox="0 0 21600 21600" draw:type="rectangle" draw:enhanced-path="M 0 0 L 21600 0 21600 21600 0 21600 0 0 Z N"/></draw:custom-shape><draw:line draw:name="Ligne 22" draw:style-name="gr19" draw:text-style-name="P110" svg:x1="4.339cm" svg:y1="11.266cm" svg:x2="4.339cm" svg:y2="10.945cm"><text:p/></draw:line><draw:custom-shape draw:name="Forme 15" draw:style-name="gr20" svg:width="0.165cm" svg:height="0.322cm" svg:x="4.339cm" svg:y="10.945cm"><text:p/><draw:enhanced-geometry svg:viewBox="0 0 21600 21600" draw:type="rectangle" draw:enhanced-path="M 0 0 L 21600 0 21600 21600 0 21600 0 0 Z N"/></draw:custom-shape><draw:custom-shape draw:name="Forme 16" draw:style-name="gr20" svg:width="0.165cm" svg:height="0.322cm" svg:x="4.503cm" svg:y="10.945cm"><text:p/><draw:enhanced-geometry svg:viewBox="0 0 21600 21600" draw:type="rectangle" draw:enhanced-path="M 0 0 L 21600 0 21600 21600 0 21600 0 0 Z N"/></draw:custom-shape><draw:line draw:name="Ligne 23" draw:style-name="gr19" draw:text-style-name="P110" svg:x1="4.668cm" svg:y1="11.266cm" svg:x2="4.668cm" svg:y2="10.945cm"><text:p/></draw:line><draw:custom-shape draw:name="Forme 17" draw:style-name="gr20" svg:width="0.165cm" svg:height="0.322cm" svg:x="4.667cm" svg:y="10.945cm"><text:p/><draw:enhanced-geometry svg:viewBox="0 0 21600 21600" draw:type="rectangle" draw:enhanced-path="M 0 0 L 21600 0 21600 21600 0 21600 0 0 Z N"/></draw:custom-shape><draw:custom-shape draw:name="Forme 18" draw:style-name="gr21" svg:width="0.167cm" svg:height="0.322cm" svg:x="4.831cm" svg:y="10.945cm"><text:p/><draw:enhanced-geometry svg:viewBox="0 0 21600 21600" draw:type="rectangle" draw:enhanced-path="M 0 0 L 21600 0 21600 21600 0 21600 0 0 Z N"/></draw:custom-shape><draw:line draw:name="Ligne 24" draw:style-name="gr19" draw:text-style-name="P110" svg:x1="4.997cm" svg:y1="10.945cm" svg:x2="5.264cm" svg:y2="10.945cm"><text:p/></draw:line></draw:g><draw:g draw:name="DrawObject 9" draw:style-name="gr10"><draw:custom-shape draw:name="Forme 19" draw:style-name="gr11" svg:width="3.193cm" svg:height="0.9cm" svg:x="6.704cm" svg:y="7.094cm"><text:p/><draw:enhanced-geometry svg:viewBox="0 0 21600 21600" draw:type="rectangle" draw:enhanced-path="M 0 0 L 21600 0 21600 21600 0 21600 0 0 Z N"/></draw:custom-shape><draw:frame draw:name="Cadre de texte 30" draw:style-name="gr4" draw:text-style-name="P113" svg:width="2.911cm" svg:height="0.408cm" svg:x="6.985cm" svg:y="7.285cm"><draw:text-box><text:p><text:span text:style-name="T69"><text:s text:c="2"/></text:span><text:span text:style-name="T69">Phy_UART</text:span></text:p></draw:text-box></draw:frame></draw:g><draw:g draw:name="DrawObject 10" draw:style-name="gr10"><draw:line draw:name="Ligne verticale 4" draw:style-name="gr3" draw:text-style-name="P110" svg:x1="7.375cm" svg:y1="8.031cm" svg:x2="7.375cm" svg:y2="9.301cm"><text:p/></draw:line><draw:frame draw:name="Cadre de texte 31" draw:style-name="gr15" draw:text-style-name="P114" svg:width="1.71cm" svg:height="0.989cm" svg:x="5.559cm" svg:y="8.315cm"><draw:text-box><text:p><text:span text:style-name="T72">- request</text:span></text:p><text:p><text:span text:style-name="T72">- AsyMssg</text:span></text:p></draw:text-box></draw:frame><draw:line draw:name="Ligne verticale 9" draw:style-name="gr3" draw:text-style-name="P110" svg:x1="9.208cm" svg:y1="9.301cm" svg:x2="9.19cm" svg:y2="8.031cm"><text:p/></draw:line><draw:frame draw:name="Cadre de texte 32" draw:style-name="gr15" draw:text-style-name="P114" svg:width="1.71cm" svg:height="0.989cm" svg:x="9.387cm" svg:y="8.315cm"><draw:text-box><text:p><text:span text:style-name="T72">- data</text:span></text:p><text:p><text:span text:style-name="T72">- Ack</text:span></text:p></draw:text-box></draw:frame></draw:g><draw:frame draw:name="Cadre de texte 38" draw:style-name="gr22" draw:text-style-name="P115" svg:width="4.368cm" svg:height="0.981cm" svg:x="1.005cm" svg:y="3.621cm"><draw:text-box><text:p><text:span text:style-name="T73">ExchCtrle Frame</text:span></text:p><text:p><text:span text:style-name="T64">|Dest@|ID|Type_LenData|Data|Trial|</text:span></text:p><text:p><text:span text:style-name="T73"/></text:p></draw:text-box></draw:frame><draw:frame draw:name="Cadre de texte 33" draw:style-name="gr22" draw:text-style-name="P115" svg:width="5.231cm" svg:height="0.981cm" svg:x="0.33cm" svg:y="6.113cm"><draw:text-box><text:p><text:span text:style-name="T73">MAC Frame</text:span></text:p><text:p><text:span text:style-name="T64">|</text:span><text:span text:style-name="T74">My@</text:span><text:span text:style-name="T64">|Dest@|ID|Type_LenData|Data|Trial|</text:span></text:p><text:p><text:span text:style-name="T73"/></text:p></draw:text-box></draw:frame><draw:frame draw:name="Cadre de texte 35" draw:style-name="gr23" draw:text-style-name="P115" svg:width="6.467cm" svg:height="1.692cm" svg:x="10.699cm" svg:y="6.106cm"><draw:text-box><text:p><text:span text:style-name="T73">MAC Frame</text:span></text:p><text:p><text:span text:style-name="T64">|Org@|</text:span><text:span text:style-name="T74">Dest@</text:span><text:span text:style-name="T64">|ID|Type_LenData|Data|Trial|</text:span></text:p><text:p><text:span text:style-name="T73"/></text:p></draw:text-box></draw:frame><draw:frame draw:name="Cadre de texte 1" draw:style-name="gr22" draw:text-style-name="P115" svg:width="5.453cm" svg:height="0.981cm" svg:x="11.096cm" svg:y="3.662cm"><draw:text-box><text:p><text:span text:style-name="T73">ExchCtrle Frame</text:span></text:p><text:p><text:span text:style-name="T64">|Org@|ID|Type_LenData|Data|Trial|</text:span></text:p><text:p><text:span text:style-name="T73"/></text:p></draw:text-box></draw:frame><draw:frame draw:name="Cadre de texte 2" draw:style-name="gr24" draw:text-style-name="P115" svg:width="8.109cm" svg:height="1.308cm" svg:x="-1.138cm" svg:y="8.907cm"><draw:text-box><text:p><text:span text:style-name="T73">Phy Frame</text:span></text:p><text:p><text:span text:style-name="T74">|#####|Len</text:span><text:span text:style-name="T64">|Org@|Dest@|ID|Type_LenData|Data|Trial|</text:span><text:span text:style-name="T74">CheckSum|</text:span><text:span text:style-name="T64"> </text:span></text:p><text:p><text:span text:style-name="T73"/></text:p></draw:text-box></draw:frame><draw:frame draw:name="Cadre de texte 3" draw:style-name="gr24" draw:text-style-name="P115" svg:width="8.109cm" svg:height="1.308cm" svg:x="10.511cm" svg:y="8.315cm"><draw:text-box><text:p><text:span text:style-name="T73">Phy Frame</text:span></text:p><text:p><text:span text:style-name="T74">|#####|Len|</text:span><text:span text:style-name="T64">Org@|Dest@|ID|Type_LenData|Data|Trial|</text:span><text:span text:style-name="T74">CheckSum| </text:span></text:p><text:p><text:span text:style-name="T73"/></text:p></draw:text-box></draw:frame></draw:g></text:p>
      <text:p text:style-name="P6"/>
      <text:p text:style-name="P7"/>
      <text:p text:style-name="P7"/>
      <text:p text:style-name="P6"><text:span text:style-name="T17">N</text:span><text:span text:style-name="T17">otons que les échanges au niveau de la couche "</text:span><text:span text:style-name="T4">ExchangeControl</text:span><text:span text:style-name="T17">" se font nécessairement en mode synchrone dans le sens où, même un message asynchrone sera acquitté par le receveur pour renforcer la qualité de la liaison</text:span><text:span text:style-name="T17">.</text:span></text:p>
      <text:p text:style-name="P7"/>
      <text:p text:style-name="P7"/>
      <text:p text:style-name="P7"/>
      <text:p text:style-name="P6"/>
      <text:p text:style-name="P7"/>
      <text:p text:style-name="P7"/>
      <text:h text:style-name="P68" text:outline-level="2"><text:bookmark-start text:name="__RefHeading___Toc2096_2496697646"/><text:soft-page-break/>Les trames du protocole<text:bookmark-end text:name="__RefHeading___Toc2096_2496697646"/></text:h>
      <text:p text:style-name="P3"><text:span text:style-name="T6">Le protocole est fait pour gérer jusqu'à </text:span><text:span text:style-name="T6">256</text:span><text:span text:style-name="T6"> entités qui échangent en FSK. </text:span><text:span text:style-name="T6">Les adresses s'étendent donc de 0 à 0xF</text:span><text:span text:style-name="T6">E, avec OxFF réservée pour le broadcast.</text:span><text:span text:style-name="T6"> </text:span><text:span text:style-name="T6">Org@ et Dest@ caractérisent, pour une transmission donnée, l'entité à l'origine du message et celle qui en est destinataire.</text:span></text:p>
      <text:p text:style-name="P11"/>
      <text:h text:style-name="Heading_20_3" text:outline-level="3"><text:bookmark-start text:name="__RefHeading___Toc2098_2496697646"/>Trame ExchangeLayer Frame<text:bookmark-end text:name="__RefHeading___Toc2098_2496697646"/></text:h>
      <text:p text:style-name="P13"/>
      <text:p text:style-name="P13">La trame se situe entre la couche ExchangeLayer et la couche MAC.</text:p>
      <text:p text:style-name="Text_20_body"/>
      <text:p text:style-name="Standard"><text:span text:style-name="T24">Constitution </text:span><text:span text:style-name="T24">: </text:span></text:p>
      <text:p text:style-name="Standard"><text:span text:style-name="T22"><text:s/></text:span><text:span text:style-name="T25">|Dest@| ID|Type_LenData|Data|Trial| </text:span><text:span text:style-name="T22"><text:s text:c="2"/>ou |Org@|ID|Type_LenData|Data|Trial| </text:span></text:p>
      <text:p text:style-name="P33"/>
      <text:p text:style-name="P27"/>
      <text:p text:style-name="P5"><text:span text:style-name="T3">champ Dest/Org@ (8bits)</text:span>: Selon le sens, c'est l'adresse à qui est destiné le message, ou l'adresse source du message,</text:p>
      <text:p text:style-name="P5"><text:span text:style-name="T27">ID</text:span><text:span text:style-name="T21">|</text:span><text:span text:style-name="T3"> (8bits)</text:span> : C'est le numéro de l'échange en cours. Il permet d'identifier une réponse à une requête ou un acquittement à un message asynchrone. Il caractérise de manière univoque un échange.</text:p>
      <text:p text:style-name="P28"><text:span text:style-name="T20">Type_LenData</text:span><text:span text:style-name="T27"> </text:span><text:span text:style-name="T19">: </text:span><text:span text:style-name="T19">Les 6 bits de poids </text:span><text:span text:style-name="T19">faibles</text:span><text:span text:style-name="T19"> représentent la longueur de données, c'est à dire le nombre de caractères qui constituent la donnée (6</text:span><text:span text:style-name="T19">3</text:span><text:span text:style-name="T19"> maximum). Les deux bits de poids fort indiquent le type de trame :</text:span></text:p>
      <text:list xml:id="list8052858175768428946" text:style-name="L2">
        <text:list-item>
          <text:p text:style-name="P72">00 = Req (Requête),</text:p>
        </text:list-item>
        <text:list-item>
          <text:p text:style-name="P72">01 = Data,</text:p>
        </text:list-item>
        <text:list-item>
          <text:p text:style-name="P72">10 = AsyMssg (Message asynchrone),</text:p>
        </text:list-item>
        <text:list-item>
          <text:p text:style-name="P72">11 = Ack</text:p>
        </text:list-item>
      </text:list>
      <text:p text:style-name="P43"/>
      <text:p text:style-name="P7"><text:span text:style-name="T27">Data : </text:span><text:span text:style-name="T18">les données proprement dites, succession de caractères 8 bits qui ont un sens ordonnée pour l'application en amont. A ce niveau, c'est un simple bloc de données 8 bits, dont le nombre est indiqué dans le champ précédent.</text:span></text:p>
      <text:p text:style-name="P43"/>
      <text:p text:style-name="P28"><text:span text:style-name="T27">Trial(8bits) </text:span><text:span text:style-name="T19">: Nombre d'essais concernant l'échange en cours (depuis la première émission de la requête ou la première émission du message asynchrone). 1 à 254 essais possibles. </text:span></text:p>
      <text:p text:style-name="P7">NB : la valeur 0xFF (-1) est particulière. Lors d'une réception de Data ou Ack (suite à une requête ou message asychrone), cette valeur indique que le message est bien arrivé au destinataire, mais pas jusqu'à l'application destinataire. Le message s'est donc arrêté à la couche Exchange du destinataire. Ce retour se fait si l'application n'a pas répondu au bout d'un certain temps.</text:p>
      <text:p text:style-name="P29"/>
      <text:p text:style-name="P29"/>
      <text:p text:style-name="P29"/>
      <text:p text:style-name="P29"/>
      <text:p text:style-name="P29"/>
      <text:p text:style-name="P29"/>
      <text:p text:style-name="P29"/>
      <text:p text:style-name="P29"/>
      <text:p text:style-name="P29"/>
      <text:h text:style-name="Heading_20_3" text:outline-level="3"><text:bookmark-start text:name="__RefHeading___Toc2100_2496697646"/><text:soft-page-break/><text:s/>Trame MAC Frame<text:bookmark-end text:name="__RefHeading___Toc2100_2496697646"/></text:h>
      <text:p text:style-name="P7"/>
      <text:p text:style-name="P7">La trame se situe entre la couche MAC et la couche Phy_UART</text:p>
      <text:p text:style-name="P44">Constitution :</text:p>
      <text:p text:style-name="Standard"><text:span text:style-name="T22">E</text:span><text:span text:style-name="T22">n descendant, transmission :</text:span></text:p>
      <text:p text:style-name="P32"><text:span text:style-name="T33">|</text:span><text:span text:style-name="T39">My@</text:span><text:span text:style-name="T33">|Dest@|ID|Type_LenData|Data|Trial| </text:span></text:p>
      <text:p text:style-name="P33"/>
      <text:p text:style-name="P33">En remontant, réception :</text:p>
      <text:p text:style-name="P32"><text:span text:style-name="T33"><text:s/>|Org@|</text:span><text:span text:style-name="T39">Dest@</text:span><text:span text:style-name="T33">|ID|Type_LenData|Data|Trial|</text:span></text:p>
      <text:p text:style-name="P33"><text:s/></text:p>
      <text:p text:style-name="P35"/>
      <text:p text:style-name="P10"/>
      <text:p text:style-name="P9">Pour chacun des deux types de trame :</text:p>
      <text:list xml:id="list8300972483833878325" text:style-name="L3">
        <text:list-item>
          <text:p text:style-name="P100">dans le sens d'une transmission, la couche MAC aura encapsulé la trame précédente pour y ajouter en tête l'adresse origine du message, à savoir My@ (traduire mon adresse, celle de l'entité en question, connue par la couche MAC),</text:p>
        </text:list-item>
        <text:list-item>
          <text:p text:style-name="P106"><text:span text:style-name="T7">dans le sens d'une réception, la couche UART présentant l'adresse de destination, Dest@, la couche MAC compare celle-ci avec My@. Si la comparaison est bonne, le message est transmis vers la couche supérieure à la couche MAC, à savoir la couche ExchangeControl</text:span><text:span text:style-name="T7"> (le message est alors décapsulé, on enlève Dest@ qui ne sert plus</text:span><text:span text:style-name="T7">)</text:span><text:span text:style-name="T7">. Dans le cas contraire, le message est écarté.</text:span></text:p>
        </text:list-item>
      </text:list>
      <text:h text:style-name="Heading_20_3" text:outline-level="3"><text:bookmark-start text:name="__RefHeading__3604_383917237"/>Trame Phy Frame<text:bookmark-end text:name="__RefHeading__3604_383917237"/></text:h>
      <text:p text:style-name="P9"/>
      <text:p text:style-name="P7">La trame se situe entre la couche Phy_UART et l'UART</text:p>
      <text:p text:style-name="P9"/>
      <text:p text:style-name="Standard"><text:span text:style-name="T24">Constitution </text:span><text:span text:style-name="T24">:</text:span></text:p>
      <text:p text:style-name="Standard"><text:span text:style-name="T22">E</text:span><text:span text:style-name="T22">n descendant, transmission :</text:span></text:p>
      <text:p text:style-name="P32"><text:span text:style-name="T50">|#####|Len</text:span><text:span text:style-name="T43">||My@|</text:span><text:span text:style-name="T33">Dest@|ID|Type_LenData|Data|Trial|</text:span><text:span text:style-name="T50">CheckSum| </text:span></text:p>
      <text:p text:style-name="P33"/>
      <text:p text:style-name="P33">En remontant, réception :</text:p>
      <text:p text:style-name="P29"><text:span text:style-name="T48">|#####|Len</text:span><text:span text:style-name="T18"> </text:span><text:span text:style-name="T41">|Dest@|Org@|ID|</text:span><text:span text:style-name="T18">Type_LenData|Data|Trial|</text:span><text:span text:style-name="T48">CheckSum| </text:span><text:span text:style-name="T18"><text:s text:c="2"/></text:span></text:p>
      <text:p text:style-name="P9"/>
      <text:p text:style-name="P9">La couche Driver UART va encapsuler (décapsuler) la trame issu de (allant vers) la couche MAC. Pour l'encapsulation on ajoute les champs :</text:p>
      <text:p text:style-name="P4"><text:span text:style-name="T9">préambule ##### (5 octets, 40 bits) </text:span><text:span text:style-name="T7">: </text:span><text:span text:style-name="T7">ils sont nécessaires pour filtrer les autres transmission à 433MHz.</text:span></text:p>
      <text:p text:style-name="P4"><text:span text:style-name="T9">Len</text:span><text:span text:style-name="T10"> </text:span><text:span text:style-name="T9">(1octet)</text:span><text:span text:style-name="T10"> </text:span><text:span text:style-name="T7">: c'est la longueur totale de la trame, hors préembule #####. Il inclut le checksum.</text:span></text:p>
      <text:p text:style-name="P4"><text:span text:style-name="T9">Checksum</text:span><text:span text:style-name="T8"> </text:span><text:span text:style-name="T9">(</text:span><text:span text:style-name="T9">1 </text:span><text:span text:style-name="T9">octet) </text:span><text:span text:style-name="T7">: somme de l'ensemble (hors checksum) modulo 256.</text:span></text:p>
      <text:p text:style-name="P9"/>
      <text:p text:style-name="P9"/>
      <text:p text:style-name="P9"/>
      <text:p text:style-name="P9"/>
      <text:h text:style-name="Heading_20_3" text:outline-level="3"><text:bookmark-start text:name="__RefHeading__3606_383917237"/><text:soft-page-break/>Interaction au niveau de la couche ExchangeControl :<text:bookmark-end text:name="__RefHeading__3606_383917237"/></text:h>
      <text:p text:style-name="P9"/>
      <text:p text:style-name="P9"><draw:custom-shape text:anchor-type="paragraph" draw:z-index="2" draw:name="Forme 20" draw:style-name="gr25" svg:width="2.082cm" svg:height="0.83cm" svg:x="1.517cm" svg:y="-0.02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 21" draw:style-name="gr25" svg:width="2.082cm" svg:height="0.83cm" svg:x="4.71cm" svg:y="-0.05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 draw:name="Ligne 25" draw:style-name="gr26" draw:text-style-name="P110" svg:x1="2.628cm" svg:y1="0.806cm" svg:x2="2.575cm" svg:y2="3.875cm"><text:p/></draw:line><draw:line text:anchor-type="paragraph" draw:z-index="5" draw:name="Ligne 26" draw:style-name="gr26" draw:text-style-name="P110" svg:x1="5.839cm" svg:y1="0.776cm" svg:x2="5.857cm" svg:y2="4.016cm"><text:p/></draw:line><draw:frame text:anchor-type="paragraph" draw:z-index="6" draw:name="Cadre de texte 29" draw:style-name="gr27" draw:text-style-name="P111" svg:width="1.271cm" svg:height="0.408cm" svg:x="2.011cm" svg:y="0.224cm"><draw:text-box><text:p><text:span text:style-name="T1">Part A</text:span></text:p></draw:text-box></draw:frame><draw:frame text:anchor-type="paragraph" draw:z-index="7" draw:name="Cadre de texte 34" draw:style-name="gr27" draw:text-style-name="P111" svg:width="1.271cm" svg:height="0.408cm" svg:x="5.186cm" svg:y="0.164cm"><draw:text-box><text:p><text:span text:style-name="T1">Part B</text:span></text:p></draw:text-box></draw:frame><draw:line text:anchor-type="paragraph" draw:z-index="8" draw:name="Ligne 27" draw:style-name="gr26" draw:text-style-name="P110" svg:x1="2.593cm" svg:y1="1.229cm" svg:x2="5.803cm" svg:y2="1.229cm"><text:p/></draw:line><draw:line text:anchor-type="paragraph" draw:z-index="9" draw:name="Ligne 28" draw:style-name="gr28" draw:text-style-name="P110" svg:x1="5.803cm" svg:y1="1.723cm" svg:x2="2.628cm" svg:y2="1.728cm"><text:p/></draw:line><draw:line text:anchor-type="paragraph" draw:z-index="10" draw:name="Ligne 29" draw:style-name="gr29" draw:text-style-name="P110" svg:x1="2.628cm" svg:y1="2.81cm" svg:x2="5.838cm" svg:y2="2.81cm"><text:p/></draw:line><draw:line text:anchor-type="paragraph" draw:z-index="11" draw:name="Ligne 30" draw:style-name="gr26" draw:text-style-name="P110" svg:x1="8.767cm" svg:y1="2.658cm" svg:x2="6.174cm" svg:y2="1.67cm"><text:p/></draw:line><draw:frame text:anchor-type="paragraph" draw:z-index="13" draw:name="Cadre de texte 36" draw:style-name="gr27" draw:text-style-name="P111" svg:width="2.911cm" svg:height="0.408cm" svg:x="9.031cm" svg:y="2.445cm"><draw:text-box><text:p><text:span text:style-name="T1">Échange synchrone</text:span></text:p></draw:text-box></draw:frame><draw:frame text:anchor-type="paragraph" draw:z-index="16" draw:name="Cadre de texte 41" draw:style-name="gr32" draw:text-style-name="P112" svg:width="2.7cm" svg:height="0.671cm" svg:x="3.034cm" svg:y="2.288cm"><draw:text-box><text:p><text:span text:style-name="T68">mssg Asy <text:s/>(</text:span><text:span text:style-name="T75"></text:span><text:span text:style-name="T68"> m)</text:span></text:p></draw:text-box></draw:frame><draw:g text:anchor-type="paragraph" draw:z-index="17" draw:name="DrawObject 12" draw:style-name="gr1"><draw:custom-shape draw:name="Forme 22" draw:style-name="gr33" svg:width="4.368cm" svg:height="0.937cm" svg:x="7.798cm" svg:y="-0.041cm"><text:p/><draw:enhanced-geometry svg:viewBox="0 0 21600 21600" draw:type="rectangle" draw:enhanced-path="M 0 0 L 21600 0 21600 21600 0 21600 0 0 Z N"/></draw:custom-shape><draw:frame draw:name="Cadre de texte 42" draw:style-name="gr34" draw:text-style-name="P113" svg:width="3.982cm" svg:height="0.847cm" svg:x="8.183cm" svg:y="0.157cm"><draw:text-box><text:p><text:span text:style-name="T69">Niveau ExchangeCtrl</text:span></text:p></draw:text-box></draw:frame></draw:g></text:p>
      <text:p text:style-name="P9"><draw:frame text:anchor-type="paragraph" draw:z-index="14" draw:name="Cadre de texte 39" draw:style-name="gr30" draw:text-style-name="P112" svg:width="2.029cm" svg:height="0.507cm" svg:x="2.905cm" svg:y="0.118cm"><draw:text-box><text:p><text:span text:style-name="T68">Requête (</text:span><text:span text:style-name="T75"></text:span><text:span text:style-name="T68"> n)</text:span></text:p></draw:text-box></draw:frame></text:p>
      <text:p text:style-name="P9"/>
      <text:p text:style-name="P7"><draw:frame text:anchor-type="paragraph" draw:z-index="15" draw:name="Cadre de texte 40" draw:style-name="gr31" draw:text-style-name="P112" svg:width="2.886cm" svg:height="0.466cm" svg:x="2.847cm" svg:y="-0.152cm"><draw:text-box><text:p><text:span text:style-name="T68">Data (ou Trial = -1)</text:span></text:p></draw:text-box></draw:frame></text:p>
      <text:p text:style-name="P7"><draw:line text:anchor-type="paragraph" draw:z-index="12" draw:name="Ligne 31" draw:style-name="gr26" draw:text-style-name="P110" svg:x1="8.767cm" svg:y1="0.026cm" svg:x2="6.174cm" svg:y2="0.155cm"><text:p/></draw:line></text:p>
      <text:p text:style-name="P7"><draw:line text:anchor-type="paragraph" draw:z-index="18" draw:name="Ligne 1" draw:style-name="gr28" draw:text-style-name="P110" svg:x1="5.803cm" svg:y1="0.139cm" svg:x2="2.628cm" svg:y2="0.144cm"><text:p/></draw:line><draw:frame text:anchor-type="paragraph" draw:z-index="23" draw:name="Cadre de texte 40" draw:style-name="gr31" draw:text-style-name="P112" svg:width="2.886cm" svg:height="0.466cm" svg:x="2.847cm" svg:y="0.261cm"><draw:text-box><text:p><text:span text:style-name="T68">Data (ou Trial = -1)</text:span></text:p></draw:text-box></draw:frame></text:p>
      <text:p text:style-name="P7"/>
      <text:p text:style-name="P7">A ce niveau, requête ou message asynchrone sont en fait synchrones et seront relancés n fois si nécessaire pour assurer la bonne remise du message.</text:p>
      <text:h text:style-name="Heading_20_1" text:outline-level="1"><text:bookmark-start text:name="__RefHeading__3608_383917237"/>Mécanisme logiciel de la pile de communication<text:bookmark-end text:name="__RefHeading__3608_383917237"/></text:h>
      <text:p text:style-name="P23"/>
      <text:p text:style-name="P7"/>
      <text:p text:style-name="P7">La pile utilisera le systick timer pour gérer tout ce qui est de l'ordre du timeout. Egalement, les trois couches logicielle (UART Driver, MAC, ExchangeLayer ) seront gérées par une machine à état.</text:p>
      <text:p text:style-name="P7"/>
      <text:h text:style-name="Heading_20_2" text:outline-level="2"><text:bookmark-start text:name="__RefHeading__3610_383917237"/>La gestion des timeout<text:bookmark-end text:name="__RefHeading__3610_383917237"/></text:h>
      <text:p text:style-name="P7">Le systick sera cadencé à 100µs. Deux fonctions seront utilisées :</text:p>
      <text:list xml:id="list3035427479706344732" text:style-name="L4">
        <text:list-item>
          <text:p text:style-name="P93"><text:span text:style-name="T4">SystickStart()</text:span> : initialise un compteur et lance le systick </text:p>
        </text:list-item>
        <text:list-item>
          <text:p text:style-name="P93"><text:span text:style-name="T4">SystickGet() </text:span>: renvoie la valeur du compteur 100us.</text:p>
        </text:list-item>
      </text:list>
      <text:p text:style-name="P7"/>
      <text:p text:style-name="P7">Chaque brique logicielle xxx qui aura besoin d'un Timeout devra :</text:p>
      <text:list xml:id="list9172397986548113786" text:style-name="L5">
        <text:list-item>
          <text:p text:style-name="P107"><text:span text:style-name="T12">utiliser une fonction nommée </text:span><text:span text:style-name="T13">xxx_TimeOut_Start(TimeOut_ms)</text:span><text:span text:style-name="T12"> : mémorise quelque part la valeur courante du systick à laquelle on ajoute 10 * TimeOut_ms (pour passer en multiple de 100µs),</text:span></text:p>
        </text:list-item>
        <text:list-item>
          <text:p text:style-name="P107"><text:span text:style-name="T12">utiliser une fonction nommée</text:span><text:span text:style-name="T13"> xxx_GetTimeOut_Status()</text:span><text:span text:style-name="T12"> : compare la valeur courante du Systick avec la valeur mémorisée. Donne 0 ou 1 selon que le temps est échu ou pas.</text:span></text:p>
          <text:p text:style-name="P94"/>
        </text:list-item>
      </text:list>
      <text:p text:style-name="P7">Attention, la comparaison devra se faire en signé pour gérer correctement le débordement. </text:p>
      <text:p text:style-name="P23"><text:span text:style-name="T12">Exemple (systick 24bits) : valeur maximale = 0xFFFFFF </text:span><text:span text:style-name="T52"></text:span><text:span text:style-name="T23"> </text:span><text:span text:style-name="T23">1677 secondes (27,78 heures). </text:span></text:p>
      <text:p text:style-name="P23"><text:span text:style-name="T23">Supposons que la mémorisation soit 0xFFFFFF (-1 en extension 32 bits). Supposons que le Timeout voulu soit de 2ms, la valeur attendue est donc 0x</text:span><text:span text:style-name="T49">FF</text:span><text:span text:style-name="T23">FFFFFF + 10*2 = -1+20=19. </text:span></text:p>
      <text:p text:style-name="P20">La comparaison se passera bien.</text:p>
      <text:p text:style-name="P7"/>
      <text:p text:style-name="P7"/>
      <text:p text:style-name="P10"><text:soft-page-break/>En résumé : </text:p>
      <text:p text:style-name="P7">Initialisation générale : <text:span text:style-name="T4">SystickStart()</text:span> <text:s/></text:p>
      <text:p text:style-name="P7">Exemple , la brique xxx veut lancer un TimeOut à 3ms :</text:p>
      <text:p text:style-name="P7"><text:span text:style-name="T4">xxx_TimeOut_Start(1) </text:span>( fonction qui appellera <text:span text:style-name="T4">SystickGet()</text:span> puis ajoutera 3*10, le tout mémorisé)</text:p>
      <text:p text:style-name="P7">De manière récurrente dans la brique xxx, on lancera <text:span text:style-name="T4">xxx_GetTimeOut_Status()</text:span><text:span text:style-name="T4"> </text:span>pour savoir si le temps est échu ou pas.</text:p>
      <text:p text:style-name="P7"/>
      <text:h text:style-name="Heading_20_2" text:outline-level="2"><text:bookmark-start text:name="__RefHeading__3612_383917237"/>Machine à état fini (FSM)<text:bookmark-end text:name="__RefHeading__3612_383917237"/></text:h>
      <text:p text:style-name="P7"/>
      <text:p text:style-name="P7">Pour une brique logicielle xxx, on utilisera les fonctions :</text:p>
      <text:list xml:id="list3962101084376162905" text:style-name="L6">
        <text:list-item>
          <text:p text:style-name="P95"><text:span text:style-name="T4">xxx_FSM_Reset()</text:span> : met la machine à état dans son état initial (Init) qui ne fait strictement rien,</text:p>
        </text:list-item>
        <text:list-item>
          <text:p text:style-name="P95"><text:span text:style-name="T4">xxx_FSM_Start() </text:span>: sort de l'état initial (transition <text:span text:style-name="T4">Start</text:span> active), active le graphe d'état. La machine à état est fonctionnelle,</text:p>
        </text:list-item>
        <text:list-item>
          <text:p text:style-name="P95"><text:span text:style-name="T4">xxx_FSM_Progress()</text:span> : Fait progresser d'un état la machine à état. Doit être appelée régulièrement sous IT. Ne dure pas. Très courte. Met à jour les sorties en fin d'exécution en fonction de l'état (modèle machine de Moore)</text:p>
        </text:list-item>
      </text:list>
      <text:p text:style-name="P7"/>
      <text:p text:style-name="P7">Pour pouvoir fonctionner, la brique logicielle doit posséder une variable <text:span text:style-name="T4">état</text:span> de type énumérée qui représentera l'état en cours. Egalement, elle utilisera une structure pour les transitions dont la nature sera propre à chaque machine à état.</text:p>
      <text:p text:style-name="P7"/>
      <text:list xml:id="list4943323314350770416" text:style-name="L7">
        <text:list-item>
          <text:p text:style-name="P101">xxx_FSM_CurrentState : char</text:p>
        </text:list-item>
        <text:list-item>
          <text:p text:style-name="P101">xxx_FSM_Trans :Structure</text:p>
        </text:list-item>
      </text:list>
      <text:p text:style-name="P7"/>
      <text:h text:style-name="Heading_20_2" text:outline-level="2"><text:bookmark-start text:name="__RefHeading__3614_383917237"/>Exécution de la pile<text:bookmark-end text:name="__RefHeading__3614_383917237"/></text:h>
      <text:p text:style-name="P7"/>
      <text:p text:style-name="P7">Le fonctionnement de chaque couche doit se faire de manière parallèle (ou presque...). Pour cela, il sera nécessaire de :</text:p>
      <text:list xml:id="list5361373121474665160" text:style-name="L8">
        <text:list-item>
          <text:p text:style-name="P96">utiliser le systick pour gérer le timeout de chaque couche,</text:p>
        </text:list-item>
        <text:list-item>
          <text:p text:style-name="P96">utiliser un autre timer pour gérer TOUTES les machines à état sous forme interruptive. La routine d'interruption FSM doit lancer en suivant toutes les progressions des FSM,</text:p>
        </text:list-item>
        <text:list-item>
          <text:p text:style-name="P96">L'interruption FSM est logée dans la couche la plus haute de la pile, donc dans <text:span text:style-name="T4">ExchangeCtrl</text:span>.</text:p>
        </text:list-item>
        <text:list-item>
          <text:p text:style-name="P96">La FSM au niveau UART_PHY est la plus critique (il ne faut pas louper un caractère). Voir partie 6.6 pour fixer le timing. Il est fort probable qu'il faille un timer spécifique en IT pour cette FSM de manière à pouvoir interrompre une autre, de couche supérieure moins critique.</text:p>
        </text:list-item>
      </text:list>
      <text:p text:style-name="P7"/>
      <text:p text:style-name="P7"/>
      <text:p text:style-name="P7"><text:soft-page-break/></text:p>
      <text:p text:style-name="P7"/>
      <text:p text:style-name="P7">Cette routine d'interruption est essentielle. Le nombre de FSM à gérer est variable. On utilise deux variables pour connaître puis gérer les échanges :</text:p>
      <text:list xml:id="list8342931027066469941" text:style-name="L9">
        <text:list-item>
          <text:p text:style-name="P97">Exchange <text:span text:style-name="T3">ExchTab</text:span>[10]. Ce tableau contient 10 échanges contenant chacun tout ce qui est nécessaire à l'exécution (voir plus loin la structure Exchange). La structure <text:span text:style-name="T3">Exchange</text:span> contient la <text:span text:style-name="T3">FSM</text:span> propre à l'échange, repéré par<text:span text:style-name="T2"> </text:span>son index<text:span text:style-name="T3"> i</text:span><text:span text:style-name="T4"> </text:span>(0 à 9). Si son status est <text:s/><text:span text:style-name="T4">Free</text:span>, alors il est libre pour un nouvel échange. ainsi, l'interruption lancera toutes les FSM des échanges dont le champs Statut sera différent de <text:span text:style-name="T4">Free</text:span>.</text:p>
        </text:list-item>
        <text:list-item>
          <text:p text:style-name="P97"><text:span text:style-name="T3">ExchangeLayer Status </text:span>: Voir autre doc, chapitre 1.3</text:p>
        </text:list-item>
      </text:list>
      <text:p text:style-name="P7"/>
      <text:p text:style-name="P10">Interruption FSM :</text:p>
      <text:p text:style-name="P7"><draw:g text:anchor-type="paragraph" draw:z-index="22" draw:name="DrawObject27" draw:style-name="gr1"><draw:custom-shape draw:name="Forme 68" draw:style-name="gr38" svg:width="7.136cm" svg:height="2.758cm" svg:x="7.625cm" svg:y="0.037cm"><text:p/><draw:enhanced-geometry svg:viewBox="0 0 21600 21600" draw:type="rectangle" draw:enhanced-path="M 0 0 L 21600 0 21600 21600 0 21600 0 0 Z N"/></draw:custom-shape><draw:custom-shape draw:name="Forme 69" draw:style-name="gr39" svg:width="7.136cm" svg:height="0.401cm" svg:x="7.625cm" svg:y="0.403cm"><text:p/><draw:enhanced-geometry svg:viewBox="0 0 21600 21600" draw:type="rectangle" draw:enhanced-path="M 0 0 L 21600 0 21600 21600 0 21600 0 0 Z N"/></draw:custom-shape><draw:custom-shape draw:name="Forme 70" draw:style-name="gr40" svg:width="7.136cm" svg:height="0.401cm" svg:x="7.625cm" svg:y="1.253cm"><text:p/><draw:enhanced-geometry svg:viewBox="0 0 21600 21600" draw:type="rectangle" draw:enhanced-path="M 0 0 L 21600 0 21600 21600 0 21600 0 0 Z N"/></draw:custom-shape><draw:custom-shape draw:name="Forme 71" draw:style-name="gr39" svg:width="7.136cm" svg:height="0.401cm" svg:x="7.625cm" svg:y="2.054cm"><text:p/><draw:enhanced-geometry svg:viewBox="0 0 21600 21600" draw:type="rectangle" draw:enhanced-path="M 0 0 L 21600 0 21600 21600 0 21600 0 0 Z N"/></draw:custom-shape><draw:line draw:name="Ligne 40" draw:style-name="gr19" draw:text-style-name="P110" svg:x1="8.797cm" svg:y1="0.037cm" svg:x2="8.797cm" svg:y2="2.794cm"><text:p/></draw:line><draw:line draw:name="Ligne 41" draw:style-name="gr19" draw:text-style-name="P110" svg:x1="13.173cm" svg:y1="0.037cm" svg:x2="13.173cm" svg:y2="2.794cm"><text:p/></draw:line><draw:frame draw:name="Cadre de texte 84" draw:style-name="gr41" draw:text-style-name="P115" svg:width="0.787cm" svg:height="0.435cm" svg:x="7.834cm" svg:y="0.037cm"><draw:text-box><text:p><text:span text:style-name="T64">Free</text:span></text:p></draw:text-box></draw:frame><draw:frame draw:name="Cadre de texte 85" draw:style-name="gr41" draw:text-style-name="P115" svg:width="0.787cm" svg:height="0.435cm" svg:x="7.8cm" svg:y="0.819cm"><draw:text-box><text:p><text:span text:style-name="T64">Free</text:span></text:p></draw:text-box></draw:frame><draw:frame draw:name="Cadre de texte 86" draw:style-name="gr41" draw:text-style-name="P115" svg:width="0.787cm" svg:height="0.435cm" svg:x="7.834cm" svg:y="0.369cm"><draw:text-box><text:p><text:span text:style-name="T64">_</text:span></text:p></draw:text-box></draw:frame><draw:frame draw:name="Cadre de texte 87" draw:style-name="gr41" draw:text-style-name="P115" svg:width="0.787cm" svg:height="0.435cm" svg:x="7.784cm" svg:y="2.054cm"><draw:text-box><text:p><text:span text:style-name="T64">Free</text:span></text:p></draw:text-box></draw:frame><draw:frame draw:name="Cadre de texte 88" draw:style-name="gr41" draw:text-style-name="P115" svg:width="0.787cm" svg:height="0.435cm" svg:x="7.8cm" svg:y="1.253cm"><draw:text-box><text:p><text:span text:style-name="T64">_</text:span></text:p></draw:text-box></draw:frame><draw:frame draw:name="Cadre de texte 89" draw:style-name="gr41" draw:text-style-name="P115" svg:width="0.787cm" svg:height="0.435cm" svg:x="7.834cm" svg:y="1.685cm"><draw:text-box><text:p><text:span text:style-name="T64">_</text:span></text:p></draw:text-box></draw:frame><draw:frame draw:name="Cadre de texte 90" draw:style-name="gr41" draw:text-style-name="P115" svg:width="0.787cm" svg:height="0.435cm" svg:x="7.784cm" svg:y="2.454cm"><draw:text-box><text:p><text:span text:style-name="T64">Free</text:span></text:p></draw:text-box></draw:frame><draw:frame draw:name="Cadre de texte 91" draw:style-name="gr42" draw:text-style-name="P116" svg:width="0.482cm" svg:height="2.924cm" svg:x="7.063cm" svg:y="-0.042cm"><draw:text-box><text:p><text:span text:style-name="T76">0</text:span></text:p><text:p><text:span text:style-name="T76">1</text:span></text:p><text:p><text:span text:style-name="T76"/></text:p><text:p><text:span text:style-name="T76">…</text:span></text:p><text:p><text:span text:style-name="T76"/></text:p><text:p><text:span text:style-name="T76"/></text:p><text:p><text:span text:style-name="T76"/></text:p><text:p><text:span text:style-name="T76">9</text:span></text:p></draw:text-box></draw:frame><draw:frame draw:name="Cadre de texte 92" draw:style-name="gr7" draw:text-style-name="P111" svg:width="1.604cm" svg:height="0.814cm" svg:x="6.022cm" svg:y="-0.654cm"><draw:text-box><text:p><text:span text:style-name="T1"><text:s text:c="3"/></text:span><text:span text:style-name="T1">Index i</text:span></text:p></draw:text-box></draw:frame><draw:frame draw:name="Cadre de texte 93" draw:style-name="gr4" draw:text-style-name="P113" svg:width="1.812cm" svg:height="0.408cm" svg:x="10.255cm" svg:y="2.937cm"><draw:text-box><text:p><text:span text:style-name="T69">EchTab</text:span></text:p></draw:text-box></draw:frame><draw:frame draw:name="Cadre de texte 94" draw:style-name="gr7" draw:text-style-name="P111" svg:width="1.604cm" svg:height="0.814cm" svg:x="7.625cm" svg:y="-0.654cm"><draw:text-box><text:p><text:span text:style-name="T1">Status</text:span></text:p></draw:text-box></draw:frame><draw:frame draw:name="Cadre de texte 95" draw:style-name="gr7" draw:text-style-name="P111" svg:width="1.604cm" svg:height="0.814cm" svg:x="13.381cm" svg:y="-0.638cm"><draw:text-box><text:p><text:span text:style-name="T1">FSM</text:span></text:p></draw:text-box></draw:frame></draw:g>Pour Index de 0 à 9</text:p>
      <text:p text:style-name="P7"><text:s/>Si <text:s/><text:span text:style-name="T3">ExchTab</text:span>[Index] != free </text:p>
      <text:p text:style-name="P7"><text:span text:style-name="T3"><text:s text:c="2"/></text:span>xx_FSM_Progress(Index)</text:p>
      <text:p text:style-name="P7"><text:s/>Fin si</text:p>
      <text:p text:style-name="P7">Fin Pour</text:p>
      <text:p text:style-name="P7"/>
      <text:p text:style-name="P7"/>
      <text:p text:style-name="P7"/>
      <text:h text:style-name="Heading_20_2" text:outline-level="2"><text:bookmark-start text:name="__RefHeading__3616_383917237"/>Architecture logicielle<text:bookmark-end text:name="__RefHeading__3616_383917237"/></text:h>
      <text:p text:style-name="P7"/>
      <text:p text:style-name="P7">La pile de communication que nous développons pour l'application domotique doit avoir un nom :</text:p>
      <text:p text:style-name="P12">FSK_Com_Stack.</text:p>
      <text:p text:style-name="P12"/>
      <text:p text:style-name="P7">L'architecture logicielle sera la suivante</text:p>
      <text:p text:style-name="P12"/>
      <text:p text:style-name="P12"><draw:g text:anchor-type="paragraph" draw:z-index="20" draw:name="DrawObject15" draw:style-name="gr1"><draw:g draw:name="DrawObject13" draw:style-name="gr10"><draw:custom-shape draw:name="Forme 1" draw:style-name="gr35" svg:width="2.617cm" svg:height="0.666cm" svg:x="4.332cm" svg:y="-0.0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5" draw:style-name="gr36" draw:text-style-name="P115" svg:width="2.396cm" svg:height="0.555cm" svg:x="4.552cm" svg:y="0.067cm"><draw:text-box><text:p><text:span text:style-name="T64"><text:s text:c="2"/></text:span><text:span text:style-name="T64">ExchangeCtrl</text:span></text:p></draw:text-box></draw:frame></draw:g><draw:g draw:name="DrawObject 11" draw:style-name="gr10"><draw:custom-shape draw:name="Forme 23" draw:style-name="gr35" svg:width="2.617cm" svg:height="0.666cm" svg:x="4.348cm" svg:y="1.1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6" draw:style-name="gr36" draw:text-style-name="P115" svg:width="2.396cm" svg:height="0.555cm" svg:x="4.568cm" svg:y="1.305cm"><draw:text-box><text:p><text:span text:style-name="T64"><text:s text:c="9"/></text:span><text:span text:style-name="T64">MAC</text:span></text:p></draw:text-box></draw:frame></draw:g><draw:line draw:name="Ligne verticale 10" draw:style-name="gr3" draw:text-style-name="P110" svg:x1="5.595cm" svg:y1="0.621cm" svg:x2="5.595cm" svg:y2="1.194cm"><text:p/></draw:line></draw:g></text:p>
      <text:p text:style-name="P12"/>
      <text:p text:style-name="P12"/>
      <text:p text:style-name="P12"><draw:line text:anchor-type="paragraph" draw:z-index="21" draw:name="Ligne verticale 11" draw:style-name="gr37" draw:text-style-name="P110" svg:x1="5.565cm" svg:y1="-0.115cm" svg:x2="5.565cm" svg:y2="0.458cm"><text:p/></draw:line></text:p>
      <text:p text:style-name="P12"><draw:g text:anchor-type="paragraph" draw:z-index="19" draw:name="DrawObject 13" draw:style-name="gr1"><draw:custom-shape draw:name="Forme 24" draw:style-name="gr35" svg:width="2.617cm" svg:height="0.666cm" svg:x="4.274cm" svg:y="-0.1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7" draw:style-name="gr36" draw:text-style-name="P115" svg:width="2.396cm" svg:height="0.555cm" svg:x="4.494cm" svg:y="-0.072cm"><draw:text-box><text:p><text:span text:style-name="T64"><text:s text:c="6"/></text:span><text:span text:style-name="T64">Phy_UART</text:span></text:p></draw:text-box></draw:frame></draw:g></text:p>
      <text:p text:style-name="P7"/>
      <text:p text:style-name="P7"/>
      <text:p text:style-name="P7"/>
      <text:p text:style-name="P7"/>
      <text:h text:style-name="Heading_20_1" text:outline-level="1"><text:bookmark-start text:name="__RefHeading__3618_383917237"/><text:soft-page-break/>La couche ExchangeControl<text:bookmark-end text:name="__RefHeading__3618_383917237"/></text:h>
      <text:p text:style-name="P7"/>
      <text:p text:style-name="P7">Si on veut généraliser un peu, il faudrait que la couche <text:span text:style-name="T4">ExchangeControl</text:span> puisse gérer plusieurs communications à la fois. Cela implique de mémoriser tout le contexte lié à un échange. </text:p>
      <text:p text:style-name="P7">Ce contexte doit réunir l'état de l'échange, ses caractéristiques (message de départ, message de retour), mais également tout ce qui concerne le graphe d'état associé. A un instant donné, on peut avoir plusieurs FSM qui tournent en même temps.</text:p>
      <text:p text:style-name="P7">On appellera<text:span text:style-name="T2"> Exchange (ou échange)</text:span>, un contexte qui réunit tout ce qui concerne :</text:p>
      <text:list xml:id="list8342739024184150250" text:style-name="L10">
        <text:list-item>
          <text:p text:style-name="P98">une requête, message asynchrone, une donnée ou un simple accusé de réception.</text:p>
        </text:list-item>
        <text:list-item>
          <text:p text:style-name="P98">une FSM associée,</text:p>
        </text:list-item>
        <text:list-item>
          <text:p text:style-name="P98">un status</text:p>
        </text:list-item>
      </text:list>
      <text:p text:style-name="P7">Créer un échange, c'est créer une donnée complexe contenant le contexte de l'échange. Clôturer, détruire un échange c'est libérer la donnée contenant le contexte associé, la remettre à zéro, placer son Satus à Free..</text:p>
      <text:p text:style-name="P7"/>
      <text:p text:style-name="P7">La pile construite contiendra <text:span text:style-name="T2">10 échanges</text:span> en même temps maximum à chaque instant.</text:p>
      <text:h text:style-name="Heading_20_2" text:outline-level="2"><text:bookmark-start text:name="__RefHeading__3620_383917237"/>Définition des types et variables de la couche ExchangeCtrl<text:bookmark-end text:name="__RefHeading__3620_383917237"/></text:h>
      <text:p text:style-name="P7">Plus précisément, un échange est une donnée complexe, structurée en champs. Pour rappel voici la trame traitée dans la couche ExchangeLayer :</text:p>
      <text:p text:style-name="P34"><text:s/>|Dest@|ID|Type_LenData|Data|Trial| <text:s text:c="2"/>ou |Dest@|ID|Type_LenData|Data|Trial| </text:p>
      <text:p text:style-name="P34"/>
      <text:p text:style-name="P34">Le type échange sous forme de ligne :</text:p>
      <text:p text:style-name="P7"/>
      <table:table table:name="Tableau10" table:style-name="Tableau10">
        <table:table-column table:style-name="Tableau10.A"/>
        <table:table-column table:style-name="Tableau10.B"/>
        <table:table-column table:style-name="Tableau10.C"/>
        <table:table-column table:style-name="Tableau10.D"/>
        <table:table-column table:style-name="Tableau10.E"/>
        <table:table-column table:style-name="Tableau10.F"/>
        <table:table-column table:style-name="Tableau10.G"/>
        <table:table-column table:style-name="Tableau10.H"/>
        <table:table-column table:style-name="Tableau10.I"/>
        <table:table-column table:style-name="Tableau10.J"/>
        <table:table-row>
          <table:table-cell table:style-name="Tableau10.A1" office:value-type="string">
            <text:p text:style-name="P61">Status</text:p>
          </table:table-cell>
          <table:table-cell table:style-name="Tableau10.A1" office:value-type="string">
            <text:p text:style-name="P61">Org/dest Adr</text:p>
          </table:table-cell>
          <table:table-cell table:style-name="Tableau10.A1" office:value-type="string">
            <text:p text:style-name="P61">ID</text:p>
          </table:table-cell>
          <table:table-cell table:style-name="Tableau10.A1" office:value-type="string">
            <text:p text:style-name="P61">Type</text:p>
          </table:table-cell>
          <table:table-cell table:style-name="Tableau10.A1" office:value-type="string">
            <text:p text:style-name="P61">LenData</text:p>
          </table:table-cell>
          <table:table-cell table:style-name="Tableau10.A1" office:value-type="string">
            <text:p text:style-name="P61">Data[30]</text:p>
          </table:table-cell>
          <table:table-cell table:style-name="Tableau10.A1" office:value-type="string">
            <text:p text:style-name="P61">Trial</text:p>
          </table:table-cell>
          <table:table-cell table:style-name="Tableau10.A1" office:value-type="string">
            <text:p text:style-name="P61">TimeOutDate</text:p>
          </table:table-cell>
          <table:table-cell table:style-name="Tableau10.A1" office:value-type="string">
            <text:p text:style-name="P24">FSM_CurrentState</text:p>
          </table:table-cell>
          <table:table-cell table:style-name="Tableau10.J1" office:value-type="string">
            <text:p text:style-name="P61">FSM_Trans</text:p>
          </table:table-cell>
        </table:table-row>
      </table:table>
      <text:p text:style-name="P21"/>
      <text:p text:style-name="P10"><text:span text:style-name="T54">Type :</text:span><text:span text:style-name="T4"> </text:span><text:span text:style-name="T4">Exchange </text:span>:</text:p>
      <text:list xml:id="list5830575267978995874" text:style-name="L11">
        <text:list-item>
          <text:p text:style-name="P99">Enum Status <text:s text:c="5"/></text:p>
        </text:list-item>
        <text:list-item>
          <text:p text:style-name="P99">char OrgAdr</text:p>
        </text:list-item>
        <text:list-item>
          <text:p text:style-name="P99"><draw:frame text:anchor-type="paragraph" draw:z-index="24" draw:style-name="gr43" draw:text-style-name="P117" svg:width="7.07cm" svg:height="1.207cm" svg:x="8.393cm" svg:y="0.069cm"><draw:text-box><text:p><text:span text:style-name="T1">Les champs bleus permettent la gestion de la FSM associée à l'échange</text:span></text:p></draw:text-box></draw:frame>char DestAdr</text:p>
        </text:list-item>
        <text:list-item>
          <text:p text:style-name="P99">char ID</text:p>
        </text:list-item>
        <text:list-item>
          <text:p text:style-name="P99">char Type <text:s/></text:p>
        </text:list-item>
        <text:list-item>
          <text:p text:style-name="P99">char LenData</text:p>
        </text:list-item>
        <text:list-item>
          <text:p text:style-name="P99">char Data[30] <text:s text:c="2"/>30 ?</text:p>
        </text:list-item>
        <text:list-item>
          <text:p text:style-name="P99">char Trial</text:p>
        </text:list-item>
        <text:list-item>
          <text:p text:style-name="P108">int TimeOutDate</text:p>
        </text:list-item>
        <text:list-item>
          <text:p text:style-name="P108">char FSM_CurrentState </text:p>
        </text:list-item>
        <text:list-item>
          <text:p text:style-name="P108">FSM_Transition_Struct FSM_Trans</text:p>
        </text:list-item>
      </text:list>
      <text:h text:style-name="Heading_20_3" text:outline-level="3"><text:bookmark-start text:name="__RefHeading__3622_383917237"/><text:soft-page-break/>Gestion des FSM <text:bookmark-end text:name="__RefHeading__3622_383917237"/></text:h>
      <text:p text:style-name="P15"/>
      <text:p text:style-name="P15">Il existera 4 FSM distinctes, Request_FSM, AsyMssg_FSM, Data_FSM et Ack_FSM. Selon le type d'échange, l'une des quatre sera lancée.</text:p>
      <text:p text:style-name="P15">Chaque échange a son propre état courant. Il possède aussi son ensemble de transition. Les 4 FSM partagent cet ensemble. Il est donc nécessaire de recenser et nommer (enum) TOUTES les transitions. Certaines auront un nom commun comme <text:span text:style-name="T4">Start</text:span> par exemple.</text:p>
      <text:p text:style-name="P15"/>
      <text:p text:style-name="P7"><text:span text:style-name="T53">void</text:span> Exch_FSM_Reset (<text:span text:style-name="T53">int </text:span><text:span text:style-name="T40">Exch_Index</text:span>)</text:p>
      <text:p text:style-name="P7"><text:span text:style-name="T3">ExchTab</text:span>[Exch_Index] .CurrentState=Init</text:p>
      <text:p text:style-name="P7"/>
      <text:p text:style-name="P7"><text:span text:style-name="T53">void</text:span> Exch_FSM_Start(<text:span text:style-name="T53">int </text:span><text:span text:style-name="T40">Exch_Index</text:span>)</text:p>
      <text:p text:style-name="P7"><text:span text:style-name="T3">ExchTab</text:span>[Exch_Index] .FSM_Trans.Start=1</text:p>
      <text:p text:style-name="P7"/>
      <text:p text:style-name="P7"><text:span text:style-name="T53">void</text:span> Exch_FSM_Progress (<text:span text:style-name="T53">int </text:span><text:span text:style-name="T40">Exch_Index</text:span>)</text:p>
      <text:p text:style-name="P7">Connaissant Exch_Index, on extrait Type </text:p>
      <text:p text:style-name="P7">Swich type:</text:p>
      <text:p text:style-name="P7">Case type == Req</text:p>
      <text:p text:style-name="P7"><text:tab/>Req_FSM_Progress(<text:span text:style-name="T53">int </text:span><text:span text:style-name="T40">Exch_Index</text:span>)</text:p>
      <text:p text:style-name="P7">Case type == AsyMssg</text:p>
      <text:p text:style-name="P7"><text:tab/>AsyMssg_FSM_Progress(<text:span text:style-name="T53">int </text:span><text:span text:style-name="T40">Exch_Index</text:span>)</text:p>
      <text:p text:style-name="P7">Case type == Data</text:p>
      <text:p text:style-name="P7"><text:tab/>Data_FSM_Progress(<text:span text:style-name="T53">int </text:span><text:span text:style-name="T40">Exch_Index</text:span>)</text:p>
      <text:p text:style-name="P7">Others (Ack )</text:p>
      <text:p text:style-name="P7"><text:tab/>Ack_FSM_Progress(<text:span text:style-name="T53">int </text:span><text:span text:style-name="T40">Exch_Index</text:span>)</text:p>
      <text:p text:style-name="P7">Fin switch</text:p>
      <text:p text:style-name="P7"/>
      <text:p text:style-name="P7"/>
      <text:p text:style-name="P34"/>
      <text:p text:style-name="P7"/>
      <text:p text:style-name="P7"/>
      <text:p text:style-name="P7"/>
      <text:p text:style-name="P7"/>
      <text:p text:style-name="P7"/>
      <text:p text:style-name="P7"/>
      <text:p text:style-name="P7"/>
      <text:p text:style-name="P7"/>
      <text:h text:style-name="Heading_20_2" text:outline-level="2"><text:bookmark-start text:name="__RefHeading__2235_1642002524"/><text:soft-page-break/>L'échange de type requête : émissaire de la requête<text:bookmark-end text:name="__RefHeading__2235_1642002524"/></text:h>
      <text:h text:style-name="Heading_20_3" text:outline-level="3"><text:bookmark-start text:name="__RefHeading__2237_1642002524"/>Les étapes de l'échange ...<text:bookmark-end text:name="__RefHeading__2237_1642002524"/></text:h>
      <text:p text:style-name="P31"/>
      <text:p text:style-name="P31"><draw:g text:anchor-type="paragraph" draw:z-index="25" draw:style-name="gr44"><draw:g draw:name="DrawObject 7" draw:style-name="gr10"><draw:custom-shape draw:name="Forme 7" draw:style-name="gr45" svg:width="2.603cm" svg:height="1.417cm" svg:x="0.995cm" svg:y="0.3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5" svg:width="2.384cm" svg:height="1.181cm" svg:x="1.212cm" svg:y="0.568cm"><draw:text-box><text:p><text:span text:style-name="T64"><text:s text:c="7"/></text:span></text:p><text:p><text:span text:style-name="T77"><text:s text:c="4"/></text:span><text:span text:style-name="T77">Device A</text:span></text:p></draw:text-box></draw:frame></draw:g><draw:g draw:name="DrawObject 8" draw:style-name="gr10"><draw:custom-shape draw:name="Forme 8" draw:style-name="gr45" svg:width="2.603cm" svg:height="1.417cm" svg:x="13.122cm" svg:y="0.21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5" svg:width="2.384cm" svg:height="1.181cm" svg:x="13.341cm" svg:y="0.453cm"><draw:text-box><text:p><text:span text:style-name="T64"><text:s text:c="7"/></text:span></text:p><text:p><text:span text:style-name="T77"><text:s text:c="3"/></text:span><text:span text:style-name="T77">Device B</text:span></text:p></draw:text-box></draw:frame></draw:g><draw:g draw:name="DrawObject 9" draw:style-name="gr10"><draw:custom-shape draw:name="Forme 9" draw:style-name="gr47" svg:width="5.331cm" svg:height="1.391cm" svg:x="1.023cm" svg:y="2.94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8" svg:width="4.88cm" svg:height="1.16cm" svg:x="1.475cm" svg:y="3.175cm"><draw:text-box><text:p><text:span text:style-name="T77"><text:s text:c="7"/></text:span><text:span text:style-name="T77">Appli</text:span></text:p></draw:text-box></draw:frame></draw:g><draw:g draw:name="DrawObject 10" draw:style-name="gr10"><draw:custom-shape draw:name="Forme 10" draw:style-name="gr47" svg:width="5.331cm" svg:height="1.391cm" svg:x="1.057cm" svg:y="6.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8" svg:width="4.885cm" svg:height="1.16cm" svg:x="1.503cm" svg:y="6.652cm"><draw:text-box><text:p><text:span text:style-name="T77"><text:s text:c="2"/></text:span><text:span text:style-name="T77">ExchangeCtrl</text:span></text:p></draw:text-box></draw:frame></draw:g><draw:line draw:name="Ligne 8" draw:style-name="gr49" draw:text-style-name="P110" svg:x1="1.474cm" svg:y1="4.334cm" svg:x2="1.474cm" svg:y2="6.421cm"><text:p/></draw:line><draw:g draw:name="DrawObject 11" draw:style-name="gr10"><draw:custom-shape draw:name="Forme 11" draw:style-name="gr47" svg:width="5.331cm" svg:height="1.391cm" svg:x="11.226cm" svg:y="2.86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8" svg:width="4.88cm" svg:height="1.16cm" svg:x="11.677cm" svg:y="3.096cm"><draw:text-box><text:p><text:span text:style-name="T77"><text:s text:c="7"/></text:span><text:span text:style-name="T77">Appli</text:span></text:p></draw:text-box></draw:frame></draw:g><draw:g draw:name="DrawObject 12" draw:style-name="gr10"><draw:custom-shape draw:name="Forme 12" draw:style-name="gr50" svg:width="3.671cm" svg:height="1.391cm" svg:x="11.259cm" svg:y="6.421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8" svg:width="3.365cm" svg:height="1.16cm" svg:x="11.566cm" svg:y="6.652cm"><draw:text-box><text:p><text:span text:style-name="T77"><text:s text:c="2"/></text:span><text:span text:style-name="T77">ExchangeCtrl</text:span></text:p></draw:text-box></draw:frame></draw:g><draw:line draw:name="Ligne 9" draw:style-name="gr3" draw:text-style-name="P110" svg:x1="12.095cm" svg:y1="6.42cm" svg:x2="12.095cm" svg:y2="4.333cm"><text:p/></draw:line><draw:frame draw:name="Cadre de texte 27" draw:style-name="gr7" draw:text-style-name="P111" svg:width="1.574cm" svg:height="0.814cm" svg:x="-1.102cm" svg:y="6.634cm"><draw:text-box><text:p><text:span text:style-name="T1">2- Create Exch n°x</text:span></text:p></draw:text-box></draw:frame><draw:frame draw:name="Cadre de texte 28" draw:style-name="gr7" draw:text-style-name="P111" svg:width="1.574cm" svg:height="0.814cm" svg:x="8.963cm" svg:y="6.68cm"><draw:text-box><text:p><text:span text:style-name="T1">4- Create Exch n°y</text:span></text:p></draw:text-box></draw:frame><draw:frame draw:name="Cadre de texte 29" draw:style-name="gr7" draw:text-style-name="P111" svg:width="2.744cm" svg:height="0.814cm" svg:x="4.648cm" svg:y="8.765cm"><draw:text-box><text:p><text:span text:style-name="T1">3- Req (ID=x)</text:span></text:p></draw:text-box></draw:frame><draw:frame draw:name="Cadre de texte 30" draw:style-name="gr51" draw:text-style-name="P111" svg:width="1.574cm" svg:height="0.525cm" svg:x="10.885cm" svg:y="4.84cm"><draw:text-box><text:p><text:span text:style-name="T1">5- Req</text:span></text:p></draw:text-box></draw:frame><draw:line draw:name="Ligne 10" draw:style-name="gr3" draw:text-style-name="P110" svg:x1="12.656cm" svg:y1="4.254cm" svg:x2="12.656cm" svg:y2="6.42cm"><text:p/></draw:line><draw:path draw:name="Courbe de Bézier 5" draw:style-name="gr52" draw:text-style-name="P110" svg:width="0.583cm" svg:height="0.671cm" svg:x="10.675cm" svg:y="6.779cm" svg:viewBox="0 0 584 672" svg:d="M584 670c-1314 46 0-670 0-670"><text:p/></draw:path><draw:frame draw:name="Cadre de texte 31" draw:style-name="gr7" draw:text-style-name="P111" svg:width="2.613cm" svg:height="0.814cm" svg:x="1.595cm" svg:y="5.02cm"><draw:text-box><text:p><text:span text:style-name="T1">1- Req (ID=x)</text:span></text:p></draw:text-box></draw:frame><draw:frame draw:name="Cadre de texte 32" draw:style-name="gr51" draw:text-style-name="P111" svg:width="1.574cm" svg:height="0.525cm" svg:x="12.937cm" svg:y="4.807cm"><draw:text-box><text:p><text:span text:style-name="T1">6- Data</text:span></text:p></draw:text-box></draw:frame><draw:path draw:name="Courbe de Bézier 6" draw:style-name="gr52" draw:text-style-name="P110" svg:width="0.753cm" svg:height="0.69cm" svg:x="14.929cm" svg:y="6.651cm" svg:viewBox="0 0 754 691" svg:d="M0 2c1695-47 1 689 1 689"><text:p/></draw:path><draw:frame draw:name="Cadre de texte 33" draw:style-name="gr7" draw:text-style-name="P111" svg:width="1.574cm" svg:height="0.814cm" svg:x="16.004cm" svg:y="6.549cm"><draw:text-box><text:p><text:span text:style-name="T1">7- Kill Exch n°y</text:span></text:p></draw:text-box></draw:frame><draw:frame draw:name="Cadre de texte 34" draw:style-name="gr51" draw:text-style-name="P111" svg:width="2.984cm" svg:height="0.525cm" svg:x="6.571cm" svg:y="9.737cm"><draw:text-box><text:p><text:span text:style-name="T1">8- Data (ID=x)</text:span></text:p></draw:text-box></draw:frame><draw:line draw:name="Ligne 11" draw:style-name="gr53" draw:text-style-name="P110" svg:x1="5.26cm" svg:y1="6.42cm" svg:x2="5.26cm" svg:y2="4.333cm"><text:p/></draw:line><draw:frame draw:name="Cadre de texte 35" draw:style-name="gr51" draw:text-style-name="P111" svg:width="1.574cm" svg:height="0.525cm" svg:x="5.35cm" svg:y="4.609cm"><draw:text-box><text:p><text:span text:style-name="T1">9- Data</text:span></text:p></draw:text-box></draw:frame><draw:frame draw:name="Cadre de texte 36" draw:style-name="gr7" draw:text-style-name="P111" svg:width="1.574cm" svg:height="0.814cm" svg:x="6.58cm" svg:y="7.557cm"><draw:text-box><text:p><text:span text:style-name="T1">10- Kill Exch n°x</text:span></text:p></draw:text-box></draw:frame><draw:ellipse draw:name="Arc d'ellipse 3" draw:style-name="gr54" draw:text-style-name="P110" svg:width="0.098cm" svg:height="0.017cm" svg:x="5.052cm" svg:y="7.04cm" draw:kind="arc" draw:start-angle="274.12" draw:end-angle="291.45"><text:p/></draw:ellipse><draw:ellipse draw:name="Arc d'ellipse 4" draw:style-name="gr52" draw:text-style-name="P110" svg:width="0.627cm" svg:height="0.449cm" svg:x="4.89cm" svg:y="7.184cm" draw:kind="arc" draw:start-angle="272.16" draw:end-angle="188.35"><text:p/></draw:ellipse><draw:frame draw:name="Cadre de texte 37" draw:style-name="gr51" draw:text-style-name="P111" svg:width="1.574cm" svg:height="0.525cm" svg:x="4.629cm" svg:y="6.562cm"><draw:text-box><text:p><text:span text:style-name="T1">3’- retry n</text:span></text:p></draw:text-box></draw:frame><draw:line draw:name="Ligne 12" draw:style-name="gr3" draw:text-style-name="P110" svg:x1="5.454cm" svg:y1="0.995cm" svg:x2="11.82cm" svg:y2="0.991cm"><text:p/></draw:line><draw:line draw:name="Ligne 13" draw:style-name="gr3" draw:text-style-name="P110" svg:x1="11.705cm" svg:y1="1.586cm" svg:x2="5.531cm" svg:y2="1.586cm"><text:p/></draw:line><draw:frame draw:name="Cadre de texte 38" draw:style-name="gr55" draw:text-style-name="P111" svg:width="1.574cm" svg:height="0.433cm" svg:x="6.636cm" svg:y="0.48cm"><draw:text-box><text:p><text:span text:style-name="T1">Req</text:span></text:p></draw:text-box></draw:frame><draw:frame draw:name="Cadre de texte 39" draw:style-name="gr55" draw:text-style-name="P111" svg:width="1.574cm" svg:height="0.433cm" svg:x="6.636cm" svg:y="1.154cm"><draw:text-box><text:p><text:span text:style-name="T1">Data</text:span></text:p></draw:text-box></draw:frame><draw:path draw:name="Courbe de Bézier 7" draw:style-name="gr56" draw:text-style-name="P110" svg:width="0.583cm" svg:height="0.571cm" svg:x="0.471cm" svg:y="6.966cm" svg:viewBox="0 0 584 572" svg:d="M584 2c-1314-39 0 570 0 570"><text:p/></draw:path><draw:path draw:name="Courbe de Bézier 8" draw:style-name="gr57" draw:text-style-name="P110" svg:width="0.908cm" svg:height="0.671cm" svg:x="6.387cm" svg:y="6.764cm" svg:viewBox="0 0 909 672" svg:d="M0 670c2045 47 0-670 0-670"><text:p/></draw:path><draw:frame draw:name="Cadre de texte 1" draw:style-name="gr51" draw:text-style-name="P114" svg:width="12.052cm" svg:height="0.525cm" svg:x="2.553cm" svg:y="10.753cm"><draw:text-box><text:p><text:span text:style-name="T70">Fig x </text:span><text:span text:style-name="T72">: échange typique d'une requête : focus sur l'initiateur de la requête, émission</text:span></text:p></draw:text-box></draw:frame><draw:polyline draw:style-name="gr58" draw:text-style-name="P110" svg:width="9.547cm" svg:height="2.451cm" svg:x="3.997cm" svg:y="7.81cm" svg:viewBox="0 0 9548 2452" draw:points="9525,0 9548,2427 48,2452 0,0"><text:p/></draw:polyline><draw:polyline draw:style-name="gr59" draw:text-style-name="P110" svg:width="9.741cm" svg:height="1.609cm" svg:x="3.37cm" svg:y="7.81cm" svg:viewBox="0 0 9742 1610" draw:points="0,0 0,1589 9742,1610 9694,0"><text:p/></draw:polyline></draw:g></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3" text:outline-level="3"><text:bookmark-start text:name="__RefHeading__2239_1642002524"/>Côté A : les étapes 1-3 , 6-8<text:bookmark-end text:name="__RefHeading__2239_1642002524"/></text:h>
      <text:list xml:id="list6394703644050352672" text:style-name="L12">
        <text:list-item>
          <text:p text:style-name="P83">L'application envoie une requête à la couche <text:span text:style-name="T4">ExchangeLayer</text:span> en précisant l'<text:span text:style-name="T4">ID</text:span> de la requête (de manière univoque).</text:p>
        </text:list-item>
        <text:list-item>
          <text:p text:style-name="P83">La couche d'échange cherche une entrée libre dans la table. </text:p>
        </text:list-item>
      </text:list>
      <text:list xml:id="list5103000244235166236" text:style-name="L13">
        <text:list-item>
          <text:list>
            <text:list-item>
              <text:p text:style-name="P84">Si c'est OK, l'échange est crée, le message encapsulé</text:p>
            </text:list-item>
            <text:list-item>
              <text:p text:style-name="P84">Sinon message d'erreur vers l'application</text:p>
            </text:list-item>
          </text:list>
        </text:list-item>
      </text:list>
      <text:list xml:id="list6990374933150246786" text:style-name="L14">
        <text:list-item>
          <text:p text:style-name="P85">La trame est passé à <text:span text:style-name="T4">MAC</text:span> avec gestion des essais (par exemple jusqu'à 5). Si erreur l'application est informée</text:p>
        </text:list-item>
      </text:list>
      <text:p text:style-name="P31"/>
      <text:list xml:id="list9115559482033603884" text:style-name="L15">
        <text:list-item>
          <text:p text:style-name="P90"><text:span text:style-name="T12">La </text:span><text:span text:style-name="T13">MAC</text:span><text:span text:style-name="T12"> a passé la data à la sous-couche</text:span><text:span text:style-name="T14"> </text:span><text:span text:style-name="T26">MAC2ExchSubLayer</text:span><text:span text:style-name="T12"> (filtrage adresse). Cette sous-couche aura aussi filtré l'</text:span><text:span text:style-name="T13">ID </text:span><text:span text:style-name="T12">ainsi que la nature Data de la trame reçue (cf FSM de réception). Le statut de l'échange correspondant est modifié de sorte à ce que l'application puisse savoir que la donnée est arrivée.</text:span></text:p>
        </text:list-item>
        <text:list-item>
          <text:p text:style-name="P87">La donnée est lue par l'application. </text:p>
        </text:list-item>
        <text:list-item>
          <text:p text:style-name="P87">L'échange est détruit (status passe à Free).</text:p>
        </text:list-item>
      </text:list>
      <text:p text:style-name="P29"/>
      <text:p text:style-name="P29"/>
      <text:p text:style-name="P29"/>
      <text:p text:style-name="P29"/>
      <text:h text:style-name="Heading_20_3" text:outline-level="3"><text:bookmark-start text:name="__RefHeading__2241_1642002524"/><text:soft-page-break/>La State Machine Request FSM<text:bookmark-end text:name="__RefHeading__2241_1642002524"/></text:h>
      <text:p text:style-name="P8"><draw:g text:anchor-type="paragraph" draw:z-index="26" draw:style-name="gr1"><draw:g draw:name="DrawObject 33" draw:style-name="gr10"><draw:custom-shape draw:name="Forme 92" draw:style-name="gr60" svg:width="13.466cm" svg:height="0.87cm" svg:x="0.249cm" svg:y="0.38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8" svg:width="12.341cm" svg:height="0.727cm" svg:x="1.374cm" svg:y="0.528cm"><draw:text-box><text:p><text:span text:style-name="T77">Appli </text:span></text:p></draw:text-box></draw:frame></draw:g><draw:custom-shape draw:name="Forme 84" draw:style-name="gr62" svg:width="16.236cm" svg:height="1.929cm" svg:x="0.346cm" svg:y="4.96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path draw:style-name="gr63" draw:text-style-name="P110" svg:width="12.434cm" svg:height="2.86cm" svg:x="0.683cm" svg:y="3.116cm" svg:viewBox="0 0 12435 2861" svg:d="M12435 2861c-10922-766-12435-2861-12435-2861"><text:p/></draw:path><draw:path draw:style-name="gr63" draw:text-style-name="P110" svg:width="0.456cm" svg:height="1.015cm" svg:x="0.369cm" svg:y="1.256cm" svg:viewBox="0 0 457 1016" svg:d="M0 1016c36-834 457-1016 457-1016"><text:p/></draw:path><draw:frame draw:style-name="gr64" draw:text-style-name="P119" svg:width="9.406cm" svg:height="0.627cm" svg:x="0.9cm" svg:y="5.733cm"><draw:text-box><text:p><text:span text:style-name="T2">Exchange Layer</text:span></text:p></draw:text-box></draw:frame><draw:line draw:style-name="gr65" draw:text-style-name="P110" svg:x1="13.887cm" svg:y1="5.593cm" svg:x2="13.887cm" svg:y2="3.116cm"><text:p/></draw:line><draw:line draw:style-name="gr65" draw:text-style-name="P110" svg:x1="15.812cm" svg:y1="5.665cm" svg:x2="15.835cm" svg:y2="3.116cm"><text:p/></draw:line><draw:ellipse draw:style-name="gr54" draw:text-style-name="P110" svg:width="3.151cm" svg:height="0.939cm" svg:x="13.118cm" svg:y="5.47cm"><text:p/></draw:ellipse><draw:frame draw:style-name="gr64" draw:text-style-name="P120" svg:width="3.296cm" svg:height="0.627cm" svg:x="13.55cm" svg:y="5.645cm"><draw:text-box><text:p><text:span text:style-name="T78">Request_FSM</text:span></text:p></draw:text-box></draw:frame></draw:g></text:p>
      <text:p text:style-name="P31"/>
      <text:p text:style-name="P31"/>
      <text:p text:style-name="P31"/>
      <text:p text:style-name="P29"/>
      <table:table table:name="Tableau6" table:style-name="Tableau6">
        <table:table-column table:style-name="Tableau6.A"/>
        <table:table-column table:style-name="Tableau6.B"/>
        <table:table-column table:style-name="Tableau6.C"/>
        <table:table-column table:style-name="Tableau6.D"/>
        <table:table-column table:style-name="Tableau6.E"/>
        <table:table-column table:style-name="Tableau6.F"/>
        <table:table-column table:style-name="Tableau6.G"/>
        <table:table-column table:style-name="Tableau6.H"/>
        <table:table-column table:style-name="Tableau6.I"/>
        <table:table-column table:style-name="Tableau6.J"/>
        <table:table-row table:style-name="Tableau6.1">
          <table:table-cell table:style-name="Tableau6.A1" office:value-type="string">
            <text:p text:style-name="P62">Status</text:p>
            <text:p text:style-name="P63"/>
          </table:table-cell>
          <table:table-cell table:style-name="Tableau6.A1" office:value-type="string">
            <text:p text:style-name="P62">Org/dest Adr</text:p>
            <text:p text:style-name="P63"/>
          </table:table-cell>
          <table:table-cell table:style-name="Tableau6.A1" office:value-type="string">
            <text:p text:style-name="P62">ID</text:p>
            <text:p text:style-name="P63">x</text:p>
          </table:table-cell>
          <table:table-cell table:style-name="Tableau6.A1" office:value-type="string">
            <text:p text:style-name="P62">Type</text:p>
            <text:p text:style-name="P63"/>
          </table:table-cell>
          <table:table-cell table:style-name="Tableau6.A1" office:value-type="string">
            <text:p text:style-name="P62">LenData</text:p>
            <text:p text:style-name="P63"/>
          </table:table-cell>
          <table:table-cell table:style-name="Tableau6.A1" office:value-type="string">
            <text:p text:style-name="P62">Data[30]</text:p>
            <text:p text:style-name="P62"/>
          </table:table-cell>
          <table:table-cell table:style-name="Tableau6.A1" office:value-type="string">
            <text:p text:style-name="P62">Trial <text:s text:c="3"/></text:p>
            <text:p text:style-name="P63"/>
          </table:table-cell>
          <table:table-cell table:style-name="Tableau6.A1" office:value-type="string">
            <text:p text:style-name="P62">TimeOutDate</text:p>
            <text:p text:style-name="P63"/>
          </table:table-cell>
          <table:table-cell table:style-name="Tableau6.A1" office:value-type="string">
            <text:p text:style-name="P62">FSM_CurrentState</text:p>
            <text:p text:style-name="P63"/>
          </table:table-cell>
          <table:table-cell table:style-name="Tableau6.J1" office:value-type="string">
            <text:p text:style-name="P62">FSM_Trans</text:p>
            <text:p text:style-name="P62">-</text:p>
          </table:table-cell>
        </table:table-row>
      </table:table>
      <text:p text:style-name="P7"/>
      <text:p text:style-name="P31"/>
      <text:p text:style-name="P31"/>
      <text:p text:style-name="P31"/>
      <text:p text:style-name="P31"/>
      <text:p text:style-name="P31"/>
      <text:p text:style-name="P31"/>
      <text:p text:style-name="P31"/>
      <text:p text:style-name="P31"/>
      <text:p text:style-name="P31"/>
      <text:p text:style-name="P31">Les transitions de la FSM sont dans l'échange x. Ces transitions peuvent être modifiées par les états de la FSM mais aussi par l'application (via des fonctions de lecture de données par exemple), par la sous-couche <text:s/><text:span text:style-name="T30">MAC2ExchSubLayer,</text:span><text:span text:style-name="T28"> l</text:span><text:span text:style-name="T37">ors d'une réception depuis la MAC.</text:span></text:p>
      <text:p text:style-name="P31">L'état actif de la FSM est également l'un des champs de l'échange.</text:p>
      <text:p text:style-name="P31">Le status de l'échange est modifié par la FSM, en fonction de l'état actif.</text:p>
      <text:p text:style-name="P31"><draw:frame draw:style-name="fr1" draw:name="images1" text:anchor-type="paragraph" svg:x="0.9cm" svg:y="0.436cm" svg:width="15.582cm" svg:height="11.562cm" draw:z-index="27"><draw:image xlink:href="Pictures/2000000700003794000027160EC3C1A2.svm" xlink:type="simple" xlink:show="embed" xlink:actuate="onLoad"/></draw:frame></text:p>
      <text:h text:style-name="Heading_20_2" text:outline-level="2"><text:bookmark-start text:name="__RefHeading__2243_1642002524"/><text:soft-page-break/>L'échange de type Message Asynchrone : émissaire du message <text:bookmark-end text:name="__RefHeading__2243_1642002524"/></text:h>
      <text:p text:style-name="P31"/>
      <text:h text:style-name="Heading_20_3" text:outline-level="3"><text:bookmark-start text:name="__RefHeading__2245_1642002524"/>Les étapes de l'échange ...<text:bookmark-end text:name="__RefHeading__2245_1642002524"/></text:h>
      <text:p text:style-name="P31"/>
      <text:p text:style-name="P31"/>
      <text:h text:style-name="Heading_20_3" text:outline-level="3"><draw:g text:anchor-type="paragraph" draw:z-index="28" draw:style-name="gr1"><draw:g draw:name="DrawObject 7" draw:style-name="gr10"><draw:custom-shape draw:name="Forme 7" draw:style-name="gr45" svg:width="2.603cm" svg:height="1.417cm" svg:x="1.029cm" svg:y="0.1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5" svg:width="2.384cm" svg:height="1.181cm" svg:x="1.247cm" svg:y="0.385cm"><draw:text-box><text:p><text:span text:style-name="T64"><text:s text:c="7"/></text:span></text:p><text:p><text:span text:style-name="T77"><text:s text:c="4"/></text:span><text:span text:style-name="T77">Device A</text:span></text:p></draw:text-box></draw:frame></draw:g><draw:g draw:name="DrawObject 8" draw:style-name="gr10"><draw:custom-shape draw:name="Forme 8" draw:style-name="gr45" svg:width="2.603cm" svg:height="1.417cm" svg:x="13.157cm" svg:y="0.03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5" svg:width="2.384cm" svg:height="1.181cm" svg:x="13.376cm" svg:y="0.27cm"><draw:text-box><text:p><text:span text:style-name="T64"><text:s text:c="7"/></text:span></text:p><text:p><text:span text:style-name="T77"><text:s text:c="3"/></text:span><text:span text:style-name="T77">Device B</text:span></text:p></draw:text-box></draw:frame></draw:g><draw:g draw:name="DrawObject 9" draw:style-name="gr10"><draw:custom-shape draw:name="Forme 9" draw:style-name="gr47" svg:width="5.331cm" svg:height="1.391cm" svg:x="1.058cm" svg:y="2.76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8" svg:width="4.88cm" svg:height="1.16cm" svg:x="1.51cm" svg:y="2.992cm"><draw:text-box><text:p><text:span text:style-name="T77"><text:s text:c="7"/></text:span><text:span text:style-name="T77">Appli</text:span></text:p></draw:text-box></draw:frame></draw:g><draw:g draw:name="DrawObject 10" draw:style-name="gr10"><draw:custom-shape draw:name="Forme 10" draw:style-name="gr47" svg:width="5.331cm" svg:height="1.391cm" svg:x="1.092cm" svg:y="6.2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8" svg:width="4.885cm" svg:height="1.16cm" svg:x="1.538cm" svg:y="6.469cm"><draw:text-box><text:p><text:span text:style-name="T77"><text:s text:c="2"/></text:span><text:span text:style-name="T77">ExchangeCtrl</text:span></text:p></draw:text-box></draw:frame></draw:g><draw:line draw:name="Ligne 8" draw:style-name="gr49" draw:text-style-name="P110" svg:x1="1.51cm" svg:y1="4.154cm" svg:x2="1.51cm" svg:y2="6.241cm"><text:p/></draw:line><draw:g draw:name="DrawObject 11" draw:style-name="gr10"><draw:custom-shape draw:name="Forme 11" draw:style-name="gr47" svg:width="5.331cm" svg:height="1.391cm" svg:x="11.261cm" svg:y="2.68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8" svg:width="4.88cm" svg:height="1.16cm" svg:x="11.712cm" svg:y="2.913cm"><draw:text-box><text:p><text:span text:style-name="T77"><text:s text:c="7"/></text:span><text:span text:style-name="T77">Appli</text:span></text:p></draw:text-box></draw:frame></draw:g><draw:g draw:name="DrawObject 12" draw:style-name="gr10"><draw:custom-shape draw:name="Forme 12" draw:style-name="gr50" svg:width="3.671cm" svg:height="1.391cm" svg:x="11.294cm" svg:y="6.239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8" svg:width="3.365cm" svg:height="1.16cm" svg:x="11.601cm" svg:y="6.469cm"><draw:text-box><text:p><text:span text:style-name="T77"><text:s text:c="2"/></text:span><text:span text:style-name="T77">ExchangeCtrl</text:span></text:p></draw:text-box></draw:frame></draw:g><draw:line draw:name="Ligne 9" draw:style-name="gr3" draw:text-style-name="P110" svg:x1="12.127cm" svg:y1="6.241cm" svg:x2="12.127cm" svg:y2="4.154cm"><text:p/></draw:line><draw:frame draw:name="Cadre de texte 27" draw:style-name="gr7" draw:text-style-name="P111" svg:width="1.574cm" svg:height="0.814cm" svg:x="-1.067cm" svg:y="6.451cm"><draw:text-box><text:p><text:span text:style-name="T1">2- Create Exch n°x</text:span></text:p></draw:text-box></draw:frame><draw:frame draw:name="Cadre de texte 28" draw:style-name="gr7" draw:text-style-name="P111" svg:width="1.574cm" svg:height="0.814cm" svg:x="8.998cm" svg:y="6.497cm"><draw:text-box><text:p><text:span text:style-name="T1">4- Create Exch n°y</text:span></text:p></draw:text-box></draw:frame><draw:frame draw:name="Cadre de texte 29" draw:style-name="gr7" draw:text-style-name="P111" svg:width="2.744cm" svg:height="0.814cm" svg:x="0.545cm" svg:y="8.693cm"><draw:text-box><text:p><text:span text:style-name="T1">3-Mssg (ID=x)</text:span></text:p></draw:text-box></draw:frame><draw:frame draw:name="Cadre de texte 30" draw:style-name="gr51" draw:text-style-name="P111" svg:width="1.574cm" svg:height="0.525cm" svg:x="10.92cm" svg:y="4.657cm"><draw:text-box><text:p><text:span text:style-name="T1">5- Mssg</text:span></text:p></draw:text-box></draw:frame><draw:line draw:name="Ligne 10" draw:style-name="gr3" draw:text-style-name="P110" svg:x1="12.688cm" svg:y1="4.072cm" svg:x2="12.688cm" svg:y2="6.238cm"><text:p/></draw:line><draw:path draw:name="Courbe de Bézier 5" draw:style-name="gr52" draw:text-style-name="P110" svg:width="0.583cm" svg:height="0.671cm" svg:x="10.709cm" svg:y="6.597cm" svg:viewBox="0 0 584 672" svg:d="M584 670c-1314 46 0-670 0-670"><text:p/></draw:path><draw:frame draw:name="Cadre de texte 31" draw:style-name="gr7" draw:text-style-name="P111" svg:width="2.613cm" svg:height="0.814cm" svg:x="1.66cm" svg:y="4.698cm"><draw:text-box><text:p><text:span text:style-name="T1">1- Mssg (ID=x)</text:span></text:p></draw:text-box></draw:frame><draw:frame draw:name="Cadre de texte 32" draw:style-name="gr51" draw:text-style-name="P111" svg:width="1.574cm" svg:height="0.525cm" svg:x="12.972cm" svg:y="4.625cm"><draw:text-box><text:p><text:span text:style-name="T1">5- Ack</text:span></text:p></draw:text-box></draw:frame><draw:path draw:name="Courbe de Bézier 6" draw:style-name="gr52" draw:text-style-name="P110" svg:width="0.753cm" svg:height="0.69cm" svg:x="14.965cm" svg:y="6.47cm" svg:viewBox="0 0 754 691" svg:d="M0 2c1695-47 1 689 1 689"><text:p/></draw:path><draw:frame draw:name="Cadre de texte 33" draw:style-name="gr7" draw:text-style-name="P111" svg:width="1.574cm" svg:height="0.814cm" svg:x="16.039cm" svg:y="6.366cm"><draw:text-box><text:p><text:span text:style-name="T1">7- Kill Exch n°y</text:span></text:p></draw:text-box></draw:frame><draw:frame draw:name="Cadre de texte 34" draw:style-name="gr51" draw:text-style-name="P111" svg:width="2.984cm" svg:height="0.525cm" svg:x="6.509cm" svg:y="9.51cm"><draw:text-box><text:p><text:span text:style-name="T1">6- Ack(ID=x)</text:span></text:p></draw:text-box></draw:frame><draw:line draw:name="Ligne 11" draw:style-name="gr66" draw:text-style-name="P110" svg:x1="5.295cm" svg:y1="6.241cm" svg:x2="5.295cm" svg:y2="4.154cm"><text:p/></draw:line><draw:frame draw:name="Cadre de texte 35" draw:style-name="gr51" draw:text-style-name="P111" svg:width="1.574cm" svg:height="0.525cm" svg:x="5.385cm" svg:y="4.426cm"><draw:text-box><text:p><text:span text:style-name="T1">7- Ack</text:span></text:p></draw:text-box></draw:frame><draw:frame draw:name="Cadre de texte 36" draw:style-name="gr7" draw:text-style-name="P111" svg:width="1.574cm" svg:height="0.814cm" svg:x="6.615cm" svg:y="7.375cm"><draw:text-box><text:p><text:span text:style-name="T1">8- Kill Exch n°x</text:span></text:p></draw:text-box></draw:frame><draw:ellipse draw:name="Arc d'ellipse 3" draw:style-name="gr54" draw:text-style-name="P110" svg:width="0.098cm" svg:height="0.017cm" svg:x="5.086cm" svg:y="6.857cm" draw:kind="arc" draw:start-angle="274.12" draw:end-angle="291.45"><text:p/></draw:ellipse><draw:ellipse draw:name="Arc d'ellipse 4" draw:style-name="gr52" draw:text-style-name="P110" svg:width="0.627cm" svg:height="0.449cm" svg:x="4.925cm" svg:y="7.001cm" draw:kind="arc" draw:start-angle="272.16" draw:end-angle="188.35"><text:p/></draw:ellipse><draw:frame draw:name="Cadre de texte 37" draw:style-name="gr51" draw:text-style-name="P111" svg:width="1.574cm" svg:height="0.525cm" svg:x="4.664cm" svg:y="6.379cm"><draw:text-box><text:p><text:span text:style-name="T1">3’- retry n</text:span></text:p></draw:text-box></draw:frame><draw:line draw:name="Ligne 12" draw:style-name="gr3" draw:text-style-name="P110" svg:x1="5.486cm" svg:y1="0.813cm" svg:x2="11.852cm" svg:y2="0.809cm"><text:p/></draw:line><draw:line draw:name="Ligne 13" draw:style-name="gr3" draw:text-style-name="P110" svg:x1="11.741cm" svg:y1="1.405cm" svg:x2="5.567cm" svg:y2="1.405cm"><text:p/></draw:line><draw:frame draw:name="Cadre de texte 38" draw:style-name="gr55" draw:text-style-name="P111" svg:width="3.439cm" svg:height="0.433cm" svg:x="6.671cm" svg:y="0.297cm"><draw:text-box><text:p><text:span text:style-name="T1">Message Asyn</text:span></text:p></draw:text-box></draw:frame><draw:frame draw:name="Cadre de texte 39" draw:style-name="gr55" draw:text-style-name="P111" svg:width="1.574cm" svg:height="0.433cm" svg:x="6.671cm" svg:y="0.971cm"><draw:text-box><text:p><text:span text:style-name="T1">Ack</text:span></text:p></draw:text-box></draw:frame><draw:path draw:name="Courbe de Bézier 7" draw:style-name="gr56" draw:text-style-name="P110" svg:width="0.583cm" svg:height="0.571cm" svg:x="0.506cm" svg:y="6.785cm" svg:viewBox="0 0 584 572" svg:d="M584 2c-1314-39 0 570 0 570"><text:p/></draw:path><draw:path draw:name="Courbe de Bézier 8" draw:style-name="gr57" draw:text-style-name="P110" svg:width="0.908cm" svg:height="0.671cm" svg:x="6.421cm" svg:y="6.582cm" svg:viewBox="0 0 909 672" svg:d="M0 670c2045 47 0-670 0-670"><text:p/></draw:path><draw:frame draw:name="Cadre de texte 1" draw:style-name="gr7" draw:text-style-name="P114" svg:width="14.313cm" svg:height="0.814cm" svg:x="1.819cm" svg:y="10.568cm"><draw:text-box><text:p><text:span text:style-name="T70">Fig x </text:span><text:span text:style-name="T72">: échange typique d'un message asynchrone : focus sur l'initiateur du message, émission</text:span></text:p></draw:text-box></draw:frame><draw:polyline draw:style-name="gr58" draw:text-style-name="P110" svg:width="9.547cm" svg:height="2.451cm" svg:x="4.514cm" svg:y="7.628cm" svg:viewBox="0 0 9548 2452" draw:points="9525,0 9548,2427 48,2452 0,0"><text:p/></draw:polyline><draw:polyline draw:style-name="gr59" draw:text-style-name="P110" svg:width="9.741cm" svg:height="1.609cm" svg:x="3.143cm" svg:y="7.628cm" svg:viewBox="0 0 9742 1610" draw:points="0,0 0,1589 9742,1610 9694,0"><text:p/></draw:polyline></draw:g><text:bookmark-start text:name="__RefHeading__2247_1642002524"/>Côté A...<text:bookmark-end text:name="__RefHeading__2247_1642002524"/></text:h>
      <text:list xml:id="list5393131977019117553" text:style-name="L16">
        <text:list-header>
          <text:p text:style-name="P86"/>
        </text:list-header>
        <text:list-item>
          <text:p text:style-name="P86">L'application envoie un message asynchrone à la couche Exchange Layer en précisant l'ID du message (de manière univoque).</text:p>
        </text:list-item>
        <text:list-item>
          <text:p text:style-name="P86">La couche d'échange cherche une entrée libre dans la table. </text:p>
        </text:list-item>
        <text:list-item>
          <text:p text:style-name="P86">Si c'est OK, l'échange est crée, le message encapsulé</text:p>
        </text:list-item>
        <text:list-item>
          <text:p text:style-name="P86">Sinon message d'erreur vers l'application</text:p>
        </text:list-item>
        <text:list-item>
          <text:p text:style-name="P86">La trame est passé à MAC avec gestion des essais (par exemple jusqu'à 5). Si erreur l'application est informée</text:p>
          <text:p text:style-name="P86"/>
        </text:list-item>
        <text:list-item>
          <text:p text:style-name="P89"><text:span text:style-name="T55">La MAC a passé un Ack à la sous-couche</text:span> <text:span text:style-name="T29">MAC2ExchSubLayer </text:span><text:span text:style-name="T55">(filtrage adresse). Cette sous-couche aura aussi filtré l'ID ainsi que la nature Ack de la trame reçue (cf FSM de réception). Le statut de l'échange correspondant est modifié de sorte à ce que l'application puisse savoir que la donnée est arrivée.</text:span></text:p>
        </text:list-item>
        <text:list-item>
          <text:p text:style-name="P88">L'ack est lue par l'application ou pas. Si non lu au bout d'un certain temps on passe à l'étape 8. Cette non lecture est la véritable nature d'un message asynchrone. On laisse à l'application le choix de lire ou pas l'acquittement. </text:p>
        </text:list-item>
        <text:list-item>
          <text:p text:style-name="P88">L'échange est détruit (status passe à Free).</text:p>
        </text:list-item>
      </text:list>
      <text:p text:style-name="P31"/>
      <text:h text:style-name="Heading_20_3" text:outline-level="3"><text:bookmark-start text:name="__RefHeading__2249_1642002524"/><text:soft-page-break/>La state Machine AsyMssg_FSM<text:bookmark-end text:name="__RefHeading__2249_1642002524"/></text:h>
      <text:p text:style-name="P31"><draw:frame draw:style-name="fr1" draw:name="images7" text:anchor-type="paragraph" svg:x="0.436cm" svg:y="0.663cm" svg:width="16.244cm" svg:height="11.338cm" draw:z-index="81"><draw:image xlink:href="Pictures/2000000700003957000026459D8946D0.svm" xlink:type="simple" xlink:show="embed" xlink:actuate="onLoad"/></draw:frame></text:p>
      <text:p text:style-name="P31"/>
      <text:h text:style-name="Heading_20_2" text:outline-level="2"><text:bookmark-start text:name="__RefHeading__2251_1642002524"/><text:soft-page-break/>La réception <text:bookmark-end text:name="__RefHeading__2251_1642002524"/></text:h>
      <text:p text:style-name="P29">Elle se décompose en 2 niveaux comme le montre la figure ci-dessous. Deux sous-couches :</text:p>
      <text:list xml:id="list5981253565078288261" text:style-name="L17">
        <text:list-item>
          <text:p text:style-name="P81">MAC2ExchSubLayer</text:p>
        </text:list-item>
        <text:list-item>
          <text:p text:style-name="P81">Exch2AppliSubLayer</text:p>
        </text:list-item>
      </text:list>
      <text:h text:style-name="Heading_20_3" text:outline-level="3"><draw:frame text:anchor-type="paragraph" draw:z-index="30" draw:name="Cadre de texte 135" draw:style-name="gr67" draw:text-style-name="P118" svg:width="5.081cm" svg:height="0.974cm" svg:x="1.515cm" svg:y="3.231cm"><draw:text-box><text:p><text:span text:style-name="T77"><text:s text:c="2"/></text:span><text:span text:style-name="T77">Exchange Layer</text:span></text:p></draw:text-box></draw:frame><draw:line text:anchor-type="paragraph" draw:z-index="31" draw:name="Ligne 56" draw:style-name="gr68" draw:text-style-name="P110" svg:x1="7.322cm" svg:y1="20.447cm" svg:x2="7.322cm" svg:y2="17.291cm"><text:p/></draw:line><draw:frame text:anchor-type="paragraph" draw:z-index="32" draw:name="Cadre de texte 136" draw:style-name="gr69" draw:text-style-name="P111" svg:width="4.462cm" svg:height="0.897cm" svg:x="7.595cm" svg:y="17.875cm"><draw:text-box><text:p><text:span text:style-name="T1">ExchLayerFrame</text:span></text:p></draw:text-box></draw:frame><draw:g text:anchor-type="paragraph" draw:z-index="33" draw:name="DrawObject 40" draw:style-name="gr1"><draw:custom-shape draw:name="Forme 85" draw:style-name="gr60" svg:width="12.572cm" svg:height="0.87cm" svg:x="1.161cm" svg:y="20.4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37" draw:style-name="gr61" draw:text-style-name="P118" svg:width="11.521cm" svg:height="0.727cm" svg:x="2.212cm" svg:y="20.592cm"><draw:text-box><text:p><text:span text:style-name="T77">MAC layer</text:span></text:p></draw:text-box></draw:frame></draw:g><draw:line text:anchor-type="paragraph" draw:z-index="34" draw:name="Ligne 57" draw:style-name="gr70" draw:text-style-name="P110" svg:x1="-0.049cm" svg:y1="11.061cm" svg:x2="11.614cm" svg:y2="11.061cm"><text:p/></draw:line><draw:frame text:anchor-type="paragraph" draw:z-index="35" draw:name="Cadre de texte 138" draw:style-name="gr71" draw:text-style-name="P121" svg:width="7.587cm" svg:height="0.586cm" svg:x="0.404cm" svg:y="11.411cm"><draw:text-box><text:p><text:span text:style-name="T70">MAC2ExchSubLayer</text:span></text:p></draw:text-box></draw:frame><draw:g text:anchor-type="paragraph" draw:z-index="36" draw:name="DrawObject33" draw:style-name="gr1"><draw:custom-shape draw:name="Forme 86" draw:style-name="gr72" svg:width="6.107cm" svg:height="2.758cm" svg:x="1.323cm" svg:y="5.759cm"><text:p/><draw:enhanced-geometry svg:viewBox="0 0 21600 21600" draw:type="rectangle" draw:enhanced-path="M 0 0 L 21600 0 21600 21600 0 21600 0 0 Z N"/></draw:custom-shape><draw:custom-shape draw:name="Forme 87" draw:style-name="gr73" svg:width="6.107cm" svg:height="0.401cm" svg:x="1.323cm" svg:y="6.125cm"><text:p/><draw:enhanced-geometry svg:viewBox="0 0 21600 21600" draw:type="rectangle" draw:enhanced-path="M 0 0 L 21600 0 21600 21600 0 21600 0 0 Z N"/></draw:custom-shape><draw:custom-shape draw:name="Forme 88" draw:style-name="gr74" svg:width="6.107cm" svg:height="0.401cm" svg:x="1.323cm" svg:y="6.975cm"><text:p/><draw:enhanced-geometry svg:viewBox="0 0 21600 21600" draw:type="rectangle" draw:enhanced-path="M 0 0 L 21600 0 21600 21600 0 21600 0 0 Z N"/></draw:custom-shape><draw:custom-shape draw:name="Forme 89" draw:style-name="gr73" svg:width="6.107cm" svg:height="0.401cm" svg:x="1.323cm" svg:y="7.776cm"><text:p/><draw:enhanced-geometry svg:viewBox="0 0 21600 21600" draw:type="rectangle" draw:enhanced-path="M 0 0 L 21600 0 21600 21600 0 21600 0 0 Z N"/></draw:custom-shape><draw:line draw:name="Ligne 58" draw:style-name="gr19" draw:text-style-name="P110" svg:x1="2.327cm" svg:y1="5.759cm" svg:x2="2.327cm" svg:y2="8.516cm"><text:p/></draw:line><draw:line draw:name="Ligne 59" draw:style-name="gr19" draw:text-style-name="P110" svg:x1="6.073cm" svg:y1="5.759cm" svg:x2="6.073cm" svg:y2="8.516cm"><text:p/></draw:line><draw:frame draw:name="Cadre de texte 139" draw:style-name="gr41" draw:text-style-name="P115" svg:width="0.675cm" svg:height="0.435cm" svg:x="1.501cm" svg:y="5.759cm"><draw:text-box><text:p><text:span text:style-name="T64">Free</text:span></text:p></draw:text-box></draw:frame><draw:frame draw:name="Cadre de texte 140" draw:style-name="gr41" draw:text-style-name="P115" svg:width="0.673cm" svg:height="0.435cm" svg:x="1.473cm" svg:y="6.541cm"><draw:text-box><text:p><text:span text:style-name="T64">Free</text:span></text:p></draw:text-box></draw:frame><draw:frame draw:name="Cadre de texte 141" draw:style-name="gr41" draw:text-style-name="P115" svg:width="0.675cm" svg:height="0.435cm" svg:x="1.501cm" svg:y="6.091cm"><draw:text-box><text:p><text:span text:style-name="T64">_</text:span></text:p></draw:text-box></draw:frame><draw:frame draw:name="Cadre de texte 142" draw:style-name="gr41" draw:text-style-name="P115" svg:width="0.675cm" svg:height="0.435cm" svg:x="1.459cm" svg:y="7.776cm"><draw:text-box><text:p><text:span text:style-name="T64">Free</text:span></text:p></draw:text-box></draw:frame><draw:frame draw:name="Cadre de texte 143" draw:style-name="gr41" draw:text-style-name="P115" svg:width="0.673cm" svg:height="0.435cm" svg:x="1.473cm" svg:y="6.975cm"><draw:text-box><text:p><text:span text:style-name="T64">_</text:span></text:p></draw:text-box></draw:frame><draw:frame draw:name="Cadre de texte 144" draw:style-name="gr41" draw:text-style-name="P115" svg:width="0.675cm" svg:height="0.435cm" svg:x="1.501cm" svg:y="7.407cm"><draw:text-box><text:p><text:span text:style-name="T64">_</text:span></text:p></draw:text-box></draw:frame><draw:frame draw:name="Cadre de texte 145" draw:style-name="gr41" draw:text-style-name="P115" svg:width="0.675cm" svg:height="0.435cm" svg:x="1.459cm" svg:y="8.176cm"><draw:text-box><text:p><text:span text:style-name="T64">Free</text:span></text:p></draw:text-box></draw:frame><draw:frame draw:name="Cadre de texte 146" draw:style-name="gr42" draw:text-style-name="P116" svg:width="0.414cm" svg:height="2.924cm" svg:x="0.842cm" svg:y="5.68cm"><draw:text-box><text:p><text:span text:style-name="T76">0</text:span></text:p><text:p><text:span text:style-name="T76">1</text:span></text:p><text:p><text:span text:style-name="T76"/></text:p><text:p><text:span text:style-name="T76">…</text:span></text:p><text:p><text:span text:style-name="T76"/></text:p><text:p><text:span text:style-name="T76"/></text:p><text:p><text:span text:style-name="T76"/></text:p><text:p><text:span text:style-name="T76">9</text:span></text:p></draw:text-box></draw:frame><draw:frame draw:name="Cadre de texte 147" draw:style-name="gr7" draw:text-style-name="P111" svg:width="1.373cm" svg:height="0.814cm" svg:x="-0.049cm" svg:y="5.068cm"><draw:text-box><text:p><text:span text:style-name="T1">EchIndex</text:span></text:p></draw:text-box></draw:frame><draw:frame draw:name="Cadre de texte 148" draw:style-name="gr7" draw:text-style-name="P113" svg:width="2.551cm" svg:height="0.814cm" svg:x="3.574cm" svg:y="8.659cm"><draw:text-box><text:p><text:span text:style-name="T79">char</text:span><text:span text:style-name="T69"> </text:span><text:span text:style-name="T80">ExchTab[10]</text:span></text:p></draw:text-box></draw:frame><draw:frame draw:name="Cadre de texte 149" draw:style-name="gr7" draw:text-style-name="P111" svg:width="1.375cm" svg:height="0.814cm" svg:x="1.323cm" svg:y="5.068cm"><draw:text-box><text:p><text:span text:style-name="T1">Status</text:span></text:p></draw:text-box></draw:frame><draw:frame draw:name="Cadre de texte 150" draw:style-name="gr7" draw:text-style-name="P111" svg:width="1.373cm" svg:height="0.814cm" svg:x="6.25cm" svg:y="5.084cm"><draw:text-box><text:p><text:span text:style-name="T1">FSM</text:span></text:p></draw:text-box></draw:frame></draw:g><draw:custom-shape text:anchor-type="paragraph" draw:z-index="37" draw:name="Forme 84" draw:style-name="gr75" svg:width="17.269cm" svg:height="13.599cm" svg:x="-0.049cm" svg:y="3.74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38" draw:name="Cadre de texte 151" draw:style-name="gr76" draw:text-style-name="P121" svg:width="7.587cm" svg:height="1.267cm" svg:x="2.873cm" svg:y="3.928cm"><draw:text-box><text:p><text:span text:style-name="T70">Exch2AppliSubLayer</text:span></text:p></draw:text-box></draw:frame><draw:line text:anchor-type="paragraph" draw:z-index="39" draw:name="Ligne 60" draw:style-name="gr70" draw:text-style-name="P110" svg:x1="11.614cm" svg:y1="3.746cm" svg:x2="11.771cm" svg:y2="17.344cm"><text:p/></draw:line><draw:frame text:anchor-type="paragraph" draw:z-index="41" draw:name="Cadre de texte 162" draw:style-name="gr78" draw:text-style-name="P113" svg:width="4.825cm" svg:height="4.871cm" svg:x="7.43cm" svg:y="11.996cm"><draw:text-box><text:p><text:span text:style-name="T69">FSM :</text:span></text:p><text:p text:style-name="P123"><text:span text:style-name="T82">Exch2AppliLayerSubLayer_FSM</text:span></text:p><text:p><text:span text:style-name="T78"/></text:p><text:p><text:span text:style-name="T69">FSM Transition</text:span></text:p><text:p><text:span text:style-name="T81">Variables de </text:span><text:span text:style-name="T83">ExchLayerStatus</text:span></text:p><text:p><text:span text:style-name="T83"/></text:p><text:p><text:span text:style-name="T84">Code Erreur</text:span></text:p><text:p><text:span text:style-name="T81">NoError</text:span></text:p><text:p><text:span text:style-name="T81">IDMismatch</text:span></text:p><text:p><text:span text:style-name="T81">ExchTabIsFull</text:span></text:p><text:p><text:span text:style-name="T69"/></text:p><text:p><text:span text:style-name="T78"/></text:p></draw:text-box></draw:frame><draw:line text:anchor-type="paragraph" draw:z-index="42" draw:name="Ligne 61" draw:style-name="gr79" draw:text-style-name="P110" svg:x1="6.214cm" svg:y1="12.548cm" svg:x2="7.212cm" svg:y2="12.548cm"><text:p/></draw:line><draw:path text:anchor-type="paragraph" draw:z-index="43" draw:name="Courbe de Bézier 5" draw:style-name="gr80" draw:text-style-name="P110" svg:width="0.585cm" svg:height="6.155cm" svg:x="5.124cm" svg:y="14.915cm" svg:viewBox="0 0 586 6156" svg:d="M38 6156c1254-1464-38-6156-38-6156"><text:p/></draw:path><draw:path text:anchor-type="paragraph" draw:z-index="44" draw:name="Courbe de Bézier 16" draw:style-name="gr80" draw:text-style-name="P110" svg:width="0.585cm" svg:height="6.949cm" svg:x="5.613cm" svg:y="14.121cm" svg:viewBox="0 0 586 6950" svg:d="M39 6950c1254-1652-39-6950-39-6950"><text:p/></draw:path><draw:frame text:anchor-type="paragraph" draw:z-index="45" draw:name="Cadre de texte 161" draw:style-name="gr81" draw:text-style-name="P113" svg:width="4.144cm" svg:height="0.814cm" svg:x="0.981cm" svg:y="16.817cm"><draw:text-box><text:p><text:span text:style-name="T79">struct</text:span><text:span text:style-name="T80"> ExchLayerStatus</text:span></text:p></draw:text-box></draw:frame><draw:frame text:anchor-type="paragraph" draw:z-index="46" draw:name="Cadre de texte 165" draw:style-name="gr76" draw:text-style-name="P121" svg:width="3.585cm" svg:height="1.267cm" svg:x="12.485cm" svg:y="4.399cm"><draw:text-box><text:p><text:span text:style-name="T70">ExchLayerExecution</text:span></text:p></draw:text-box></draw:frame><draw:frame text:anchor-type="paragraph" draw:z-index="47" draw:name="Cadre de texte 166" draw:style-name="gr82" draw:text-style-name="P124" svg:width="5.409cm" svg:height="4.012cm" svg:x="11.811cm" svg:y="7.844cm"><draw:text-box><text:p text:style-name="P122"><text:span text:style-name="T85">Interruption FSM :</text:span></text:p><text:p text:style-name="P122"><text:span text:style-name="T85"/></text:p><text:p text:style-name="P122"><text:span text:style-name="T86">Mac2ExchRecep_FSM_Prgress()</text:span></text:p><text:p text:style-name="P122"><text:span text:style-name="T85"/></text:p><text:p text:style-name="P122"><text:span text:style-name="T87">Pour Index de 0 à 9</text:span></text:p><text:p text:style-name="P122"><text:span text:style-name="T87"><text:s/></text:span><text:span text:style-name="T87">Si <text:s/></text:span><text:span text:style-name="T88">ExchTab</text:span><text:span text:style-name="T87">[Index] != free </text:span></text:p><text:p text:style-name="P122"><text:span text:style-name="T88"><text:s text:c="2"/></text:span><text:span text:style-name="T87">xx_FSM_Progress(Index)</text:span></text:p><text:p text:style-name="P122"><text:span text:style-name="T87"><text:s/></text:span><text:span text:style-name="T87">Fin si</text:span></text:p><text:p text:style-name="P122"><text:span text:style-name="T87">Fin Pour</text:span></text:p></draw:text-box></draw:frame><draw:g text:anchor-type="paragraph" draw:z-index="48" draw:name="DrawObject 33" draw:style-name="gr1"><draw:custom-shape draw:name="Forme 92" draw:style-name="gr60" svg:width="12.572cm" svg:height="0.87cm" svg:x="1.161cm" svg:y="1.3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5" draw:style-name="gr61" draw:text-style-name="P118" svg:width="11.521cm" svg:height="0.727cm" svg:x="2.212cm" svg:y="1.471cm"><draw:text-box><text:p><text:span text:style-name="T77">Appli </text:span></text:p></draw:text-box></draw:frame></draw:g><draw:line text:anchor-type="paragraph" draw:z-index="49" draw:name="Ligne 62" draw:style-name="gr68" draw:text-style-name="P110" svg:x1="6.828cm" svg:y1="3.747cm" svg:x2="6.828cm" svg:y2="2.198cm"><text:p/></draw:line><draw:frame text:anchor-type="paragraph" draw:z-index="50" draw:name="Cadre de texte 157" draw:style-name="gr83" draw:text-style-name="P111" svg:width="2.834cm" svg:height="0.692cm" svg:x="7.066cm" svg:y="2.743cm"><draw:text-box><text:p><text:span text:style-name="T1">Req / AsyMssg</text:span></text:p></draw:text-box></draw:frame><draw:line text:anchor-type="paragraph" draw:z-index="51" draw:name="Ligne 63" draw:style-name="gr68" draw:text-style-name="P110" svg:x1="10.552cm" svg:y1="2.198cm" svg:x2="10.587cm" svg:y2="3.747cm"><text:p/></draw:line><draw:frame text:anchor-type="paragraph" draw:z-index="52" draw:name="Cadre de texte 158" draw:style-name="gr83" draw:text-style-name="P111" svg:width="2.834cm" svg:height="0.692cm" svg:x="10.876cm" svg:y="2.76cm"><draw:text-box><text:p><text:span text:style-name="T1">Data / Ack</text:span></text:p></draw:text-box></draw:frame><draw:g text:anchor-type="paragraph" draw:z-index="53" draw:style-name="gr1"><draw:custom-shape draw:name="Forme 90" draw:style-name="gr84" svg:width="5.619cm" svg:height="4.763cm" svg:x="0.404cm" svg:y="11.996cm"><text:p/><draw:enhanced-geometry svg:viewBox="0 0 21600 21600" draw:mirror-horizontal="false" draw:mirror-vertical="false" draw:type="rectangle" draw:enhanced-path="M 0 0 L 21600 0 21600 21600 0 21600 0 0 Z N"/></draw:custom-shape><draw:frame draw:name="Cadre de texte 152" draw:style-name="gr41" draw:text-style-name="P125" svg:width="4.499cm" svg:height="0.435cm" svg:x="0.612cm" svg:y="13.966cm"><draw:text-box><text:p text:style-name="P122"><text:span text:style-name="T89">char</text:span><text:span text:style-name="T90"> NewFrameFromMAC 0/1</text:span></text:p></draw:text-box></draw:frame><draw:frame draw:name="Cadre de texte 154" draw:style-name="gr41" draw:text-style-name="P126" svg:width="3.708cm" svg:height="0.435cm" svg:x="0.612cm" svg:y="13.031cm"><draw:text-box><text:p text:style-name="P122"><text:span text:style-name="T89">char</text:span><text:span text:style-name="T90"> CurrentExchQte <text:s/>0-9</text:span></text:p></draw:text-box></draw:frame><draw:frame draw:name="Cadre de texte 156" draw:style-name="gr85" draw:text-style-name="P126" svg:width="4.61cm" svg:height="0.655cm" svg:x="0.637cm" svg:y="15.988cm"><draw:text-box><text:p text:style-name="P122"><text:span text:style-name="T89">ELF_Struct</text:span><text:span text:style-name="T90"> TransmExchLayerFrame</text:span></text:p><text:p text:style-name="P122"><text:span text:style-name="T90"><text:s/></text:span><text:span text:style-name="T90">|Dest@| ID|Type_LenData|Data|Trial| </text:span></text:p></draw:text-box></draw:frame><draw:frame draw:name="Cadre de texte 163" draw:style-name="gr85" draw:text-style-name="P126" svg:width="4.615cm" svg:height="0.655cm" svg:x="0.587cm" svg:y="14.508cm"><draw:text-box><text:p text:style-name="P122"><text:span text:style-name="T89">ELF_Struct</text:span><text:span text:style-name="T90"> ReceptExchLayerFrame</text:span></text:p><text:p text:style-name="P122"><text:span text:style-name="T90"><text:s/></text:span><text:span text:style-name="T90">|Org@| ID|Type_LenData|Data|Trial| </text:span></text:p></draw:text-box></draw:frame><draw:frame draw:name="Cadre de texte 164" draw:style-name="gr41" draw:text-style-name="P126" svg:width="3.336cm" svg:height="0.435cm" svg:x="0.612cm" svg:y="13.465cm"><draw:text-box><text:p text:style-name="P122"><text:span text:style-name="T89">char</text:span><text:span text:style-name="T90"> Error</text:span></text:p></draw:text-box></draw:frame><draw:frame draw:name="Cadre de texte 152" draw:style-name="gr41" draw:text-style-name="P125" svg:width="4.499cm" svg:height="0.435cm" svg:x="0.612cm" svg:y="12.164cm"><draw:text-box><text:p text:style-name="P122"><text:span text:style-name="T89">char</text:span><text:span text:style-name="T90"> FSM_State</text:span></text:p></draw:text-box></draw:frame><draw:frame draw:name="Cadre de texte 152" draw:style-name="gr41" draw:text-style-name="P125" svg:width="4.499cm" svg:height="0.435cm" svg:x="0.612cm" svg:y="12.597cm"><draw:text-box><text:p text:style-name="P122"><text:span text:style-name="T89">char</text:span><text:span text:style-name="T90"> FSM_Transition</text:span></text:p></draw:text-box></draw:frame><draw:frame draw:name="Cadre de texte 152" draw:style-name="gr41" draw:text-style-name="P125" svg:width="4.499cm" svg:height="0.435cm" svg:x="0.637cm" svg:y="15.362cm"><draw:text-box><text:p text:style-name="P122"><text:span text:style-name="T89">char</text:span><text:span text:style-name="T90"> NewFrameToMAC 0/1</text:span></text:p></draw:text-box></draw:frame><draw:line draw:style-name="gr19" draw:text-style-name="P110" svg:x1="0.404cm" svg:y1="12.575cm" svg:x2="6.022cm" svg:y2="12.575cm"><text:p/></draw:line><draw:line draw:style-name="gr19" draw:text-style-name="P110" svg:x1="0.404cm" svg:y1="12.984cm" svg:x2="6.022cm" svg:y2="12.984cm"><text:p/></draw:line><draw:line draw:style-name="gr19" draw:text-style-name="P110" svg:x1="0.404cm" svg:y1="13.418cm" svg:x2="6.022cm" svg:y2="13.418cm"><text:p/></draw:line><draw:line draw:style-name="gr19" draw:text-style-name="P110" svg:x1="0.404cm" svg:y1="13.875cm" svg:x2="6.022cm" svg:y2="13.875cm"><text:p/></draw:line><draw:line draw:style-name="gr19" draw:text-style-name="P110" svg:x1="0.404cm" svg:y1="14.404cm" svg:x2="6.022cm" svg:y2="14.404cm"><text:p/></draw:line><draw:line draw:style-name="gr19" draw:text-style-name="P110" svg:x1="0.404cm" svg:y1="15.293cm" svg:x2="6.022cm" svg:y2="15.293cm"><text:p/></draw:line><draw:line draw:style-name="gr19" draw:text-style-name="P110" svg:x1="0.404cm" svg:y1="15.847cm" svg:x2="6.022cm" svg:y2="15.847cm"><text:p/></draw:line></draw:g><text:bookmark-start text:name="__RefHeading__2253_1642002524"/>Architecture<text:bookmark-end text:name="__RefHeading__2253_1642002524"/></text:h>
      <text:p text:style-name="Text_20_body"/>
      <text:p text:style-name="Text_20_body"/>
      <text:p text:style-name="Text_20_body"/>
      <text:p text:style-name="Text_20_body"/>
      <text:p text:style-name="Text_20_body"><draw:frame text:anchor-type="paragraph" draw:z-index="40" draw:name="Cadre de texte 159" draw:style-name="gr77" draw:text-style-name="P113" svg:width="4.276cm" svg:height="6.575cm" svg:x="7.535cm" svg:y="0.012cm"><draw:text-box><text:p><text:span text:style-name="T69">FSM List :</text:span></text:p><text:p><text:span text:style-name="T78">FSM_Req</text:span></text:p><text:p><text:span text:style-name="T78">FSM_AsyMssg</text:span></text:p><text:p><text:span text:style-name="T78">FSM_Data</text:span></text:p><text:p><text:span text:style-name="T78">FSM_Ack</text:span></text:p><text:p><text:span text:style-name="T78"/></text:p><text:p><text:span text:style-name="T69">FSM Transition</text:span></text:p><text:p><text:span text:style-name="T81">Start </text:span></text:p><text:p><text:span text:style-name="T81">ReqFromMAC </text:span></text:p><text:p><text:span text:style-name="T72">FSM_Trans_CreateExchOK</text:span></text:p><text:p><text:span text:style-name="T81">AsyMssgFromMAC </text:span></text:p><text:p><text:span text:style-name="T81">DataFromMAC </text:span></text:p><text:p><text:span text:style-name="T81">AckFromMAC </text:span></text:p><text:p><text:span text:style-name="T81">ReqAsyMssgFromMAC</text:span></text:p><text:p text:style-name="P122"><text:span text:style-name="T81">DataFromAppli </text:span></text:p><text:p/></draw:text-box></draw:frame><draw:frame text:anchor-type="paragraph" draw:z-index="55" draw:name="Cadre de texte 159" draw:style-name="gr88" draw:text-style-name="P113" svg:width="7.257cm" svg:height="1.467cm" svg:x="0.155cm" svg:y="5.676cm"><draw:text-box><text:p><text:span text:style-name="T69">FSM Status : </text:span><text:span text:style-name="T91">Free, Ready, IDMismatch, TabFull, WaitOnDataAckRecept, FailToReaceive, DataAckJustReceived, WaitForAppData, WaitForAppAck, </text:span></text:p><text:p><text:span text:style-name="T78"/></text:p></draw:text-box></draw:frame></text:p>
      <text:p text:style-name="Text_20_body"/>
      <text:p text:style-name="Text_20_body"/>
      <text:p text:style-name="Text_20_body"/>
      <text:p text:style-name="Text_20_body"/>
      <text:p text:style-name="Text_20_body"/>
      <text:h text:style-name="Heading_20_3" text:outline-level="3"><text:bookmark-start text:name="__RefHeading__2255_1642002524"/><text:soft-page-break/>Réception depuis MAC : <text:s text:c="2"/>Exch2AppliSubLayer_FSM<text:bookmark-end text:name="__RefHeading__2255_1642002524"/></text:h>
      <text:p text:style-name="P47"/>
      <text:p text:style-name="P47">La réception intervient dans 4 situations :</text:p>
      <text:list xml:id="list7113228837276695204" text:style-name="L18">
        <text:list-item>
          <text:p text:style-name="P82">A (émissaire d'une requête) attend une trame Data de la part de B,</text:p>
        </text:list-item>
        <text:list-item>
          <text:p text:style-name="P82">A (émissaire d'un message asynchrone) attend une trame Ack de la part de B,</text:p>
        </text:list-item>
        <text:list-item>
          <text:p text:style-name="P82">B destinataire d'une requête, attend une trame de type requête de la part de A,</text:p>
        </text:list-item>
        <text:list-item>
          <text:p text:style-name="P82">B destinataire d'un message asynchrone attend une trame de type message asynchrone de la part de A,</text:p>
        </text:list-item>
      </text:list>
      <text:p text:style-name="P47"/>
      <text:p text:style-name="P37"/>
      <text:p text:style-name="P29">Ainsi, la sous-couche <text:span text:style-name="T31">MAC2ExchSubLayer </text:span><text:span text:style-name="T38">va gérer les messages filtrés de MAC (@ destination = my), et va se charger de créer un échange (deux derniers cas), ou mettre à jour les échanges existants (deux premiers cas).</text:span></text:p>
      <text:p text:style-name="P37"/>
      <text:p text:style-name="P29"><text:span text:style-name="T38">Principe : Une fois lancée, la FSM attend un nouveau message de la MAC. Celui ci est analysé (voir algorithme associé à l'état </text:span><text:span text:style-name="T31">ExchchangeCreateUpdate</text:span><text:span text:style-name="T38">) . Dès lors, un attente est lancée pour laisser à la couche applicative de gérer ce message. Durant ce laps de temps toute nouvelle trame arrivant depuis la MAC n'est pas traitée. Passé ce temps la FSM se remet en attente. </text:span></text:p>
      <text:p text:style-name="P37"/>
      <text:p text:style-name="P49"><draw:frame draw:style-name="fr2" draw:name="images3" text:anchor-type="paragraph" svg:x="0.009cm" svg:y="0.24cm" svg:width="8.862cm" svg:height="8.541cm" draw:z-index="29"><draw:image xlink:href="Pictures/2000000700001FD0000019AE63182A05.svm" xlink:type="simple" xlink:show="embed" xlink:actuate="onLoad"/></draw:frame>ExchLayerStatus.NewFrameFromMAC=0<text:line-break/>Si Type == Data (Update)</text:p>
      <text:p text:style-name="P49"><text:tab/>Si Echange existe (vérification),</text:p>
      <text:p text:style-name="P49"><text:tab/> <text:s/>mettre à jour (en particulier les champs Data et <text:tab/> <text:s/><text:tab/> <text:s/>FSM_Trans. DataFromMAC=1)</text:p>
      <text:p text:style-name="P49"><text:tab/>Sinon Status.Erreur = IDMismatch</text:p>
      <text:p text:style-name="P49"><text:line-break/>Si Type == Ack (Update)</text:p>
      <text:p text:style-name="P49"><text:tab/>Si Echange existe (vérification), </text:p>
      <text:p text:style-name="P50"><text:tab/> <text:s/>mettre à jour (en particulier les champs Data et <text:tab/> <text:s/><text:tab/> <text:s/>FSM_Trans. AckFromMAC=1)</text:p>
      <text:p text:style-name="P50"><text:tab/>Sinon Status.Erreur = IDMismatch</text:p>
      <text:p text:style-name="P50"><text:line-break/>Si Type == Req (Creation)<text:line-break/><text:tab/>Si table not full </text:p>
      <text:p text:style-name="P50"><text:tab/> <text:s text:c="2"/>mettre à jour (en particulier les <text:s/>champs Data et <text:tab/> <text:s text:c="2"/><text:tab/> <text:s text:c="2"/>FSM_Trans. Start=1 et Type = Data)<text:line-break/><text:tab/>Sinon Status.Erreur = ExchTabIsFull</text:p>
      <text:p text:style-name="P50"/>
      <text:p text:style-name="P50">Si Type == AsyMssg (Creation)<text:line-break/><text:tab/>Si table not full </text:p>
      <text:p text:style-name="P50"><text:tab/> <text:s text:c="2"/>mettre à jour (en particulier les <text:s/>champs Data et <text:tab/> <text:s text:c="2"/><text:tab/> <text:s/>FSM_Trans. Start=1 et Type <text:s/>= Ack)<text:line-break/><text:tab/>Sinon Status.Erreur = ExchTabIsFull</text:p>
      <text:p text:style-name="P50">Fin si</text:p>
      <text:p text:style-name="P51"><text:line-break/><text:line-break/></text:p>
      <text:p text:style-name="P51"/>
      <text:p text:style-name="P38"/>
      <text:p text:style-name="P30"><text:span text:style-name="T38">Les 4 situations de réception sont claires vis à vis de la sous-couche </text:span><text:span text:style-name="T31">Exch2AppliSubLaye</text:span><text:span text:style-name="T38">r <text:s/>grâce au travail de réception de la sous-couche <text:s/></text:span><text:span text:style-name="T31">MAC2Exch2SubLaye</text:span><text:span text:style-name="T38">r : chaque échange est à jour (soit nouvellement créé, soit mis à jour).</text:span></text:p>
      <text:p text:style-name="P38"/>
      <text:p text:style-name="P30"><text:span text:style-name="T38">Pour les deux premières (cf 1.3.2) les FSM </text:span><text:span text:style-name="T31">Request_FSM</text:span><text:span text:style-name="T38"> et </text:span><text:span text:style-name="T31">AsyMssg_FSM</text:span><text:span text:style-name="T38"> sont débloquées et peuvent poursuivre leur route. </text:span></text:p>
      <text:p text:style-name="P38">Pour les deux autres, l'une ou l'autre des FSM suivantes auront été lancées(via un start dans l'échange). Le choix de la FSM se fera via le type de l'échange :</text:p>
      <text:p text:style-name="P30"><text:span text:style-name="T38">Si Type = Data (suite à une réception de type Req), ce sera </text:span><text:span text:style-name="T31">Data_FSM</text:span><text:span text:style-name="T38"> qui sera lancée,</text:span></text:p>
      <text:p text:style-name="P30"><text:span text:style-name="T38">Si Type = Ack (suite à une réception de type AsyMssg), ce sera </text:span><text:span text:style-name="T31">AsyMssg_FSM</text:span><text:span text:style-name="T38"> qui sera lancée.</text:span></text:p>
      <text:h text:style-name="P69" text:outline-level="2"><text:bookmark-start text:name="__RefHeading__2257_1642002524"/><text:soft-page-break/>Les échanges de type Data et Ack<text:bookmark-end text:name="__RefHeading__2257_1642002524"/></text:h>
      <text:p text:style-name="P22"/>
      <text:h text:style-name="P70" text:outline-level="3"><text:bookmark-start text:name="__RefHeading__2259_1642002524"/>Les étapes de l'échange …<text:bookmark-end text:name="__RefHeading__2259_1642002524"/></text:h>
      <text:p text:style-name="P22"/>
      <text:p text:style-name="P13"><text:span text:style-name="T38">Il s'agit ici de se situer au niveau du device B. L'échange a été créé par la sous couche </text:span><text:span text:style-name="T32">MAC2ExchSubLayer</text:span><text:span text:style-name="T38">. Il possède un ID bien déterminé.</text:span></text:p>
      <text:p text:style-name="P22"><draw:g text:anchor-type="paragraph" draw:z-index="54" draw:style-name="gr1"><draw:g draw:name="DrawObject 7" draw:style-name="gr10"><draw:custom-shape draw:name="Forme 7" draw:style-name="gr45" svg:width="2.603cm" svg:height="1.417cm" svg:x="1.094cm" svg:y="0.84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1" draw:style-name="gr46" draw:text-style-name="P115" svg:width="2.384cm" svg:height="1.181cm" svg:x="1.312cm" svg:y="1.079cm"><draw:text-box><text:p><text:span text:style-name="T64"><text:s text:c="7"/></text:span></text:p><text:p><text:span text:style-name="T77"><text:s text:c="4"/></text:span><text:span text:style-name="T77">Device A</text:span></text:p></draw:text-box></draw:frame></draw:g><draw:g draw:name="DrawObject 8" draw:style-name="gr10"><draw:custom-shape draw:name="Forme 8" draw:style-name="gr45" svg:width="2.603cm" svg:height="1.417cm" svg:x="13.222cm" svg:y="0.72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2" draw:style-name="gr46" draw:text-style-name="P115" svg:width="2.384cm" svg:height="1.181cm" svg:x="13.441cm" svg:y="0.964cm"><draw:text-box><text:p><text:span text:style-name="T64"><text:s text:c="7"/></text:span></text:p><text:p><text:span text:style-name="T77"><text:s text:c="3"/></text:span><text:span text:style-name="T77">Device B</text:span></text:p></draw:text-box></draw:frame></draw:g><draw:g draw:name="DrawObject 9" draw:style-name="gr10"><draw:custom-shape draw:name="Forme 9" draw:style-name="gr47" svg:width="5.331cm" svg:height="1.391cm" svg:x="1.123cm" svg:y="3.45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3" draw:style-name="gr48" draw:text-style-name="P118" svg:width="4.88cm" svg:height="1.16cm" svg:x="1.575cm" svg:y="3.686cm"><draw:text-box><text:p><text:span text:style-name="T77"><text:s text:c="7"/></text:span><text:span text:style-name="T77">Appli</text:span></text:p></draw:text-box></draw:frame></draw:g><draw:g draw:name="DrawObject 10" draw:style-name="gr10"><draw:custom-shape draw:name="Forme 10" draw:style-name="gr47" svg:width="5.331cm" svg:height="1.391cm" svg:x="1.157cm" svg:y="6.93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4" draw:style-name="gr48" draw:text-style-name="P118" svg:width="4.885cm" svg:height="1.16cm" svg:x="1.603cm" svg:y="7.163cm"><draw:text-box><text:p><text:span text:style-name="T77"><text:s text:c="2"/></text:span><text:span text:style-name="T77">ExchangeCtrl</text:span></text:p></draw:text-box></draw:frame></draw:g><draw:line draw:name="Ligne 8" draw:style-name="gr3" draw:text-style-name="P110" svg:x1="1.575cm" svg:y1="4.846cm" svg:x2="1.575cm" svg:y2="6.933cm"><text:p/></draw:line><draw:g draw:name="DrawObject 11" draw:style-name="gr10"><draw:custom-shape draw:name="Forme 11" draw:style-name="gr47" svg:width="5.331cm" svg:height="1.391cm" svg:x="11.326cm" svg:y="3.37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5" draw:style-name="gr48" draw:text-style-name="P118" svg:width="4.88cm" svg:height="1.16cm" svg:x="11.777cm" svg:y="3.607cm"><draw:text-box><text:p><text:span text:style-name="T77"><text:s text:c="7"/></text:span><text:span text:style-name="T77">Appli</text:span></text:p></draw:text-box></draw:frame></draw:g><draw:g draw:name="DrawObject 12" draw:style-name="gr10"><draw:custom-shape draw:name="Forme 12" draw:style-name="gr50" svg:width="3.671cm" svg:height="1.391cm" svg:x="11.359cm" svg:y="6.932cm"><text:p/><draw:enhanced-geometry svg:viewBox="0 0 21600 21600" draw:mirror-vertical="false" draw:mirror-horizont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26" draw:style-name="gr48" draw:text-style-name="P118" svg:width="3.365cm" svg:height="1.16cm" svg:x="11.666cm" svg:y="7.163cm"><draw:text-box><text:p><text:span text:style-name="T77"><text:s text:c="2"/></text:span><text:span text:style-name="T77">ExchangeCtrl</text:span></text:p></draw:text-box></draw:frame></draw:g><draw:line draw:name="Ligne 9" draw:style-name="gr53" draw:text-style-name="P110" svg:x1="12.192cm" svg:y1="6.932cm" svg:x2="12.192cm" svg:y2="4.845cm"><text:p/></draw:line><draw:frame draw:name="Cadre de texte 27" draw:style-name="gr7" draw:text-style-name="P111" svg:width="1.574cm" svg:height="0.814cm" svg:x="-1.002cm" svg:y="7.145cm"><draw:text-box><text:p><text:span text:style-name="T1">2- Create Exch n°x</text:span></text:p></draw:text-box></draw:frame><draw:frame draw:name="Cadre de texte 28" draw:style-name="gr7" draw:text-style-name="P111" svg:width="1.574cm" svg:height="0.814cm" svg:x="9.063cm" svg:y="7.191cm"><draw:text-box><text:p><text:span text:style-name="T1">4- Create Exch n°y</text:span></text:p></draw:text-box></draw:frame><draw:frame draw:name="Cadre de texte 29" draw:style-name="gr7" draw:text-style-name="P111" svg:width="2.744cm" svg:height="0.814cm" svg:x="4.748cm" svg:y="9.276cm"><draw:text-box><text:p><text:span text:style-name="T1">3- Req (ID=x)</text:span></text:p></draw:text-box></draw:frame><draw:frame draw:name="Cadre de texte 30" draw:style-name="gr51" draw:text-style-name="P111" svg:width="1.574cm" svg:height="0.525cm" svg:x="10.985cm" svg:y="5.351cm"><draw:text-box><text:p><text:span text:style-name="T1">5- Req</text:span></text:p></draw:text-box></draw:frame><draw:line draw:name="Ligne 10" draw:style-name="gr53" draw:text-style-name="P110" svg:x1="12.753cm" svg:y1="4.766cm" svg:x2="12.753cm" svg:y2="6.932cm"><text:p/></draw:line><draw:path draw:name="Courbe de Bézier 5" draw:style-name="gr86" draw:text-style-name="P110" svg:width="0.583cm" svg:height="0.671cm" svg:x="10.774cm" svg:y="7.291cm" svg:viewBox="0 0 584 672" svg:d="M584 670c-1314 46 0-670 0-670"><text:p/></draw:path><draw:frame draw:name="Cadre de texte 31" draw:style-name="gr7" draw:text-style-name="P111" svg:width="2.613cm" svg:height="0.814cm" svg:x="1.695cm" svg:y="5.531cm"><draw:text-box><text:p><text:span text:style-name="T1">1- Req (ID=x)</text:span></text:p></draw:text-box></draw:frame><draw:frame draw:name="Cadre de texte 32" draw:style-name="gr51" draw:text-style-name="P111" svg:width="1.574cm" svg:height="0.525cm" svg:x="13.037cm" svg:y="5.318cm"><draw:text-box><text:p><text:span text:style-name="T1">6- Data</text:span></text:p></draw:text-box></draw:frame><draw:path draw:name="Courbe de Bézier 6" draw:style-name="gr57" draw:text-style-name="P110" svg:width="0.753cm" svg:height="0.69cm" svg:x="15.03cm" svg:y="7.163cm" svg:viewBox="0 0 754 691" svg:d="M0 2c1695-47 1 689 1 689"><text:p/></draw:path><draw:frame draw:name="Cadre de texte 33" draw:style-name="gr7" draw:text-style-name="P111" svg:width="1.574cm" svg:height="0.814cm" svg:x="16.104cm" svg:y="7.06cm"><draw:text-box><text:p><text:span text:style-name="T1">7- Kill Exch n°y</text:span></text:p></draw:text-box></draw:frame><draw:frame draw:name="Cadre de texte 34" draw:style-name="gr51" draw:text-style-name="P111" svg:width="2.984cm" svg:height="0.525cm" svg:x="6.671cm" svg:y="10.248cm"><draw:text-box><text:p><text:span text:style-name="T1">8- Data (ID=x)</text:span></text:p></draw:text-box></draw:frame><draw:line draw:name="Ligne 11" draw:style-name="gr3" draw:text-style-name="P110" svg:x1="5.36cm" svg:y1="6.932cm" svg:x2="5.36cm" svg:y2="4.845cm"><text:p/></draw:line><draw:frame draw:name="Cadre de texte 35" draw:style-name="gr51" draw:text-style-name="P111" svg:width="1.574cm" svg:height="0.525cm" svg:x="5.45cm" svg:y="5.12cm"><draw:text-box><text:p><text:span text:style-name="T1">9- Data</text:span></text:p></draw:text-box></draw:frame><draw:frame draw:name="Cadre de texte 36" draw:style-name="gr7" draw:text-style-name="P111" svg:width="1.574cm" svg:height="0.814cm" svg:x="6.68cm" svg:y="8.068cm"><draw:text-box><text:p><text:span text:style-name="T1">10- Kill Exch n°x</text:span></text:p></draw:text-box></draw:frame><draw:ellipse draw:name="Arc d'ellipse 3" draw:style-name="gr54" draw:text-style-name="P110" svg:width="0.098cm" svg:height="0.017cm" svg:x="5.151cm" svg:y="7.551cm" draw:kind="arc" draw:start-angle="274.12" draw:end-angle="291.45"><text:p/></draw:ellipse><draw:ellipse draw:name="Arc d'ellipse 4" draw:style-name="gr52" draw:text-style-name="P110" svg:width="0.627cm" svg:height="0.449cm" svg:x="4.99cm" svg:y="7.695cm" draw:kind="arc" draw:start-angle="272.16" draw:end-angle="188.35"><text:p/></draw:ellipse><draw:frame draw:name="Cadre de texte 37" draw:style-name="gr51" draw:text-style-name="P111" svg:width="1.574cm" svg:height="0.525cm" svg:x="4.729cm" svg:y="7.073cm"><draw:text-box><text:p><text:span text:style-name="T1">3’- retry n</text:span></text:p></draw:text-box></draw:frame><draw:line draw:name="Ligne 12" draw:style-name="gr3" draw:text-style-name="P110" svg:x1="5.551cm" svg:y1="1.505cm" svg:x2="11.917cm" svg:y2="1.501cm"><text:p/></draw:line><draw:line draw:name="Ligne 13" draw:style-name="gr3" draw:text-style-name="P110" svg:x1="11.806cm" svg:y1="2.098cm" svg:x2="5.632cm" svg:y2="2.098cm"><text:p/></draw:line><draw:frame draw:name="Cadre de texte 38" draw:style-name="gr55" draw:text-style-name="P111" svg:width="1.574cm" svg:height="0.433cm" svg:x="6.736cm" svg:y="0.991cm"><draw:text-box><text:p><text:span text:style-name="T1">Req</text:span></text:p></draw:text-box></draw:frame><draw:frame draw:name="Cadre de texte 39" draw:style-name="gr55" draw:text-style-name="P111" svg:width="1.574cm" svg:height="0.433cm" svg:x="6.736cm" svg:y="1.665cm"><draw:text-box><text:p><text:span text:style-name="T1">Data</text:span></text:p></draw:text-box></draw:frame><draw:path draw:name="Courbe de Bézier 7" draw:style-name="gr52" draw:text-style-name="P110" svg:width="0.583cm" svg:height="0.571cm" svg:x="0.57cm" svg:y="7.478cm" svg:viewBox="0 0 584 572" svg:d="M584 2c-1314-39 0 570 0 570"><text:p/></draw:path><draw:path draw:name="Courbe de Bézier 8" draw:style-name="gr52" draw:text-style-name="P110" svg:width="0.908cm" svg:height="0.671cm" svg:x="6.486cm" svg:y="7.276cm" svg:viewBox="0 0 909 672" svg:d="M0 670c2045 47 0-670 0-670"><text:p/></draw:path><draw:frame draw:name="Cadre de texte 1" draw:style-name="gr51" draw:text-style-name="P114" svg:width="12.052cm" svg:height="0.525cm" svg:x="2.653cm" svg:y="11.264cm"><draw:text-box><text:p><text:span text:style-name="T70">Fig x </text:span><text:span text:style-name="T72">: échange typique d'une requête : focus sur le récepteur, renvoie de donnée</text:span></text:p></draw:text-box></draw:frame><draw:polyline draw:style-name="gr87" draw:text-style-name="P110" svg:width="9.547cm" svg:height="2.451cm" svg:x="4.096cm" svg:y="8.322cm" svg:viewBox="0 0 9548 2452" draw:points="9525,0 9548,2427 48,2452 0,0"><text:p/></draw:polyline><draw:polyline draw:style-name="gr63" draw:text-style-name="P110" svg:width="9.741cm" svg:height="1.609cm" svg:x="3.471cm" svg:y="8.322cm" svg:viewBox="0 0 9742 1610" draw:points="0,0 0,1589 9742,1610 9694,0"><text:p/></draw:polyline></draw:g></text:p>
      <text:p text:style-name="P51"/>
      <text:p text:style-name="P51"/>
      <text:p text:style-name="P51"/>
      <text:p text:style-name="P38">L'acquittement est sensiblement identique, c'est pourquoi l'illustration de l'échange de type Message asynchrone + acquittement n'est pas détaillé. Se reporter directement à la FSM associée un peu plus loin.</text:p>
      <text:p text:style-name="P38"/>
      <text:p text:style-name="P38"/>
      <text:p text:style-name="P38"/>
      <text:p text:style-name="P38"/>
      <text:p text:style-name="P38"/>
      <text:p text:style-name="P38"/>
      <text:p text:style-name="P38"/>
      <text:p text:style-name="P38"/>
      <text:p text:style-name="P38"/>
      <text:h text:style-name="P70" text:outline-level="3"><text:bookmark-start text:name="__RefHeading__2261_1642002524"/><text:soft-page-break/>La state Machine <text:s/>Data_FSM<text:bookmark-end text:name="__RefHeading__2261_1642002524"/></text:h>
      <text:p text:style-name="P51"><draw:frame draw:style-name="fr1" draw:name="images4" text:anchor-type="paragraph" svg:x="0.335cm" svg:y="0.258cm" svg:width="14.439cm" svg:height="8.98cm" draw:z-index="56"><draw:image xlink:href="Pictures/2000000700002DE500001669414C65CB.svm" xlink:type="simple" xlink:show="embed" xlink:actuate="onLoad"/></draw:frame></text:p>
      <text:p text:style-name="P51"/>
      <text:h text:style-name="P71" text:outline-level="3"><text:bookmark-start text:name="__RefHeading__2263_1642002524"/>La state Machine Acq_FSM<text:bookmark-end text:name="__RefHeading__2263_1642002524"/></text:h>
      <text:p text:style-name="P51"/>
      <text:p text:style-name="P51"><draw:frame draw:style-name="fr1" draw:name="images5" text:anchor-type="paragraph" svg:x="0.187cm" svg:y="0.046cm" svg:width="15.025cm" svg:height="8.825cm" draw:z-index="57"><draw:image xlink:href="Pictures/2000000700002E56000017BBC0F21A35.svm" xlink:type="simple" xlink:show="embed" xlink:actuate="onLoad"/></draw:frame></text:p>
      <text:p text:style-name="P51"/>
      <text:p text:style-name="P51"/>
      <text:p text:style-name="P51"/>
      <text:p text:style-name="P51"/>
      <text:p text:style-name="P51"/>
      <text:h text:style-name="Heading_20_1" text:outline-level="1"><text:bookmark-start text:name="__RefHeading__2265_1642002524"/><text:soft-page-break/>Les couches MAC et Phy_UART<text:bookmark-end text:name="__RefHeading__2265_1642002524"/></text:h>
      <text:h text:style-name="Heading_20_2" text:outline-level="2"><text:bookmark-start text:name="__RefHeading__2267_1642002524"/>Approche générale<text:bookmark-end text:name="__RefHeading__2267_1642002524"/></text:h>
      <text:p text:style-name="P38"/>
      <text:p text:style-name="P38">On s'intéresse ici à la couche i qui échange avec la couche i+1. Par exemple la MAC avec ExchangeLayer, ou bien Phy_UART avec MAC.</text:p>
      <text:p text:style-name="P38"/>
      <text:p text:style-name="P38">La couche i doit contenir :</text:p>
      <text:list xml:id="list2709783977827218339" text:style-name="L19">
        <text:list-item>
          <text:p text:style-name="P73">une variable structurée <text:span text:style-name="T4">Message</text:span> contenant les messages up et down et les flags associés ainsi qu'un statut,</text:p>
        </text:list-item>
        <text:list-item>
          <text:p text:style-name="P73">une FSM montante pour la réception vers la couche n+1, une FSM descendante pour l'émission vers la couche n-1</text:p>
        </text:list-item>
        <text:list-item>
          <text:p text:style-name="P73">Des fonctions IO qui sont proposées à la couche n+1 pour l'interface</text:p>
          <text:p text:style-name="P73"/>
        </text:list-item>
      </text:list>
      <text:p text:style-name="P38"/>
      <text:p text:style-name="P38"/>
      <text:h text:style-name="Heading_20_3" text:outline-level="3"><text:bookmark-start text:name="__RefHeading__2269_1642002524"/>La couche MAC, vue globale<text:bookmark-end text:name="__RefHeading__2269_1642002524"/></text:h>
      <text:p text:style-name="P38"/>
      <text:p text:style-name="P38"/>
      <text:p text:style-name="P38"/>
      <text:p text:style-name="P38"/>
      <text:p text:style-name="P38"/>
      <text:p text:style-name="P38"/>
      <text:p text:style-name="P38"/>
      <text:p text:style-name="P38"/>
      <text:p text:style-name="P38"><draw:g text:anchor-type="paragraph" draw:z-index="58" draw:style-name="gr1"><draw:custom-shape draw:name="Forme 90" draw:style-name="gr84" svg:width="5.619cm" svg:height="2.408cm" svg:x="1.126cm" svg:y="0.665cm"><text:p/><draw:enhanced-geometry svg:viewBox="0 0 21600 21600" draw:mirror-horizontal="false" draw:mirror-vertical="false" draw:type="rectangle" draw:enhanced-path="M 0 0 L 21600 0 21600 21600 0 21600 0 0 Z N"/></draw:custom-shape><draw:frame draw:name="Cadre de texte 164" draw:style-name="gr41" draw:text-style-name="P126" svg:width="3.336cm" svg:height="0.435cm" svg:x="1.353cm" svg:y="2.639cm"><draw:text-box><text:p text:style-name="P122"><text:span text:style-name="T89">char</text:span><text:span text:style-name="T90"> Status</text:span></text:p></draw:text-box></draw:frame><draw:frame draw:name="Cadre de texte 152" draw:style-name="gr89" draw:text-style-name="P127" svg:width="3.038cm" svg:height="0.489cm" svg:x="0.66cm" svg:y="-1.91cm"><draw:text-box><text:p text:style-name="P122"><text:span text:style-name="T92">Couche MAC</text:span></text:p></draw:text-box></draw:frame><draw:frame draw:name="Cadre de texte 152" draw:style-name="gr41" draw:text-style-name="P125" svg:width="4.499cm" svg:height="0.435cm" svg:x="1.334cm" svg:y="0.81cm"><draw:text-box><text:p text:style-name="P122"><text:span text:style-name="T89">char</text:span><text:span text:style-name="T90"> StrReceived[30?]</text:span></text:p></draw:text-box></draw:frame><draw:line draw:style-name="gr19" draw:text-style-name="P110" svg:x1="1.127cm" svg:y1="1.244cm" svg:x2="6.745cm" svg:y2="1.244cm"><text:p/></draw:line><draw:line draw:style-name="gr19" draw:text-style-name="P110" svg:x1="1.127cm" svg:y1="1.653cm" svg:x2="6.745cm" svg:y2="1.653cm"><text:p/></draw:line><draw:line draw:style-name="gr19" draw:text-style-name="P110" svg:x1="1.127cm" svg:y1="2.087cm" svg:x2="6.745cm" svg:y2="2.087cm"><text:p/></draw:line><draw:line draw:style-name="gr19" draw:text-style-name="P110" svg:x1="1.127cm" svg:y1="2.544cm" svg:x2="6.745cm" svg:y2="2.544cm"><text:p/></draw:line><draw:custom-shape draw:name="Forme 84" draw:style-name="gr62" svg:width="14.204cm" svg:height="5.624cm" svg:x="0.166cm" svg:y="-1.326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41" draw:text-style-name="P128" svg:width="4.499cm" svg:height="0.435cm" svg:x="1.235cm" svg:y="0.113cm"><draw:text-box><text:p text:style-name="P122"><text:span text:style-name="T93">MAC_Mssg</text:span></text:p></draw:text-box></draw:frame><draw:frame draw:name="Cadre de texte 152" draw:style-name="gr41" draw:text-style-name="P125" svg:width="4.499cm" svg:height="0.435cm" svg:x="1.334cm" svg:y="1.267cm"><draw:text-box><text:p text:style-name="P122"><text:span text:style-name="T89">char</text:span><text:span text:style-name="T90"> NewStrReceived</text:span></text:p></draw:text-box></draw:frame><draw:frame draw:name="Cadre de texte 152" draw:style-name="gr41" draw:text-style-name="P125" svg:width="4.499cm" svg:height="0.435cm" svg:x="1.334cm" svg:y="1.701cm"><draw:text-box><text:p text:style-name="P122"><text:span text:style-name="T89">char</text:span><text:span text:style-name="T90"> StrToSend[30?]</text:span></text:p></draw:text-box></draw:frame><draw:frame draw:name="Cadre de texte 152" draw:style-name="gr41" draw:text-style-name="P125" svg:width="4.499cm" svg:height="0.435cm" svg:x="1.353cm" svg:y="2.135cm"><draw:text-box><text:p text:style-name="P122"><text:span text:style-name="T89">char</text:span><text:span text:style-name="T90"> NewStrToSend</text:span></text:p></draw:text-box></draw:frame><draw:g draw:style-name="gr10"><draw:frame draw:name="Cadre de texte 152" draw:style-name="gr41" draw:text-style-name="P128" svg:width="4.499cm" svg:height="0.435cm" svg:x="7.717cm" svg:y="0.148cm"><draw:text-box><text:p text:style-name="P122"><text:span text:style-name="T93">MAC_RecFSM</text:span></text:p></draw:text-box></draw:frame><draw:custom-shape draw:name="Forme 90" draw:style-name="gr84" svg:width="5.619cm" svg:height="1.036cm" svg:x="7.532cm" svg:y="0.634cm"><text:p/><draw:enhanced-geometry svg:viewBox="0 0 21600 21600" draw:mirror-horizontal="false" draw:mirror-vertical="false" draw:type="rectangle" draw:enhanced-path="M 0 0 L 21600 0 21600 21600 0 21600 0 0 Z N"/></draw:custom-shape><draw:frame draw:name="Cadre de texte 152" draw:style-name="gr41" draw:text-style-name="P125" svg:width="4.499cm" svg:height="0.435cm" svg:x="7.74cm" svg:y="0.778cm"><draw:text-box><text:p text:style-name="P122"><text:span text:style-name="T89">char</text:span><text:span text:style-name="T90"> State</text:span></text:p></draw:text-box></draw:frame><draw:line draw:style-name="gr19" draw:text-style-name="P110" svg:x1="7.531cm" svg:y1="1.212cm" svg:x2="13.149cm" svg:y2="1.212cm"><text:p/></draw:line><draw:frame draw:name="Cadre de texte 152" draw:style-name="gr41" draw:text-style-name="P125" svg:width="4.499cm" svg:height="0.435cm" svg:x="7.74cm" svg:y="1.235cm"><draw:text-box><text:p text:style-name="P122"><text:span text:style-name="T90">Trans_Struct </text:span></text:p></draw:text-box></draw:frame></draw:g><draw:g draw:style-name="gr10"><draw:frame draw:name="Cadre de texte 152" draw:style-name="gr41" draw:text-style-name="P128" svg:width="4.499cm" svg:height="0.435cm" svg:x="7.717cm" svg:y="2.322cm"><draw:text-box><text:p text:style-name="P122"><text:span text:style-name="T93">MAC_SendFSM</text:span></text:p></draw:text-box></draw:frame><draw:custom-shape draw:name="Forme 90" draw:style-name="gr84" svg:width="5.619cm" svg:height="1.036cm" svg:x="7.532cm" svg:y="2.807cm"><text:p/><draw:enhanced-geometry svg:viewBox="0 0 21600 21600" draw:mirror-horizontal="false" draw:mirror-vertical="false" draw:type="rectangle" draw:enhanced-path="M 0 0 L 21600 0 21600 21600 0 21600 0 0 Z N"/></draw:custom-shape><draw:frame draw:name="Cadre de texte 152" draw:style-name="gr41" draw:text-style-name="P125" svg:width="4.499cm" svg:height="0.435cm" svg:x="7.74cm" svg:y="2.951cm"><draw:text-box><text:p text:style-name="P122"><text:span text:style-name="T89">char</text:span><text:span text:style-name="T90"> State</text:span></text:p></draw:text-box></draw:frame><draw:line draw:style-name="gr19" draw:text-style-name="P110" svg:x1="7.531cm" svg:y1="3.385cm" svg:x2="13.149cm" svg:y2="3.385cm"><text:p/></draw:line><draw:frame draw:name="Cadre de texte 152" draw:style-name="gr41" draw:text-style-name="P125" svg:width="4.499cm" svg:height="0.435cm" svg:x="7.74cm" svg:y="3.408cm"><draw:text-box><text:p text:style-name="P122"><text:span text:style-name="T90">Trans_Struct </text:span></text:p></draw:text-box></draw:frame></draw:g><draw:custom-shape draw:style-name="gr90" svg:width="10.074cm" svg:height="2.012cm" svg:x="3.412cm" svg:y="-2.478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Cadre de texte 152" draw:style-name="gr91" draw:text-style-name="P125" svg:width="9.575cm" svg:height="1.849cm" svg:x="3.708cm" svg:y="-2.316cm"><draw:text-box><text:p text:style-name="P122"><text:span text:style-name="T89">char</text:span><text:span text:style-name="T90"> MAC_IsNewMssg ()</text:span></text:p><text:p text:style-name="P122"><text:span text:style-name="T94">Void </text:span><text:span text:style-name="T90"><text:s/>MAC_GetNewMssg (</text:span><text:span text:style-name="T94">char *</text:span><text:span text:style-name="T90"> ) <text:s/>// recopie le newmssg à l'@ indiquée</text:span></text:p><text:p text:style-name="P122"><text:span text:style-name="T94">void</text:span><text:span text:style-name="T90"> MAC_SendNewMssg (</text:span><text:span text:style-name="T94">char *</text:span><text:span text:style-name="T90">) // recopie le mssg dont l'@ est donnée ds StrToSend. La FSM de transmission sera lancée (encapsulation, attente medum libre)</text:span></text:p></draw:text-box></draw:frame></draw:g></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Heading_20_3" text:outline-level="3"><draw:frame text:anchor-type="paragraph" draw:z-index="62" draw:name="Cadre de texte 152" draw:style-name="gr93" draw:text-style-name="P125" svg:width="4.499cm" svg:height="0.435cm" svg:x="1.434cm" svg:y="5.103cm"><draw:text-box><text:p text:style-name="P122"><text:span text:style-name="T89">char</text:span><text:span text:style-name="T90"> StrReceived[30?]</text:span></text:p></draw:text-box></draw:frame><draw:line text:anchor-type="paragraph" draw:z-index="63" draw:style-name="gr70" draw:text-style-name="P110" svg:x1="1.226cm" svg:y1="5.537cm" svg:x2="6.844cm" svg:y2="5.537cm"><text:p/></draw:line><draw:line text:anchor-type="paragraph" draw:z-index="64" draw:style-name="gr70" draw:text-style-name="P110" svg:x1="1.226cm" svg:y1="5.946cm" svg:x2="6.844cm" svg:y2="5.946cm"><text:p/></draw:line><draw:line text:anchor-type="paragraph" draw:z-index="65" draw:style-name="gr70" draw:text-style-name="P110" svg:x1="1.226cm" svg:y1="6.38cm" svg:x2="6.844cm" svg:y2="6.38cm"><text:p/></draw:line><draw:line text:anchor-type="paragraph" draw:z-index="66" draw:style-name="gr70" draw:text-style-name="P110" svg:x1="1.226cm" svg:y1="6.837cm" svg:x2="6.844cm" svg:y2="6.837cm"><text:p/></draw:line><draw:frame text:anchor-type="paragraph" draw:z-index="68" draw:name="Cadre de texte 152" draw:style-name="gr93" draw:text-style-name="P128" svg:width="4.499cm" svg:height="0.435cm" svg:x="1.335cm" svg:y="4.406cm"><draw:text-box><text:p text:style-name="P122"><text:span text:style-name="T93">PhyUART_Mssg</text:span></text:p></draw:text-box></draw:frame><draw:g text:anchor-type="paragraph" draw:z-index="72" draw:style-name="gr1"><draw:frame draw:name="Cadre de texte 152" draw:style-name="gr41" draw:text-style-name="P128" svg:width="4.499cm" svg:height="0.435cm" svg:x="7.817cm" svg:y="4.441cm"><draw:text-box><text:p text:style-name="P122"><text:span text:style-name="T93">PhyUART_FSM</text:span></text:p></draw:text-box></draw:frame><draw:custom-shape draw:name="Forme 90" draw:style-name="gr84" svg:width="5.619cm" svg:height="1.036cm" svg:x="7.632cm" svg:y="4.926cm"><text:p/><draw:enhanced-geometry svg:viewBox="0 0 21600 21600" draw:mirror-horizontal="false" draw:mirror-vertical="false" draw:type="rectangle" draw:enhanced-path="M 0 0 L 21600 0 21600 21600 0 21600 0 0 Z N"/></draw:custom-shape><draw:frame draw:name="Cadre de texte 152" draw:style-name="gr41" draw:text-style-name="P125" svg:width="4.499cm" svg:height="0.435cm" svg:x="7.84cm" svg:y="5.071cm"><draw:text-box><text:p text:style-name="P122"><text:span text:style-name="T89">char</text:span><text:span text:style-name="T90"> State</text:span></text:p></draw:text-box></draw:frame><draw:line draw:style-name="gr19" draw:text-style-name="P110" svg:x1="7.632cm" svg:y1="5.505cm" svg:x2="13.25cm" svg:y2="5.505cm"><text:p/></draw:line></draw:g><draw:g text:anchor-type="paragraph" draw:z-index="73" draw:style-name="gr1"><draw:frame draw:name="Cadre de texte 152" draw:style-name="gr41" draw:text-style-name="P128" svg:width="4.499cm" svg:height="0.435cm" svg:x="7.817cm" svg:y="6.615cm"><draw:text-box><text:p text:style-name="P122"><text:span text:style-name="T93">??PhyUART_SendFSM</text:span></text:p></draw:text-box></draw:frame><draw:custom-shape draw:name="Forme 90" draw:style-name="gr84" svg:width="5.619cm" svg:height="1.036cm" svg:x="7.632cm" svg:y="7.1cm"><text:p/><draw:enhanced-geometry svg:viewBox="0 0 21600 21600" draw:mirror-horizontal="false" draw:mirror-vertical="false" draw:type="rectangle" draw:enhanced-path="M 0 0 L 21600 0 21600 21600 0 21600 0 0 Z N"/></draw:custom-shape><draw:frame draw:name="Cadre de texte 152" draw:style-name="gr41" draw:text-style-name="P125" svg:width="4.499cm" svg:height="0.435cm" svg:x="7.84cm" svg:y="7.245cm"><draw:text-box><text:p text:style-name="P122"><text:span text:style-name="T89">char</text:span><text:span text:style-name="T90"> State</text:span></text:p></draw:text-box></draw:frame><draw:line draw:style-name="gr19" draw:text-style-name="P110" svg:x1="7.632cm" svg:y1="7.68cm" svg:x2="13.25cm" svg:y2="7.68cm"><text:p/></draw:line><draw:frame draw:name="Cadre de texte 152" draw:style-name="gr41" draw:text-style-name="P125" svg:width="4.499cm" svg:height="0.435cm" svg:x="7.84cm" svg:y="7.702cm"><draw:text-box><text:p text:style-name="P122"><text:span text:style-name="T90">Trans_Struct </text:span></text:p></draw:text-box></draw:frame></draw:g><text:bookmark-start text:name="__RefHeading__2271_1642002524"/><text:soft-page-break/>La couche PhyUART, vue globale <text:bookmark-end text:name="__RefHeading__2271_1642002524"/></text:h>
      <text:p text:style-name="P38"><draw:custom-shape text:anchor-type="paragraph" draw:z-index="74" draw:style-name="gr95" svg:width="10.131cm" svg:height="3.511cm" svg:x="3.512cm" svg:y="-0.049cm"><text:p/><draw:enhanced-geometry svg:viewBox="0 0 21600 21600" draw:path-stretchpoint-x="10800" draw:path-stretchpoint-y="10800" draw:text-areas="?f3 ?f4 ?f5 ?f6" draw:type="round-rectangle" draw:modifiers="1288.350419384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75" draw:name="Cadre de texte 152" draw:style-name="gr96" draw:text-style-name="P125" svg:width="9.575cm" svg:height="3.266cm" svg:x="3.808cm" svg:y="0.06cm"><draw:text-box><text:p text:style-name="P122"><text:span text:style-name="T95">FSM &amp; Init Fcts ...</text:span></text:p><text:p text:style-name="P122"><text:span text:style-name="T89">char </text:span><text:span text:style-name="T96">PhyUART_Init</text:span><text:span text:style-name="T97"> ()</text:span></text:p><text:p text:style-name="P122"><text:span text:style-name="T89">char </text:span><text:span text:style-name="T96">PhyUART_StartFSM</text:span><text:span text:style-name="T97">()</text:span></text:p><text:p text:style-name="P122"><text:span text:style-name="T94">char </text:span><text:span text:style-name="T98">PhyUART_FSM_Progress</text:span><text:span text:style-name="T99"> ()</text:span></text:p><text:p text:style-name="P122"><text:span text:style-name="T99"/></text:p><text:p text:style-name="P122"><text:span text:style-name="T100">I/O Fcts ...</text:span></text:p><text:p text:style-name="P122"><text:span text:style-name="T89">char</text:span><text:span text:style-name="T90"> PhyUART_IsNewMssg ()</text:span></text:p><text:p text:style-name="P122"><text:span text:style-name="T94">void </text:span><text:span text:style-name="T90"><text:s/>PhyUART_GetNewMssg (</text:span><text:span text:style-name="T94">char *, int </text:span><text:span text:style-name="T90">) <text:s/>// recopie le newmssg à l'@ indiquée</text:span></text:p><text:p text:style-name="P122"><text:span text:style-name="T94">void</text:span><text:span text:style-name="T90"> PhyUART_SendNewMssg (</text:span><text:span text:style-name="T94">char *, int</text:span><text:span text:style-name="T90">) // transmission directe à UART_FSK pour un print.</text:span></text:p></draw:text-box></draw:frame></text:p>
      <text:p text:style-name="P38"/>
      <text:p text:style-name="P38"><draw:frame text:anchor-type="paragraph" draw:z-index="61" draw:name="Cadre de texte 152" draw:style-name="gr94" draw:text-style-name="P127" svg:width="3.038cm" svg:height="0.976cm" svg:x="0.76cm" svg:y="0.122cm"><draw:text-box><text:p text:style-name="P122"><text:span text:style-name="T92">Couche PhyUART</text:span></text:p></draw:text-box></draw:frame></text:p>
      <text:p text:style-name="P38"/>
      <text:p text:style-name="P38"/>
      <text:p text:style-name="P38"><draw:custom-shape text:anchor-type="paragraph" draw:z-index="67" draw:name="Forme 84" draw:style-name="gr75" svg:width="14.204cm" svg:height="6.774cm" svg:x="0.266cm" svg:y="0.037cm"><text:p/><draw:enhanced-geometry svg:viewBox="0 0 21600 21600" draw:path-stretchpoint-x="10800" draw:path-stretchpoint-y="10800" draw:text-areas="?f3 ?f4 ?f5 ?f6" draw:type="round-rectangle" draw:modifiers="1416.90507152146"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8"/>
      <text:p text:style-name="P38"/>
      <text:p text:style-name="P38"/>
      <text:p text:style-name="P38"><draw:custom-shape text:anchor-type="paragraph" draw:z-index="59" draw:name="Forme 90" draw:style-name="gr92" svg:width="5.601cm" svg:height="3.664cm" svg:x="1.226cm" svg:y="0.243cm"><text:p/><draw:enhanced-geometry svg:viewBox="0 0 21600 21600" draw:mirror-horizontal="false" draw:mirror-vertical="false" draw:type="rectangle" draw:enhanced-path="M 0 0 L 21600 0 21600 21600 0 21600 0 0 Z N"/></draw:custom-shape></text:p>
      <text:p text:style-name="P38"><draw:frame text:anchor-type="paragraph" draw:z-index="83" draw:name="Cadre de texte 152" draw:style-name="gr93" draw:text-style-name="P125" svg:width="4.499cm" svg:height="0.435cm" svg:x="1.434cm" svg:y="0.399cm"><draw:text-box><text:p text:style-name="P122"><text:span text:style-name="T89">char</text:span><text:span text:style-name="T90"> LenStrReceived</text:span></text:p></draw:text-box></draw:frame></text:p>
      <text:p text:style-name="P38"><draw:frame text:anchor-type="paragraph" draw:z-index="69" draw:name="Cadre de texte 152" draw:style-name="gr93" draw:text-style-name="P125" svg:width="4.499cm" svg:height="0.435cm" svg:x="1.434cm" svg:y="0.386cm"><draw:text-box><text:p text:style-name="P122"><text:span text:style-name="T89">char</text:span><text:span text:style-name="T90"> NewStrReceived</text:span></text:p></draw:text-box></draw:frame></text:p>
      <text:p text:style-name="P38"><draw:frame text:anchor-type="paragraph" draw:z-index="70" draw:name="Cadre de texte 152" draw:style-name="gr93" draw:text-style-name="P125" svg:width="4.499cm" svg:height="0.435cm" svg:x="1.434cm" svg:y="0.374cm"><draw:text-box><text:p text:style-name="P122"><text:span text:style-name="T89">char</text:span><text:span text:style-name="T90"> StrToSend[30?]</text:span></text:p></draw:text-box></draw:frame></text:p>
      <text:p text:style-name="P38"><draw:frame text:anchor-type="paragraph" draw:z-index="90" draw:name="Cadre de texte 152" draw:style-name="gr93" draw:text-style-name="P125" svg:width="4.499cm" svg:height="0.435cm" svg:x="1.434cm" svg:y="0.399cm"><draw:text-box><text:p text:style-name="P122"><text:span text:style-name="T89">char</text:span><text:span text:style-name="T90"> LenStrToSend</text:span></text:p></draw:text-box></draw:frame></text:p>
      <text:p text:style-name="P38"><draw:line text:anchor-type="paragraph" draw:z-index="77" draw:style-name="gr70" draw:text-style-name="P110" svg:x1="1.233cm" svg:y1="0.389cm" svg:x2="6.851cm" svg:y2="0.389cm"><text:p/></draw:line></text:p>
      <text:p text:style-name="P38"><draw:line text:anchor-type="paragraph" draw:z-index="89" draw:style-name="gr70" draw:text-style-name="P110" svg:x1="1.233cm" svg:y1="0.389cm" svg:x2="6.851cm" svg:y2="0.389cm"><text:p/></draw:line><draw:frame text:anchor-type="paragraph" draw:z-index="71" draw:name="Cadre de texte 152" draw:style-name="gr93" draw:text-style-name="P125" svg:width="4.499cm" svg:height="0.435cm" svg:x="1.453cm" svg:y="0.03cm"><draw:text-box><text:p text:style-name="P122"><text:span text:style-name="T89">char</text:span><text:span text:style-name="T90"> NewStrToSend</text:span></text:p></draw:text-box></draw:frame></text:p>
      <text:p text:style-name="P38"><draw:line text:anchor-type="paragraph" draw:z-index="82" draw:style-name="gr70" draw:text-style-name="P110" svg:x1="1.208cm" svg:y1="0.316cm" svg:x2="6.826cm" svg:y2="0.316cm"><text:p/></draw:line><draw:frame text:anchor-type="paragraph" draw:z-index="60" draw:name="Cadre de texte 164" draw:style-name="gr93" draw:text-style-name="P126" svg:width="3.336cm" svg:height="0.435cm" svg:x="1.413cm" svg:y="0.018cm"><draw:text-box><text:p text:style-name="P122"><text:span text:style-name="T89">char</text:span><text:span text:style-name="T90"> Status</text:span></text:p></draw:text-box></draw:frame></text:p>
      <text:p text:style-name="P38"><draw:frame text:anchor-type="paragraph" draw:z-index="76" draw:name="Cadre de texte 164" draw:style-name="gr93" draw:text-style-name="P126" svg:width="3.336cm" svg:height="0.435cm" svg:x="1.413cm" svg:y="0.005cm"><draw:text-box><text:p text:style-name="P122"><text:span text:style-name="T89">char</text:span><text:span text:style-name="T90"> Error</text:span></text:p></draw:text-box></draw:frame></text:p>
      <text:p text:style-name="P38"><draw:frame text:anchor-type="paragraph" draw:z-index="78" draw:name="Cadre de texte 152" draw:style-name="gr93" draw:text-style-name="P125" svg:width="4.499cm" svg:height="0.435cm" svg:x="2.979cm" svg:y="0.157cm"><draw:text-box><text:p text:style-name="P122"><text:span text:style-name="T89">char</text:span><text:span text:style-name="T90"> InComingMssg[30?]</text:span></text:p></draw:text-box></draw:frame><draw:custom-shape text:anchor-type="paragraph" draw:z-index="79" draw:name="Forme 90" draw:style-name="gr92" svg:width="3.848cm" svg:height="0.549cm" svg:x="2.82cm" svg:y="0.157cm"><text:p/><draw:enhanced-geometry svg:viewBox="0 0 21600 21600" draw:mirror-horizontal="false" draw:mirror-vertical="false" draw:type="rectangle" draw:enhanced-path="M 0 0 L 21600 0 21600 21600 0 21600 0 0 Z N"/></draw:custom-shape></text:p>
      <text:p text:style-name="P38"/>
      <text:p text:style-name="P38"/>
      <text:p text:style-name="P38"/>
      <text:p text:style-name="P38"><text:span text:style-name="T2">NB </text:span>: Le tableau <text:span text:style-name="T4">IncomingMssg</text:span> est celui qui est mis à jour par la FSM de réception au fur et à mesure de l'arrivée d'octets depuis l'UART.</text:p>
      <text:p text:style-name="P38"><text:span text:style-name="T2">NB</text:span> : il existe d'autres fonctions plus secondaires que celles données à l'interface (voir code ou diagramme de classe)</text:p>
      <text:h text:style-name="Heading_20_1" text:outline-level="1"><text:bookmark-start text:name="__RefHeading__2273_1642002524"/>La couche PhyUART <text:bookmark-end text:name="__RefHeading__2273_1642002524"/></text:h>
      <text:h text:style-name="Heading_20_2" text:outline-level="2"><text:bookmark-start text:name="__RefHeading__2275_1642002524"/>Rôle <text:bookmark-end text:name="__RefHeading__2275_1642002524"/></text:h>
      <text:p text:style-name="P16">Réception :</text:p>
      <text:list xml:id="list194671263186102346" text:style-name="L20">
        <text:list-item>
          <text:p text:style-name="P102">filtrer les messages dont l'entête est #####</text:p>
        </text:list-item>
        <text:list-item>
          <text:p text:style-name="P102">vérifier la longueur et le checksum, si OK, la trame est disponible pour transfert vers la couche supérieure</text:p>
        </text:list-item>
      </text:list>
      <text:list xml:id="list7284604413989122954" text:style-name="L21">
        <text:list-header>
          <text:p text:style-name="P109"><text:span text:style-name="T15">NB</text:span><text:span text:style-name="T14"> : le processus de réception se fait par FSM. Dès qu'un préambule est détecté, le statut de la couche passe à </text:span><text:span text:style-name="T11">MessgInComing</text:span><text:span text:style-name="T14">, ce qui permet à la couche MAC de savoir que le médium n'est pas disponible. Le statut par défaut est </text:span><text:span text:style-name="T11">listening</text:span><text:span text:style-name="T14">.</text:span></text:p>
        </text:list-header>
      </text:list>
      <text:p text:style-name="P13"/>
      <text:p text:style-name="P17">Emission :</text:p>
      <text:list xml:id="list6764861907313085611" text:style-name="L22">
        <text:list-item>
          <text:p text:style-name="P103">calculer le checksum et la longueur du message</text:p>
        </text:list-item>
        <text:list-item>
          <text:p text:style-name="P103">encapsuler le message descendant</text:p>
        </text:list-item>
        <text:list-item>
          <text:p text:style-name="P103">Transmettre par une simple boucle. </text:p>
        </text:list-item>
      </text:list>
      <text:p text:style-name="Text_20_body"><text:span text:style-name="T15">NB </text:span><text:span text:style-name="T14">: la couche MAC aura pris soin de vérifier que le médium est libre</text:span></text:p>
      <text:p text:style-name="P13"/>
      <text:h text:style-name="Heading_20_2" text:outline-level="2"><text:bookmark-start text:name="__RefHeading__2277_1642002524"/><text:soft-page-break/>FSM de réception<text:bookmark-end text:name="__RefHeading__2277_1642002524"/></text:h>
      <text:p text:style-name="P13"/>
      <text:p text:style-name="P13">La FSM scrute en permanence l'arrivée de l'entête ##### puis constitue l'ensemble de la chaîne de caractère. La trame reçue est : </text:p>
      <text:p text:style-name="P32"><text:span text:style-name="T50">|#####|Len</text:span><text:span text:style-name="T43">|My@|</text:span><text:span text:style-name="T33">Dest@|ID|Type_LenData|Data|Trial|</text:span><text:span text:style-name="T50">CheckSum| </text:span></text:p>
      <text:p text:style-name="P57"/>
      <text:p text:style-name="P32"><text:span text:style-name="T42">Si le checksum est correct, la chaîne </text:span><text:span text:style-name="T45">PhyUART_Mssg.</text:span><text:span text:style-name="T36">StrReceived[] </text:span><text:span text:style-name="T34">vaut </text:span></text:p>
      <text:p text:style-name="P32"><text:span text:style-name="T44">|My@|</text:span><text:span text:style-name="T34">Dest@|ID|Type_LenData|Data|Trial|</text:span></text:p>
      <text:p text:style-name="P36"/>
      <text:p text:style-name="P32"><text:span text:style-name="T34">L'indicateur <text:s/></text:span><text:span text:style-name="T46">PhyUART_Mssg.New</text:span><text:span text:style-name="T36">StrReceived</text:span><text:span text:style-name="T35"> passe à 1.</text:span></text:p>
      <text:p text:style-name="P39"/>
      <text:p text:style-name="P39"/>
      <text:p text:style-name="P39"><draw:frame draw:style-name="fr1" draw:name="images6" text:anchor-type="paragraph" svg:x="0.663cm" svg:y="0.019cm" svg:width="14.589cm" svg:height="9.677cm" draw:z-index="80"><draw:image xlink:href="Pictures/20000007000034B00000201ACBE5B15C.svm" xlink:type="simple" xlink:show="embed" xlink:actuate="onLoad"/></draw:frame></text:p>
      <text:p text:style-name="P39"/>
      <text:p text:style-name="P45"/>
      <text:p text:style-name="P45"/>
      <text:h text:style-name="Heading_20_3" text:outline-level="3">Les longueurs :</text:h>
      <text:p text:style-name="P40">Au niveau entrée Phy_UART, la longueur correspond aux data + Len + CheckSum. Le maximum est fixé en #define StringLenMax :</text:p>
      <text:p text:style-name="P40"><draw:frame text:anchor-type="paragraph" draw:z-index="85" draw:style-name="gr98" draw:text-style-name="P129" svg:width="2.117cm" svg:height="0.53cm" svg:x="4.403cm" svg:y="0.319cm"><draw:text-box><text:p><text:span text:style-name="T101">StringLenMax</text:span></text:p></draw:text-box></draw:frame></text:p>
      <text:p text:style-name="P40"><draw:line text:anchor-type="paragraph" draw:z-index="84" draw:style-name="gr97" draw:text-style-name="P110" svg:x1="1.072cm" svg:y1="0.264cm" svg:x2="10.145cm" svg:y2="0.245cm"><text:p/></draw:line></text:p>
      <text:p text:style-name="P39"><text:span text:style-name="T51">|#####|Len</text:span><text:span text:style-name="T47">|My@|</text:span><text:span text:style-name="T61">Dest@|ID|Type_LenData|Data|Trial|</text:span><text:span text:style-name="T51">CheckSum| </text:span></text:p>
      <text:p text:style-name="P58"/>
      <text:p text:style-name="P55">Au niveau de la sortie de Phy_UART, la longueur est réduire de 2 (MACLenMax) :</text:p>
      <text:p text:style-name="P40"><draw:frame text:anchor-type="paragraph" draw:z-index="87" draw:style-name="gr98" draw:text-style-name="P129" svg:width="2.117cm" svg:height="0.53cm" svg:x="4.403cm" svg:y="0.319cm"><draw:text-box><text:p><text:span text:style-name="T101">MACLenMax</text:span></text:p></draw:text-box></draw:frame></text:p>
      <text:p text:style-name="P40"><draw:line text:anchor-type="paragraph" draw:z-index="86" draw:style-name="gr97" draw:text-style-name="P110" svg:x1="1.817cm" svg:y1="0.245cm" svg:x2="8.481cm" svg:y2="0.245cm"><text:p/></draw:line></text:p>
      <text:p text:style-name="P54"><text:span text:style-name="T51">|#####|Len</text:span><text:span text:style-name="T62">|My@|</text:span><text:span text:style-name="T62">Dest@|ID|Type_LenData|Data|Trial|</text:span><text:span text:style-name="T51">CheckSum| </text:span></text:p>
      <text:p text:style-name="P55"><text:s/></text:p>
      <text:h text:style-name="Heading_20_3" text:outline-level="3"><text:soft-page-break/>L'état UpdateMssgForMAC </text:h>
      <text:p text:style-name="P14">Lors de la mise à jour, la chaîne <text:span text:style-name="T4">PhyUART_Mssg.StrReceived </text:span>est mise à jour par la recopie de <text:span text:style-name="T4">IncomingMssg[]</text:span>. Attention, seul le nombre de caractères samplés est recopié... Ainsi, est il impératif de disposer aussi de la longueur pour traiter correctement la chaîne (un résidu d'un ancienne peut en effet traîner dans la chaîne ...)</text:p>
      <text:h text:style-name="Heading_20_2" text:outline-level="2"><text:bookmark-start text:name="__RefHeading__4235_1521403488"/>L'émission<text:bookmark-end text:name="__RefHeading__4235_1521403488"/></text:h>
      <text:p text:style-name="P48"><text:span text:style-name="T56">Elle se fait par la fonction </text:span><text:span text:style-name="T60">void</text:span><text:span text:style-name="T58"> PhyUART_SendNewMssg (</text:span><text:span text:style-name="T60">char *</text:span><text:span text:style-name="T58"> AdrString,</text:span><text:span text:style-name="T60"> int</text:span><text:span text:style-name="T58"> Len)</text:span><text:span text:style-name="T56">. Son rôle est juste d'écrire dans l'interface (</text:span><text:span text:style-name="T4">StrToSend</text:span>)<text:span text:style-name="T64"> </text:span><text:span text:style-name="T56">, et d'indiquer son arrivée.</text:span></text:p>
      <text:p text:style-name="P40">La FSM fait le reste : elle encapsule la donnée (#####Len ….data … CheckSum). Elle calcule le checkSum. </text:p>
      <text:p text:style-name="P40"/>
      <text:p text:style-name="P40"><text:span text:style-name="T2">NB</text:span> : l'émission physique se fait dans la FSM donc l'IT correspondante est prolongée à ce moment là, ce qui bloque toute réception.</text:p>
      <text:h text:style-name="Heading_20_2" text:outline-level="2"><text:bookmark-start text:name="__RefHeading__4237_1521403488"/>L'interface logicielle PhyUART/MAC, quelques informations ...<text:bookmark-end text:name="__RefHeading__4237_1521403488"/></text:h>
      <text:h text:style-name="Heading_20_3" text:outline-level="3">Les vérifications faites par les <text:s/>fonctions IO de PhyUART</text:h>
      <text:p text:style-name="P40">Les fonctions renvoient -1 si malfonction, 0 sinon.</text:p>
      <text:p text:style-name="P40"/>
      <text:p text:style-name="P40"><text:span text:style-name="T63">int </text:span><text:s/>PhyUART_GetNewMssg (<text:span text:style-name="T63">char *</text:span> AdrString, <text:span text:style-name="T63">int </text:span>Len); </text:p>
      <text:p text:style-name="P41">Erreur si Len est trop petite, précisément si Len est inférieure strictement à <text:span text:style-name="T4">StringLenMax-2</text:span> (define .h). En effet, le tableau de réception doit pouvoir contenir la plus grande taille de message reçu. Le tableau de réception est rempli à partir de IncomingMssg. Les caractères suivants sont complétés avec des 0 :</text:p>
      <text:p text:style-name="P40"/>
      <text:p text:style-name="P40">AdrDtring : |I|n|c|o|m|i|n|g|M|s|s|g|0|0|0.....|0|0|</text:p>
      <text:p text:style-name="P40"/>
      <text:p text:style-name="P40"><text:span text:style-name="T63">int </text:span>PhyUART_SendNewMssg (<text:span text:style-name="T63">char *</text:span> AdrString, <text:span text:style-name="T63">int</text:span> Len);</text:p>
      <text:p text:style-name="P40">Erreur si Len est trop grande, précisément si Len est supérieur strictement à <text:span text:style-name="T4">StringLenMax-2</text:span> (define .h)</text:p>
      <text:p text:style-name="P40"/>
      <text:h text:style-name="Heading_20_3" text:outline-level="3">Les erreurs renvoyée par la FSM </text:h>
      <text:p text:style-name="P40">Durant le processus de réception, plusieurs erreurs peuvent être rencontrées :</text:p>
      <text:p text:style-name="P40"/>
      <text:p text:style-name="P40"/>
      <text:p text:style-name="P46">Au niveau Phy :</text:p>
      <text:list xml:id="list2462968053858652295" text:style-name="L23">
        <text:list-item>
          <text:p text:style-name="P74"><text:span text:style-name="T5">NoError :</text:span> tout va bien,</text:p>
        </text:list-item>
        <text:list-item>
          <text:p text:style-name="P74"><text:span text:style-name="T4">LenError</text:span> : La longueur de la chaîne reçue au niveau UART est soit :</text:p>
          <text:list>
            <text:list-item>
              <text:p text:style-name="P74">Trop grande, précisément, supérieure strictement à <text:s/><text:span text:style-name="T4">StringLenMax </text:span><text:s/>(define .h),</text:p>
            </text:list-item>
            <text:list-item>
              <text:p text:style-name="P74">Trop petite, précisément, inférieure strictement à <text:s/><text:span text:style-name="T4">StringLenMin </text:span><text:s/>(define .h). En effet, dans notre cas, la chaîne doit contenir au moins <text:span text:style-name="T4">Len, @src, @dest,ID, Type_LEN,Trial, CheckSum</text:span>, soit 7 otctets.</text:p>
            </text:list-item>
          </text:list>
        </text:list-item>
      </text:list>
      <text:p text:style-name="P40"><text:s text:c="13"/>Aucun échantillonnage ne se fait dans <text:span text:style-name="T4">IncomingMssg</text:span>.</text:p>
      <text:list xml:id="list33387356" text:continue-numbering="true" text:style-name="L23">
        <text:list-item>
          <text:p text:style-name="P74"><text:span text:style-name="T5">CheckSumError :</text:span> la détection du header est passé, l'échantillonnage dans <text:span text:style-name="T4">IncomingMssg </text:span>a eu lieu, mais la vérification du checksum a échoué,</text:p>
        </text:list-item>
        <text:list-item>
          <text:p text:style-name="P74"><text:span text:style-name="T5">TimeOutError :</text:span> la trame a commencée à être reconstituée dans <text:span text:style-name="T4">IncomingMssg</text:span> mais elle n'a pas été remplie dans le temps imparti. Le <text:span text:style-name="T4">timeout</text:span> est automatiquement ajusté en fonction du débit de la liaison série. Il est calculer à +10% de la longueur maximale pouvant être reçu.</text:p>
        </text:list-item>
        <text:list-item>
          <text:p text:style-name="P74"><text:span text:style-name="T5">CheckSumError :</text:span> cette erreur survient au moment de la mise à jour du flag de réception : si ce <text:soft-page-break/>dernier était déjà à 1, ce code erreur est activé. Cela signifie que le dernier message n'a pas été lu.</text:p>
        </text:list-item>
      </text:list>
      <text:h text:style-name="Heading_20_2" text:outline-level="2"><text:bookmark-start text:name="__RefHeading__4241_1521403488"/>Timing FSM<text:bookmark-end text:name="__RefHeading__4241_1521403488"/></text:h>
      <text:p text:style-name="P40">Les tests (voir 6.6) montrent que le timing d'appel à <text:span text:style-name="T4">PhyUART_FSM_Progress()</text:span> ne peut pas être inférieur à 15µs pour prendre un peu de marge. </text:p>
      <text:p text:style-name="P40"><text:span text:style-name="T2">NB</text:span> : CPU à 72MHz, Carte Nucléo 103</text:p>
      <text:p text:style-name="P40"/>
      <text:p text:style-name="P40">L'exécution de la FSM sera originale : La <text:span text:style-name="T4">PhyUASRT_FSM</text:span> passera en paramètre un Timer et une priorité. <text:s/>La FSM le module PhyUART va lui-même gérer son temps de scrutation en fonction de l'état dans lequel il est.</text:p>
      <text:p text:style-name="P40">Les dépendance sont donc les suivantes :</text:p>
      <text:p text:style-name="P40"/>
      <text:p text:style-name="P40"><draw:frame draw:style-name="fr3" draw:name="images9" text:anchor-type="paragraph" svg:width="8.708cm" svg:height="4.77cm" draw:z-index="92"><draw:image xlink:href="Pictures/2000000700002204000012A21F732E11.svm" xlink:type="simple" xlink:show="embed" xlink:actuate="onLoad"/></draw:frame></text:p>
      <text:p text:style-name="P40">La fonction <text:span text:style-name="T4">Delay_ms</text:span> (module <text:span text:style-name="T4">FctDiverses</text:span>) est logicielle (boucle), non dépendante du uC, mais dépendant de la compilation et de la vitesse CPU, ici 72MHz.</text:p>
      <text:p text:style-name="P40">Les <text:s/>deux modules <text:span text:style-name="T4">USART_FSK</text:span> et<text:span text:style-name="T4"> MyTimer </text:span>sont dépendants du µcontrôleur.</text:p>
      <text:p text:style-name="P40"/>
      <text:h text:style-name="Heading_20_3" text:outline-level="3">Logique de réception </text:h>
      <text:p text:style-name="P13">La figure ci dessous montre la FSM en indiquent les temps de chaque activité.</text:p>
      <text:p text:style-name="Text_20_body"/>
      <text:p text:style-name="Text_20_body"><draw:frame draw:style-name="fr3" draw:name="images8" text:anchor-type="paragraph" svg:width="14.614cm" svg:height="8.218cm" draw:z-index="91"><draw:image xlink:href="Pictures/20000007000039160000201ACFE3B965.svm" xlink:type="simple" xlink:show="embed" xlink:actuate="onLoad"/></draw:frame></text:p>
      <text:p text:style-name="P13"><text:soft-page-break/></text:p>
      <text:p text:style-name="Text_20_body"><text:span text:style-name="T14">La FSM passe l'essentiel de son temps en phase </text:span><text:span text:style-name="T11">WaitForHeader</text:span><text:span text:style-name="T14">. La transition </text:span><text:span text:style-name="T11">HeaderOK</text:span><text:span text:style-name="T14"> est confiée au callback UART. Ce dernier a donc pour mission de détecter 5# d'affilé, ce qui prend au maximum 50Ts soit 1300µs à 38400 Bds → On fixera donc l'échantillonnage en phase WaitForHeader à 1ms. Rien ne sert d'aller plus vite.</text:span></text:p>
      <text:p text:style-name="P13">Quand le Header a été détecté (callback UART), l'échantillonnage est accéléré à 100µs pour ne pas manquer un caractère dans la phase <text:span text:style-name="T4">readingframe </text:span><text:span text:style-name="T17">( 1 caractère à 38400 Bds = 260µs)</text:span></text:p>
      <text:p text:style-name="P13">Le reste sera aussi à 100µs.</text:p>
      <text:p text:style-name="P13">On sait très bien que <text:span text:style-name="T4">SendMssg</text:span> va déborder donc bloquer l'IT plus longtemps, pas grave.</text:p>
      <text:p text:style-name="P13">L'idée est que la période « inutile » de scrutation pèse peu sur le CPU, soit quelques µs sur 1ms.</text:p>
      <text:p text:style-name="P13"/>
      <text:p text:style-name="P13"><draw:frame text:anchor-type="paragraph" draw:z-index="201" draw:style-name="gr104" draw:text-style-name="P131" svg:width="1.355cm" svg:height="0.466cm" svg:x="0.055cm" svg:y="-0.012cm"><draw:text-box><text:p><text:span text:style-name="T76">Antenne</text:span></text:p></draw:text-box></draw:frame><draw:frame text:anchor-type="paragraph" draw:z-index="202" draw:style-name="gr99" draw:text-style-name="P130" svg:width="15.334cm" svg:height="0.699cm" svg:x="0.9cm" svg:y="-0.012cm"><draw:text-box><text:p><text:span text:style-name="T102"><text:s text:c="8"/></text:span><text:span text:style-name="T105">rea12345#####9messagejrtuip0 <text:s text:c="23"/>ert</text:span><text:span text:style-name="T102"> </text:span><text:span text:style-name="T103">#####6Hellop</text:span></text:p></draw:text-box></draw:frame> </text:p>
      <text:p text:style-name="P13"><draw:frame text:anchor-type="paragraph" draw:z-index="199" draw:style-name="gr104" draw:text-style-name="P131" svg:width="1.355cm" svg:height="0.466cm" svg:x="0.055cm" svg:y="0.333cm"><draw:text-box><text:p><text:span text:style-name="T76">Tx Frame</text:span></text:p></draw:text-box></draw:frame><draw:frame text:anchor-type="paragraph" draw:z-index="200" draw:style-name="gr99" draw:text-style-name="P130" svg:width="15.334cm" svg:height="0.699cm" svg:x="0.9cm" svg:y="0.333cm"><draw:text-box><text:p><text:span text:style-name="T102"><text:s text:c="88"/></text:span><text:span text:style-name="T103">#####6Hellop</text:span></text:p></draw:text-box></draw:frame></text:p>
      <text:p text:style-name="P13"/>
      <text:p text:style-name="P13"><draw:line text:anchor-type="paragraph" draw:z-index="196" draw:style-name="gr100" draw:text-style-name="P110" svg:x1="8.992cm" svg:y1="0.669cm" svg:x2="8.992cm" svg:y2="0.097cm"><text:p/></draw:line><draw:line text:anchor-type="paragraph" draw:z-index="197" draw:style-name="gr100" draw:text-style-name="P110" svg:x1="9.156cm" svg:y1="0.669cm" svg:x2="9.156cm" svg:y2="0.097cm"><text:p/></draw:line><draw:line text:anchor-type="paragraph" draw:z-index="198" draw:style-name="gr100" draw:text-style-name="P110" svg:x1="9.322cm" svg:y1="0.669cm" svg:x2="9.322cm" svg:y2="0.097cm"><text:p/></draw:line></text:p>
      <text:p text:style-name="P13"><draw:frame text:anchor-type="paragraph" draw:z-index="93" draw:style-name="gr99" draw:text-style-name="P130" svg:width="15.334cm" svg:height="0.699cm" svg:x="0.9cm" svg:y="0.242cm"><draw:text-box><text:p><text:span text:style-name="T102"><text:s text:c="8"/></text:span><text:span text:style-name="T102">rea12345</text:span><text:span text:style-name="T103">#####9messagej</text:span><text:span text:style-name="T102">rtuip0 <text:s text:c="23"/>ert</text:span></text:p></draw:text-box></draw:frame><draw:line text:anchor-type="paragraph" draw:z-index="94" draw:style-name="gr100" draw:text-style-name="P110" svg:x1="1.217cm" svg:y1="1.596cm" svg:x2="16.902cm" svg:y2="1.596cm"><text:p/></draw:line><draw:line text:anchor-type="paragraph" draw:z-index="95" draw:style-name="gr100" draw:text-style-name="P110" svg:x1="1.45cm" svg:y1="1.597cm" svg:x2="1.45cm" svg:y2="1.025cm"><text:p/></draw:line><draw:line text:anchor-type="paragraph" draw:z-index="96" draw:style-name="gr100" draw:text-style-name="P110" svg:x1="2cm" svg:y1="1.597cm" svg:x2="2cm" svg:y2="1.025cm"><text:p/></draw:line><draw:line text:anchor-type="paragraph" draw:z-index="97" draw:style-name="gr100" draw:text-style-name="P110" svg:x1="2.572cm" svg:y1="1.597cm" svg:x2="2.572cm" svg:y2="1.025cm"><text:p/></draw:line><draw:line text:anchor-type="paragraph" draw:z-index="98" draw:style-name="gr100" draw:text-style-name="P110" svg:x1="3.143cm" svg:y1="1.597cm" svg:x2="3.143cm" svg:y2="1.025cm"><text:p/></draw:line><draw:line text:anchor-type="paragraph" draw:z-index="99" draw:style-name="gr101" draw:text-style-name="P110" svg:x1="4.053cm" svg:y1="1.597cm" svg:x2="4.053cm" svg:y2="1.025cm"><text:p/></draw:line><draw:line text:anchor-type="paragraph" draw:z-index="100" draw:style-name="gr100" draw:text-style-name="P110" svg:x1="4.244cm" svg:y1="1.597cm" svg:x2="4.244cm" svg:y2="1.025cm"><text:p/></draw:line><draw:line text:anchor-type="paragraph" draw:z-index="101" draw:style-name="gr100" draw:text-style-name="P110" svg:x1="4.244cm" svg:y1="1.597cm" svg:x2="4.244cm" svg:y2="1.025cm"><text:p/></draw:line><draw:line text:anchor-type="paragraph" draw:z-index="102" draw:style-name="gr100" draw:text-style-name="P110" svg:x1="4.434cm" svg:y1="1.597cm" svg:x2="4.434cm" svg:y2="1.025cm"><text:p/></draw:line><draw:line text:anchor-type="paragraph" draw:z-index="103" draw:style-name="gr100" draw:text-style-name="P110" svg:x1="4.625cm" svg:y1="1.597cm" svg:x2="4.625cm" svg:y2="1.025cm"><text:p/></draw:line><draw:line text:anchor-type="paragraph" draw:z-index="104" draw:style-name="gr100" draw:text-style-name="P110" svg:x1="4.625cm" svg:y1="1.597cm" svg:x2="4.625cm" svg:y2="1.025cm"><text:p/></draw:line><draw:line text:anchor-type="paragraph" draw:z-index="105" draw:style-name="gr100" draw:text-style-name="P110" svg:x1="4.815cm" svg:y1="1.597cm" svg:x2="4.815cm" svg:y2="1.025cm"><text:p/></draw:line><draw:line text:anchor-type="paragraph" draw:z-index="106" draw:style-name="gr100" draw:text-style-name="P110" svg:x1="5.006cm" svg:y1="1.597cm" svg:x2="5.006cm" svg:y2="1.025cm"><text:p/></draw:line><draw:line text:anchor-type="paragraph" draw:z-index="107" draw:style-name="gr100" draw:text-style-name="P110" svg:x1="5.006cm" svg:y1="1.597cm" svg:x2="5.006cm" svg:y2="1.025cm"><text:p/></draw:line><draw:line text:anchor-type="paragraph" draw:z-index="108" draw:style-name="gr100" draw:text-style-name="P110" svg:x1="5.196cm" svg:y1="1.597cm" svg:x2="5.196cm" svg:y2="1.025cm"><text:p/></draw:line><draw:line text:anchor-type="paragraph" draw:z-index="109" draw:style-name="gr100" draw:text-style-name="P110" svg:x1="5.196cm" svg:y1="1.597cm" svg:x2="5.196cm" svg:y2="1.025cm"><text:p/></draw:line><draw:line text:anchor-type="paragraph" draw:z-index="110" draw:style-name="gr100" draw:text-style-name="P110" svg:x1="5.387cm" svg:y1="1.597cm" svg:x2="5.387cm" svg:y2="1.025cm"><text:p/></draw:line><draw:line text:anchor-type="paragraph" draw:z-index="111" draw:style-name="gr101" draw:text-style-name="P110" svg:x1="5.577cm" svg:y1="1.597cm" svg:x2="5.577cm" svg:y2="1.025cm"><text:p/></draw:line><draw:line text:anchor-type="paragraph" draw:z-index="112" draw:style-name="gr100" draw:text-style-name="P110" svg:x1="6.128cm" svg:y1="1.597cm" svg:x2="6.128cm" svg:y2="1.025cm"><text:p/></draw:line><draw:line text:anchor-type="paragraph" draw:z-index="113" draw:style-name="gr100" draw:text-style-name="P110" svg:x1="6.699cm" svg:y1="1.597cm" svg:x2="6.699cm" svg:y2="1.025cm"><text:p/></draw:line><draw:line text:anchor-type="paragraph" draw:z-index="114" draw:style-name="gr100" draw:text-style-name="P110" svg:x1="7.271cm" svg:y1="1.597cm" svg:x2="7.271cm" svg:y2="1.025cm"><text:p/></draw:line><draw:line text:anchor-type="paragraph" draw:z-index="115" draw:style-name="gr100" draw:text-style-name="P110" svg:x1="7.821cm" svg:y1="1.597cm" svg:x2="7.821cm" svg:y2="1.025cm"><text:p/></draw:line><draw:line text:anchor-type="paragraph" draw:z-index="116" draw:style-name="gr100" draw:text-style-name="P110" svg:x1="8.393cm" svg:y1="1.597cm" svg:x2="8.393cm" svg:y2="1.025cm"><text:p/></draw:line><draw:line text:anchor-type="paragraph" draw:z-index="117" draw:style-name="gr100" draw:text-style-name="P110" svg:x1="8.964cm" svg:y1="1.597cm" svg:x2="8.964cm" svg:y2="1.025cm"><text:p/></draw:line><draw:line text:anchor-type="paragraph" draw:z-index="118" draw:style-name="gr100" draw:text-style-name="P110" svg:x1="9.514cm" svg:y1="1.597cm" svg:x2="9.514cm" svg:y2="1.025cm"><text:p/></draw:line><draw:line text:anchor-type="paragraph" draw:z-index="119" draw:style-name="gr102" draw:text-style-name="P110" svg:x1="10.086cm" svg:y1="1.597cm" svg:x2="10.086cm" svg:y2="1.025cm"><text:p/></draw:line><draw:line text:anchor-type="paragraph" draw:z-index="120" draw:style-name="gr102" draw:text-style-name="P110" svg:x1="10.657cm" svg:y1="1.597cm" svg:x2="10.657cm" svg:y2="1.025cm"><text:p/></draw:line><draw:line text:anchor-type="paragraph" draw:z-index="121" draw:style-name="gr102" draw:text-style-name="P110" svg:x1="11.229cm" svg:y1="1.597cm" svg:x2="11.229cm" svg:y2="1.025cm"><text:p/></draw:line><draw:line text:anchor-type="paragraph" draw:z-index="122" draw:style-name="gr102" draw:text-style-name="P110" svg:x1="11.8cm" svg:y1="1.597cm" svg:x2="11.8cm" svg:y2="1.025cm"><text:p/></draw:line><draw:line text:anchor-type="paragraph" draw:z-index="123" draw:style-name="gr102" draw:text-style-name="P110" svg:x1="12.351cm" svg:y1="1.597cm" svg:x2="12.351cm" svg:y2="1.025cm"><text:p/></draw:line><draw:line text:anchor-type="paragraph" draw:z-index="124" draw:style-name="gr102" draw:text-style-name="P110" svg:x1="12.922cm" svg:y1="1.597cm" svg:x2="12.922cm" svg:y2="1.025cm"><text:p/></draw:line><draw:line text:anchor-type="paragraph" draw:z-index="125" draw:style-name="gr100" draw:text-style-name="P110" svg:x1="13.494cm" svg:y1="1.597cm" svg:x2="13.494cm" svg:y2="1.025cm"><text:p/></draw:line><draw:line text:anchor-type="paragraph" draw:z-index="126" draw:style-name="gr100" draw:text-style-name="P110" svg:x1="14.044cm" svg:y1="1.597cm" svg:x2="14.044cm" svg:y2="1.025cm"><text:p/></draw:line><draw:line text:anchor-type="paragraph" draw:z-index="127" draw:style-name="gr100" draw:text-style-name="P110" svg:x1="14.616cm" svg:y1="1.597cm" svg:x2="14.616cm" svg:y2="1.025cm"><text:p/></draw:line><draw:line text:anchor-type="paragraph" draw:z-index="128" draw:style-name="gr100" draw:text-style-name="P110" svg:x1="15.187cm" svg:y1="1.597cm" svg:x2="15.187cm" svg:y2="1.025cm"><text:p/></draw:line><draw:line text:anchor-type="paragraph" draw:z-index="129" draw:style-name="gr100" draw:text-style-name="P110" svg:x1="1.196cm" svg:y1="0.011cm" svg:x2="16.881cm" svg:y2="0.011cm"><text:p/></draw:line><draw:line text:anchor-type="paragraph" draw:z-index="130" draw:style-name="gr100" draw:text-style-name="P110" svg:x1="1.746cm" svg:y1="0.011cm" svg:x2="1.746cm" svg:y2="-0.561cm"><text:p/></draw:line><draw:line text:anchor-type="paragraph" draw:z-index="131" draw:style-name="gr100" draw:text-style-name="P110" svg:x1="2.212cm" svg:y1="0.011cm" svg:x2="2.212cm" svg:y2="-0.561cm"><text:p/></draw:line><draw:line text:anchor-type="paragraph" draw:z-index="132" draw:style-name="gr100" draw:text-style-name="P110" svg:x1="2.402cm" svg:y1="0.011cm" svg:x2="2.402cm" svg:y2="-0.561cm"><text:p/></draw:line><draw:line text:anchor-type="paragraph" draw:z-index="133" draw:style-name="gr100" draw:text-style-name="P110" svg:x1="2.783cm" svg:y1="0.011cm" svg:x2="2.783cm" svg:y2="-0.561cm"><text:p/></draw:line><draw:line text:anchor-type="paragraph" draw:z-index="134" draw:style-name="gr100" draw:text-style-name="P110" svg:x1="2.572cm" svg:y1="0.011cm" svg:x2="2.572cm" svg:y2="-0.561cm"><text:p/></draw:line><draw:line text:anchor-type="paragraph" draw:z-index="135" draw:style-name="gr100" draw:text-style-name="P110" svg:x1="2.974cm" svg:y1="0.011cm" svg:x2="2.974cm" svg:y2="-0.561cm"><text:p/></draw:line><draw:line text:anchor-type="paragraph" draw:z-index="136" draw:style-name="gr100" draw:text-style-name="P110" svg:x1="3.376cm" svg:y1="0.011cm" svg:x2="3.376cm" svg:y2="-0.561cm"><text:p/></draw:line><draw:line text:anchor-type="paragraph" draw:z-index="137" draw:style-name="gr100" draw:text-style-name="P110" svg:x1="3.164cm" svg:y1="0.011cm" svg:x2="3.164cm" svg:y2="-0.561cm"><text:p/></draw:line><draw:line text:anchor-type="paragraph" draw:z-index="138" draw:style-name="gr100" draw:text-style-name="P110" svg:x1="3.588cm" svg:y1="0.011cm" svg:x2="3.588cm" svg:y2="-0.561cm"><text:p/></draw:line><draw:line text:anchor-type="paragraph" draw:z-index="139" draw:style-name="gr103" draw:text-style-name="P110" svg:x1="3.99cm" svg:y1="0.011cm" svg:x2="3.99cm" svg:y2="-0.561cm"><text:p/></draw:line><draw:line text:anchor-type="paragraph" draw:z-index="140" draw:style-name="gr100" draw:text-style-name="P110" svg:x1="3.757cm" svg:y1="0.011cm" svg:x2="3.757cm" svg:y2="-0.561cm"><text:p/></draw:line><draw:line text:anchor-type="paragraph" draw:z-index="141" draw:style-name="gr100" draw:text-style-name="P110" svg:x1="4.202cm" svg:y1="0.011cm" svg:x2="4.202cm" svg:y2="-0.561cm"><text:p/></draw:line><draw:line text:anchor-type="paragraph" draw:z-index="142" draw:style-name="gr100" draw:text-style-name="P110" svg:x1="4.667cm" svg:y1="0.011cm" svg:x2="4.667cm" svg:y2="-0.561cm"><text:p/></draw:line><draw:line text:anchor-type="paragraph" draw:z-index="143" draw:style-name="gr100" draw:text-style-name="P110" svg:x1="4.413cm" svg:y1="0.011cm" svg:x2="4.413cm" svg:y2="-0.561cm"><text:p/></draw:line><draw:line text:anchor-type="paragraph" draw:z-index="144" draw:style-name="gr100" draw:text-style-name="P110" svg:x1="5.006cm" svg:y1="0.011cm" svg:x2="5.006cm" svg:y2="-0.561cm"><text:p/></draw:line><draw:line text:anchor-type="paragraph" draw:z-index="145" draw:style-name="gr100" draw:text-style-name="P110" svg:x1="4.837cm" svg:y1="0.011cm" svg:x2="4.837cm" svg:y2="-0.561cm"><text:p/></draw:line><draw:line text:anchor-type="paragraph" draw:z-index="146" draw:style-name="gr100" draw:text-style-name="P110" svg:x1="5.175cm" svg:y1="0.011cm" svg:x2="5.175cm" svg:y2="-0.561cm"><text:p/></draw:line><draw:line text:anchor-type="paragraph" draw:z-index="147" draw:style-name="gr100" draw:text-style-name="P110" svg:x1="5.345cm" svg:y1="0.011cm" svg:x2="5.345cm" svg:y2="-0.561cm"><text:p/></draw:line><draw:line text:anchor-type="paragraph" draw:z-index="148" draw:style-name="gr100" draw:text-style-name="P110" svg:x1="5.514cm" svg:y1="0.011cm" svg:x2="5.514cm" svg:y2="-0.561cm"><text:p/></draw:line><draw:line text:anchor-type="paragraph" draw:z-index="149" draw:style-name="gr100" draw:text-style-name="P110" svg:x1="5.641cm" svg:y1="0.011cm" svg:x2="5.641cm" svg:y2="-0.561cm"><text:p/></draw:line><draw:line text:anchor-type="paragraph" draw:z-index="150" draw:style-name="gr100" draw:text-style-name="P110" svg:x1="5.747cm" svg:y1="0.011cm" svg:x2="5.747cm" svg:y2="-0.561cm"><text:p/></draw:line><draw:line text:anchor-type="paragraph" draw:z-index="151" draw:style-name="gr100" draw:text-style-name="P110" svg:x1="5.916cm" svg:y1="0.011cm" svg:x2="5.916cm" svg:y2="-0.561cm"><text:p/></draw:line><draw:line text:anchor-type="paragraph" draw:z-index="152" draw:style-name="gr100" draw:text-style-name="P110" svg:x1="6.064cm" svg:y1="0.011cm" svg:x2="6.064cm" svg:y2="-0.561cm"><text:p/></draw:line><draw:line text:anchor-type="paragraph" draw:z-index="153" draw:style-name="gr100" draw:text-style-name="P110" svg:x1="6.184cm" svg:y1="0.011cm" svg:x2="6.184cm" svg:y2="-0.561cm"><text:p/></draw:line><draw:line text:anchor-type="paragraph" draw:z-index="154" draw:style-name="gr100" draw:text-style-name="P110" svg:x1="6.334cm" svg:y1="0.011cm" svg:x2="6.334cm" svg:y2="-0.561cm"><text:p/></draw:line><draw:line text:anchor-type="paragraph" draw:z-index="155" draw:style-name="gr100" draw:text-style-name="P110" svg:x1="6.548cm" svg:y1="0.011cm" svg:x2="6.548cm" svg:y2="-0.561cm"><text:p/></draw:line><draw:line text:anchor-type="paragraph" draw:z-index="156" draw:style-name="gr100" draw:text-style-name="P110" svg:x1="1.916cm" svg:y1="0.011cm" svg:x2="1.916cm" svg:y2="-0.561cm"><text:p/></draw:line><draw:line text:anchor-type="paragraph" draw:z-index="157" draw:style-name="gr100" draw:text-style-name="P110" svg:x1="2.064cm" svg:y1="0.011cm" svg:x2="2.064cm" svg:y2="-0.561cm"><text:p/></draw:line><draw:line text:anchor-type="paragraph" draw:z-index="158" draw:style-name="gr100" draw:text-style-name="P110" svg:x1="1.263cm" svg:y1="2.879cm" svg:x2="16.948cm" svg:y2="2.879cm"><text:p/></draw:line><draw:frame text:anchor-type="paragraph" draw:z-index="159" draw:style-name="gr104" draw:text-style-name="P131" svg:width="1.355cm" svg:height="0.466cm" svg:x="0.116cm" svg:y="-0.455cm"><draw:text-box><text:p><text:span text:style-name="T76">IT UART</text:span></text:p></draw:text-box></draw:frame><draw:frame text:anchor-type="paragraph" draw:z-index="160" draw:style-name="gr104" draw:text-style-name="P131" svg:width="1.355cm" svg:height="0.466cm" svg:x="0.095cm" svg:y="1.025cm"><draw:text-box><text:p><text:span text:style-name="T76">IT FSM</text:span></text:p></draw:text-box></draw:frame><draw:frame text:anchor-type="paragraph" draw:z-index="161" draw:style-name="gr104" draw:text-style-name="P131" svg:width="1.355cm" svg:height="0.466cm" svg:x="0.055cm" svg:y="0.242cm"><draw:text-box><text:p><text:span text:style-name="T76">Rx Frame</text:span></text:p></draw:text-box></draw:frame><draw:frame text:anchor-type="paragraph" draw:z-index="162" draw:style-name="gr104" draw:text-style-name="P131" svg:width="1.355cm" svg:height="0.466cm" svg:x="0.138cm" svg:y="2.036cm"><draw:text-box><text:p><text:span text:style-name="T76">State</text:span></text:p></draw:text-box></draw:frame><draw:rect text:anchor-type="paragraph" draw:z-index="163" draw:style-name="gr105" draw:text-style-name="P110" svg:width="0.091cm" svg:height="0.521cm" svg:x="1.402cm" svg:y="2.358cm"><text:p/></draw:rect><draw:line text:anchor-type="paragraph" draw:z-index="164" draw:style-name="gr105" draw:text-style-name="P110" svg:x1="4.011cm" svg:y1="0.011cm" svg:x2="3.99cm" svg:y2="3.481cm"><text:p/></draw:line><draw:rect text:anchor-type="paragraph" draw:z-index="165" draw:style-name="gr105" draw:text-style-name="P110" svg:width="0.091cm" svg:height="0.521cm" svg:x="2.004cm" svg:y="2.358cm"><text:p/></draw:rect><draw:rect text:anchor-type="paragraph" draw:z-index="166" draw:style-name="gr105" draw:text-style-name="P110" svg:width="0.091cm" svg:height="0.521cm" svg:x="2.582cm" svg:y="2.358cm"><text:p/></draw:rect><draw:rect text:anchor-type="paragraph" draw:z-index="167" draw:style-name="gr105" draw:text-style-name="P110" svg:width="0.091cm" svg:height="0.521cm" svg:x="3.161cm" svg:y="2.358cm"><text:p/></draw:rect><draw:rect text:anchor-type="paragraph" draw:z-index="168" draw:style-name="gr105" draw:text-style-name="P110" svg:width="0.091cm" svg:height="0.521cm" svg:x="3.678cm" svg:y="2.358cm"><text:p/></draw:rect><draw:rect text:anchor-type="paragraph" draw:z-index="169" draw:style-name="gr105" draw:text-style-name="P110" svg:width="0.091cm" svg:height="0.521cm" svg:x="3.9cm" svg:y="2.358cm"><text:p/></draw:rect><draw:rect text:anchor-type="paragraph" draw:z-index="170" draw:style-name="gr106" draw:text-style-name="P110" svg:width="0.091cm" svg:height="0.521cm" svg:x="4.09cm" svg:y="2.358cm"><text:p/></draw:rect><draw:rect text:anchor-type="paragraph" draw:z-index="171" draw:style-name="gr106" draw:text-style-name="P110" svg:width="0.091cm" svg:height="0.521cm" svg:x="4.281cm" svg:y="2.358cm"><text:p/></draw:rect><draw:rect text:anchor-type="paragraph" draw:z-index="172" draw:style-name="gr106" draw:text-style-name="P110" svg:width="0.091cm" svg:height="0.521cm" svg:x="4.471cm" svg:y="2.353cm"><text:p/></draw:rect><draw:rect text:anchor-type="paragraph" draw:z-index="173" draw:style-name="gr106" draw:text-style-name="P110" svg:width="0.091cm" svg:height="0.521cm" svg:x="4.662cm" svg:y="2.353cm"><text:p/></draw:rect><draw:rect text:anchor-type="paragraph" draw:z-index="174" draw:style-name="gr106" draw:text-style-name="P110" svg:width="0.091cm" svg:height="0.521cm" svg:x="4.852cm" svg:y="2.35cm"><text:p/></draw:rect><draw:rect text:anchor-type="paragraph" draw:z-index="175" draw:style-name="gr106" draw:text-style-name="P110" svg:width="0.091cm" svg:height="0.521cm" svg:x="5.043cm" svg:y="2.35cm"><text:p/></draw:rect><draw:rect text:anchor-type="paragraph" draw:z-index="176" draw:style-name="gr106" draw:text-style-name="P110" svg:width="0.091cm" svg:height="0.521cm" svg:x="5.233cm" svg:y="2.344cm"><text:p/></draw:rect><draw:rect text:anchor-type="paragraph" draw:z-index="177" draw:style-name="gr106" draw:text-style-name="P110" svg:width="0.091cm" svg:height="0.521cm" svg:x="5.424cm" svg:y="2.344cm"><text:p/></draw:rect><draw:rect text:anchor-type="paragraph" draw:z-index="178" draw:style-name="gr106" draw:text-style-name="P110" svg:width="0.091cm" svg:height="0.521cm" svg:x="5.614cm" svg:y="2.337cm"><text:p/></draw:rect><draw:rect text:anchor-type="paragraph" draw:z-index="179" draw:style-name="gr107" draw:text-style-name="P110" svg:width="0.14cm" svg:height="0.521cm" svg:x="6.138cm" svg:y="2.358cm"><text:p/></draw:rect><draw:rect text:anchor-type="paragraph" draw:z-index="180" draw:style-name="gr108" draw:text-style-name="P110" svg:width="0.14cm" svg:height="0.521cm" svg:x="6.717cm" svg:y="2.358cm"><text:p/></draw:rect><draw:rect text:anchor-type="paragraph" draw:z-index="181" draw:style-name="gr105" draw:text-style-name="P110" svg:width="0.091cm" svg:height="0.521cm" svg:x="7.26cm" svg:y="2.358cm"><text:p/></draw:rect><draw:rect text:anchor-type="paragraph" draw:z-index="182" draw:style-name="gr105" draw:text-style-name="P110" svg:width="0.091cm" svg:height="0.521cm" svg:x="7.862cm" svg:y="2.358cm"><text:p/></draw:rect><draw:rect text:anchor-type="paragraph" draw:z-index="183" draw:style-name="gr105" draw:text-style-name="P110" svg:width="0.091cm" svg:height="0.521cm" svg:x="8.44cm" svg:y="2.358cm"><text:p/></draw:rect><draw:rect text:anchor-type="paragraph" draw:z-index="184" draw:style-name="gr109" draw:text-style-name="P110" svg:width="0.278cm" svg:height="0.521cm" svg:x="8.994cm" svg:y="2.358cm"><text:p/></draw:rect><draw:frame text:anchor-type="paragraph" draw:z-index="187" draw:style-name="gr112" draw:text-style-name="P132" svg:width="0.369cm" svg:height="0.246cm" svg:x="3.955cm" svg:y="-0.82cm"><draw:text-box><text:p><text:span text:style-name="T104">1</text:span></text:p></draw:text-box></draw:frame><draw:frame text:anchor-type="paragraph" draw:z-index="188" draw:style-name="gr111" draw:text-style-name="P132" svg:width="0.369cm" svg:height="0.257cm" svg:x="5.577cm" svg:y="0.769cm"><draw:text-box><text:p><text:span text:style-name="T104">3</text:span></text:p></draw:text-box></draw:frame><draw:line text:anchor-type="paragraph" draw:z-index="189" draw:style-name="gr100" draw:text-style-name="P110" svg:x1="1.298cm" svg:y1="3.937cm" svg:x2="16.983cm" svg:y2="3.937cm"><text:p/></draw:line><draw:frame text:anchor-type="paragraph" draw:z-index="190" draw:style-name="gr113" draw:text-style-name="P131" svg:width="1.355cm" svg:height="0.733cm" svg:x="0.212cm" svg:y="3.18cm"><draw:text-box><text:p><text:span text:style-name="T76">Conf </text:span></text:p><text:p><text:span text:style-name="T76">Rec /em</text:span></text:p></draw:text-box></draw:frame><draw:rect text:anchor-type="paragraph" draw:z-index="191" draw:style-name="gr114" draw:text-style-name="P110" svg:width="8.175cm" svg:height="0.553cm" svg:x="1.363cm" svg:y="3.385cm"><text:p/></draw:rect><draw:rect text:anchor-type="paragraph" draw:z-index="192" draw:style-name="gr115" draw:text-style-name="P110" svg:width="0.332cm" svg:height="0.733cm" svg:x="1.235cm" svg:y="3.18cm"><text:p/></draw:rect><draw:rect text:anchor-type="paragraph" draw:z-index="194" draw:style-name="gr115" draw:text-style-name="P110" svg:width="0.332cm" svg:height="0.733cm" svg:x="16.305cm" svg:y="3.113cm"><text:p/></draw:rect></text:p>
      <text:p text:style-name="P13"><draw:frame text:anchor-type="paragraph" draw:z-index="186" draw:style-name="gr111" draw:text-style-name="P132" svg:width="0.369cm" svg:height="0.257cm" svg:x="3.875cm" svg:y="0.111cm"><draw:text-box><text:p><text:span text:style-name="T104">2</text:span></text:p></draw:text-box></draw:frame><draw:line text:anchor-type="paragraph" draw:z-index="204" draw:style-name="gr100" draw:text-style-name="P110" svg:x1="3.709cm" svg:y1="0.939cm" svg:x2="3.709cm" svg:y2="0.367cm"><text:p/></draw:line> <text:s text:c="14"/></text:p>
      <text:p text:style-name="P13"/>
      <text:p text:style-name="Text_20_body"><draw:rect text:anchor-type="paragraph" draw:z-index="185" draw:style-name="gr110" draw:text-style-name="P110" svg:width="2.393cm" svg:height="0.521cm" svg:x="9.536cm" svg:y="0.385cm"><text:p/></draw:rect><draw:frame text:anchor-type="paragraph" draw:z-index="203" draw:style-name="gr111" draw:text-style-name="P132" svg:width="0.369cm" svg:height="0.257cm" svg:x="8.788cm" svg:y="0.018cm"><draw:text-box><text:p><text:span text:style-name="T104">4</text:span></text:p></draw:text-box></draw:frame></text:p>
      <text:p text:style-name="Text_20_body"/>
      <text:p text:style-name="Text_20_body"><draw:rect text:anchor-type="paragraph" draw:z-index="193" draw:style-name="gr114" draw:text-style-name="P110" svg:width="4.508cm" svg:height="0.553cm" svg:x="11.982cm" svg:y="0.014cm"><text:p/></draw:rect></text:p>
      <text:p text:style-name="Text_20_body"/>
      <text:p text:style-name="P13">Légende</text:p>
      <text:p text:style-name="P13"><draw:g text:anchor-type="paragraph" draw:z-index="195" draw:style-name="gr1"><draw:g draw:style-name="gr10"><draw:rect draw:style-name="gr54" draw:text-style-name="P110" svg:width="0.091cm" svg:height="0.521cm" svg:x="0.325cm" svg:y="0.096cm"><text:p/></draw:rect><draw:frame draw:style-name="gr116" draw:text-style-name="P131" svg:width="2.957cm" svg:height="0.465cm" svg:x="0.724cm" svg:y="0.177cm"><draw:text-box><text:p><text:span text:style-name="T76">State : WaitForHeader</text:span></text:p></draw:text-box></draw:frame></draw:g><draw:frame draw:style-name="gr116" draw:text-style-name="P131" svg:width="2.957cm" svg:height="0.465cm" svg:x="4.648cm" svg:y="0.198cm"><draw:text-box><text:p><text:span text:style-name="T76">State : ReadingFrame</text:span></text:p></draw:text-box></draw:frame><draw:frame draw:style-name="gr116" draw:text-style-name="P131" svg:width="2.957cm" svg:height="0.465cm" svg:x="8.351cm" svg:y="0.159cm"><draw:text-box><text:p><text:span text:style-name="T76">State : CheckSum</text:span></text:p></draw:text-box></draw:frame><draw:frame draw:style-name="gr116" draw:text-style-name="P131" svg:width="3.795cm" svg:height="0.465cm" svg:x="11.619cm" svg:y="0.159cm"><draw:text-box><text:p><text:span text:style-name="T76">State : UpdateMssgForMAC</text:span></text:p></draw:text-box></draw:frame><draw:frame draw:style-name="gr116" draw:text-style-name="P131" svg:width="2.957cm" svg:height="0.465cm" svg:x="0.759cm" svg:y="1.293cm"><draw:text-box><text:p><text:span text:style-name="T76">State : Framing</text:span></text:p></draw:text-box></draw:frame><draw:frame draw:style-name="gr116" draw:text-style-name="P131" svg:width="2.957cm" svg:height="0.465cm" svg:x="4.648cm" svg:y="1.184cm"><draw:text-box><text:p><text:span text:style-name="T76">State : SendMssg</text:span></text:p></draw:text-box></draw:frame><draw:rect draw:style-name="gr117" draw:text-style-name="P110" svg:width="0.091cm" svg:height="0.521cm" svg:x="4.267cm" svg:y="0.032cm"><text:p/></draw:rect><draw:rect draw:style-name="gr118" draw:text-style-name="P110" svg:width="0.14cm" svg:height="0.521cm" svg:x="8.037cm" svg:y="0.041cm"><text:p/></draw:rect><draw:rect draw:style-name="gr119" draw:text-style-name="P110" svg:width="0.14cm" svg:height="0.521cm" svg:x="11.307cm" svg:y="0.103cm"><text:p/></draw:rect><draw:rect draw:style-name="gr120" draw:text-style-name="P110" svg:width="0.278cm" svg:height="0.521cm" svg:x="0.265cm" svg:y="1.134cm"><text:p/></draw:rect><draw:rect draw:style-name="gr121" draw:text-style-name="P110" svg:width="0.641cm" svg:height="0.521cm" svg:x="3.826cm" svg:y="1.046cm"><text:p/></draw:rect></draw:g></text:p>
      <text:p text:style-name="P13"/>
      <text:p text:style-name="P13"/>
      <text:p text:style-name="P13"/>
      <text:list xml:id="list1915029315505111757" text:style-name="L24">
        <text:list-item>
          <text:p text:style-name="P104">Au départ, l'état est <text:span text:style-name="T4">WaitForHeader, </text:span><text:span text:style-name="T17">la clk FSM est de 1ms,</text:span></text:p>
        </text:list-item>
        <text:list-item>
          <text:p text:style-name="P105">Au cours de cette phase, le callback UART commence à accumuler des #, en tps réel UART</text:p>
        </text:list-item>
        <text:list-item>
          <text:p text:style-name="P105">(1) le header est détecté (5# détectés),</text:p>
        </text:list-item>
        <text:list-item>
          <text:p text:style-name="P104"><text:span text:style-name="T17">(2) le timer est accéléré à 10µs, on passe à l état </text:span><text:span text:style-name="T4">ReadingFrame</text:span><text:span text:style-name="T17">. </text:span></text:p>
        </text:list-item>
        <text:list-item>
          <text:p text:style-name="P104"><text:span text:style-name="T17">(3) le dernier caractère est lu en </text:span><text:span text:style-name="T4">ReadingFrame, </text:span><text:span text:style-name="T17">on passe en </text:span><text:span text:style-name="T4">checksum</text:span><text:span text:style-name="T17"> en prenant soin de remettre Clk FSM à 1ms. Puis on passe à l'étape de mise à jour.</text:span></text:p>
        </text:list-item>
        <text:list-item>
          <text:p text:style-name="P104"><text:span text:style-name="T17">(4) une émission est déclenchée, on passe en état <text:s/></text:span><text:span text:style-name="T4">Framing</text:span><text:span text:style-name="T17">. <text:s/>Enfin l'émission a lieu : elle prolonge gravement l'IT, mais finit obligatoirement par rendre la main. </text:span><text:span text:style-name="T65">Mettre un watchdog ?</text:span></text:p>
        </text:list-item>
      </text:list>
      <text:p text:style-name="P18"/>
      <text:p text:style-name="P18"/>
      <text:p text:style-name="P18"><text:soft-page-break/></text:p>
      <text:h text:style-name="Heading_20_3" text:outline-level="3">Améliorations en cours de mise au point :</text:h>
      <text:p text:style-name="Text_20_body"/>
      <text:p text:style-name="P13">Une option est possible dans le driver bas niveau UART : #define <text:span text:style-name="T3">UseCarrierDetect </text:span></text:p>
      <text:p text:style-name="P19">Cette option configure une interruption externe sur /CD. Celle-ci est de plus haute priorité. Son rôle est d'autoriser ou non les interruptions UART. Cela ne se fait pas par le NVIC ou même RXNEIE. Cela provoque de grave dysfonctionnements. Le choix qui s'impose est de jouer sur RE (Receive Enable). Là ça marche très bien.</text:p>
      <text:p text:style-name="P19">→ les IT UART sont clairement moindre et donc, la CPU est grandement soulagée.</text:p>
      <text:h text:style-name="Heading_20_2" text:outline-level="2"><text:bookmark-start text:name="__RefHeading__4239_1521403488"/>Tests logiciels<text:bookmark-end text:name="__RefHeading__4239_1521403488"/></text:h>
      <text:h text:style-name="Heading_20_3" text:outline-level="3">Test de base uC + PC XCTU direct UART1 (pas de FSK)</text:h>
      <text:p text:style-name="P40"/>
      <text:p text:style-name="P40">Les chronométrages sont fait en réel avec Analog discovery : Mesure de largeur d'impulsion.</text:p>
      <text:p text:style-name="P40"/>
      <text:p text:style-name="P40">Incoming message 30 de longueur (28 utile), donc condition maximale : OK</text:p>
      <text:p text:style-name="P40">Chronométrage sur réception caractère (state = ReadingFrame) : 1,3µs</text:p>
      <text:p text:style-name="P40">Chronométrage sur checksum(state = CheckSum) : 11,8µs</text:p>
      <text:p text:style-name="P40">Chronométrage sur update (state = UpdateMssgForMAC) : 13,2µs</text:p>
      <text:p text:style-name="P40"/>
      <text:h text:style-name="Heading_20_3" text:outline-level="3"><draw:g text:anchor-type="paragraph" draw:z-index="88" draw:style-name="gr1"><draw:g draw:name="DrawObject 6" draw:style-name="gr10"><draw:line draw:name="Ligne verticale 5" draw:style-name="gr3" draw:text-style-name="P110" svg:x1="4.41cm" svg:y1="3.191cm" svg:x2="4.41cm" svg:y2="4.461cm"><text:p/></draw:line><draw:frame draw:name="Cadre de texte 24" draw:style-name="gr15" draw:text-style-name="P114" svg:width="1.71cm" svg:height="0.989cm" svg:x="2.595cm" svg:y="3.475cm"><draw:text-box><text:p><text:span text:style-name="T72">- request</text:span></text:p><text:p><text:span text:style-name="T72">- AsyMssg</text:span></text:p></draw:text-box></draw:frame><draw:line draw:name="Ligne verticale 6" draw:style-name="gr3" draw:text-style-name="P110" svg:x1="6.245cm" svg:y1="4.461cm" svg:x2="6.227cm" svg:y2="3.191cm"><text:p/></draw:line><draw:frame draw:name="Cadre de texte 25" draw:style-name="gr15" draw:text-style-name="P114" svg:width="1.71cm" svg:height="0.989cm" svg:x="6.423cm" svg:y="3.475cm"><draw:text-box><text:p><text:span text:style-name="T72">- data</text:span></text:p><text:p><text:span text:style-name="T72">- Ack</text:span></text:p></draw:text-box></draw:frame></draw:g><draw:g draw:name="DrawObject 7" draw:style-name="gr10"><draw:line draw:name="Ligne verticale 7" draw:style-name="gr3" draw:text-style-name="P110" svg:x1="4.41cm" svg:y1="7.635cm" svg:x2="4.41cm" svg:y2="8.905cm"><text:p/></draw:line><draw:frame draw:name="Cadre de texte 26" draw:style-name="gr15" draw:text-style-name="P114" svg:width="1.71cm" svg:height="0.989cm" svg:x="2.595cm" svg:y="7.916cm"><draw:text-box><text:p><text:span text:style-name="T72">- request</text:span></text:p><text:p><text:span text:style-name="T72">- AsyMssg</text:span></text:p></draw:text-box></draw:frame><draw:line draw:name="Ligne verticale 8" draw:style-name="gr3" draw:text-style-name="P110" svg:x1="6.245cm" svg:y1="8.905cm" svg:x2="6.227cm" svg:y2="7.635cm"><text:p/></draw:line><draw:frame draw:name="Cadre de texte 27" draw:style-name="gr15" draw:text-style-name="P114" svg:width="1.71cm" svg:height="0.989cm" svg:x="6.423cm" svg:y="7.916cm"><draw:text-box><text:p><text:span text:style-name="T72">- data</text:span></text:p><text:p><text:span text:style-name="T72">- Ack</text:span></text:p></draw:text-box></draw:frame></draw:g><draw:g draw:name="DrawObject8" draw:style-name="gr10"><draw:path draw:name="Forme52" draw:style-name="gr16" draw:text-style-name="P110" svg:width="0.115cm" svg:height="0.286cm" svg:x="8.19cm" svg:y="8.705cm" svg:viewBox="0 0 116 287" svg:d="M0 287c58-646 116 0 116 0"><text:p/></draw:path><draw:path draw:name="Forme53" draw:style-name="gr16" draw:text-style-name="P110" svg:width="0.115cm" svg:height="0.286cm" svg:x="8.308cm" svg:y="8.989cm" svg:viewBox="0 0 116 287" svg:d="M0 0c58 645 116 0 116 0"><text:p/></draw:path><draw:path draw:name="Forme54" draw:style-name="gr16" draw:text-style-name="P110" svg:width="0.115cm" svg:height="0.286cm" svg:x="8.422cm" svg:y="8.705cm" svg:viewBox="0 0 116 287" svg:d="M0 287c58-646 116 0 116 0"><text:p/></draw:path><draw:path draw:name="Forme55" draw:style-name="gr16" draw:text-style-name="P110" svg:width="0.115cm" svg:height="0.286cm" svg:x="8.539cm" svg:y="8.989cm" svg:viewBox="0 0 116 287" svg:d="M0 0c58 645 116 0 116 0"><text:p/></draw:path><draw:path draw:name="Forme56" draw:style-name="gr16" draw:text-style-name="P110" svg:width="0.115cm" svg:height="0.286cm" svg:x="8.653cm" svg:y="8.705cm" svg:viewBox="0 0 116 287" svg:d="M0 287c58-646 116 0 116 0"><text:p/></draw:path><draw:path draw:name="Forme57" draw:style-name="gr16" draw:text-style-name="P110" svg:width="0.115cm" svg:height="0.286cm" svg:x="8.771cm" svg:y="8.989cm" svg:viewBox="0 0 116 287" svg:d="M0 0c58 645 116 0 116 0"><text:p/></draw:path><draw:path draw:name="Forme58" draw:style-name="gr16" draw:text-style-name="P110" svg:width="0.115cm" svg:height="0.286cm" svg:x="8.89cm" svg:y="8.705cm" svg:viewBox="0 0 116 287" svg:d="M0 287c58-646 116 0 116 0"><text:p/></draw:path><draw:path draw:name="Forme63" draw:style-name="gr16" draw:text-style-name="P110" svg:width="0.073cm" svg:height="0.286cm" svg:x="9.01cm" svg:y="8.989cm" svg:viewBox="0 0 74 287" svg:d="M0 0c37 645 74 0 74 0"><text:p/></draw:path><draw:path draw:name="Forme64" draw:style-name="gr16" draw:text-style-name="P110" svg:width="0.073cm" svg:height="0.286cm" svg:x="9.085cm" svg:y="8.705cm" svg:viewBox="0 0 74 287" svg:d="M0 287c37-646 74 0 74 0"><text:p/></draw:path><draw:path draw:name="Forme65" draw:style-name="gr16" draw:text-style-name="P110" svg:width="0.073cm" svg:height="0.286cm" svg:x="9.159cm" svg:y="8.989cm" svg:viewBox="0 0 74 287" svg:d="M0 0c37 645 74 0 74 0"><text:p/></draw:path><draw:path draw:name="Forme66" draw:style-name="gr16" draw:text-style-name="P110" svg:width="0.073cm" svg:height="0.286cm" svg:x="9.234cm" svg:y="8.705cm" svg:viewBox="0 0 74 287" svg:d="M0 287c37-646 74 0 74 0"><text:p/></draw:path><draw:path draw:name="Forme67" draw:style-name="gr16" draw:text-style-name="P110" svg:width="0.073cm" svg:height="0.286cm" svg:x="9.309cm" svg:y="8.989cm" svg:viewBox="0 0 74 287" svg:d="M0 0c37 645 74 0 74 0"><text:p/></draw:path><draw:path draw:name="Forme68" draw:style-name="gr16" draw:text-style-name="P110" svg:width="0.073cm" svg:height="0.286cm" svg:x="9.384cm" svg:y="8.705cm" svg:viewBox="0 0 74 287" svg:d="M0 287c37-646 74 0 74 0"><text:p/></draw:path><draw:path draw:name="Forme69" draw:style-name="gr16" draw:text-style-name="P110" svg:width="0.073cm" svg:height="0.286cm" svg:x="9.458cm" svg:y="8.989cm" svg:viewBox="0 0 74 287" svg:d="M0 0c37 645 74 0 74 0"><text:p/></draw:path><draw:path draw:name="Forme75" draw:style-name="gr17" draw:text-style-name="P110" svg:width="0.115cm" svg:height="0.286cm" svg:x="8.422cm" svg:y="8.705cm" svg:viewBox="0 0 116 287" svg:d="M0 287c58-646 116 0 116 0"><text:p/></draw:path><draw:path draw:name="Forme76" draw:style-name="gr17" draw:text-style-name="P110" svg:width="0.115cm" svg:height="0.286cm" svg:x="8.539cm" svg:y="8.989cm" svg:viewBox="0 0 116 287" svg:d="M0 0c58 645 116 0 116 0"><text:p/></draw:path><draw:path draw:name="Forme77" draw:style-name="gr17" draw:text-style-name="P110" svg:width="0.115cm" svg:height="0.286cm" svg:x="8.659cm" svg:y="8.705cm" svg:viewBox="0 0 116 287" svg:d="M0 287c58-646 116 0 116 0"><text:p/></draw:path><draw:path draw:name="Forme78" draw:style-name="gr17" draw:text-style-name="P110" svg:width="0.115cm" svg:height="0.286cm" svg:x="8.771cm" svg:y="8.989cm" svg:viewBox="0 0 116 287" svg:d="M0 0c58 645 116 0 116 0"><text:p/></draw:path><draw:path draw:name="Forme79" draw:style-name="gr17" draw:text-style-name="P110" svg:width="0.115cm" svg:height="0.286cm" svg:x="8.89cm" svg:y="8.705cm" svg:viewBox="0 0 116 287" svg:d="M0 287c58-646 116 0 116 0"><text:p/></draw:path><draw:path draw:name="Forme84" draw:style-name="gr17" draw:text-style-name="P110" svg:width="0.073cm" svg:height="0.286cm" svg:x="9.01cm" svg:y="8.989cm" svg:viewBox="0 0 74 287" svg:d="M0 0c37 645 74 0 74 0"><text:p/></draw:path><draw:path draw:name="Forme85" draw:style-name="gr17" draw:text-style-name="P110" svg:width="0.073cm" svg:height="0.286cm" svg:x="9.085cm" svg:y="8.705cm" svg:viewBox="0 0 74 287" svg:d="M0 287c37-646 74 0 74 0"><text:p/></draw:path><draw:path draw:name="Forme86" draw:style-name="gr17" draw:text-style-name="P110" svg:width="0.073cm" svg:height="0.286cm" svg:x="9.159cm" svg:y="8.989cm" svg:viewBox="0 0 74 287" svg:d="M0 0c37 645 74 0 74 0"><text:p/></draw:path><draw:g draw:name="Forme87" draw:style-name="gr10"><draw:path draw:style-name="gr17" draw:text-style-name="P110" svg:width="0.115cm" svg:height="0.286cm" svg:x="8.19cm" svg:y="8.705cm" svg:viewBox="0 0 116 287" svg:d="M0 287c58-646 116 0 116 0"><text:p/></draw:path><draw:path draw:style-name="gr17" draw:text-style-name="P110" svg:width="0.115cm" svg:height="0.286cm" svg:x="8.308cm" svg:y="8.989cm" svg:viewBox="0 0 116 287" svg:d="M0 0c58 645 116 0 116 0"><text:p/></draw:path></draw:g><draw:path draw:name="Forme102" draw:style-name="gr17" draw:text-style-name="P110" svg:width="0.073cm" svg:height="0.286cm" svg:x="9.159cm" svg:y="8.989cm" svg:viewBox="0 0 74 287" svg:d="M74 0c-37 645-74 0-74 0"><text:p/></draw:path><draw:path draw:name="Forme103" draw:style-name="gr17" draw:text-style-name="P110" svg:width="0.073cm" svg:height="0.291cm" svg:x="9.234cm" svg:y="8.704cm" svg:viewBox="0 0 74 292" svg:d="M0 292c37-656 74 0 74 0"><text:p/></draw:path><draw:path draw:name="Forme104" draw:style-name="gr17" draw:text-style-name="P110" svg:width="0.074cm" svg:height="0.286cm" svg:x="9.384cm" svg:y="8.705cm" svg:viewBox="0 0 75 287" svg:d="M75 287c-38-646-75 0-75 0"><text:p/></draw:path><draw:path draw:name="Forme105" draw:style-name="gr17" draw:text-style-name="P110" svg:width="0.074cm" svg:height="0.286cm" svg:x="9.309cm" svg:y="8.989cm" svg:viewBox="0 0 75 287" svg:d="M75 0c-38 645-75 0-75 0"><text:p/></draw:path><draw:path draw:name="Forme107" draw:style-name="gr17" draw:text-style-name="P110" svg:width="0.074cm" svg:height="0.286cm" svg:x="9.458cm" svg:y="8.989cm" svg:viewBox="0 0 75 287" svg:d="M75 0c-38 645-75 0-75 0"><text:p/></draw:path><draw:path draw:name="Forme111" draw:style-name="gr17" draw:text-style-name="P110" svg:width="0.115cm" svg:height="0.286cm" svg:x="8.422cm" svg:y="8.705cm" svg:viewBox="0 0 116 287" svg:d="M0 287c58-646 116 0 116 0"><text:p/></draw:path><draw:path draw:name="Forme112" draw:style-name="gr17" draw:text-style-name="P110" svg:width="0.115cm" svg:height="0.286cm" svg:x="8.539cm" svg:y="8.989cm" svg:viewBox="0 0 116 287" svg:d="M0 0c58 645 116 0 116 0"><text:p/></draw:path></draw:g><draw:line draw:name="Ligne 8" draw:style-name="gr18" draw:text-style-name="P110" svg:x1="7.026cm" svg:y1="9.157cm" svg:x2="8.003cm" svg:y2="9.171cm"><text:p/></draw:line><draw:line draw:name="Ligne 9" draw:style-name="gr18" draw:text-style-name="P110" svg:x1="8.393cm" svg:y1="9.629cm" svg:x2="7.262cm" svg:y2="9.629cm"><text:p/></draw:line><draw:g draw:name="DrawObject 8" draw:style-name="gr10"><draw:path draw:name="Forme 31" draw:style-name="gr16" draw:text-style-name="P110" svg:width="0.106cm" svg:height="0.036cm" svg:x="8.502cm" svg:y="9.593cm" svg:viewBox="0 0 107 37" svg:d="M0 37c54-83 107 0 107 0"><text:p/></draw:path><draw:path draw:name="Forme 32" draw:style-name="gr16" draw:text-style-name="P110" svg:width="0.106cm" svg:height="0.036cm" svg:x="8.607cm" svg:y="9.63cm" svg:viewBox="0 0 107 37" svg:d="M0 0c53 83 107 0 107 0"><text:p/></draw:path><draw:path draw:name="Forme 33" draw:style-name="gr16" draw:text-style-name="P110" svg:width="0.106cm" svg:height="0.036cm" svg:x="8.719cm" svg:y="9.593cm" svg:viewBox="0 0 107 37" svg:d="M0 37c54-83 107 0 107 0"><text:p/></draw:path><draw:path draw:name="Forme 34" draw:style-name="gr16" draw:text-style-name="P110" svg:width="0.106cm" svg:height="0.036cm" svg:x="8.823cm" svg:y="9.63cm" svg:viewBox="0 0 107 37" svg:d="M0 0c53 83 107 0 107 0"><text:p/></draw:path><draw:path draw:name="Forme 35" draw:style-name="gr16" draw:text-style-name="P110" svg:width="0.106cm" svg:height="0.036cm" svg:x="8.928cm" svg:y="9.593cm" svg:viewBox="0 0 107 37" svg:d="M0 37c54-83 107 0 107 0"><text:p/></draw:path><draw:path draw:name="Forme 36" draw:style-name="gr16" draw:text-style-name="P110" svg:width="0.106cm" svg:height="0.036cm" svg:x="9.033cm" svg:y="9.63cm" svg:viewBox="0 0 107 37" svg:d="M0 0c53 83 107 0 107 0"><text:p/></draw:path><draw:path draw:name="Forme 37" draw:style-name="gr16" draw:text-style-name="P110" svg:width="0.106cm" svg:height="0.036cm" svg:x="9.144cm" svg:y="9.593cm" svg:viewBox="0 0 107 37" svg:d="M0 37c54-83 107 0 107 0"><text:p/></draw:path><draw:path draw:name="Forme 38" draw:style-name="gr16" draw:text-style-name="P110" svg:width="0.068cm" svg:height="0.036cm" svg:x="9.257cm" svg:y="9.63cm" svg:viewBox="0 0 69 37" svg:d="M0 0c34 83 69 0 69 0"><text:p/></draw:path><draw:path draw:name="Forme 39" draw:style-name="gr16" draw:text-style-name="P110" svg:width="0.068cm" svg:height="0.036cm" svg:x="9.324cm" svg:y="9.593cm" svg:viewBox="0 0 69 37" svg:d="M0 37c34-83 69 0 69 0"><text:p/></draw:path><draw:path draw:name="Forme 40" draw:style-name="gr16" draw:text-style-name="P110" svg:width="0.068cm" svg:height="0.036cm" svg:x="9.391cm" svg:y="9.63cm" svg:viewBox="0 0 69 37" svg:d="M0 0c34 83 69 0 69 0"><text:p/></draw:path><draw:path draw:name="Forme 41" draw:style-name="gr16" draw:text-style-name="P110" svg:width="0.068cm" svg:height="0.036cm" svg:x="9.461cm" svg:y="9.593cm" svg:viewBox="0 0 69 37" svg:d="M0 37c34-83 69 0 69 0"><text:p/></draw:path><draw:path draw:name="Forme 42" draw:style-name="gr16" draw:text-style-name="P110" svg:width="0.068cm" svg:height="0.036cm" svg:x="9.529cm" svg:y="9.63cm" svg:viewBox="0 0 69 37" svg:d="M0 0c34 83 69 0 69 0"><text:p/></draw:path><draw:path draw:name="Forme 43" draw:style-name="gr16" draw:text-style-name="P110" svg:width="0.068cm" svg:height="0.036cm" svg:x="9.6cm" svg:y="9.593cm" svg:viewBox="0 0 69 37" svg:d="M0 37c34-83 69 0 69 0"><text:p/></draw:path><draw:path draw:name="Forme 44" draw:style-name="gr16" draw:text-style-name="P110" svg:width="0.068cm" svg:height="0.036cm" svg:x="9.667cm" svg:y="9.63cm" svg:viewBox="0 0 69 37" svg:d="M0 0c34 83 69 0 69 0"><text:p/></draw:path><draw:path draw:name="Forme 45" draw:style-name="gr17" draw:text-style-name="P110" svg:width="0.106cm" svg:height="0.036cm" svg:x="8.719cm" svg:y="9.593cm" svg:viewBox="0 0 107 37" svg:d="M0 37c54-83 107 0 107 0"><text:p/></draw:path><draw:path draw:name="Forme 46" draw:style-name="gr17" draw:text-style-name="P110" svg:width="0.106cm" svg:height="0.036cm" svg:x="8.823cm" svg:y="9.63cm" svg:viewBox="0 0 107 37" svg:d="M0 0c53 83 107 0 107 0"><text:p/></draw:path><draw:path draw:name="Forme 47" draw:style-name="gr17" draw:text-style-name="P110" svg:width="0.106cm" svg:height="0.036cm" svg:x="8.929cm" svg:y="9.593cm" svg:viewBox="0 0 107 37" svg:d="M0 37c54-83 107 0 107 0"><text:p/></draw:path><draw:path draw:name="Forme 48" draw:style-name="gr17" draw:text-style-name="P110" svg:width="0.106cm" svg:height="0.036cm" svg:x="9.04cm" svg:y="9.63cm" svg:viewBox="0 0 107 37" svg:d="M0 0c53 83 107 0 107 0"><text:p/></draw:path><draw:path draw:name="Forme 49" draw:style-name="gr17" draw:text-style-name="P110" svg:width="0.106cm" svg:height="0.036cm" svg:x="9.144cm" svg:y="9.593cm" svg:viewBox="0 0 107 37" svg:d="M0 37c54-83 107 0 107 0"><text:p/></draw:path><draw:path draw:name="Forme 50" draw:style-name="gr17" draw:text-style-name="P110" svg:width="0.068cm" svg:height="0.036cm" svg:x="9.257cm" svg:y="9.63cm" svg:viewBox="0 0 69 37" svg:d="M0 0c34 83 69 0 69 0"><text:p/></draw:path><draw:path draw:name="Forme 51" draw:style-name="gr17" draw:text-style-name="P110" svg:width="0.068cm" svg:height="0.036cm" svg:x="9.324cm" svg:y="9.593cm" svg:viewBox="0 0 69 37" svg:d="M0 37c34-83 69 0 69 0"><text:p/></draw:path><draw:path draw:name="Forme 52" draw:style-name="gr17" draw:text-style-name="P110" svg:width="0.068cm" svg:height="0.036cm" svg:x="9.392cm" svg:y="9.63cm" svg:viewBox="0 0 69 37" svg:d="M0 0c34 83 69 0 69 0"><text:p/></draw:path><draw:g draw:name="Forme 53" draw:style-name="gr10"><draw:path draw:style-name="gr17" draw:text-style-name="P110" svg:width="0.106cm" svg:height="0.036cm" svg:x="8.502cm" svg:y="9.593cm" svg:viewBox="0 0 107 37" svg:d="M0 37c54-83 107 0 107 0"><text:p/></draw:path><draw:path draw:style-name="gr17" draw:text-style-name="P110" svg:width="0.106cm" svg:height="0.036cm" svg:x="8.607cm" svg:y="9.63cm" svg:viewBox="0 0 107 37" svg:d="M0 0c53 83 107 0 107 0"><text:p/></draw:path></draw:g><draw:path draw:name="Forme 54" draw:style-name="gr17" draw:text-style-name="P110" svg:width="0.068cm" svg:height="0.036cm" svg:x="9.393cm" svg:y="9.63cm" svg:viewBox="0 0 69 37" svg:d="M69 0c-35 83-69 0-69 0"><text:p/></draw:path><draw:path draw:name="Forme 55" draw:style-name="gr17" draw:text-style-name="P110" svg:width="0.068cm" svg:height="0.036cm" svg:x="9.462cm" svg:y="9.592cm" svg:viewBox="0 0 69 37" svg:d="M0 37c34-84 69 0 69 0"><text:p/></draw:path><draw:path draw:name="Forme 56" draw:style-name="gr17" draw:text-style-name="P110" svg:width="0.068cm" svg:height="0.036cm" svg:x="9.6cm" svg:y="9.593cm" svg:viewBox="0 0 69 37" svg:d="M69 37c-35-83-69 0-69 0"><text:p/></draw:path><draw:path draw:name="Forme 57" draw:style-name="gr17" draw:text-style-name="P110" svg:width="0.068cm" svg:height="0.036cm" svg:x="9.533cm" svg:y="9.63cm" svg:viewBox="0 0 69 37" svg:d="M69 0c-35 83-69 0-69 0"><text:p/></draw:path><draw:path draw:name="Forme 58" draw:style-name="gr17" draw:text-style-name="P110" svg:width="0.068cm" svg:height="0.036cm" svg:x="9.667cm" svg:y="9.63cm" svg:viewBox="0 0 69 37" svg:d="M69 0c-35 83-69 0-69 0"><text:p/></draw:path><draw:path draw:name="Forme 59" draw:style-name="gr17" draw:text-style-name="P110" svg:width="0.106cm" svg:height="0.036cm" svg:x="8.719cm" svg:y="9.593cm" svg:viewBox="0 0 107 37" svg:d="M0 37c54-83 107 0 107 0"><text:p/></draw:path><draw:path draw:name="Forme 60" draw:style-name="gr17" draw:text-style-name="P110" svg:width="0.106cm" svg:height="0.036cm" svg:x="8.823cm" svg:y="9.63cm" svg:viewBox="0 0 107 37" svg:d="M0 0c53 83 107 0 107 0"><text:p/></draw:path></draw:g><draw:g draw:name="DrawObject11" draw:style-name="gr10"><draw:line draw:name="Ligne 10" draw:style-name="gr19" draw:text-style-name="P110" svg:x1="0.292cm" svg:y1="8.197cm" svg:x2="0.559cm" svg:y2="8.197cm"><text:p/></draw:line><draw:line draw:name="Ligne 11" draw:style-name="gr19" draw:text-style-name="P110" svg:x1="0.561cm" svg:y1="8.518cm" svg:x2="0.561cm" svg:y2="8.197cm"><text:p/></draw:line><draw:line draw:name="Ligne 12" draw:style-name="gr19" draw:text-style-name="P110" svg:x1="0.561cm" svg:y1="8.518cm" svg:x2="0.719cm" svg:y2="8.518cm"><text:p/></draw:line><draw:line draw:name="Ligne 13" draw:style-name="gr19" draw:text-style-name="P110" svg:x1="0.718cm" svg:y1="8.518cm" svg:x2="0.718cm" svg:y2="8.197cm"><text:p/></draw:line><draw:custom-shape draw:name="Forme 11" draw:style-name="gr20" svg:width="0.165cm" svg:height="0.322cm" svg:x="0.717cm" svg:y="8.198cm"><text:p/><draw:enhanced-geometry svg:viewBox="0 0 21600 21600" draw:type="rectangle" draw:enhanced-path="M 0 0 L 21600 0 21600 21600 0 21600 0 0 Z N"/></draw:custom-shape><draw:custom-shape draw:name="Forme 12" draw:style-name="gr20" svg:width="0.165cm" svg:height="0.322cm" svg:x="0.881cm" svg:y="8.198cm"><text:p/><draw:enhanced-geometry svg:viewBox="0 0 21600 21600" draw:type="rectangle" draw:enhanced-path="M 0 0 L 21600 0 21600 21600 0 21600 0 0 Z N"/></draw:custom-shape><draw:line draw:name="Ligne 14" draw:style-name="gr19" draw:text-style-name="P110" svg:x1="1.046cm" svg:y1="8.518cm" svg:x2="1.046cm" svg:y2="8.197cm"><text:p/></draw:line><draw:custom-shape draw:name="Forme 13" draw:style-name="gr21" svg:width="0.167cm" svg:height="0.322cm" svg:x="1.045cm" svg:y="8.198cm"><text:p/><draw:enhanced-geometry svg:viewBox="0 0 21600 21600" draw:type="rectangle" draw:enhanced-path="M 0 0 L 21600 0 21600 21600 0 21600 0 0 Z N"/></draw:custom-shape><draw:custom-shape draw:name="Forme 14" draw:style-name="gr20" svg:width="0.165cm" svg:height="0.322cm" svg:x="1.212cm" svg:y="8.198cm"><text:p/><draw:enhanced-geometry svg:viewBox="0 0 21600 21600" draw:type="rectangle" draw:enhanced-path="M 0 0 L 21600 0 21600 21600 0 21600 0 0 Z N"/></draw:custom-shape><draw:line draw:name="Ligne 22" draw:style-name="gr19" draw:text-style-name="P110" svg:x1="1.375cm" svg:y1="8.518cm" svg:x2="1.375cm" svg:y2="8.197cm"><text:p/></draw:line><draw:custom-shape draw:name="Forme 15" draw:style-name="gr20" svg:width="0.165cm" svg:height="0.322cm" svg:x="1.376cm" svg:y="8.198cm"><text:p/><draw:enhanced-geometry svg:viewBox="0 0 21600 21600" draw:type="rectangle" draw:enhanced-path="M 0 0 L 21600 0 21600 21600 0 21600 0 0 Z N"/></draw:custom-shape><draw:custom-shape draw:name="Forme 16" draw:style-name="gr20" svg:width="0.165cm" svg:height="0.322cm" svg:x="1.54cm" svg:y="8.198cm"><text:p/><draw:enhanced-geometry svg:viewBox="0 0 21600 21600" draw:type="rectangle" draw:enhanced-path="M 0 0 L 21600 0 21600 21600 0 21600 0 0 Z N"/></draw:custom-shape><draw:line draw:name="Ligne 23" draw:style-name="gr19" draw:text-style-name="P110" svg:x1="1.704cm" svg:y1="8.518cm" svg:x2="1.704cm" svg:y2="8.197cm"><text:p/></draw:line><draw:custom-shape draw:name="Forme 17" draw:style-name="gr20" svg:width="0.165cm" svg:height="0.322cm" svg:x="1.703cm" svg:y="8.198cm"><text:p/><draw:enhanced-geometry svg:viewBox="0 0 21600 21600" draw:type="rectangle" draw:enhanced-path="M 0 0 L 21600 0 21600 21600 0 21600 0 0 Z N"/></draw:custom-shape><draw:custom-shape draw:name="Forme 18" draw:style-name="gr21" svg:width="0.167cm" svg:height="0.322cm" svg:x="1.867cm" svg:y="8.198cm"><text:p/><draw:enhanced-geometry svg:viewBox="0 0 21600 21600" draw:type="rectangle" draw:enhanced-path="M 0 0 L 21600 0 21600 21600 0 21600 0 0 Z N"/></draw:custom-shape><draw:line draw:name="Ligne 24" draw:style-name="gr19" draw:text-style-name="P110" svg:x1="2.032cm" svg:y1="8.197cm" svg:x2="2.299cm" svg:y2="8.197cm"><text:p/></draw:line></draw:g><draw:g draw:style-name="gr10"><draw:g draw:name="DrawObject 1" draw:style-name="gr10"><draw:custom-shape draw:name="Forme 4" draw:style-name="gr11" svg:width="3.193cm" svg:height="0.9cm" svg:x="3.862cm" svg:y="6.683cm"><text:p/><draw:enhanced-geometry svg:viewBox="0 0 21600 21600" draw:type="rectangle" draw:enhanced-path="M 0 0 L 21600 0 21600 21600 0 21600 0 0 Z N"/></draw:custom-shape><draw:frame draw:name="Cadre de texte 9" draw:style-name="gr4" draw:text-style-name="P113" svg:width="2.911cm" svg:height="0.408cm" svg:x="4.142cm" svg:y="6.874cm"><draw:text-box><text:p><text:span text:style-name="T69">UART (Phy 2)</text:span></text:p></draw:text-box></draw:frame></draw:g><draw:g draw:name="DrawObject 2" draw:style-name="gr10"><draw:custom-shape draw:name="Forme 7" draw:style-name="gr11" svg:width="3.193cm" svg:height="0.9cm" svg:x="3.828cm" svg:y="2.247cm"><text:p/><draw:enhanced-geometry svg:viewBox="0 0 21600 21600" draw:type="rectangle" draw:enhanced-path="M 0 0 L 21600 0 21600 21600 0 21600 0 0 Z N"/></draw:custom-shape><draw:frame draw:name="Cadre de texte 11" draw:style-name="gr4" draw:text-style-name="P113" svg:width="2.911cm" svg:height="0.408cm" svg:x="4.11cm" svg:y="2.438cm"><draw:text-box><text:p><text:span text:style-name="T69">Master</text:span></text:p></draw:text-box></draw:frame></draw:g><draw:g draw:name="DrawObject 5" draw:style-name="gr10"><draw:custom-shape draw:name="Forme 10" draw:style-name="gr11" svg:width="3.193cm" svg:height="0.9cm" svg:x="3.863cm" svg:y="8.904cm"><text:p/><draw:enhanced-geometry svg:viewBox="0 0 21600 21600" draw:type="rectangle" draw:enhanced-path="M 0 0 L 21600 0 21600 21600 0 21600 0 0 Z N"/></draw:custom-shape><draw:frame draw:name="Cadre de texte 14" draw:style-name="gr4" draw:text-style-name="P113" svg:width="2.911cm" svg:height="0.408cm" svg:x="4.144cm" svg:y="9.096cm"><draw:text-box><text:p><text:span text:style-name="T69">FSK (Phy 1)</text:span></text:p></draw:text-box></draw:frame></draw:g><draw:g draw:name="DrawObject 9" draw:style-name="gr10"><draw:custom-shape draw:name="Forme 19" draw:style-name="gr11" svg:width="3.193cm" svg:height="0.9cm" svg:x="3.74cm" svg:y="4.462cm"><text:p/><draw:enhanced-geometry svg:viewBox="0 0 21600 21600" draw:type="rectangle" draw:enhanced-path="M 0 0 L 21600 0 21600 21600 0 21600 0 0 Z N"/></draw:custom-shape><draw:frame draw:name="Cadre de texte 30" draw:style-name="gr4" draw:text-style-name="P113" svg:width="2.911cm" svg:height="0.408cm" svg:x="4.02cm" svg:y="4.653cm"><draw:text-box><text:p><text:span text:style-name="T69"><text:s text:c="2"/></text:span><text:span text:style-name="T69">Phy_UART</text:span></text:p></draw:text-box></draw:frame></draw:g></draw:g><draw:g draw:name="DrawObject 10" draw:style-name="gr10"><draw:line draw:name="Ligne verticale 4" draw:style-name="gr3" draw:text-style-name="P110" svg:x1="4.41cm" svg:y1="5.401cm" svg:x2="4.41cm" svg:y2="6.671cm"><text:p/></draw:line><draw:frame draw:name="Cadre de texte 31" draw:style-name="gr15" draw:text-style-name="P114" svg:width="1.71cm" svg:height="0.989cm" svg:x="2.595cm" svg:y="5.683cm"><draw:text-box><text:p><text:span text:style-name="T72">- request</text:span></text:p><text:p><text:span text:style-name="T72">- AsyMssg</text:span></text:p></draw:text-box></draw:frame><draw:line draw:name="Ligne verticale 9" draw:style-name="gr3" draw:text-style-name="P110" svg:x1="6.245cm" svg:y1="6.671cm" svg:x2="6.227cm" svg:y2="5.401cm"><text:p/></draw:line><draw:frame draw:name="Cadre de texte 32" draw:style-name="gr15" draw:text-style-name="P114" svg:width="1.71cm" svg:height="0.989cm" svg:x="6.423cm" svg:y="5.683cm"><draw:text-box><text:p><text:span text:style-name="T72">- data</text:span></text:p><text:p><text:span text:style-name="T72">- Ack</text:span></text:p></draw:text-box></draw:frame></draw:g><draw:frame draw:name="Cadre de texte 2" draw:style-name="gr24" draw:text-style-name="P115" svg:width="3.444cm" svg:height="1.308cm" svg:x="0.161cm" svg:y="6.297cm"><draw:text-box><text:p><text:span text:style-name="T73">Phy Frame</text:span></text:p><text:p><text:span text:style-name="T74">|#####|Len</text:span><text:span text:style-name="T64">|datal|</text:span><text:span text:style-name="T74">CheckSum|</text:span><text:span text:style-name="T64"> </text:span></text:p><text:p><text:span text:style-name="T73"/></text:p></draw:text-box></draw:frame><draw:frame draw:name="Cadre de texte 2" draw:style-name="gr22" draw:text-style-name="P115" svg:width="1.726cm" svg:height="0.981cm" svg:x="0.39cm" svg:y="3.445cm"><draw:text-box><text:p><text:span text:style-name="T73">MAC Frame</text:span></text:p><text:p><text:span text:style-name="T74">|Len'</text:span><text:span text:style-name="T64">|datal|</text:span></text:p><text:p><text:span text:style-name="T73"/></text:p></draw:text-box></draw:frame><draw:g draw:style-name="gr10"><draw:g draw:name="DrawObject 1" draw:style-name="gr10"><draw:custom-shape draw:name="Forme 4" draw:style-name="gr11" svg:width="3.193cm" svg:height="0.9cm" svg:x="10.25cm" svg:y="6.826cm"><text:p/><draw:enhanced-geometry svg:viewBox="0 0 21600 21600" draw:type="rectangle" draw:enhanced-path="M 0 0 L 21600 0 21600 21600 0 21600 0 0 Z N"/></draw:custom-shape><draw:frame draw:name="Cadre de texte 9" draw:style-name="gr4" draw:text-style-name="P113" svg:width="2.911cm" svg:height="0.408cm" svg:x="10.531cm" svg:y="7.017cm"><draw:text-box><text:p><text:span text:style-name="T69">UART (Phy 2)</text:span></text:p></draw:text-box></draw:frame></draw:g><draw:g draw:name="DrawObject 2" draw:style-name="gr10"><draw:custom-shape draw:name="Forme 7" draw:style-name="gr11" svg:width="3.193cm" svg:height="0.9cm" svg:x="10.217cm" svg:y="2.39cm"><text:p/><draw:enhanced-geometry svg:viewBox="0 0 21600 21600" draw:type="rectangle" draw:enhanced-path="M 0 0 L 21600 0 21600 21600 0 21600 0 0 Z N"/></draw:custom-shape><draw:frame draw:name="Cadre de texte 11" draw:style-name="gr4" draw:text-style-name="P113" svg:width="2.911cm" svg:height="0.408cm" svg:x="10.497cm" svg:y="2.58cm"><draw:text-box><text:p><text:span text:style-name="T69">Slave</text:span></text:p></draw:text-box></draw:frame></draw:g><draw:g draw:name="DrawObject 5" draw:style-name="gr10"><draw:custom-shape draw:name="Forme 10" draw:style-name="gr11" svg:width="3.193cm" svg:height="0.9cm" svg:x="10.252cm" svg:y="9.047cm"><text:p/><draw:enhanced-geometry svg:viewBox="0 0 21600 21600" draw:type="rectangle" draw:enhanced-path="M 0 0 L 21600 0 21600 21600 0 21600 0 0 Z N"/></draw:custom-shape><draw:frame draw:name="Cadre de texte 14" draw:style-name="gr4" draw:text-style-name="P113" svg:width="2.911cm" svg:height="0.408cm" svg:x="10.533cm" svg:y="9.239cm"><draw:text-box><text:p><text:span text:style-name="T69">FSK (Phy 1)</text:span></text:p></draw:text-box></draw:frame></draw:g><draw:g draw:name="DrawObject 9" draw:style-name="gr10"><draw:custom-shape draw:name="Forme 19" draw:style-name="gr11" svg:width="3.193cm" svg:height="0.9cm" svg:x="10.129cm" svg:y="4.605cm"><text:p/><draw:enhanced-geometry svg:viewBox="0 0 21600 21600" draw:type="rectangle" draw:enhanced-path="M 0 0 L 21600 0 21600 21600 0 21600 0 0 Z N"/></draw:custom-shape><draw:frame draw:name="Cadre de texte 30" draw:style-name="gr4" draw:text-style-name="P113" svg:width="2.911cm" svg:height="0.408cm" svg:x="10.409cm" svg:y="4.796cm"><draw:text-box><text:p><text:span text:style-name="T69"><text:s text:c="2"/></text:span><text:span text:style-name="T69">Phy_UART</text:span></text:p></draw:text-box></draw:frame></draw:g></draw:g><draw:g draw:name="DrawObject 6" draw:style-name="gr10"><draw:line draw:name="Ligne verticale 5" draw:style-name="gr3" draw:text-style-name="P110" svg:x1="10.961cm" svg:y1="3.351cm" svg:x2="10.961cm" svg:y2="4.621cm"><text:p/></draw:line><draw:frame draw:name="Cadre de texte 24" draw:style-name="gr15" draw:text-style-name="P114" svg:width="1.71cm" svg:height="0.989cm" svg:x="9.146cm" svg:y="3.633cm"><draw:text-box><text:p><text:span text:style-name="T72">- request</text:span></text:p><text:p><text:span text:style-name="T72">- AsyMssg</text:span></text:p></draw:text-box></draw:frame><draw:line draw:name="Ligne verticale 6" draw:style-name="gr3" draw:text-style-name="P110" svg:x1="12.796cm" svg:y1="4.621cm" svg:x2="12.778cm" svg:y2="3.351cm"><text:p/></draw:line><draw:frame draw:name="Cadre de texte 25" draw:style-name="gr15" draw:text-style-name="P114" svg:width="1.71cm" svg:height="0.989cm" svg:x="12.974cm" svg:y="3.633cm"><draw:text-box><text:p><text:span text:style-name="T72">- data</text:span></text:p><text:p><text:span text:style-name="T72">- Ack</text:span></text:p></draw:text-box></draw:frame></draw:g><draw:g draw:name="DrawObject 10" draw:style-name="gr10"><draw:line draw:name="Ligne verticale 4" draw:style-name="gr3" draw:text-style-name="P110" svg:x1="10.963cm" svg:y1="5.552cm" svg:x2="10.963cm" svg:y2="6.822cm"><text:p/></draw:line><draw:frame draw:name="Cadre de texte 31" draw:style-name="gr15" draw:text-style-name="P114" svg:width="1.71cm" svg:height="0.989cm" svg:x="9.148cm" svg:y="5.835cm"><draw:text-box><text:p><text:span text:style-name="T72">- request</text:span></text:p><text:p><text:span text:style-name="T72">- AsyMssg</text:span></text:p></draw:text-box></draw:frame><draw:line draw:name="Ligne verticale 9" draw:style-name="gr3" draw:text-style-name="P110" svg:x1="12.801cm" svg:y1="6.822cm" svg:x2="12.783cm" svg:y2="5.552cm"><text:p/></draw:line><draw:frame draw:name="Cadre de texte 32" draw:style-name="gr15" draw:text-style-name="P114" svg:width="1.71cm" svg:height="0.989cm" svg:x="12.976cm" svg:y="5.835cm"><draw:text-box><text:p><text:span text:style-name="T72">- data</text:span></text:p><text:p><text:span text:style-name="T72">- Ack</text:span></text:p></draw:text-box></draw:frame></draw:g><draw:g draw:name="DrawObject 7" draw:style-name="gr10"><draw:line draw:name="Ligne verticale 7" draw:style-name="gr3" draw:text-style-name="P110" svg:x1="11.049cm" svg:y1="7.719cm" svg:x2="11.049cm" svg:y2="8.989cm"><text:p/></draw:line><draw:frame draw:name="Cadre de texte 26" draw:style-name="gr15" draw:text-style-name="P114" svg:width="1.71cm" svg:height="0.989cm" svg:x="9.233cm" svg:y="8.003cm"><draw:text-box><text:p><text:span text:style-name="T72">- request</text:span></text:p><text:p><text:span text:style-name="T72">- AsyMssg</text:span></text:p></draw:text-box></draw:frame><draw:line draw:name="Ligne verticale 8" draw:style-name="gr3" draw:text-style-name="P110" svg:x1="12.883cm" svg:y1="8.989cm" svg:x2="12.865cm" svg:y2="7.719cm"><text:p/></draw:line><draw:frame draw:name="Cadre de texte 27" draw:style-name="gr15" draw:text-style-name="P114" svg:width="1.71cm" svg:height="0.989cm" svg:x="13.06cm" svg:y="8.003cm"><draw:text-box><text:p><text:span text:style-name="T72">- data</text:span></text:p><text:p><text:span text:style-name="T72">- Ack</text:span></text:p></draw:text-box></draw:frame></draw:g></draw:g>Test complet de la couche PhyUART, Nucléo 103</text:h>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
      <text:p text:style-name="P42"/>
      <text:p text:style-name="P42"/>
      <text:p text:style-name="P42"/>
      <text:p text:style-name="P42"/>
      <text:p text:style-name="P42"><text:soft-page-break/></text:p>
      <text:p text:style-name="P42"/>
      <text:h text:style-name="Heading_20_3" text:outline-level="3">Scénario de test 1</text:h>
      <text:p text:style-name="P42"/>
      <text:p text:style-name="P40">On utilise un LCD </text:p>
      <text:p text:style-name="P40"/>
      <text:p text:style-name="P40">3 acteurs : Master et Slave (cartes réseau capteur) + PC et boîtier</text:p>
      <text:p text:style-name="P40"/>
      <text:p text:style-name="P46">Master </text:p>
      <text:p text:style-name="P40">première ligne « i am the master »</text:p>
      <text:p text:style-name="P40">seconde ligne : ce qu'il reçoit.</text:p>
      <text:p text:style-name="P40">Quand il reçoit il renvoie le message « Still Master » après 1 sec </text:p>
      <text:p text:style-name="P40"/>
      <text:p text:style-name="P46">Slave </text:p>
      <text:p text:style-name="P40">première ligne « waiting mssg »</text:p>
      <text:p text:style-name="P40">seconde ligne : ce qu'il reçoit.</text:p>
      <text:p text:style-name="P40"/>
      <text:p text:style-name="P46">Séquence :</text:p>
      <text:p text:style-name="P40">PC en Tx, il envoie un message</text:p>
      <text:p text:style-name="P40">Il est reçu par les deux uC</text:p>
      <text:p text:style-name="P40">PC est basculé rapidement en Rx</text:p>
      <text:p text:style-name="P40">le Master envoie alors son message vers le Slave et aussi le PC.</text:p>
      <text:p text:style-name="P40"/>
      <text:p text:style-name="P48"><text:span text:style-name="T57">Bilan (Ref commit git ) : </text:span><text:span text:style-name="T66">69cbd65 </text:span></text:p>
      <text:p text:style-name="P40">OK à 9600 bds</text:p>
      <text:list xml:id="list6773674384221539150" text:style-name="L25">
        <text:list-header>
          <text:p text:style-name="P75"/>
        </text:list-header>
      </text:list>
      <text:p text:style-name="P40"/>
      <text:p text:style-name="P40"/>
      <text:h text:style-name="Heading_20_3" text:outline-level="3">Scénario de test 2</text:h>
      <text:p text:style-name="P40"/>
      <text:p text:style-name="P46">Le Master </text:p>
      <text:list xml:id="list6454833955620120381" text:style-name="L26">
        <text:list-item>
          <text:p text:style-name="P76">envoie 1, 2,3 etc.... en affichant sur le LCD ligne 0</text:p>
        </text:list-item>
        <text:list-item>
          <text:p text:style-name="P76">affiche toujours ce qu'elle reçoit en ligne 1</text:p>
        </text:list-item>
        <text:list-item>
          <text:p text:style-name="P76">un champ Erreur est créé : si lors de l'émission le code reçu juste avant n'est pas égale au code ôté de 1, alors le champ s'incrémente. Ainsi, si aucune erreur n'est détectée c'est que :</text:p>
          <text:list>
            <text:list-item>
              <text:p text:style-name="P76">le master a bien envoyé,</text:p>
            </text:list-item>
            <text:list-item>
              <text:p text:style-name="P76">le slave a bien reçu,</text:p>
            </text:list-item>
            <text:list-item>
              <text:p text:style-name="P76">le slave a bien renvoyé après 200ms,</text:p>
            </text:list-item>
            <text:list-item>
              <text:p text:style-name="P76">le master a bien reçu.</text:p>
            </text:list-item>
          </text:list>
        </text:list-item>
      </text:list>
      <text:p text:style-name="P40"/>
      <text:p text:style-name="P40"/>
      <text:p text:style-name="P46">Le slave</text:p>
      <text:list xml:id="list2009765770173626173" text:style-name="L27">
        <text:list-item>
          <text:p text:style-name="P77">affiche ce qu'il reçoit en ligne 0</text:p>
        </text:list-item>
        <text:list-item>
          <text:p text:style-name="P77">renvoie ce qui est reçu et le précise en ligne 1, le tout avec un décalage de 200ms.</text:p>
        </text:list-item>
      </text:list>
      <text:p text:style-name="P40"/>
      <text:p text:style-name="P42">Bilan :</text:p>
      <text:p text:style-name="P40">Test bureau – garage.</text:p>
      <text:p text:style-name="P40">→ à 9600 Bds, on constate 10 erreurs sur 1400 transactions.</text:p>
      <text:p text:style-name="P40">→ 38400 Bds, on constate 2 erreurs sur 2250 transactions.</text:p>
      <text:p text:style-name="P40"><text:soft-page-break/></text:p>
      <text:p text:style-name="P40">→ on privilégiera donc 38400 Bds à la fois pour l'économie d'NRJ et pour la fiabilité. NB : on constate le même taux d'erreur avec les modules à 50cm l'un de l'autre !</text:p>
      <text:h text:style-name="Heading_20_1" text:outline-level="1"><text:bookmark-start text:name="__RefHeading__4125_1521403488"/>La couche MAC <text:bookmark-end text:name="__RefHeading__4125_1521403488"/></text:h>
      <text:p text:style-name="P39"/>
      <text:h text:style-name="Heading_20_2" text:outline-level="2"><text:bookmark-start text:name="__RefHeading__3414_1981986083"/>Généralités<text:bookmark-end text:name="__RefHeading__3414_1981986083"/></text:h>
      <text:p text:style-name="P39"/>
      <text:p text:style-name="P41">On décide, pour un gain en vitesse, d'inclure la fonctionnalité MAC dans le module PhyUART. La fonctionnalité est essentiellement ajoutée dans l'état <text:span text:style-name="T4">UpdateMssgForMAC </text:span>(cf fig ci-dessous). Le module est renommé<text:span text:style-name="T4"> MACPhyUART.c/.h</text:span>.</text:p>
      <text:p text:style-name="P41"/>
      <text:p text:style-name="P41"><draw:frame draw:style-name="fr1" draw:name="images10" text:anchor-type="paragraph" svg:x="0.628cm" svg:y="0cm" svg:width="15.743cm" svg:height="9.421cm" draw:z-index="205"><draw:image xlink:href="Pictures/20000007000034B00000201A10F2D951.svm" xlink:type="simple" xlink:show="embed" xlink:actuate="onLoad"/></draw:frame></text:p>
      <text:p text:style-name="P41"/>
      <text:p text:style-name="P40">Le filtrage d'adresse est donc fait au moment de la mise à jour. La structure <text:span text:style-name="T4">PhyUART_Mssg</text:span> est complété par des champs propres à MAC :</text:p>
      <text:p text:style-name="P40"/>
      <text:p text:style-name="P40"/>
      <text:h text:style-name="Heading_20_3" text:outline-level="3">Emission </text:h>
      <text:p text:style-name="P40">La fonction <text:span text:style-name="T4">int MACPhyUART_SendNewMssg (char DestAdr, char * AdrString, int Len)</text:span> vient tester la longueur pour vérifier qu'elle n'est pas trop grande.</text:p>
      <text:p text:style-name="P40">Ensuite, la fonction insère dans <text:span text:style-name="T4">PhyUART_Mssg.StrToSend </text:span>l'adresse <text:span text:style-name="T4">My</text:span>, puis l'adresse de destination passée en argument. L'ensemble de la chaîne est alors complétée.</text:p>
      <text:p text:style-name="P40"/>
      <text:p text:style-name="P40"/>
      <text:h text:style-name="Heading_20_3" text:outline-level="3"><text:soft-page-break/>En réception</text:h>
      <text:p text:style-name="P40">Le filtrage d'adresse est donc fait au moment de la mise à jour. La structure <text:span text:style-name="T4">PhyUART_Mssg</text:span> est complété par des champs propres à MAC :</text:p>
      <text:p text:style-name="P40"/>
      <text:p text:style-name="P40"/>
      <text:p text:style-name="P40"/>
      <text:p text:style-name="P40"/>
      <text:p text:style-name="P52"><draw:frame draw:style-name="fr4" draw:name="images11" text:anchor-type="paragraph" svg:x="0.527cm" svg:y="0.344cm" svg:width="8.398cm" svg:height="8.204cm" draw:z-index="206"><draw:image xlink:href="Pictures/20000007000020CD0000200BD6D5CA2A.svm" xlink:type="simple" xlink:show="embed" xlink:actuate="onLoad"/></draw:frame></text:p>
      <text:p text:style-name="P52"><text:span text:style-name="T3">MACMatch</text:span> : flag indiquant que l'adresse destination du message est celle de My, </text:p>
      <text:p text:style-name="P53"/>
      <text:p text:style-name="P52"><text:span text:style-name="T2">My :</text:span> Adresse MAC propre du module</text:p>
      <text:p text:style-name="P52"/>
      <text:p text:style-name="P52"><text:span text:style-name="T2">MACStrReceived</text:span> : les data du message (les adresses sources et destinations sont enlevées)</text:p>
      <text:p text:style-name="P52">NB : StrReceived : string en sortie couche Phy incluant les deux adresses + datas. Sont enlevées la longeur du message initial reçu par l'UART (LEN) et le checksum (d'où le -2 dans la longueur et le -4 dans la longueur MAC String)</text:p>
      <text:p text:style-name="P52"/>
      <text:p text:style-name="P52"><text:span text:style-name="T2">MACLenStrReceived </text:span>: la longueur effective des data au niveau MAC </text:p>
      <text:p text:style-name="P52"/>
      <text:p text:style-name="P52"><text:span text:style-name="T2">MACNewStrReceived </text:span>: le flag indiquant qu'un nouveau String MAC est arrivé</text:p>
      <text:p text:style-name="P52"/>
      <text:p text:style-name="P52"><text:span text:style-name="T2">MACSrcAdress :</text:span> L'adresse source du message, à lire par l'application.</text:p>
      <text:p text:style-name="P52"/>
      <text:p text:style-name="P52"/>
      <text:h text:style-name="Heading_20_2" text:outline-level="2"><text:bookmark-start text:name="__RefHeading__3416_1981986083"/>Les fonctions de la couche MAC<text:bookmark-end text:name="__RefHeading__3416_1981986083"/></text:h>
      <text:p text:style-name="P40">Les fonctions sont ajoutées à PhyUART. Elles ne les remplacent pas. Au User de choisir s'il veut travailler avec une couche (PhyUART) ou les deux (MAC et PhyUART). Dans ce dernier cas on se focalise uniquement sur les fonctions MAC, on n'utilise rien d'autre.</text:p>
      <text:p text:style-name="P40"/>
      <text:p text:style-name="P40">Les fonctions :</text:p>
      <text:p text:style-name="P40"><draw:frame draw:style-name="fr3" draw:name="images12" text:anchor-type="paragraph" svg:width="15.242cm" svg:height="7.622cm" draw:z-index="207"><draw:image xlink:href="Pictures/2000000700003B8900001DC5C84210C3.svm" xlink:type="simple" xlink:show="embed" xlink:actuate="onLoad"/></draw:frame></text:p>
      <text:p text:style-name="P40"><text:soft-page-break/></text:p>
      <text:p text:style-name="P41">La fonction MACPhyUART_StartFSM est juste un redéfinition de PhyUART_StartFSM.</text:p>
      <text:p text:style-name="P41"/>
      <text:p text:style-name="P41">Précisons que la fonctionnalité CSMA (Carrier Sense Multiple Acces) est propre à l'architecture de la FSM au niveau Phy : l'émission n'est possible que si l'état n'est « <text:span text:style-name="T4">listening </text:span>», donc l'accès en émission se fait uniquement si le système ne reçoit pas.</text:p>
      <text:p text:style-name="P41"/>
      <text:p text:style-name="P41"/>
      <text:h text:style-name="Heading_20_2" text:outline-level="2"><text:bookmark-start text:name="__RefHeading__3418_1981986083"/>Point sur les longueurs<text:bookmark-end text:name="__RefHeading__3418_1981986083"/></text:h>
      <text:p text:style-name="P40"/>
      <text:p text:style-name="P40">Message provenant de l'UART</text:p>
      <text:list xml:id="list3497973369896041373" text:style-name="L28">
        <text:list-item>
          <text:p text:style-name="P78">Forme |##### |Len | Data |CheckSum|</text:p>
        </text:list-item>
        <text:list-item>
          <text:p text:style-name="P78">Maximum pour <text:span text:style-name="T2">Len = StringLenMax</text:span> (=30), <text:span text:style-name="T59">les ##### ne sont pas comptés</text:span></text:p>
        </text:list-item>
      </text:list>
      <text:p text:style-name="P40"/>
      <text:p text:style-name="P59"><text:span text:style-name="T2">IncomingMssg[ ]:</text:span> </text:p>
      <text:list xml:id="list1908295903216346523" text:style-name="L29">
        <text:list-item>
          <text:p text:style-name="P79">Forme <text:a xlink:type="simple" xlink:href="mailto:%7C@Src" text:style-name="Internet_20_link" text:visited-style-name="Visited_20_Internet_20_Link">|@Src</text:a>|@Dest|Data'|CheckSum| <text:s text:c="2"/>(Data = <text:s/><text:a xlink:type="simple" xlink:href="mailto:%7C@Src" text:style-name="Internet_20_link" text:visited-style-name="Visited_20_Internet_20_Link">|@Src</text:a>|@Dest|Data'| )</text:p>
        </text:list-item>
        <text:list-item>
          <text:p text:style-name="P79">Longueur <text:s/>L<text:span text:style-name="T67">IncomingMssg </text:span>= <text:span text:style-name="T2">Len</text:span>-1 (=29 max), <text:span text:style-name="T59">L'octet Len n'apparaît plus dans IncomingMssg</text:span></text:p>
        </text:list-item>
      </text:list>
      <text:p text:style-name="P40"/>
      <text:p text:style-name="P60">.StrReceived[ ] :</text:p>
      <text:list xml:id="list2561549475781612736" text:style-name="L30">
        <text:list-item>
          <text:p text:style-name="P80">Forme <text:a xlink:type="simple" xlink:href="mailto:%7C@Src" text:style-name="Internet_20_link" text:visited-style-name="Visited_20_Internet_20_Link">|@Src</text:a>|@Dest|Data'| <text:s text:c="2"/></text:p>
        </text:list-item>
        <text:list-item>
          <text:p text:style-name="P80">Longueur : L<text:span text:style-name="T67">StrReceived</text:span> = <text:s/>L<text:span text:style-name="T67">IncomingMssg </text:span>-1 = <text:s/><text:span text:style-name="T2">Len</text:span>-2 (=28 max),</text:p>
        </text:list-item>
      </text:list>
      <text:p text:style-name="P40"/>
      <text:p text:style-name="P60">.MACStrReceived[ ] :</text:p>
      <text:list xml:id="list33385400" text:continue-numbering="true" text:style-name="L30">
        <text:list-item>
          <text:p text:style-name="P80">Forme |Data'| <text:s text:c="2"/></text:p>
        </text:list-item>
        <text:list-item>
          <text:p text:style-name="P80">Longueur : <text:s text:c="2"/>LMAC<text:span text:style-name="T67">StrReceived</text:span> = L<text:span text:style-name="T67">StrReceived</text:span> -2 = <text:s/><text:span text:style-name="T2">Len</text:span>-4 (=26 max),</text:p>
        </text:list-item>
      </text:list>
      <text:h text:style-name="Heading_20_2" text:outline-level="2"><text:bookmark-start text:name="__RefHeading__3420_1981986083"/>Architecture logicielle incluant la couche MAC<text:bookmark-end text:name="__RefHeading__3420_1981986083"/></text:h>
      <text:p text:style-name="P40"/>
      <text:p text:style-name="P40"><draw:frame draw:style-name="fr1" draw:name="images13" text:anchor-type="paragraph" svg:x="1.337cm" svg:y="0.208cm" svg:width="9.88cm" svg:height="7.029cm" draw:z-index="209"><draw:image xlink:href="Pictures/20000007000022040000177A1F538580.svm" xlink:type="simple" xlink:show="embed" xlink:actuate="onLoad"/></draw:frame><draw:custom-shape text:anchor-type="paragraph" draw:z-index="210" draw:style-name="gr123" draw:text-style-name="P110" svg:width="0.327cm" svg:height="4.347cm" svg:x="11.698cm" svg:y="0.072cm"><text:p/><draw:enhanced-geometry svg:viewBox="0 0 21600 21600" draw:glue-points="0 0 0 21600 21600 10800" draw:text-areas="0 ?f9 7800 ?f10" draw:type="right-brace" draw:modifiers="1800 10734.2799188641"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custom-shape text:anchor-type="paragraph" draw:z-index="211" draw:style-name="gr123" draw:text-style-name="P110" svg:width="0.327cm" svg:height="2.07cm" svg:x="11.675cm" svg:y="4.812cm"><text:p/><draw:enhanced-geometry svg:viewBox="0 0 21600 21600" draw:glue-points="0 0 0 21600 21600 10800" draw:text-areas="0 ?f9 7800 ?f10" draw:type="right-brace" draw:modifiers="1800 10734.2799188641"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text:anchor-type="paragraph" draw:z-index="212" draw:style-name="gr124" draw:text-style-name="P133" svg:width="1.779cm" svg:height="1.08cm" svg:x="12.686cm" svg:y="1.665cm"><draw:text-box><text:p><text:span text:style-name="T72">Indépendant du matériel</text:span></text:p></draw:text-box></draw:frame><draw:frame text:anchor-type="paragraph" draw:z-index="213" draw:style-name="gr124" draw:text-style-name="P133" svg:width="1.779cm" svg:height="1.08cm" svg:x="12.451cm" svg:y="5.475cm"><draw:text-box><text:p><text:span text:style-name="T72">dépendant du matériel</text:span></text:p></draw:text-box></draw:frame></text:p>
      <text:p text:style-name="P40"><text:soft-page-break/></text:p>
      <text:p text:style-name="P40"/>
      <text:p text:style-name="P40"/>
      <text:p text:style-name="P40"/>
      <text:p text:style-name="P40"/>
      <text:p text:style-name="P40"/>
      <text:p text:style-name="P40"/>
      <text:h text:style-name="Heading_20_2" text:outline-level="2"><text:bookmark-start text:name="__RefHeading__3422_1981986083"/>Les essais de validation<text:bookmark-end text:name="__RefHeading__3422_1981986083"/></text:h>
      <text:p text:style-name="P40"/>
      <text:h text:style-name="Heading_20_3" text:outline-level="3">Contexte, Nucléo 103</text:h>
      <text:p text:style-name="P40"/>
      <text:p text:style-name="P40"><draw:g text:anchor-type="paragraph" draw:z-index="208" draw:style-name="gr1"><draw:frame draw:style-name="gr122" draw:text-style-name="P129" svg:width="2.117cm" svg:height="0.53cm" svg:x="4.403cm" svg:y="7.532cm"><draw:text-box><text:p><text:span text:style-name="T101">StringLenMax</text:span></text:p></draw:text-box></draw:frame><draw:g draw:name="DrawObject 6" draw:style-name="gr10"><draw:line draw:name="Ligne verticale 5" draw:style-name="gr3" draw:text-style-name="P110" svg:x1="4.731cm" svg:y1="1.009cm" svg:x2="4.731cm" svg:y2="2.279cm"><text:p/></draw:line><draw:frame draw:name="Cadre de texte 24" draw:style-name="gr15" draw:text-style-name="P114" svg:width="1.71cm" svg:height="0.989cm" svg:x="2.916cm" svg:y="1.292cm"><draw:text-box><text:p><text:span text:style-name="T72">- request</text:span></text:p><text:p><text:span text:style-name="T72">- AsyMssg</text:span></text:p></draw:text-box></draw:frame><draw:line draw:name="Ligne verticale 6" draw:style-name="gr3" draw:text-style-name="P110" svg:x1="6.566cm" svg:y1="2.279cm" svg:x2="6.548cm" svg:y2="1.009cm"><text:p/></draw:line><draw:frame draw:name="Cadre de texte 25" draw:style-name="gr15" draw:text-style-name="P114" svg:width="1.71cm" svg:height="0.989cm" svg:x="6.744cm" svg:y="1.292cm"><draw:text-box><text:p><text:span text:style-name="T72">- data</text:span></text:p><text:p><text:span text:style-name="T72">- Ack</text:span></text:p></draw:text-box></draw:frame></draw:g><draw:g draw:name="DrawObject 7" draw:style-name="gr10"><draw:line draw:name="Ligne verticale 7" draw:style-name="gr3" draw:text-style-name="P110" svg:x1="4.731cm" svg:y1="5.454cm" svg:x2="4.731cm" svg:y2="6.724cm"><text:p/></draw:line><draw:frame draw:name="Cadre de texte 26" draw:style-name="gr15" draw:text-style-name="P114" svg:width="1.71cm" svg:height="0.989cm" svg:x="2.916cm" svg:y="5.733cm"><draw:text-box><text:p><text:span text:style-name="T72">- request</text:span></text:p><text:p><text:span text:style-name="T72">- AsyMssg</text:span></text:p></draw:text-box></draw:frame><draw:line draw:name="Ligne verticale 8" draw:style-name="gr3" draw:text-style-name="P110" svg:x1="6.566cm" svg:y1="6.724cm" svg:x2="6.548cm" svg:y2="5.454cm"><text:p/></draw:line><draw:frame draw:name="Cadre de texte 27" draw:style-name="gr15" draw:text-style-name="P114" svg:width="1.71cm" svg:height="0.989cm" svg:x="6.744cm" svg:y="5.733cm"><draw:text-box><text:p><text:span text:style-name="T72">- data</text:span></text:p><text:p><text:span text:style-name="T72">- Ack</text:span></text:p></draw:text-box></draw:frame></draw:g><draw:g draw:name="DrawObject8" draw:style-name="gr10"><draw:path draw:name="Forme52" draw:style-name="gr16" draw:text-style-name="P110" svg:width="0.115cm" svg:height="0.286cm" svg:x="8.511cm" svg:y="6.522cm" svg:viewBox="0 0 116 287" svg:d="M0 287c58-646 116 0 116 0"><text:p/></draw:path><draw:path draw:name="Forme53" draw:style-name="gr16" draw:text-style-name="P110" svg:width="0.115cm" svg:height="0.286cm" svg:x="8.629cm" svg:y="6.806cm" svg:viewBox="0 0 116 287" svg:d="M0 0c58 645 116 0 116 0"><text:p/></draw:path><draw:path draw:name="Forme54" draw:style-name="gr16" draw:text-style-name="P110" svg:width="0.115cm" svg:height="0.286cm" svg:x="8.743cm" svg:y="6.522cm" svg:viewBox="0 0 116 287" svg:d="M0 287c58-646 116 0 116 0"><text:p/></draw:path><draw:path draw:name="Forme55" draw:style-name="gr16" draw:text-style-name="P110" svg:width="0.115cm" svg:height="0.286cm" svg:x="8.86cm" svg:y="6.806cm" svg:viewBox="0 0 116 287" svg:d="M0 0c58 645 116 0 116 0"><text:p/></draw:path><draw:path draw:name="Forme56" draw:style-name="gr16" draw:text-style-name="P110" svg:width="0.115cm" svg:height="0.286cm" svg:x="8.974cm" svg:y="6.522cm" svg:viewBox="0 0 116 287" svg:d="M0 287c58-646 116 0 116 0"><text:p/></draw:path><draw:path draw:name="Forme57" draw:style-name="gr16" draw:text-style-name="P110" svg:width="0.115cm" svg:height="0.286cm" svg:x="9.092cm" svg:y="6.806cm" svg:viewBox="0 0 116 287" svg:d="M0 0c58 645 116 0 116 0"><text:p/></draw:path><draw:path draw:name="Forme58" draw:style-name="gr16" draw:text-style-name="P110" svg:width="0.115cm" svg:height="0.286cm" svg:x="9.211cm" svg:y="6.522cm" svg:viewBox="0 0 116 287" svg:d="M0 287c58-646 116 0 116 0"><text:p/></draw:path><draw:path draw:name="Forme63" draw:style-name="gr16" draw:text-style-name="P110" svg:width="0.073cm" svg:height="0.286cm" svg:x="9.331cm" svg:y="6.806cm" svg:viewBox="0 0 74 287" svg:d="M0 0c37 645 74 0 74 0"><text:p/></draw:path><draw:path draw:name="Forme64" draw:style-name="gr16" draw:text-style-name="P110" svg:width="0.073cm" svg:height="0.286cm" svg:x="9.406cm" svg:y="6.522cm" svg:viewBox="0 0 74 287" svg:d="M0 287c37-646 74 0 74 0"><text:p/></draw:path><draw:path draw:name="Forme65" draw:style-name="gr16" draw:text-style-name="P110" svg:width="0.073cm" svg:height="0.286cm" svg:x="9.481cm" svg:y="6.806cm" svg:viewBox="0 0 74 287" svg:d="M0 0c37 645 74 0 74 0"><text:p/></draw:path><draw:path draw:name="Forme66" draw:style-name="gr16" draw:text-style-name="P110" svg:width="0.073cm" svg:height="0.286cm" svg:x="9.555cm" svg:y="6.522cm" svg:viewBox="0 0 74 287" svg:d="M0 287c37-646 74 0 74 0"><text:p/></draw:path><draw:path draw:name="Forme67" draw:style-name="gr16" draw:text-style-name="P110" svg:width="0.073cm" svg:height="0.286cm" svg:x="9.63cm" svg:y="6.806cm" svg:viewBox="0 0 74 287" svg:d="M0 0c37 645 74 0 74 0"><text:p/></draw:path><draw:path draw:name="Forme68" draw:style-name="gr16" draw:text-style-name="P110" svg:width="0.073cm" svg:height="0.286cm" svg:x="9.705cm" svg:y="6.522cm" svg:viewBox="0 0 74 287" svg:d="M0 287c37-646 74 0 74 0"><text:p/></draw:path><draw:path draw:name="Forme69" draw:style-name="gr16" draw:text-style-name="P110" svg:width="0.073cm" svg:height="0.286cm" svg:x="9.779cm" svg:y="6.806cm" svg:viewBox="0 0 74 287" svg:d="M0 0c37 645 74 0 74 0"><text:p/></draw:path><draw:path draw:name="Forme75" draw:style-name="gr17" draw:text-style-name="P110" svg:width="0.115cm" svg:height="0.286cm" svg:x="8.743cm" svg:y="6.522cm" svg:viewBox="0 0 116 287" svg:d="M0 287c58-646 116 0 116 0"><text:p/></draw:path><draw:path draw:name="Forme76" draw:style-name="gr17" draw:text-style-name="P110" svg:width="0.115cm" svg:height="0.286cm" svg:x="8.86cm" svg:y="6.806cm" svg:viewBox="0 0 116 287" svg:d="M0 0c58 645 116 0 116 0"><text:p/></draw:path><draw:path draw:name="Forme77" draw:style-name="gr17" draw:text-style-name="P110" svg:width="0.115cm" svg:height="0.286cm" svg:x="8.98cm" svg:y="6.522cm" svg:viewBox="0 0 116 287" svg:d="M0 287c58-646 116 0 116 0"><text:p/></draw:path><draw:path draw:name="Forme78" draw:style-name="gr17" draw:text-style-name="P110" svg:width="0.115cm" svg:height="0.286cm" svg:x="9.092cm" svg:y="6.806cm" svg:viewBox="0 0 116 287" svg:d="M0 0c58 645 116 0 116 0"><text:p/></draw:path><draw:path draw:name="Forme79" draw:style-name="gr17" draw:text-style-name="P110" svg:width="0.115cm" svg:height="0.286cm" svg:x="9.211cm" svg:y="6.522cm" svg:viewBox="0 0 116 287" svg:d="M0 287c58-646 116 0 116 0"><text:p/></draw:path><draw:path draw:name="Forme84" draw:style-name="gr17" draw:text-style-name="P110" svg:width="0.073cm" svg:height="0.286cm" svg:x="9.331cm" svg:y="6.806cm" svg:viewBox="0 0 74 287" svg:d="M0 0c37 645 74 0 74 0"><text:p/></draw:path><draw:path draw:name="Forme85" draw:style-name="gr17" draw:text-style-name="P110" svg:width="0.073cm" svg:height="0.286cm" svg:x="9.406cm" svg:y="6.522cm" svg:viewBox="0 0 74 287" svg:d="M0 287c37-646 74 0 74 0"><text:p/></draw:path><draw:path draw:name="Forme86" draw:style-name="gr17" draw:text-style-name="P110" svg:width="0.073cm" svg:height="0.286cm" svg:x="9.481cm" svg:y="6.806cm" svg:viewBox="0 0 74 287" svg:d="M0 0c37 645 74 0 74 0"><text:p/></draw:path><draw:g draw:name="Forme87" draw:style-name="gr10"><draw:path draw:style-name="gr17" draw:text-style-name="P110" svg:width="0.115cm" svg:height="0.286cm" svg:x="8.511cm" svg:y="6.522cm" svg:viewBox="0 0 116 287" svg:d="M0 287c58-646 116 0 116 0"><text:p/></draw:path><draw:path draw:style-name="gr17" draw:text-style-name="P110" svg:width="0.115cm" svg:height="0.286cm" svg:x="8.629cm" svg:y="6.806cm" svg:viewBox="0 0 116 287" svg:d="M0 0c58 645 116 0 116 0"><text:p/></draw:path></draw:g><draw:path draw:name="Forme102" draw:style-name="gr17" draw:text-style-name="P110" svg:width="0.073cm" svg:height="0.286cm" svg:x="9.481cm" svg:y="6.806cm" svg:viewBox="0 0 74 287" svg:d="M74 0c-37 645-74 0-74 0"><text:p/></draw:path><draw:path draw:name="Forme103" draw:style-name="gr17" draw:text-style-name="P110" svg:width="0.073cm" svg:height="0.291cm" svg:x="9.555cm" svg:y="6.522cm" svg:viewBox="0 0 74 292" svg:d="M0 292c37-656 74 0 74 0"><text:p/></draw:path><draw:path draw:name="Forme104" draw:style-name="gr17" draw:text-style-name="P110" svg:width="0.074cm" svg:height="0.286cm" svg:x="9.705cm" svg:y="6.522cm" svg:viewBox="0 0 75 287" svg:d="M75 287c-38-646-75 0-75 0"><text:p/></draw:path><draw:path draw:name="Forme105" draw:style-name="gr17" draw:text-style-name="P110" svg:width="0.074cm" svg:height="0.286cm" svg:x="9.63cm" svg:y="6.806cm" svg:viewBox="0 0 75 287" svg:d="M75 0c-38 645-75 0-75 0"><text:p/></draw:path><draw:path draw:name="Forme107" draw:style-name="gr17" draw:text-style-name="P110" svg:width="0.074cm" svg:height="0.286cm" svg:x="9.779cm" svg:y="6.806cm" svg:viewBox="0 0 75 287" svg:d="M75 0c-38 645-75 0-75 0"><text:p/></draw:path><draw:path draw:name="Forme111" draw:style-name="gr17" draw:text-style-name="P110" svg:width="0.115cm" svg:height="0.286cm" svg:x="8.743cm" svg:y="6.522cm" svg:viewBox="0 0 116 287" svg:d="M0 287c58-646 116 0 116 0"><text:p/></draw:path><draw:path draw:name="Forme112" draw:style-name="gr17" draw:text-style-name="P110" svg:width="0.115cm" svg:height="0.286cm" svg:x="8.86cm" svg:y="6.806cm" svg:viewBox="0 0 116 287" svg:d="M0 0c58 645 116 0 116 0"><text:p/></draw:path></draw:g><draw:line draw:name="Ligne 8" draw:style-name="gr18" draw:text-style-name="P110" svg:x1="7.347cm" svg:y1="6.973cm" svg:x2="8.324cm" svg:y2="6.987cm"><text:p/></draw:line><draw:line draw:name="Ligne 9" draw:style-name="gr18" draw:text-style-name="P110" svg:x1="8.714cm" svg:y1="7.449cm" svg:x2="7.583cm" svg:y2="7.449cm"><text:p/></draw:line><draw:g draw:name="DrawObject 8" draw:style-name="gr10"><draw:path draw:name="Forme 31" draw:style-name="gr16" draw:text-style-name="P110" svg:width="0.106cm" svg:height="0.036cm" svg:x="8.823cm" svg:y="7.411cm" svg:viewBox="0 0 107 37" svg:d="M0 37c54-83 107 0 107 0"><text:p/></draw:path><draw:path draw:name="Forme 32" draw:style-name="gr16" draw:text-style-name="P110" svg:width="0.106cm" svg:height="0.036cm" svg:x="8.928cm" svg:y="7.449cm" svg:viewBox="0 0 107 37" svg:d="M0 0c53 83 107 0 107 0"><text:p/></draw:path><draw:path draw:name="Forme 33" draw:style-name="gr16" draw:text-style-name="P110" svg:width="0.106cm" svg:height="0.036cm" svg:x="9.04cm" svg:y="7.411cm" svg:viewBox="0 0 107 37" svg:d="M0 37c54-83 107 0 107 0"><text:p/></draw:path><draw:path draw:name="Forme 34" draw:style-name="gr16" draw:text-style-name="P110" svg:width="0.106cm" svg:height="0.036cm" svg:x="9.144cm" svg:y="7.449cm" svg:viewBox="0 0 107 37" svg:d="M0 0c53 83 107 0 107 0"><text:p/></draw:path><draw:path draw:name="Forme 35" draw:style-name="gr16" draw:text-style-name="P110" svg:width="0.106cm" svg:height="0.036cm" svg:x="9.249cm" svg:y="7.411cm" svg:viewBox="0 0 107 37" svg:d="M0 37c54-83 107 0 107 0"><text:p/></draw:path><draw:path draw:name="Forme 36" draw:style-name="gr16" draw:text-style-name="P110" svg:width="0.106cm" svg:height="0.036cm" svg:x="9.354cm" svg:y="7.449cm" svg:viewBox="0 0 107 37" svg:d="M0 0c53 83 107 0 107 0"><text:p/></draw:path><draw:path draw:name="Forme 37" draw:style-name="gr16" draw:text-style-name="P110" svg:width="0.106cm" svg:height="0.036cm" svg:x="9.465cm" svg:y="7.411cm" svg:viewBox="0 0 107 37" svg:d="M0 37c54-83 107 0 107 0"><text:p/></draw:path><draw:path draw:name="Forme 38" draw:style-name="gr16" draw:text-style-name="P110" svg:width="0.068cm" svg:height="0.036cm" svg:x="9.578cm" svg:y="7.449cm" svg:viewBox="0 0 69 37" svg:d="M0 0c34 83 69 0 69 0"><text:p/></draw:path><draw:path draw:name="Forme 39" draw:style-name="gr16" draw:text-style-name="P110" svg:width="0.068cm" svg:height="0.036cm" svg:x="9.645cm" svg:y="7.411cm" svg:viewBox="0 0 69 37" svg:d="M0 37c34-83 69 0 69 0"><text:p/></draw:path><draw:path draw:name="Forme 40" draw:style-name="gr16" draw:text-style-name="P110" svg:width="0.068cm" svg:height="0.036cm" svg:x="9.712cm" svg:y="7.449cm" svg:viewBox="0 0 69 37" svg:d="M0 0c34 83 69 0 69 0"><text:p/></draw:path><draw:path draw:name="Forme 41" draw:style-name="gr16" draw:text-style-name="P110" svg:width="0.068cm" svg:height="0.036cm" svg:x="9.782cm" svg:y="7.411cm" svg:viewBox="0 0 69 37" svg:d="M0 37c34-83 69 0 69 0"><text:p/></draw:path><draw:path draw:name="Forme 42" draw:style-name="gr16" draw:text-style-name="P110" svg:width="0.068cm" svg:height="0.036cm" svg:x="9.85cm" svg:y="7.449cm" svg:viewBox="0 0 69 37" svg:d="M0 0c34 83 69 0 69 0"><text:p/></draw:path><draw:path draw:name="Forme 43" draw:style-name="gr16" draw:text-style-name="P110" svg:width="0.068cm" svg:height="0.036cm" svg:x="9.921cm" svg:y="7.411cm" svg:viewBox="0 0 69 37" svg:d="M0 37c34-83 69 0 69 0"><text:p/></draw:path><draw:path draw:name="Forme 44" draw:style-name="gr16" draw:text-style-name="P110" svg:width="0.068cm" svg:height="0.036cm" svg:x="9.989cm" svg:y="7.449cm" svg:viewBox="0 0 69 37" svg:d="M0 0c34 83 69 0 69 0"><text:p/></draw:path><draw:path draw:name="Forme 45" draw:style-name="gr17" draw:text-style-name="P110" svg:width="0.106cm" svg:height="0.036cm" svg:x="9.04cm" svg:y="7.411cm" svg:viewBox="0 0 107 37" svg:d="M0 37c54-83 107 0 107 0"><text:p/></draw:path><draw:path draw:name="Forme 46" draw:style-name="gr17" draw:text-style-name="P110" svg:width="0.106cm" svg:height="0.036cm" svg:x="9.144cm" svg:y="7.449cm" svg:viewBox="0 0 107 37" svg:d="M0 0c53 83 107 0 107 0"><text:p/></draw:path><draw:path draw:name="Forme 47" draw:style-name="gr17" draw:text-style-name="P110" svg:width="0.106cm" svg:height="0.036cm" svg:x="9.25cm" svg:y="7.411cm" svg:viewBox="0 0 107 37" svg:d="M0 37c54-83 107 0 107 0"><text:p/></draw:path><draw:path draw:name="Forme 48" draw:style-name="gr17" draw:text-style-name="P110" svg:width="0.106cm" svg:height="0.036cm" svg:x="9.361cm" svg:y="7.449cm" svg:viewBox="0 0 107 37" svg:d="M0 0c53 83 107 0 107 0"><text:p/></draw:path><draw:path draw:name="Forme 49" draw:style-name="gr17" draw:text-style-name="P110" svg:width="0.106cm" svg:height="0.036cm" svg:x="9.465cm" svg:y="7.411cm" svg:viewBox="0 0 107 37" svg:d="M0 37c54-83 107 0 107 0"><text:p/></draw:path><draw:path draw:name="Forme 50" draw:style-name="gr17" draw:text-style-name="P110" svg:width="0.068cm" svg:height="0.036cm" svg:x="9.578cm" svg:y="7.449cm" svg:viewBox="0 0 69 37" svg:d="M0 0c34 83 69 0 69 0"><text:p/></draw:path><draw:path draw:name="Forme 51" draw:style-name="gr17" draw:text-style-name="P110" svg:width="0.068cm" svg:height="0.036cm" svg:x="9.645cm" svg:y="7.411cm" svg:viewBox="0 0 69 37" svg:d="M0 37c34-83 69 0 69 0"><text:p/></draw:path><draw:path draw:name="Forme 52" draw:style-name="gr17" draw:text-style-name="P110" svg:width="0.068cm" svg:height="0.036cm" svg:x="9.713cm" svg:y="7.449cm" svg:viewBox="0 0 69 37" svg:d="M0 0c34 83 69 0 69 0"><text:p/></draw:path><draw:g draw:name="Forme 53" draw:style-name="gr10"><draw:path draw:style-name="gr17" draw:text-style-name="P110" svg:width="0.106cm" svg:height="0.036cm" svg:x="8.823cm" svg:y="7.411cm" svg:viewBox="0 0 107 37" svg:d="M0 37c54-83 107 0 107 0"><text:p/></draw:path><draw:path draw:style-name="gr17" draw:text-style-name="P110" svg:width="0.106cm" svg:height="0.036cm" svg:x="8.928cm" svg:y="7.449cm" svg:viewBox="0 0 107 37" svg:d="M0 0c53 83 107 0 107 0"><text:p/></draw:path></draw:g><draw:path draw:name="Forme 54" draw:style-name="gr17" draw:text-style-name="P110" svg:width="0.068cm" svg:height="0.036cm" svg:x="9.714cm" svg:y="7.449cm" svg:viewBox="0 0 69 37" svg:d="M69 0c-35 83-69 0-69 0"><text:p/></draw:path><draw:path draw:name="Forme 55" draw:style-name="gr17" draw:text-style-name="P110" svg:width="0.068cm" svg:height="0.036cm" svg:x="9.783cm" svg:y="7.411cm" svg:viewBox="0 0 69 37" svg:d="M0 37c34-84 69 0 69 0"><text:p/></draw:path><draw:path draw:name="Forme 56" draw:style-name="gr17" draw:text-style-name="P110" svg:width="0.068cm" svg:height="0.036cm" svg:x="9.921cm" svg:y="7.411cm" svg:viewBox="0 0 69 37" svg:d="M69 37c-35-83-69 0-69 0"><text:p/></draw:path><draw:path draw:name="Forme 57" draw:style-name="gr17" draw:text-style-name="P110" svg:width="0.068cm" svg:height="0.036cm" svg:x="9.854cm" svg:y="7.449cm" svg:viewBox="0 0 69 37" svg:d="M69 0c-35 83-69 0-69 0"><text:p/></draw:path><draw:path draw:name="Forme 58" draw:style-name="gr17" draw:text-style-name="P110" svg:width="0.068cm" svg:height="0.036cm" svg:x="9.989cm" svg:y="7.449cm" svg:viewBox="0 0 69 37" svg:d="M69 0c-35 83-69 0-69 0"><text:p/></draw:path><draw:path draw:name="Forme 59" draw:style-name="gr17" draw:text-style-name="P110" svg:width="0.106cm" svg:height="0.036cm" svg:x="9.04cm" svg:y="7.411cm" svg:viewBox="0 0 107 37" svg:d="M0 37c54-83 107 0 107 0"><text:p/></draw:path><draw:path draw:name="Forme 60" draw:style-name="gr17" draw:text-style-name="P110" svg:width="0.106cm" svg:height="0.036cm" svg:x="9.144cm" svg:y="7.449cm" svg:viewBox="0 0 107 37" svg:d="M0 0c53 83 107 0 107 0"><text:p/></draw:path></draw:g><draw:g draw:name="DrawObject11" draw:style-name="gr10"><draw:line draw:name="Ligne 10" draw:style-name="gr19" draw:text-style-name="P110" svg:x1="0.613cm" svg:y1="6.014cm" svg:x2="0.88cm" svg:y2="6.014cm"><text:p/></draw:line><draw:line draw:name="Ligne 11" draw:style-name="gr19" draw:text-style-name="P110" svg:x1="0.882cm" svg:y1="6.335cm" svg:x2="0.882cm" svg:y2="6.014cm"><text:p/></draw:line><draw:line draw:name="Ligne 12" draw:style-name="gr19" draw:text-style-name="P110" svg:x1="0.882cm" svg:y1="6.336cm" svg:x2="1.04cm" svg:y2="6.336cm"><text:p/></draw:line><draw:line draw:name="Ligne 13" draw:style-name="gr19" draw:text-style-name="P110" svg:x1="1.039cm" svg:y1="6.335cm" svg:x2="1.039cm" svg:y2="6.014cm"><text:p/></draw:line><draw:custom-shape draw:name="Forme 11" draw:style-name="gr20" svg:width="0.165cm" svg:height="0.322cm" svg:x="1.038cm" svg:y="6.015cm"><text:p/><draw:enhanced-geometry svg:viewBox="0 0 21600 21600" draw:type="rectangle" draw:enhanced-path="M 0 0 L 21600 0 21600 21600 0 21600 0 0 Z N"/></draw:custom-shape><draw:custom-shape draw:name="Forme 12" draw:style-name="gr20" svg:width="0.165cm" svg:height="0.322cm" svg:x="1.202cm" svg:y="6.015cm"><text:p/><draw:enhanced-geometry svg:viewBox="0 0 21600 21600" draw:type="rectangle" draw:enhanced-path="M 0 0 L 21600 0 21600 21600 0 21600 0 0 Z N"/></draw:custom-shape><draw:line draw:name="Ligne 14" draw:style-name="gr19" draw:text-style-name="P110" svg:x1="1.367cm" svg:y1="6.335cm" svg:x2="1.367cm" svg:y2="6.014cm"><text:p/></draw:line><draw:custom-shape draw:name="Forme 13" draw:style-name="gr21" svg:width="0.167cm" svg:height="0.322cm" svg:x="1.366cm" svg:y="6.015cm"><text:p/><draw:enhanced-geometry svg:viewBox="0 0 21600 21600" draw:type="rectangle" draw:enhanced-path="M 0 0 L 21600 0 21600 21600 0 21600 0 0 Z N"/></draw:custom-shape><draw:custom-shape draw:name="Forme 14" draw:style-name="gr20" svg:width="0.165cm" svg:height="0.322cm" svg:x="1.533cm" svg:y="6.015cm"><text:p/><draw:enhanced-geometry svg:viewBox="0 0 21600 21600" draw:type="rectangle" draw:enhanced-path="M 0 0 L 21600 0 21600 21600 0 21600 0 0 Z N"/></draw:custom-shape><draw:line draw:name="Ligne 22" draw:style-name="gr19" draw:text-style-name="P110" svg:x1="1.696cm" svg:y1="6.335cm" svg:x2="1.696cm" svg:y2="6.014cm"><text:p/></draw:line><draw:custom-shape draw:name="Forme 15" draw:style-name="gr20" svg:width="0.165cm" svg:height="0.322cm" svg:x="1.697cm" svg:y="6.015cm"><text:p/><draw:enhanced-geometry svg:viewBox="0 0 21600 21600" draw:type="rectangle" draw:enhanced-path="M 0 0 L 21600 0 21600 21600 0 21600 0 0 Z N"/></draw:custom-shape><draw:custom-shape draw:name="Forme 16" draw:style-name="gr20" svg:width="0.165cm" svg:height="0.322cm" svg:x="1.861cm" svg:y="6.015cm"><text:p/><draw:enhanced-geometry svg:viewBox="0 0 21600 21600" draw:type="rectangle" draw:enhanced-path="M 0 0 L 21600 0 21600 21600 0 21600 0 0 Z N"/></draw:custom-shape><draw:line draw:name="Ligne 23" draw:style-name="gr19" draw:text-style-name="P110" svg:x1="2.025cm" svg:y1="6.335cm" svg:x2="2.025cm" svg:y2="6.014cm"><text:p/></draw:line><draw:custom-shape draw:name="Forme 17" draw:style-name="gr20" svg:width="0.165cm" svg:height="0.322cm" svg:x="2.024cm" svg:y="6.015cm"><text:p/><draw:enhanced-geometry svg:viewBox="0 0 21600 21600" draw:type="rectangle" draw:enhanced-path="M 0 0 L 21600 0 21600 21600 0 21600 0 0 Z N"/></draw:custom-shape><draw:custom-shape draw:name="Forme 18" draw:style-name="gr21" svg:width="0.167cm" svg:height="0.322cm" svg:x="2.188cm" svg:y="6.015cm"><text:p/><draw:enhanced-geometry svg:viewBox="0 0 21600 21600" draw:type="rectangle" draw:enhanced-path="M 0 0 L 21600 0 21600 21600 0 21600 0 0 Z N"/></draw:custom-shape><draw:line draw:name="Ligne 24" draw:style-name="gr19" draw:text-style-name="P110" svg:x1="2.353cm" svg:y1="6.014cm" svg:x2="2.62cm" svg:y2="6.014cm"><text:p/></draw:line></draw:g><draw:g draw:style-name="gr10"><draw:g draw:name="DrawObject 1" draw:style-name="gr10"><draw:custom-shape draw:name="Forme 4" draw:style-name="gr11" svg:width="3.193cm" svg:height="0.9cm" svg:x="4.183cm" svg:y="4.5cm"><text:p/><draw:enhanced-geometry svg:viewBox="0 0 21600 21600" draw:type="rectangle" draw:enhanced-path="M 0 0 L 21600 0 21600 21600 0 21600 0 0 Z N"/></draw:custom-shape><draw:frame draw:name="Cadre de texte 9" draw:style-name="gr4" draw:text-style-name="P113" svg:width="2.911cm" svg:height="0.408cm" svg:x="4.463cm" svg:y="4.691cm"><draw:text-box><text:p><text:span text:style-name="T69">UART (Phy 2)</text:span></text:p></draw:text-box></draw:frame></draw:g><draw:g draw:name="DrawObject 2" draw:style-name="gr10"><draw:custom-shape draw:name="Forme 7" draw:style-name="gr11" svg:width="3.193cm" svg:height="0.9cm" svg:x="4.149cm" svg:y="0.064cm"><text:p/><draw:enhanced-geometry svg:viewBox="0 0 21600 21600" draw:type="rectangle" draw:enhanced-path="M 0 0 L 21600 0 21600 21600 0 21600 0 0 Z N"/></draw:custom-shape><draw:frame draw:name="Cadre de texte 11" draw:style-name="gr4" draw:text-style-name="P113" svg:width="2.911cm" svg:height="0.408cm" svg:x="4.431cm" svg:y="0.256cm"><draw:text-box><text:p><text:span text:style-name="T69">Master </text:span><text:span text:style-name="T78">My 0xAA</text:span></text:p></draw:text-box></draw:frame></draw:g><draw:g draw:name="DrawObject 5" draw:style-name="gr10"><draw:custom-shape draw:name="Forme 10" draw:style-name="gr11" svg:width="3.193cm" svg:height="0.9cm" svg:x="4.184cm" svg:y="6.721cm"><text:p/><draw:enhanced-geometry svg:viewBox="0 0 21600 21600" draw:type="rectangle" draw:enhanced-path="M 0 0 L 21600 0 21600 21600 0 21600 0 0 Z N"/></draw:custom-shape><draw:frame draw:name="Cadre de texte 14" draw:style-name="gr4" draw:text-style-name="P113" svg:width="2.911cm" svg:height="0.408cm" svg:x="4.465cm" svg:y="6.913cm"><draw:text-box><text:p><text:span text:style-name="T69">FSK (Phy 1)</text:span></text:p></draw:text-box></draw:frame></draw:g><draw:g draw:name="DrawObject 9" draw:style-name="gr10"><draw:custom-shape draw:name="Forme 19" draw:style-name="gr11" svg:width="3.193cm" svg:height="0.9cm" svg:x="4.061cm" svg:y="2.279cm"><text:p/><draw:enhanced-geometry svg:viewBox="0 0 21600 21600" draw:type="rectangle" draw:enhanced-path="M 0 0 L 21600 0 21600 21600 0 21600 0 0 Z N"/></draw:custom-shape><draw:frame draw:name="Cadre de texte 30" draw:style-name="gr4" draw:text-style-name="P113" svg:width="2.911cm" svg:height="0.408cm" svg:x="4.341cm" svg:y="2.47cm"><draw:text-box><text:p><text:span text:style-name="T69"><text:s text:c="2"/></text:span><text:span text:style-name="T69">MACPhyUART</text:span></text:p></draw:text-box></draw:frame></draw:g></draw:g><draw:g draw:name="DrawObject 10" draw:style-name="gr10"><draw:line draw:name="Ligne verticale 4" draw:style-name="gr3" draw:text-style-name="P110" svg:x1="4.731cm" svg:y1="3.22cm" svg:x2="4.731cm" svg:y2="4.49cm"><text:p/></draw:line><draw:frame draw:name="Cadre de texte 31" draw:style-name="gr15" draw:text-style-name="P114" svg:width="1.71cm" svg:height="0.989cm" svg:x="2.916cm" svg:y="3.5cm"><draw:text-box><text:p><text:span text:style-name="T72">- request</text:span></text:p><text:p><text:span text:style-name="T72">- AsyMssg</text:span></text:p></draw:text-box></draw:frame><draw:line draw:name="Ligne verticale 9" draw:style-name="gr3" draw:text-style-name="P110" svg:x1="6.566cm" svg:y1="4.49cm" svg:x2="6.548cm" svg:y2="3.22cm"><text:p/></draw:line><draw:frame draw:name="Cadre de texte 32" draw:style-name="gr15" draw:text-style-name="P114" svg:width="1.71cm" svg:height="0.989cm" svg:x="6.744cm" svg:y="3.5cm"><draw:text-box><text:p><text:span text:style-name="T72">- data</text:span></text:p><text:p><text:span text:style-name="T72">- Ack</text:span></text:p></draw:text-box></draw:frame></draw:g><draw:frame draw:name="Cadre de texte 2" draw:style-name="gr24" draw:text-style-name="P115" svg:width="3.444cm" svg:height="1.308cm" svg:x="0.482cm" svg:y="4.114cm"><draw:text-box><text:p><text:span text:style-name="T73">Phy Frame</text:span></text:p><text:p><text:span text:style-name="T74">|#####|Len</text:span><text:span text:style-name="T64">|datal|</text:span><text:span text:style-name="T74">CheckSum|</text:span><text:span text:style-name="T64"> </text:span></text:p><text:p><text:span text:style-name="T73"/></text:p></draw:text-box></draw:frame><draw:g draw:style-name="gr10"><draw:g draw:name="DrawObject 1" draw:style-name="gr10"><draw:custom-shape draw:name="Forme 4" draw:style-name="gr11" svg:width="3.193cm" svg:height="0.9cm" svg:x="10.571cm" svg:y="4.643cm"><text:p/><draw:enhanced-geometry svg:viewBox="0 0 21600 21600" draw:type="rectangle" draw:enhanced-path="M 0 0 L 21600 0 21600 21600 0 21600 0 0 Z N"/></draw:custom-shape><draw:frame draw:name="Cadre de texte 9" draw:style-name="gr4" draw:text-style-name="P113" svg:width="2.911cm" svg:height="0.408cm" svg:x="10.852cm" svg:y="4.835cm"><draw:text-box><text:p><text:span text:style-name="T69">UART (Phy 2)</text:span></text:p></draw:text-box></draw:frame></draw:g><draw:g draw:name="DrawObject 2" draw:style-name="gr10"><draw:custom-shape draw:name="Forme 7" draw:style-name="gr11" svg:width="3.193cm" svg:height="0.9cm" svg:x="10.538cm" svg:y="0.207cm"><text:p/><draw:enhanced-geometry svg:viewBox="0 0 21600 21600" draw:type="rectangle" draw:enhanced-path="M 0 0 L 21600 0 21600 21600 0 21600 0 0 Z N"/></draw:custom-shape><draw:frame draw:name="Cadre de texte 11" draw:style-name="gr4" draw:text-style-name="P113" svg:width="2.911cm" svg:height="0.408cm" svg:x="10.818cm" svg:y="0.397cm"><draw:text-box><text:p><text:span text:style-name="T69">Slave </text:span><text:span text:style-name="T78">My OxBB</text:span></text:p></draw:text-box></draw:frame></draw:g><draw:g draw:name="DrawObject 5" draw:style-name="gr10"><draw:custom-shape draw:name="Forme 10" draw:style-name="gr11" svg:width="3.193cm" svg:height="0.9cm" svg:x="10.573cm" svg:y="6.864cm"><text:p/><draw:enhanced-geometry svg:viewBox="0 0 21600 21600" draw:type="rectangle" draw:enhanced-path="M 0 0 L 21600 0 21600 21600 0 21600 0 0 Z N"/></draw:custom-shape><draw:frame draw:name="Cadre de texte 14" draw:style-name="gr4" draw:text-style-name="P113" svg:width="2.911cm" svg:height="0.408cm" svg:x="10.854cm" svg:y="7.056cm"><draw:text-box><text:p><text:span text:style-name="T69">FSK (Phy 1)</text:span></text:p></draw:text-box></draw:frame></draw:g><draw:g draw:name="DrawObject 9" draw:style-name="gr10"><draw:custom-shape draw:name="Forme 19" draw:style-name="gr11" svg:width="3.193cm" svg:height="0.9cm" svg:x="10.45cm" svg:y="2.422cm"><text:p/><draw:enhanced-geometry svg:viewBox="0 0 21600 21600" draw:type="rectangle" draw:enhanced-path="M 0 0 L 21600 0 21600 21600 0 21600 0 0 Z N"/></draw:custom-shape><draw:frame draw:name="Cadre de texte 30" draw:style-name="gr4" draw:text-style-name="P113" svg:width="2.911cm" svg:height="0.408cm" svg:x="10.73cm" svg:y="2.613cm"><draw:text-box><text:p><text:span text:style-name="T69"><text:s text:c="2"/></text:span><text:span text:style-name="T69">MACPhyUART</text:span></text:p></draw:text-box></draw:frame></draw:g></draw:g><draw:g draw:name="DrawObject 6" draw:style-name="gr10"><draw:line draw:name="Ligne verticale 5" draw:style-name="gr3" draw:text-style-name="P110" svg:x1="11.282cm" svg:y1="1.167cm" svg:x2="11.282cm" svg:y2="2.437cm"><text:p/></draw:line><draw:frame draw:name="Cadre de texte 24" draw:style-name="gr15" draw:text-style-name="P114" svg:width="1.71cm" svg:height="0.989cm" svg:x="9.467cm" svg:y="1.45cm"><draw:text-box><text:p><text:span text:style-name="T72">- request</text:span></text:p><text:p><text:span text:style-name="T72">- AsyMssg</text:span></text:p></draw:text-box></draw:frame><draw:line draw:name="Ligne verticale 6" draw:style-name="gr3" draw:text-style-name="P110" svg:x1="13.117cm" svg:y1="2.437cm" svg:x2="13.099cm" svg:y2="1.167cm"><text:p/></draw:line><draw:frame draw:name="Cadre de texte 25" draw:style-name="gr15" draw:text-style-name="P114" svg:width="1.71cm" svg:height="0.989cm" svg:x="13.295cm" svg:y="1.45cm"><draw:text-box><text:p><text:span text:style-name="T72">- data</text:span></text:p><text:p><text:span text:style-name="T72">- Ack</text:span></text:p></draw:text-box></draw:frame></draw:g><draw:g draw:name="DrawObject 10" draw:style-name="gr10"><draw:line draw:name="Ligne verticale 4" draw:style-name="gr3" draw:text-style-name="P110" svg:x1="11.284cm" svg:y1="3.37cm" svg:x2="11.284cm" svg:y2="4.64cm"><text:p/></draw:line><draw:frame draw:name="Cadre de texte 31" draw:style-name="gr15" draw:text-style-name="P114" svg:width="1.71cm" svg:height="0.989cm" svg:x="9.469cm" svg:y="3.652cm"><draw:text-box><text:p><text:span text:style-name="T72">- request</text:span></text:p><text:p><text:span text:style-name="T72">- AsyMssg</text:span></text:p></draw:text-box></draw:frame><draw:line draw:name="Ligne verticale 9" draw:style-name="gr3" draw:text-style-name="P110" svg:x1="13.122cm" svg:y1="4.64cm" svg:x2="13.104cm" svg:y2="3.37cm"><text:p/></draw:line><draw:frame draw:name="Cadre de texte 32" draw:style-name="gr15" draw:text-style-name="P114" svg:width="1.71cm" svg:height="0.989cm" svg:x="13.297cm" svg:y="3.652cm"><draw:text-box><text:p><text:span text:style-name="T72">- data</text:span></text:p><text:p><text:span text:style-name="T72">- Ack</text:span></text:p></draw:text-box></draw:frame></draw:g><draw:g draw:name="DrawObject 7" draw:style-name="gr10"><draw:line draw:name="Ligne verticale 7" draw:style-name="gr3" draw:text-style-name="P110" svg:x1="11.37cm" svg:y1="5.536cm" svg:x2="11.37cm" svg:y2="6.806cm"><text:p/></draw:line><draw:frame draw:name="Cadre de texte 26" draw:style-name="gr15" draw:text-style-name="P114" svg:width="1.71cm" svg:height="0.989cm" svg:x="9.554cm" svg:y="5.821cm"><draw:text-box><text:p><text:span text:style-name="T72">- request</text:span></text:p><text:p><text:span text:style-name="T72">- AsyMssg</text:span></text:p></draw:text-box></draw:frame><draw:line draw:name="Ligne verticale 8" draw:style-name="gr3" draw:text-style-name="P110" svg:x1="13.204cm" svg:y1="6.806cm" svg:x2="13.186cm" svg:y2="5.536cm"><text:p/></draw:line><draw:frame draw:name="Cadre de texte 27" draw:style-name="gr15" draw:text-style-name="P114" svg:width="1.71cm" svg:height="0.989cm" svg:x="13.381cm" svg:y="5.821cm"><draw:text-box><text:p><text:span text:style-name="T72">- data</text:span></text:p><text:p><text:span text:style-name="T72">- Ack</text:span></text:p></draw:text-box></draw:frame></draw:g></draw:g></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h text:style-name="Heading_20_3" text:outline-level="3"><text:soft-page-break/>Scénario de test 3</text:h>
      <text:p text:style-name="P40"/>
      <text:p text:style-name="P40">Le ping pong, c'est à dire le test 2 précédent mais avec la couche MAC (0xAA communicant avec 0xBB). </text:p>
      <text:p text:style-name="P40">Test passé, identique au test 2 sans la MAC . </text:p>
      <text:p text:style-name="P40">Taux d'erreur 4/1860 à 38400Bds, appareils à 50cm. (Rem : environnement peut être bruité par la grue d'à côté …).</text:p>
      <text:h text:style-name="Heading_20_3" text:outline-level="3">Scénario de test 4</text:h>
      <text:p text:style-name="P40"/>
      <text:p text:style-name="P40">Pingpong entre la chaîne MAC la plus longue possible : 26 de long. OK émission et réception.</text:p>
      <text:p text:style-name="P40">Tentative à 27 : rien n 'est envoyé.</text:p>
      <text:p text:style-name="P40"/>
      <text:p text:style-name="P40">Test OK.</text:p>
      <text:p text:style-name="P40"/>
      <text:p text:style-name="P40"/>
      <text:p text:style-name="P40"/>
      <text:p text:style-name="P40"/>
      <text:p text:style-name="P40"/>
      <text:p text:style-name="P40"/>
      <text:p text:style-name="P40"/>
      <text:p text:style-name="P39"/>
      <text:p text:style-name="P39"/>
      <text:p text:style-name="P39"/>
      <text:p text:style-name="P39"/>
      <text:p text:style-name="P39"/>
      <text:p text:style-name="P39"/>
      <text:p text:style-name="P39"/>
      <text:p text:style-name="P39"/>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Symbol1" svg:font-family="Symbol" style:font-family-generic="roman" style:font-pitch="variable" style:font-charset="x-symbol"/>
    <style:font-face style:name="Times New Roman3" svg:font-family="'Times New Roman'" style:font-family-generic="roman" style:font-pitch="variable" style:font-charset="x-symbol"/>
    <style:font-face style:name="OpenSymbol" svg:font-family="OpenSymbol"/>
    <style:font-face style:name="Symbol" svg:font-family="Symbol"/>
    <style:font-face style:name="Lucida Console" svg:font-family="'Lucida Console'" style:font-family-generic="modern" style:font-pitch="fixed"/>
    <style:font-face style:name="Arial Unicode MS1" svg:font-family="'Arial Unicode MS'"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ot" draw:style="rect" draw:dots1="1" draw:dots1-length="100%" draw:distance="100%"/>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27</text:page-number>/<text:page-count>3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2-20T13:13:02.45</dc:date>
    <meta:editing-duration>P7DT6H9M48S</meta:editing-duration>
    <meta:editing-cycles>184</meta:editing-cycles>
    <meta:generator>OpenOffice/4.1.13$Win32 OpenOffice.org_project/4113m1$Build-9810</meta:generator>
    <meta:print-date>2011-11-29T11:08:14.52</meta:print-date>
    <dc:creator>Thierry Rocacher</dc:creator>
    <meta:document-statistic meta:table-count="2" meta:image-count="12" meta:object-count="0" meta:page-count="31" meta:paragraph-count="439" meta:word-count="5214" meta:character-count="31522"/>
    <meta:user-defined meta:name="Info 1"/>
    <meta:user-defined meta:name="Info 2"/>
    <meta:user-defined meta:name="Info 3"/>
    <meta:user-defined meta:name="Info 4"/>
  </office:meta>
</office:document-meta>
</file>